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2-05-0-source cal-0-" table:style-name="ta1">
        <table:shapes>
          <draw:frame draw:z-index="0" draw:style-name="gr1" draw:text-style-name="P1" svg:width="12.6949in" svg:height="7.3307in" svg:x="9.8098in" svg:y="0.6276in">
            <draw:object draw:notify-on-update-of-ranges="'12-05-0-source cal-0-'.A1:'12-05-0-source cal-0-'.A2 '12-05-0-source cal-0-'.A3:'12-05-0-source cal-0-'.A119 '12-05-0-source cal-0-'.C3:'12-05-0-source cal-0-'.C1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6563in" svg:height="5.4394in" svg:x="9.678in" svg:y="10.8236in">
            <draw:object draw:notify-on-update-of-ranges="'12-05-0-source cal-0-'.A1:'12-05-0-source cal-0-'.A1 '12-05-0-source cal-0-'.A5:'12-05-0-source cal-0-'.A319 '12-05-0-source cal-0-'.H1:'12-05-0-source cal-0-'.H1 '12-05-0-source cal-0-'.H5:'12-05-0-source cal-0-'.H3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# 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CA</text:p>
          </table:table-cell>
          <table:table-cell office:value-type="string" calcext:value-type="string">
            <text:p>Source_Voltage</text:p>
          </table:table-cell>
          <table:table-cell office:value-type="string" calcext:value-type="string">
            <text:p>Source_Current</text:p>
          </table:table-cell>
          <table:table-cell office:value-type="string" calcext:value-type="string">
            <text:p>Delay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-0.00000000365746841" calcext:value-type="float">
            <text:p>-3.65746841E-09</text:p>
          </table:table-cell>
          <table:table-cell office:value-type="float" office:value="0" calcext:value-type="float">
            <text:p>0</text:p>
          </table:table-cell>
          <table:table-cell office:value-type="float" office:value="0.00001159216" calcext:value-type="float">
            <text:p>0.00001159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11:17.665263</text:p>
          </table:table-cell>
          <table:table-cell table:formula="of:=[.C3]*1.0268128-0.00001201261" office:value-type="float" office:value="-0.000000109631732352" calcext:value-type="float">
            <text:p>-1.09631732351999E-07</text:p>
          </table:table-cell>
          <table:table-cell table:formula="of:=[.F3]-[.A3]" office:value-type="float" office:value="-0.000000105974263942" calcext:value-type="float">
            <text:p>-1.05974263941999E-07</text:p>
          </table:table-cell>
          <table:table-cell table:formula="of:=[.G3]/[.A3]*100" office:value-type="float" office:value="2897.47585111744" calcext:value-type="float">
            <text:p>2897.47585111744</text:p>
          </table:table-cell>
        </table:table-row>
        <table:table-row table:style-name="ro1">
          <table:table-cell office:value-type="float" office:value="-0.00000000320961698" calcext:value-type="float">
            <text:p>-3.20961698E-09</text:p>
          </table:table-cell>
          <table:table-cell office:value-type="float" office:value="5" calcext:value-type="float">
            <text:p>5</text:p>
          </table:table-cell>
          <table:table-cell office:value-type="float" office:value="0.00001159216" calcext:value-type="float">
            <text:p>0.00001159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11:20.737302</text:p>
          </table:table-cell>
          <table:table-cell table:formula="of:=[.C4]*1.0268128-0.00001201261" office:value-type="float" office:value="-0.000000109631732352" calcext:value-type="float">
            <text:p>-1.09631732351999E-07</text:p>
          </table:table-cell>
          <table:table-cell table:formula="of:=[.F4]-[.A4]" office:value-type="float" office:value="-0.000000106422115372" calcext:value-type="float">
            <text:p>-1.06422115371999E-07</text:p>
          </table:table-cell>
          <table:table-cell table:formula="of:=[.G4]/[.A4]*100" office:value-type="float" office:value="3315.7263323052" calcext:value-type="float">
            <text:p>3315.7263323052</text:p>
          </table:table-cell>
        </table:table-row>
        <table:table-row table:style-name="ro1">
          <table:table-cell office:value-type="float" office:value="0.00000061206361" calcext:value-type="float">
            <text:p>0.00000061206361</text:p>
          </table:table-cell>
          <table:table-cell office:value-type="float" office:value="10" calcext:value-type="float">
            <text:p>10</text:p>
          </table:table-cell>
          <table:table-cell office:value-type="float" office:value="0.00001214902" calcext:value-type="float">
            <text:p>0.00001214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11:23.809548</text:p>
          </table:table-cell>
          <table:table-cell table:formula="of:=[.C5]*1.0268128-0.00001201261" office:value-type="float" office:value="0.000000462159243456" calcext:value-type="float">
            <text:p>4.62159243456E-07</text:p>
          </table:table-cell>
          <table:table-cell table:formula="of:=[.F5]-[.A5]" office:value-type="float" office:value="-0.000000149904366544" calcext:value-type="float">
            <text:p>-1.49904366544E-07</text:p>
          </table:table-cell>
          <table:table-cell table:formula="of:=[.G5]/[.A5]*100" office:value-type="float" office:value="-24.4916319308707" calcext:value-type="float">
            <text:p>-24.4916319308707</text:p>
          </table:table-cell>
        </table:table-row>
        <table:table-row table:style-name="ro1">
          <table:table-cell office:value-type="float" office:value="0.00000122688898" calcext:value-type="float">
            <text:p>0.00000122688898</text:p>
          </table:table-cell>
          <table:table-cell office:value-type="float" office:value="15" calcext:value-type="float">
            <text:p>15</text:p>
          </table:table-cell>
          <table:table-cell office:value-type="float" office:value="0.00001284706" calcext:value-type="float">
            <text:p>0.000012847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11:26.882077</text:p>
          </table:table-cell>
          <table:table-cell table:formula="of:=[.C6]*1.0268128-0.00001201261" office:value-type="float" office:value="0.000001178915650368" calcext:value-type="float">
            <text:p>1.178915650368E-06</text:p>
          </table:table-cell>
          <table:table-cell table:formula="of:=[.F6]-[.A6]" office:value-type="float" office:value="-0.000000047973329632" calcext:value-type="float">
            <text:p>-4.79733296319983E-08</text:p>
          </table:table-cell>
          <table:table-cell table:formula="of:=[.G6]/[.A6]*100" office:value-type="float" office:value="-3.91016061062007" calcext:value-type="float">
            <text:p>-3.91016061062007</text:p>
          </table:table-cell>
        </table:table-row>
        <table:table-row table:style-name="ro1">
          <table:table-cell office:value-type="float" office:value="0.00000194479483" calcext:value-type="float">
            <text:p>0.00000194479483</text:p>
          </table:table-cell>
          <table:table-cell office:value-type="float" office:value="20" calcext:value-type="float">
            <text:p>20</text:p>
          </table:table-cell>
          <table:table-cell office:value-type="float" office:value="0.00001351373" calcext:value-type="float">
            <text:p>0.00001351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11:29.954234</text:p>
          </table:table-cell>
          <table:table-cell table:formula="of:=[.C7]*1.0268128-0.00001201261" office:value-type="float" office:value="0.000001863460939744" calcext:value-type="float">
            <text:p>1.863460939744E-06</text:p>
          </table:table-cell>
          <table:table-cell table:formula="of:=[.F7]-[.A7]" office:value-type="float" office:value="-0.000000081333890256" calcext:value-type="float">
            <text:p>-8.13338902559995E-08</text:p>
          </table:table-cell>
          <table:table-cell table:formula="of:=[.G7]/[.A7]*100" office:value-type="float" office:value="-4.18213217154632" calcext:value-type="float">
            <text:p>-4.18213217154632</text:p>
          </table:table-cell>
        </table:table-row>
        <table:table-row table:style-name="ro1">
          <table:table-cell office:value-type="float" office:value="0.00000255678381" calcext:value-type="float">
            <text:p>0.00000255678381</text:p>
          </table:table-cell>
          <table:table-cell office:value-type="float" office:value="25" calcext:value-type="float">
            <text:p>25</text:p>
          </table:table-cell>
          <table:table-cell office:value-type="float" office:value="0.00001409412" calcext:value-type="float">
            <text:p>0.000014094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11:33.026415</text:p>
          </table:table-cell>
          <table:table-cell table:formula="of:=[.C8]*1.0268128-0.00001201261" office:value-type="float" office:value="0.000002459412820736" calcext:value-type="float">
            <text:p>2.459412820736E-06</text:p>
          </table:table-cell>
          <table:table-cell table:formula="of:=[.F8]-[.A8]" office:value-type="float" office:value="-0.000000097370989264" calcext:value-type="float">
            <text:p>-9.73709892640005E-08</text:p>
          </table:table-cell>
          <table:table-cell table:formula="of:=[.G8]/[.A8]*100" office:value-type="float" office:value="-3.80833877636297" calcext:value-type="float">
            <text:p>-3.80833877636297</text:p>
          </table:table-cell>
        </table:table-row>
        <table:table-row table:style-name="ro1">
          <table:table-cell office:value-type="float" office:value="0.00000317474415" calcext:value-type="float">
            <text:p>0.00000317474415</text:p>
          </table:table-cell>
          <table:table-cell office:value-type="float" office:value="30" calcext:value-type="float">
            <text:p>30</text:p>
          </table:table-cell>
          <table:table-cell office:value-type="float" office:value="0.00001469804" calcext:value-type="float">
            <text:p>0.000014698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11:36.098382</text:p>
          </table:table-cell>
          <table:table-cell table:formula="of:=[.C9]*1.0268128-0.00001201261" office:value-type="float" office:value="0.000003079525606912" calcext:value-type="float">
            <text:p>3.079525606912E-06</text:p>
          </table:table-cell>
          <table:table-cell table:formula="of:=[.F9]-[.A9]" office:value-type="float" office:value="-0.000000095218543088" calcext:value-type="float">
            <text:p>-9.52185430879982E-08</text:p>
          </table:table-cell>
          <table:table-cell table:formula="of:=[.G9]/[.A9]*100" office:value-type="float" office:value="-2.99925091878658" calcext:value-type="float">
            <text:p>-2.99925091878658</text:p>
          </table:table-cell>
        </table:table-row>
        <table:table-row table:style-name="ro1">
          <table:table-cell office:value-type="float" office:value="0.00000379053987" calcext:value-type="float">
            <text:p>0.00000379053987</text:p>
          </table:table-cell>
          <table:table-cell office:value-type="float" office:value="35" calcext:value-type="float">
            <text:p>35</text:p>
          </table:table-cell>
          <table:table-cell office:value-type="float" office:value="0.00001531765" calcext:value-type="float">
            <text:p>0.000015317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11:39.170250</text:p>
          </table:table-cell>
          <table:table-cell table:formula="of:=[.C10]*1.0268128-0.00001201261" office:value-type="float" office:value="0.00000371574908592" calcext:value-type="float">
            <text:p>3.71574908592E-06</text:p>
          </table:table-cell>
          <table:table-cell table:formula="of:=[.F10]-[.A10]" office:value-type="float" office:value="-0.00000007479078408" calcext:value-type="float">
            <text:p>-7.47907840799986E-08</text:p>
          </table:table-cell>
          <table:table-cell table:formula="of:=[.G10]/[.A10]*100" office:value-type="float" office:value="-1.97309055292956" calcext:value-type="float">
            <text:p>-1.97309055292956</text:p>
          </table:table-cell>
        </table:table-row>
        <table:table-row table:style-name="ro1">
          <table:table-cell office:value-type="float" office:value="0.00000451441707" calcext:value-type="float">
            <text:p>0.00000451441707</text:p>
          </table:table-cell>
          <table:table-cell office:value-type="float" office:value="40" calcext:value-type="float">
            <text:p>40</text:p>
          </table:table-cell>
          <table:table-cell office:value-type="float" office:value="0.00001602353" calcext:value-type="float">
            <text:p>0.000016023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11:42.240389</text:p>
          </table:table-cell>
          <table:table-cell table:formula="of:=[.C11]*1.0268128-0.00001201261" office:value-type="float" office:value="0.000004440555705184" calcext:value-type="float">
            <text:p>4.440555705184E-06</text:p>
          </table:table-cell>
          <table:table-cell table:formula="of:=[.F11]-[.A11]" office:value-type="float" office:value="-0.000000073861364816" calcext:value-type="float">
            <text:p>-7.38613648159996E-08</text:p>
          </table:table-cell>
          <table:table-cell table:formula="of:=[.G11]/[.A11]*100" office:value-type="float" office:value="-1.63612186625016" calcext:value-type="float">
            <text:p>-1.63612186625016</text:p>
          </table:table-cell>
        </table:table-row>
        <table:table-row table:style-name="ro1">
          <table:table-cell office:value-type="float" office:value="0.00000512998886" calcext:value-type="float">
            <text:p>0.00000512998886</text:p>
          </table:table-cell>
          <table:table-cell office:value-type="float" office:value="45" calcext:value-type="float">
            <text:p>45</text:p>
          </table:table-cell>
          <table:table-cell office:value-type="float" office:value="0.00001661176" calcext:value-type="float">
            <text:p>0.00001661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11:45.314508</text:p>
          </table:table-cell>
          <table:table-cell table:formula="of:=[.C12]*1.0268128-0.00001201261" office:value-type="float" office:value="0.000005044557798528" calcext:value-type="float">
            <text:p>5.044557798528E-06</text:p>
          </table:table-cell>
          <table:table-cell table:formula="of:=[.F12]-[.A12]" office:value-type="float" office:value="-0.000000085431061472" calcext:value-type="float">
            <text:p>-8.54310614719981E-08</text:p>
          </table:table-cell>
          <table:table-cell table:formula="of:=[.G12]/[.A12]*100" office:value-type="float" office:value="-1.6653264520344" calcext:value-type="float">
            <text:p>-1.6653264520344</text:p>
          </table:table-cell>
        </table:table-row>
        <table:table-row table:style-name="ro1">
          <table:table-cell office:value-type="float" office:value="0.00000575190522" calcext:value-type="float">
            <text:p>0.00000575190522</text:p>
          </table:table-cell>
          <table:table-cell office:value-type="float" office:value="50" calcext:value-type="float">
            <text:p>50</text:p>
          </table:table-cell>
          <table:table-cell office:value-type="float" office:value="0.00001734118" calcext:value-type="float">
            <text:p>0.00001734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11:48.386513</text:p>
          </table:table-cell>
          <table:table-cell table:formula="of:=[.C13]*1.0268128-0.00001201261" office:value-type="float" office:value="0.000005793535591104" calcext:value-type="float">
            <text:p>5.793535591104E-06</text:p>
          </table:table-cell>
          <table:table-cell table:formula="of:=[.F13]-[.A13]" office:value-type="float" office:value="0.000000041630371104" calcext:value-type="float">
            <text:p>4.16303711040045E-08</text:p>
          </table:table-cell>
          <table:table-cell table:formula="of:=[.G13]/[.A13]*100" office:value-type="float" office:value="0.72376663925635" calcext:value-type="float">
            <text:p>0.72376663925635</text:p>
          </table:table-cell>
        </table:table-row>
        <table:table-row table:style-name="ro1">
          <table:table-cell office:value-type="float" office:value="0.0000601801109" calcext:value-type="float">
            <text:p>0.0000601801109</text:p>
          </table:table-cell>
          <table:table-cell office:value-type="float" office:value="475" calcext:value-type="float">
            <text:p>475</text:p>
          </table:table-cell>
          <table:table-cell office:value-type="float" office:value="0.00007032941" calcext:value-type="float">
            <text:p>0.000070329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16:12.785716</text:p>
          </table:table-cell>
          <table:table-cell table:formula="of:=[.C14]*1.0268128-0.00001201261" office:value-type="float" office:value="0.000060202528404448" calcext:value-type="float">
            <text:p>6.0202528404448E-05</text:p>
          </table:table-cell>
          <table:table-cell table:formula="of:=[.F14]-[.A14]" office:value-type="float" office:value="0.000000022417504448" calcext:value-type="float">
            <text:p>2.24175044479999E-08</text:p>
          </table:table-cell>
          <table:table-cell table:formula="of:=[.G14]/[.A14]*100" office:value-type="float" office:value="0.0372506865021412" calcext:value-type="float">
            <text:p>0.0372506865021412</text:p>
          </table:table-cell>
        </table:table-row>
        <table:table-row table:style-name="ro1">
          <table:table-cell office:value-type="float" office:value="0.0000609025699" calcext:value-type="float">
            <text:p>0.0000609025699</text:p>
          </table:table-cell>
          <table:table-cell office:value-type="float" office:value="480" calcext:value-type="float">
            <text:p>480</text:p>
          </table:table-cell>
          <table:table-cell office:value-type="float" office:value="0.00007103529" calcext:value-type="float">
            <text:p>0.00007103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16:15.857287</text:p>
          </table:table-cell>
          <table:table-cell table:formula="of:=[.C15]*1.0268128-0.00001201261" office:value-type="float" office:value="0.000060927335023712" calcext:value-type="float">
            <text:p>6.0927335023712E-05</text:p>
          </table:table-cell>
          <table:table-cell table:formula="of:=[.F15]-[.A15]" office:value-type="float" office:value="0.00000002476512371199" calcext:value-type="float">
            <text:p>2.47651237119921E-08</text:p>
          </table:table-cell>
          <table:table-cell table:formula="of:=[.G15]/[.A15]*100" office:value-type="float" office:value="0.0406635118233199" calcext:value-type="float">
            <text:p>0.0406635118233199</text:p>
          </table:table-cell>
        </table:table-row>
        <table:table-row table:style-name="ro1">
          <table:table-cell office:value-type="float" office:value="0.0000615266509" calcext:value-type="float">
            <text:p>0.0000615266509</text:p>
          </table:table-cell>
          <table:table-cell office:value-type="float" office:value="485" calcext:value-type="float">
            <text:p>485</text:p>
          </table:table-cell>
          <table:table-cell office:value-type="float" office:value="0.00007160785" calcext:value-type="float">
            <text:p>0.000071607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16:18.929698</text:p>
          </table:table-cell>
          <table:table-cell table:formula="of:=[.C16]*1.0268128-0.00001201261" office:value-type="float" office:value="0.00006151524696048" calcext:value-type="float">
            <text:p>6.151524696048E-05</text:p>
          </table:table-cell>
          <table:table-cell table:formula="of:=[.F16]-[.A16]" office:value-type="float" office:value="-0.00000001140393951999" calcext:value-type="float">
            <text:p>-1.14039395199863E-08</text:p>
          </table:table-cell>
          <table:table-cell table:formula="of:=[.G16]/[.A16]*100" office:value-type="float" office:value="-0.0185349590025976" calcext:value-type="float">
            <text:p>-0.0185349590025976</text:p>
          </table:table-cell>
        </table:table-row>
        <table:table-row table:style-name="ro1">
          <table:table-cell office:value-type="float" office:value="0.0000621504333" calcext:value-type="float">
            <text:p>0.0000621504333</text:p>
          </table:table-cell>
          <table:table-cell office:value-type="float" office:value="490" calcext:value-type="float">
            <text:p>490</text:p>
          </table:table-cell>
          <table:table-cell office:value-type="float" office:value="0.00007219608" calcext:value-type="float">
            <text:p>0.000072196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16:22.003014</text:p>
          </table:table-cell>
          <table:table-cell table:formula="of:=[.C17]*1.0268128-0.00001201261" office:value-type="float" office:value="0.000062119249053824" calcext:value-type="float">
            <text:p>6.2119249053824E-05</text:p>
          </table:table-cell>
          <table:table-cell table:formula="of:=[.F17]-[.A17]" office:value-type="float" office:value="-0.00000003118424617599" calcext:value-type="float">
            <text:p>-3.11842461759877E-08</text:p>
          </table:table-cell>
          <table:table-cell table:formula="of:=[.G17]/[.A17]*100" office:value-type="float" office:value="-0.0501754284245475" calcext:value-type="float">
            <text:p>-0.0501754284245475</text:p>
          </table:table-cell>
        </table:table-row>
        <table:table-row table:style-name="ro1">
          <table:table-cell office:value-type="float" office:value="0.0000627736932" calcext:value-type="float">
            <text:p>0.0000627736932</text:p>
          </table:table-cell>
          <table:table-cell office:value-type="float" office:value="495" calcext:value-type="float">
            <text:p>495</text:p>
          </table:table-cell>
          <table:table-cell office:value-type="float" office:value="0.00007287844" calcext:value-type="float">
            <text:p>0.000072878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16:25.073269</text:p>
          </table:table-cell>
          <table:table-cell table:formula="of:=[.C18]*1.0268128-0.00001201261" office:value-type="float" office:value="0.000062819905036032" calcext:value-type="float">
            <text:p>6.2819905036032E-05</text:p>
          </table:table-cell>
          <table:table-cell table:formula="of:=[.F18]-[.A18]" office:value-type="float" office:value="0.00000004621183603203" calcext:value-type="float">
            <text:p>4.62118360320253E-08</text:p>
          </table:table-cell>
          <table:table-cell table:formula="of:=[.G18]/[.A18]*100" office:value-type="float" office:value="0.0736165640036379" calcext:value-type="float">
            <text:p>0.0736165640036379</text:p>
          </table:table-cell>
        </table:table-row>
        <table:table-row table:style-name="ro1">
          <table:table-cell office:value-type="float" office:value="0.0000634579355" calcext:value-type="float">
            <text:p>0.0000634579355</text:p>
          </table:table-cell>
          <table:table-cell office:value-type="float" office:value="500" calcext:value-type="float">
            <text:p>500</text:p>
          </table:table-cell>
          <table:table-cell office:value-type="float" office:value="0.0000735451" calcext:value-type="float">
            <text:p>0.0000735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7:55.584929</text:p>
          </table:table-cell>
          <table:table-cell table:formula="of:=[.C19]*1.0268128-0.00001201261" office:value-type="float" office:value="0.00006350444005728" calcext:value-type="float">
            <text:p>6.350444005728E-05</text:p>
          </table:table-cell>
          <table:table-cell table:formula="of:=[.F19]-[.A19]" office:value-type="float" office:value="0.00000004650455728001" calcext:value-type="float">
            <text:p>4.65045572800094E-08</text:p>
          </table:table-cell>
          <table:table-cell table:formula="of:=[.G19]/[.A19]*100" office:value-type="float" office:value="0.0732840690665227" calcext:value-type="float">
            <text:p>0.0732840690665227</text:p>
          </table:table-cell>
        </table:table-row>
        <table:table-row table:style-name="ro1">
          <table:table-cell office:value-type="float" office:value="0.0000640969449" calcext:value-type="float">
            <text:p>0.0000640969449</text:p>
          </table:table-cell>
          <table:table-cell office:value-type="float" office:value="505" calcext:value-type="float">
            <text:p>505</text:p>
          </table:table-cell>
          <table:table-cell office:value-type="float" office:value="0.00007414902" calcext:value-type="float">
            <text:p>0.00007414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7:58.632944</text:p>
          </table:table-cell>
          <table:table-cell table:formula="of:=[.C20]*1.0268128-0.00001201261" office:value-type="float" office:value="0.000064124552843456" calcext:value-type="float">
            <text:p>6.4124552843456E-05</text:p>
          </table:table-cell>
          <table:table-cell table:formula="of:=[.F20]-[.A20]" office:value-type="float" office:value="0.00000002760794345601" calcext:value-type="float">
            <text:p>2.76079434560121E-08</text:p>
          </table:table-cell>
          <table:table-cell table:formula="of:=[.G20]/[.A20]*100" office:value-type="float" office:value="0.0430721674786283" calcext:value-type="float">
            <text:p>0.0430721674786283</text:p>
          </table:table-cell>
        </table:table-row>
        <table:table-row table:style-name="ro1">
          <table:table-cell office:value-type="float" office:value="0.0000647268479" calcext:value-type="float">
            <text:p>0.0000647268479</text:p>
          </table:table-cell>
          <table:table-cell office:value-type="float" office:value="510" calcext:value-type="float">
            <text:p>510</text:p>
          </table:table-cell>
          <table:table-cell office:value-type="float" office:value="0.00007473726" calcext:value-type="float">
            <text:p>0.00007473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8:01.664113</text:p>
          </table:table-cell>
          <table:table-cell table:formula="of:=[.C21]*1.0268128-0.00001201261" office:value-type="float" office:value="0.000064728565204928" calcext:value-type="float">
            <text:p>6.4728565204928E-05</text:p>
          </table:table-cell>
          <table:table-cell table:formula="of:=[.F21]-[.A21]" office:value-type="float" office:value="0.00000000171730492802" calcext:value-type="float">
            <text:p>1.71730492802243E-09</text:p>
          </table:table-cell>
          <table:table-cell table:formula="of:=[.G21]/[.A21]*100" office:value-type="float" office:value="0.00265315704956866" calcext:value-type="float">
            <text:p>0.00265315704956866</text:p>
          </table:table-cell>
        </table:table-row>
        <table:table-row table:style-name="ro1">
          <table:table-cell office:value-type="float" office:value="0.0000653655587" calcext:value-type="float">
            <text:p>0.0000653655587</text:p>
          </table:table-cell>
          <table:table-cell office:value-type="float" office:value="515" calcext:value-type="float">
            <text:p>515</text:p>
          </table:table-cell>
          <table:table-cell office:value-type="float" office:value="0.00007539608" calcext:value-type="float">
            <text:p>0.000075396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8:04.775513</text:p>
          </table:table-cell>
          <table:table-cell table:formula="of:=[.C22]*1.0268128-0.00001201261" office:value-type="float" office:value="0.000065405050013824" calcext:value-type="float">
            <text:p>6.5405050013824E-05</text:p>
          </table:table-cell>
          <table:table-cell table:formula="of:=[.F22]-[.A22]" office:value-type="float" office:value="0.00000003949131382402" calcext:value-type="float">
            <text:p>3.94913138240203E-08</text:p>
          </table:table-cell>
          <table:table-cell table:formula="of:=[.G22]/[.A22]*100" office:value-type="float" office:value="0.060416088547898" calcext:value-type="float">
            <text:p>0.060416088547898</text:p>
          </table:table-cell>
        </table:table-row>
        <table:table-row table:style-name="ro1">
          <table:table-cell office:value-type="float" office:value="0.0000660907048" calcext:value-type="float">
            <text:p>0.0000660907048</text:p>
          </table:table-cell>
          <table:table-cell office:value-type="float" office:value="520" calcext:value-type="float">
            <text:p>520</text:p>
          </table:table-cell>
          <table:table-cell office:value-type="float" office:value="0.00007606274" calcext:value-type="float">
            <text:p>0.00007606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8:07.847848</text:p>
          </table:table-cell>
          <table:table-cell table:formula="of:=[.C23]*1.0268128-0.00001201261" office:value-type="float" office:value="0.000066089585035072" calcext:value-type="float">
            <text:p>6.6089585035072E-05</text:p>
          </table:table-cell>
          <table:table-cell table:formula="of:=[.F23]-[.A23]" office:value-type="float" office:value="-0.00000000111976492798" calcext:value-type="float">
            <text:p>-1.11976492798472E-09</text:p>
          </table:table-cell>
          <table:table-cell table:formula="of:=[.G23]/[.A23]*100" office:value-type="float" office:value="-0.00169428504564037" calcext:value-type="float">
            <text:p>-0.00169428504564037</text:p>
          </table:table-cell>
        </table:table-row>
        <table:table-row table:style-name="ro1">
          <table:table-cell office:value-type="float" office:value="0.0000667126212" calcext:value-type="float">
            <text:p>0.0000667126212</text:p>
          </table:table-cell>
          <table:table-cell office:value-type="float" office:value="525" calcext:value-type="float">
            <text:p>525</text:p>
          </table:table-cell>
          <table:table-cell office:value-type="float" office:value="0.0000766902" calcext:value-type="float">
            <text:p>0.0000766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8:10.919591</text:p>
          </table:table-cell>
          <table:table-cell table:formula="of:=[.C24]*1.0268128-0.00001201261" office:value-type="float" office:value="0.00006673386899456" calcext:value-type="float">
            <text:p>6.673386899456E-05</text:p>
          </table:table-cell>
          <table:table-cell table:formula="of:=[.F24]-[.A24]" office:value-type="float" office:value="0.00000002124779456001" calcext:value-type="float">
            <text:p>2.12477945600093E-08</text:p>
          </table:table-cell>
          <table:table-cell table:formula="of:=[.G24]/[.A24]*100" office:value-type="float" office:value="0.0318497372428372" calcext:value-type="float">
            <text:p>0.0318497372428372</text:p>
          </table:table-cell>
        </table:table-row>
        <table:table-row table:style-name="ro1">
          <table:table-cell office:value-type="float" office:value="0.0000673264016" calcext:value-type="float">
            <text:p>0.0000673264016</text:p>
          </table:table-cell>
          <table:table-cell office:value-type="float" office:value="530" calcext:value-type="float">
            <text:p>530</text:p>
          </table:table-cell>
          <table:table-cell office:value-type="float" office:value="0.00007730981" calcext:value-type="float">
            <text:p>0.000077309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8:13.991696</text:p>
          </table:table-cell>
          <table:table-cell table:formula="of:=[.C25]*1.0268128-0.00001201261" office:value-type="float" office:value="0.000067370092473568" calcext:value-type="float">
            <text:p>6.7370092473568E-05</text:p>
          </table:table-cell>
          <table:table-cell table:formula="of:=[.F25]-[.A25]" office:value-type="float" office:value="0.00000004369087356802" calcext:value-type="float">
            <text:p>4.36908735680164E-08</text:p>
          </table:table-cell>
          <table:table-cell table:formula="of:=[.G25]/[.A25]*100" office:value-type="float" office:value="0.0648941166165287" calcext:value-type="float">
            <text:p>0.0648941166165287</text:p>
          </table:table-cell>
        </table:table-row>
        <table:table-row table:style-name="ro1">
          <table:table-cell office:value-type="float" office:value="0.0000679483179" calcext:value-type="float">
            <text:p>0.0000679483179</text:p>
          </table:table-cell>
          <table:table-cell office:value-type="float" office:value="535" calcext:value-type="float">
            <text:p>535</text:p>
          </table:table-cell>
          <table:table-cell office:value-type="float" office:value="0.00007791373" calcext:value-type="float">
            <text:p>0.00007791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8:17.064667</text:p>
          </table:table-cell>
          <table:table-cell table:formula="of:=[.C26]*1.0268128-0.00001201261" office:value-type="float" office:value="0.000067990205259744" calcext:value-type="float">
            <text:p>6.7990205259744E-05</text:p>
          </table:table-cell>
          <table:table-cell table:formula="of:=[.F26]-[.A26]" office:value-type="float" office:value="0.000000041887359744" calcext:value-type="float">
            <text:p>4.18873597440015E-08</text:p>
          </table:table-cell>
          <table:table-cell table:formula="of:=[.G26]/[.A26]*100" office:value-type="float" office:value="0.0616459112433768" calcext:value-type="float">
            <text:p>0.0616459112433768</text:p>
          </table:table-cell>
        </table:table-row>
        <table:table-row table:style-name="ro1">
          <table:table-cell office:value-type="float" office:value="0.0000686659252" calcext:value-type="float">
            <text:p>0.0000686659252</text:p>
          </table:table-cell>
          <table:table-cell office:value-type="float" office:value="540" calcext:value-type="float">
            <text:p>540</text:p>
          </table:table-cell>
          <table:table-cell office:value-type="float" office:value="0.00007860392" calcext:value-type="float">
            <text:p>0.00007860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8:20.136084</text:p>
          </table:table-cell>
          <table:table-cell table:formula="of:=[.C27]*1.0268128-0.00001201261" office:value-type="float" office:value="0.000068698901186176" calcext:value-type="float">
            <text:p>6.8698901186176E-05</text:p>
          </table:table-cell>
          <table:table-cell table:formula="of:=[.F27]-[.A27]" office:value-type="float" office:value="0.00000003297598617602" calcext:value-type="float">
            <text:p>3.29759861760214E-08</text:p>
          </table:table-cell>
          <table:table-cell table:formula="of:=[.G27]/[.A27]*100" office:value-type="float" office:value="0.0480237994026495" calcext:value-type="float">
            <text:p>0.0480237994026495</text:p>
          </table:table-cell>
        </table:table-row>
        <table:table-row table:style-name="ro1">
          <table:table-cell office:value-type="float" office:value="0.0000692859755" calcext:value-type="float">
            <text:p>0.0000692859755</text:p>
          </table:table-cell>
          <table:table-cell office:value-type="float" office:value="545" calcext:value-type="float">
            <text:p>545</text:p>
          </table:table-cell>
          <table:table-cell office:value-type="float" office:value="0.00007924706" calcext:value-type="float">
            <text:p>0.000079247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8:23.207729</text:p>
          </table:table-cell>
          <table:table-cell table:formula="of:=[.C28]*1.0268128-0.00001201261" office:value-type="float" office:value="0.000069359285570368" calcext:value-type="float">
            <text:p>6.9359285570368E-05</text:p>
          </table:table-cell>
          <table:table-cell table:formula="of:=[.F28]-[.A28]" office:value-type="float" office:value="0.00000007331007036801" calcext:value-type="float">
            <text:p>7.33100703680063E-08</text:p>
          </table:table-cell>
          <table:table-cell table:formula="of:=[.G28]/[.A28]*100" office:value-type="float" office:value="0.105807950077871" calcext:value-type="float">
            <text:p>0.105807950077871</text:p>
          </table:table-cell>
        </table:table-row>
        <table:table-row table:style-name="ro1">
          <table:table-cell office:value-type="float" office:value="0.0000699025923" calcext:value-type="float">
            <text:p>0.0000699025923</text:p>
          </table:table-cell>
          <table:table-cell office:value-type="float" office:value="550" calcext:value-type="float">
            <text:p>550</text:p>
          </table:table-cell>
          <table:table-cell office:value-type="float" office:value="0.0000797804" calcext:value-type="float">
            <text:p>0.00007978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8:26.279735</text:p>
          </table:table-cell>
          <table:table-cell table:formula="of:=[.C29]*1.0268128-0.00001201261" office:value-type="float" office:value="0.00006990692590912" calcext:value-type="float">
            <text:p>6.990692590912E-05</text:p>
          </table:table-cell>
          <table:table-cell table:formula="of:=[.F29]-[.A29]" office:value-type="float" office:value="0.00000000433360912001" calcext:value-type="float">
            <text:p>4.33360912000631E-09</text:p>
          </table:table-cell>
          <table:table-cell table:formula="of:=[.G29]/[.A29]*100" office:value-type="float" office:value="0.00619949701065136" calcext:value-type="float">
            <text:p>0.00619949701065136</text:p>
          </table:table-cell>
        </table:table-row>
        <table:table-row table:style-name="ro1">
          <table:table-cell office:value-type="float" office:value="0.0000705171937" calcext:value-type="float">
            <text:p>0.0000705171937</text:p>
          </table:table-cell>
          <table:table-cell office:value-type="float" office:value="555" calcext:value-type="float">
            <text:p>555</text:p>
          </table:table-cell>
          <table:table-cell office:value-type="float" office:value="0.00008045491" calcext:value-type="float">
            <text:p>0.000080454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8:29.352713</text:p>
          </table:table-cell>
          <table:table-cell table:formula="of:=[.C30]*1.0268128-0.00001201261" office:value-type="float" office:value="0.000070599521410848" calcext:value-type="float">
            <text:p>7.0599521410848E-05</text:p>
          </table:table-cell>
          <table:table-cell table:formula="of:=[.F30]-[.A30]" office:value-type="float" office:value="0.000000082327710848" calcext:value-type="float">
            <text:p>8.23277108480045E-08</text:p>
          </table:table-cell>
          <table:table-cell table:formula="of:=[.G30]/[.A30]*100" office:value-type="float" office:value="0.116748421949758" calcext:value-type="float">
            <text:p>0.116748421949758</text:p>
          </table:table-cell>
        </table:table-row>
        <table:table-row table:style-name="ro1">
          <table:table-cell office:value-type="float" office:value="0.0000712396527" calcext:value-type="float">
            <text:p>0.0000712396527</text:p>
          </table:table-cell>
          <table:table-cell office:value-type="float" office:value="560" calcext:value-type="float">
            <text:p>560</text:p>
          </table:table-cell>
          <table:table-cell office:value-type="float" office:value="0.00008110588" calcext:value-type="float">
            <text:p>0.000081105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8:32.423591</text:p>
          </table:table-cell>
          <table:table-cell table:formula="of:=[.C31]*1.0268128-0.00001201261" office:value-type="float" office:value="0.000071267945739264" calcext:value-type="float">
            <text:p>7.1267945739264E-05</text:p>
          </table:table-cell>
          <table:table-cell table:formula="of:=[.F31]-[.A31]" office:value-type="float" office:value="0.000000028293039264" calcext:value-type="float">
            <text:p>2.82930392640041E-08</text:p>
          </table:table-cell>
          <table:table-cell table:formula="of:=[.G31]/[.A31]*100" office:value-type="float" office:value="0.039715296455964" calcext:value-type="float">
            <text:p>0.039715296455964</text:p>
          </table:table-cell>
        </table:table-row>
        <table:table-row table:style-name="ro1">
          <table:table-cell office:value-type="float" office:value="0.0000718601509" calcext:value-type="float">
            <text:p>0.0000718601509</text:p>
          </table:table-cell>
          <table:table-cell office:value-type="float" office:value="565" calcext:value-type="float">
            <text:p>565</text:p>
          </table:table-cell>
          <table:table-cell office:value-type="float" office:value="0.00008170196" calcext:value-type="float">
            <text:p>0.00008170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8:35.495711</text:p>
          </table:table-cell>
          <table:table-cell table:formula="of:=[.C32]*1.0268128-0.00001201261" office:value-type="float" office:value="0.000071880008313088" calcext:value-type="float">
            <text:p>7.1880008313088E-05</text:p>
          </table:table-cell>
          <table:table-cell table:formula="of:=[.F32]-[.A32]" office:value-type="float" office:value="0.00000001985741308801" calcext:value-type="float">
            <text:p>1.98574130880127E-08</text:p>
          </table:table-cell>
          <table:table-cell table:formula="of:=[.G32]/[.A32]*100" office:value-type="float" office:value="0.0276334141235607" calcext:value-type="float">
            <text:p>0.0276334141235607</text:p>
          </table:table-cell>
        </table:table-row>
        <table:table-row table:style-name="ro1">
          <table:table-cell office:value-type="float" office:value="0.0000724806491" calcext:value-type="float">
            <text:p>0.0000724806491</text:p>
          </table:table-cell>
          <table:table-cell office:value-type="float" office:value="570" calcext:value-type="float">
            <text:p>570</text:p>
          </table:table-cell>
          <table:table-cell office:value-type="float" office:value="0.00008233725" calcext:value-type="float">
            <text:p>0.000082337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8:38.568230</text:p>
          </table:table-cell>
          <table:table-cell table:formula="of:=[.C33]*1.0268128-0.00001201261" office:value-type="float" office:value="0.0000725323322168" calcext:value-type="float">
            <text:p>0.0000725323322168</text:p>
          </table:table-cell>
          <table:table-cell table:formula="of:=[.F33]-[.A33]" office:value-type="float" office:value="0.00000005168311680001" calcext:value-type="float">
            <text:p>5.16831168000142E-08</text:p>
          </table:table-cell>
          <table:table-cell table:formula="of:=[.G33]/[.A33]*100" office:value-type="float" office:value="0.0713060898898796" calcext:value-type="float">
            <text:p>0.0713060898898796</text:p>
          </table:table-cell>
        </table:table-row>
        <table:table-row table:style-name="ro1">
          <table:table-cell office:value-type="float" office:value="0.000073097639" calcext:value-type="float">
            <text:p>0.000073097639</text:p>
          </table:table-cell>
          <table:table-cell office:value-type="float" office:value="575" calcext:value-type="float">
            <text:p>575</text:p>
          </table:table-cell>
          <table:table-cell office:value-type="float" office:value="0.00008295685" calcext:value-type="float">
            <text:p>0.000082956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8:41.639744</text:p>
          </table:table-cell>
          <table:table-cell table:formula="of:=[.C34]*1.0268128-0.00001201261" office:value-type="float" office:value="0.00007316854542768" calcext:value-type="float">
            <text:p>7.316854542768E-05</text:p>
          </table:table-cell>
          <table:table-cell table:formula="of:=[.F34]-[.A34]" office:value-type="float" office:value="0.00000007090642768002" calcext:value-type="float">
            <text:p>7.0906427680016E-08</text:p>
          </table:table-cell>
          <table:table-cell table:formula="of:=[.G34]/[.A34]*100" office:value-type="float" office:value="0.0970023500759252" calcext:value-type="float">
            <text:p>0.0970023500759252</text:p>
          </table:table-cell>
        </table:table-row>
        <table:table-row table:style-name="ro1">
          <table:table-cell office:value-type="float" office:value="0.0000738330111" calcext:value-type="float">
            <text:p>0.0000738330111</text:p>
          </table:table-cell>
          <table:table-cell office:value-type="float" office:value="580" calcext:value-type="float">
            <text:p>580</text:p>
          </table:table-cell>
          <table:table-cell office:value-type="float" office:value="0.00008362353" calcext:value-type="float">
            <text:p>0.000083623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8:44.712502</text:p>
          </table:table-cell>
          <table:table-cell table:formula="of:=[.C35]*1.0268128-0.00001201261" office:value-type="float" office:value="0.000073853100985184" calcext:value-type="float">
            <text:p>7.3853100985184E-05</text:p>
          </table:table-cell>
          <table:table-cell table:formula="of:=[.F35]-[.A35]" office:value-type="float" office:value="0.00000002008988518402" calcext:value-type="float">
            <text:p>2.00898851840159E-08</text:p>
          </table:table-cell>
          <table:table-cell table:formula="of:=[.G35]/[.A35]*100" office:value-type="float" office:value="0.027209895526008" calcext:value-type="float">
            <text:p>0.027209895526008</text:p>
          </table:table-cell>
        </table:table-row>
        <table:table-row table:style-name="ro1">
          <table:table-cell office:value-type="float" office:value="0.0000744569428" calcext:value-type="float">
            <text:p>0.0000744569428</text:p>
          </table:table-cell>
          <table:table-cell office:value-type="float" office:value="585" calcext:value-type="float">
            <text:p>585</text:p>
          </table:table-cell>
          <table:table-cell office:value-type="float" office:value="0.00008426667" calcext:value-type="float">
            <text:p>0.0000842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8:47.786321</text:p>
          </table:table-cell>
          <table:table-cell table:formula="of:=[.C36]*1.0268128-0.00001201261" office:value-type="float" office:value="0.000074513485369376" calcext:value-type="float">
            <text:p>7.4513485369376E-05</text:p>
          </table:table-cell>
          <table:table-cell table:formula="of:=[.F36]-[.A36]" office:value-type="float" office:value="0.00000005654256937601" calcext:value-type="float">
            <text:p>5.65425693760114E-08</text:p>
          </table:table-cell>
          <table:table-cell table:formula="of:=[.G36]/[.A36]*100" office:value-type="float" office:value="0.0759399556974712" calcext:value-type="float">
            <text:p>0.0759399556974712</text:p>
          </table:table-cell>
        </table:table-row>
        <table:table-row table:style-name="ro1">
          <table:table-cell office:value-type="float" office:value="0.0000750780381" calcext:value-type="float">
            <text:p>0.0000750780381</text:p>
          </table:table-cell>
          <table:table-cell office:value-type="float" office:value="590" calcext:value-type="float">
            <text:p>590</text:p>
          </table:table-cell>
          <table:table-cell office:value-type="float" office:value="0.00008486275" calcext:value-type="float">
            <text:p>0.00008486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8:50.856005</text:p>
          </table:table-cell>
          <table:table-cell table:formula="of:=[.C37]*1.0268128-0.00001201261" office:value-type="float" office:value="0.0000751255479432" calcext:value-type="float">
            <text:p>0.0000751255479432</text:p>
          </table:table-cell>
          <table:table-cell table:formula="of:=[.F37]-[.A37]" office:value-type="float" office:value="0.0000000475098432" calcext:value-type="float">
            <text:p>4.75098432000016E-08</text:p>
          </table:table-cell>
          <table:table-cell table:formula="of:=[.G37]/[.A37]*100" office:value-type="float" office:value="0.0632806136152905" calcext:value-type="float">
            <text:p>0.0632806136152905</text:p>
          </table:table-cell>
        </table:table-row>
        <table:table-row table:style-name="ro1">
          <table:table-cell office:value-type="float" office:value="0.0000756955506" calcext:value-type="float">
            <text:p>0.0000756955506</text:p>
          </table:table-cell>
          <table:table-cell office:value-type="float" office:value="595" calcext:value-type="float">
            <text:p>595</text:p>
          </table:table-cell>
          <table:table-cell office:value-type="float" office:value="0.00008549803" calcext:value-type="float">
            <text:p>0.000085498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8:53.928475</text:p>
          </table:table-cell>
          <table:table-cell table:formula="of:=[.C38]*1.0268128-0.00001201261" office:value-type="float" office:value="0.000075777861578784" calcext:value-type="float">
            <text:p>7.5777861578784E-05</text:p>
          </table:table-cell>
          <table:table-cell table:formula="of:=[.F38]-[.A38]" office:value-type="float" office:value="0.00000008231097878401" calcext:value-type="float">
            <text:p>8.23109787840144E-08</text:p>
          </table:table-cell>
          <table:table-cell table:formula="of:=[.G38]/[.A38]*100" office:value-type="float" office:value="0.10873952052872" calcext:value-type="float">
            <text:p>0.10873952052872</text:p>
          </table:table-cell>
        </table:table-row>
        <table:table-row table:style-name="ro1">
          <table:table-cell office:value-type="float" office:value="0.0000764200995" calcext:value-type="float">
            <text:p>0.0000764200995</text:p>
          </table:table-cell>
          <table:table-cell office:value-type="float" office:value="600" calcext:value-type="float">
            <text:p>600</text:p>
          </table:table-cell>
          <table:table-cell office:value-type="float" office:value="0.0000861804" calcext:value-type="float">
            <text:p>0.00008618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8:56.999885</text:p>
          </table:table-cell>
          <table:table-cell table:formula="of:=[.C39]*1.0268128-0.00001201261" office:value-type="float" office:value="0.00007647852782912" calcext:value-type="float">
            <text:p>7.647852782912E-05</text:p>
          </table:table-cell>
          <table:table-cell table:formula="of:=[.F39]-[.A39]" office:value-type="float" office:value="0.00000005842832912002" calcext:value-type="float">
            <text:p>5.84283291200211E-08</text:p>
          </table:table-cell>
          <table:table-cell table:formula="of:=[.G39]/[.A39]*100" office:value-type="float" office:value="0.0764567561443977" calcext:value-type="float">
            <text:p>0.0764567561443977</text:p>
          </table:table-cell>
        </table:table-row>
        <table:table-row table:style-name="ro1">
          <table:table-cell office:value-type="float" office:value="0.0000770412695" calcext:value-type="float">
            <text:p>0.0000770412695</text:p>
          </table:table-cell>
          <table:table-cell office:value-type="float" office:value="605" calcext:value-type="float">
            <text:p>605</text:p>
          </table:table-cell>
          <table:table-cell office:value-type="float" office:value="0.0000868" calcext:value-type="float">
            <text:p>0.00008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9:00.052396</text:p>
          </table:table-cell>
          <table:table-cell table:formula="of:=[.C40]*1.0268128-0.00001201261" office:value-type="float" office:value="0.00007711474104" calcext:value-type="float">
            <text:p>0.00007711474104</text:p>
          </table:table-cell>
          <table:table-cell table:formula="of:=[.F40]-[.A40]" office:value-type="float" office:value="0.00000007347154000001" calcext:value-type="float">
            <text:p>7.34715400000101E-08</text:p>
          </table:table-cell>
          <table:table-cell table:formula="of:=[.G40]/[.A40]*100" office:value-type="float" office:value="0.0953664710834108" calcext:value-type="float">
            <text:p>0.0953664710834108</text:p>
          </table:table-cell>
        </table:table-row>
        <table:table-row table:style-name="ro1">
          <table:table-cell office:value-type="float" office:value="0.00007767065" calcext:value-type="float">
            <text:p>0.00007767065</text:p>
          </table:table-cell>
          <table:table-cell office:value-type="float" office:value="610" calcext:value-type="float">
            <text:p>610</text:p>
          </table:table-cell>
          <table:table-cell office:value-type="float" office:value="0.00008739608" calcext:value-type="float">
            <text:p>0.000087396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9:03.143624</text:p>
          </table:table-cell>
          <table:table-cell table:formula="of:=[.C41]*1.0268128-0.00001201261" office:value-type="float" office:value="0.000077726803613824" calcext:value-type="float">
            <text:p>7.7726803613824E-05</text:p>
          </table:table-cell>
          <table:table-cell table:formula="of:=[.F41]-[.A41]" office:value-type="float" office:value="0.00000005615361382401" calcext:value-type="float">
            <text:p>5.61536138240137E-08</text:p>
          </table:table-cell>
          <table:table-cell table:formula="of:=[.G41]/[.A41]*100" office:value-type="float" office:value="0.0722970823908564" calcext:value-type="float">
            <text:p>0.0722970823908564</text:p>
          </table:table-cell>
        </table:table-row>
        <table:table-row table:style-name="ro1">
          <table:table-cell office:value-type="float" office:value="0.0000783082412" calcext:value-type="float">
            <text:p>0.0000783082412</text:p>
          </table:table-cell>
          <table:table-cell office:value-type="float" office:value="615" calcext:value-type="float">
            <text:p>615</text:p>
          </table:table-cell>
          <table:table-cell office:value-type="float" office:value="0.00008802353" calcext:value-type="float">
            <text:p>0.000088023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9:06.215510</text:p>
          </table:table-cell>
          <table:table-cell table:formula="of:=[.C42]*1.0268128-0.00001201261" office:value-type="float" office:value="0.000078371077305184" calcext:value-type="float">
            <text:p>7.8371077305184E-05</text:p>
          </table:table-cell>
          <table:table-cell table:formula="of:=[.F42]-[.A42]" office:value-type="float" office:value="0.00000006283610518402" calcext:value-type="float">
            <text:p>6.28361051840167E-08</text:p>
          </table:table-cell>
          <table:table-cell table:formula="of:=[.G42]/[.A42]*100" office:value-type="float" office:value="0.0802420080199895" calcext:value-type="float">
            <text:p>0.0802420080199895</text:p>
          </table:table-cell>
        </table:table-row>
        <table:table-row table:style-name="ro1">
          <table:table-cell office:value-type="float" office:value="0.0000790305509" calcext:value-type="float">
            <text:p>0.0000790305509</text:p>
          </table:table-cell>
          <table:table-cell office:value-type="float" office:value="620" calcext:value-type="float">
            <text:p>620</text:p>
          </table:table-cell>
          <table:table-cell office:value-type="float" office:value="0.00008868235" calcext:value-type="float">
            <text:p>0.00008868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9:09.287427</text:p>
          </table:table-cell>
          <table:table-cell table:formula="of:=[.C43]*1.0268128-0.00001201261" office:value-type="float" office:value="0.00007904756211408" calcext:value-type="float">
            <text:p>7.904756211408E-05</text:p>
          </table:table-cell>
          <table:table-cell table:formula="of:=[.F43]-[.A43]" office:value-type="float" office:value="0.00000001701121408002" calcext:value-type="float">
            <text:p>1.7011214080022E-08</text:p>
          </table:table-cell>
          <table:table-cell table:formula="of:=[.G43]/[.A43]*100" office:value-type="float" office:value="0.0215248582811309" calcext:value-type="float">
            <text:p>0.0215248582811309</text:p>
          </table:table-cell>
        </table:table-row>
        <table:table-row table:style-name="ro1">
          <table:table-cell office:value-type="float" office:value="0.0000796480634" calcext:value-type="float">
            <text:p>0.0000796480634</text:p>
          </table:table-cell>
          <table:table-cell office:value-type="float" office:value="625" calcext:value-type="float">
            <text:p>625</text:p>
          </table:table-cell>
          <table:table-cell office:value-type="float" office:value="0.00008931765" calcext:value-type="float">
            <text:p>0.000089317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9:12.359233</text:p>
          </table:table-cell>
          <table:table-cell table:formula="of:=[.C44]*1.0268128-0.00001201261" office:value-type="float" office:value="0.00007969989628592" calcext:value-type="float">
            <text:p>7.969989628592E-05</text:p>
          </table:table-cell>
          <table:table-cell table:formula="of:=[.F44]-[.A44]" office:value-type="float" office:value="0.00000005183288592001" calcext:value-type="float">
            <text:p>5.18328859200123E-08</text:p>
          </table:table-cell>
          <table:table-cell table:formula="of:=[.G44]/[.A44]*100" office:value-type="float" office:value="0.0650773963702077" calcext:value-type="float">
            <text:p>0.0650773963702077</text:p>
          </table:table-cell>
        </table:table-row>
        <table:table-row table:style-name="ro1">
          <table:table-cell office:value-type="float" office:value="0.0000802634859" calcext:value-type="float">
            <text:p>0.0000802634859</text:p>
          </table:table-cell>
          <table:table-cell office:value-type="float" office:value="630" calcext:value-type="float">
            <text:p>630</text:p>
          </table:table-cell>
          <table:table-cell office:value-type="float" office:value="0.00008991373" calcext:value-type="float">
            <text:p>0.00008991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9:15.431371</text:p>
          </table:table-cell>
          <table:table-cell table:formula="of:=[.C45]*1.0268128-0.00001201261" office:value-type="float" office:value="0.000080311958859744" calcext:value-type="float">
            <text:p>8.0311958859744E-05</text:p>
          </table:table-cell>
          <table:table-cell table:formula="of:=[.F45]-[.A45]" office:value-type="float" office:value="0.00000004847295974401" calcext:value-type="float">
            <text:p>4.84729597440112E-08</text:p>
          </table:table-cell>
          <table:table-cell table:formula="of:=[.G45]/[.A45]*100" office:value-type="float" office:value="0.0603922932084005" calcext:value-type="float">
            <text:p>0.0603922932084005</text:p>
          </table:table-cell>
        </table:table-row>
        <table:table-row table:style-name="ro1">
          <table:table-cell office:value-type="float" office:value="0.0000808777141" calcext:value-type="float">
            <text:p>0.0000808777141</text:p>
          </table:table-cell>
          <table:table-cell office:value-type="float" office:value="635" calcext:value-type="float">
            <text:p>635</text:p>
          </table:table-cell>
          <table:table-cell office:value-type="float" office:value="0.00009052549" calcext:value-type="float">
            <text:p>0.000090525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9:18.503732</text:p>
          </table:table-cell>
          <table:table-cell table:formula="of:=[.C46]*1.0268128-0.00001201261" office:value-type="float" office:value="0.000080940121858272" calcext:value-type="float">
            <text:p>8.0940121858272E-05</text:p>
          </table:table-cell>
          <table:table-cell table:formula="of:=[.F46]-[.A46]" office:value-type="float" office:value="0.00000006240775827201" calcext:value-type="float">
            <text:p>6.24077582720128E-08</text:p>
          </table:table-cell>
          <table:table-cell table:formula="of:=[.G46]/[.A46]*100" office:value-type="float" office:value="0.0771631084860406" calcext:value-type="float">
            <text:p>0.0771631084860406</text:p>
          </table:table-cell>
        </table:table-row>
        <table:table-row table:style-name="ro1">
          <table:table-cell office:value-type="float" office:value="0.0000815983071" calcext:value-type="float">
            <text:p>0.0000815983071</text:p>
          </table:table-cell>
          <table:table-cell office:value-type="float" office:value="640" calcext:value-type="float">
            <text:p>640</text:p>
          </table:table-cell>
          <table:table-cell office:value-type="float" office:value="0.0000912" calcext:value-type="float">
            <text:p>0.00009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9:21.575858</text:p>
          </table:table-cell>
          <table:table-cell table:formula="of:=[.C47]*1.0268128-0.00001201261" office:value-type="float" office:value="0.00008163271736" calcext:value-type="float">
            <text:p>0.00008163271736</text:p>
          </table:table-cell>
          <table:table-cell table:formula="of:=[.F47]-[.A47]" office:value-type="float" office:value="0.00000003441026000001" calcext:value-type="float">
            <text:p>3.44102600000106E-08</text:p>
          </table:table-cell>
          <table:table-cell table:formula="of:=[.G47]/[.A47]*100" office:value-type="float" office:value="0.0421703111534413" calcext:value-type="float">
            <text:p>0.0421703111534413</text:p>
          </table:table-cell>
        </table:table-row>
        <table:table-row table:style-name="ro1">
          <table:table-cell office:value-type="float" office:value="0.0000822067133" calcext:value-type="float">
            <text:p>0.0000822067133</text:p>
          </table:table-cell>
          <table:table-cell office:value-type="float" office:value="645" calcext:value-type="float">
            <text:p>645</text:p>
          </table:table-cell>
          <table:table-cell office:value-type="float" office:value="0.00009180391" calcext:value-type="float">
            <text:p>0.000091803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9:24.747833</text:p>
          </table:table-cell>
          <table:table-cell table:formula="of:=[.C48]*1.0268128-0.00001201261" office:value-type="float" office:value="0.000082252819878048" calcext:value-type="float">
            <text:p>8.2252819878048E-05</text:p>
          </table:table-cell>
          <table:table-cell table:formula="of:=[.F48]-[.A48]" office:value-type="float" office:value="0.000000046106578048" calcext:value-type="float">
            <text:p>4.61065780480016E-08</text:p>
          </table:table-cell>
          <table:table-cell table:formula="of:=[.G48]/[.A48]*100" office:value-type="float" office:value="0.0560861469789494" calcext:value-type="float">
            <text:p>0.0560861469789494</text:p>
          </table:table-cell>
        </table:table-row>
        <table:table-row table:style-name="ro1">
          <table:table-cell office:value-type="float" office:value="0.0000828258679" calcext:value-type="float">
            <text:p>0.0000828258679</text:p>
          </table:table-cell>
          <table:table-cell office:value-type="float" office:value="650" calcext:value-type="float">
            <text:p>650</text:p>
          </table:table-cell>
          <table:table-cell office:value-type="float" office:value="0.00009240783" calcext:value-type="float">
            <text:p>0.000092407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9:27.821626</text:p>
          </table:table-cell>
          <table:table-cell table:formula="of:=[.C49]*1.0268128-0.00001201261" office:value-type="float" office:value="0.000082872932664224" calcext:value-type="float">
            <text:p>8.2872932664224E-05</text:p>
          </table:table-cell>
          <table:table-cell table:formula="of:=[.F49]-[.A49]" office:value-type="float" office:value="0.00000004706476422401" calcext:value-type="float">
            <text:p>4.70647642240076E-08</text:p>
          </table:table-cell>
          <table:table-cell table:formula="of:=[.G49]/[.A49]*100" office:value-type="float" office:value="0.0568237501366498" calcext:value-type="float">
            <text:p>0.0568237501366498</text:p>
          </table:table-cell>
        </table:table-row>
        <table:table-row table:style-name="ro1">
          <table:table-cell office:value-type="float" office:value="0.0000834417382" calcext:value-type="float">
            <text:p>0.0000834417382</text:p>
          </table:table-cell>
          <table:table-cell office:value-type="float" office:value="655" calcext:value-type="float">
            <text:p>655</text:p>
          </table:table-cell>
          <table:table-cell office:value-type="float" office:value="0.00009302745" calcext:value-type="float">
            <text:p>0.000093027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9:30.893838</text:p>
          </table:table-cell>
          <table:table-cell table:formula="of:=[.C50]*1.0268128-0.00001201261" office:value-type="float" office:value="0.00008350916641136" calcext:value-type="float">
            <text:p>8.350916641136E-05</text:p>
          </table:table-cell>
          <table:table-cell table:formula="of:=[.F50]-[.A50]" office:value-type="float" office:value="0.00000006742821136002" calcext:value-type="float">
            <text:p>6.74282113600182E-08</text:p>
          </table:table-cell>
          <table:table-cell table:formula="of:=[.G50]/[.A50]*100" office:value-type="float" office:value="0.0808087329130185" calcext:value-type="float">
            <text:p>0.0808087329130185</text:p>
          </table:table-cell>
        </table:table-row>
        <table:table-row table:style-name="ro1">
          <table:table-cell office:value-type="float" office:value="0.0000841591216" calcext:value-type="float">
            <text:p>0.0000841591216</text:p>
          </table:table-cell>
          <table:table-cell office:value-type="float" office:value="660" calcext:value-type="float">
            <text:p>660</text:p>
          </table:table-cell>
          <table:table-cell office:value-type="float" office:value="0.00009367843" calcext:value-type="float">
            <text:p>0.000093678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9:33.965530</text:p>
          </table:table-cell>
          <table:table-cell table:formula="of:=[.C51]*1.0268128-0.00001201261" office:value-type="float" office:value="0.000084177601007904" calcext:value-type="float">
            <text:p>8.4177601007904E-05</text:p>
          </table:table-cell>
          <table:table-cell table:formula="of:=[.F51]-[.A51]" office:value-type="float" office:value="0.00000001847940790401" calcext:value-type="float">
            <text:p>1.84794079040123E-08</text:p>
          </table:table-cell>
          <table:table-cell table:formula="of:=[.G51]/[.A51]*100" office:value-type="float" office:value="0.0219577005471173" calcext:value-type="float">
            <text:p>0.0219577005471173</text:p>
          </table:table-cell>
        </table:table-row>
        <table:table-row table:style-name="ro1">
          <table:table-cell office:value-type="float" office:value="0.0000847702149" calcext:value-type="float">
            <text:p>0.0000847702149</text:p>
          </table:table-cell>
          <table:table-cell office:value-type="float" office:value="665" calcext:value-type="float">
            <text:p>665</text:p>
          </table:table-cell>
          <table:table-cell office:value-type="float" office:value="0.00009430588" calcext:value-type="float">
            <text:p>0.000094305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9:37.042018</text:p>
          </table:table-cell>
          <table:table-cell table:formula="of:=[.C52]*1.0268128-0.00001201261" office:value-type="float" office:value="0.000084821874699264" calcext:value-type="float">
            <text:p>8.4821874699264E-05</text:p>
          </table:table-cell>
          <table:table-cell table:formula="of:=[.F52]-[.A52]" office:value-type="float" office:value="0.00000005165979926402" calcext:value-type="float">
            <text:p>5.16597992640153E-08</text:p>
          </table:table-cell>
          <table:table-cell table:formula="of:=[.G52]/[.A52]*100" office:value-type="float" office:value="0.0609409794760534" calcext:value-type="float">
            <text:p>0.0609409794760534</text:p>
          </table:table-cell>
        </table:table-row>
        <table:table-row table:style-name="ro1">
          <table:table-cell office:value-type="float" office:value="0.0000853922059" calcext:value-type="float">
            <text:p>0.0000853922059</text:p>
          </table:table-cell>
          <table:table-cell office:value-type="float" office:value="670" calcext:value-type="float">
            <text:p>670</text:p>
          </table:table-cell>
          <table:table-cell office:value-type="float" office:value="0.00009493333" calcext:value-type="float">
            <text:p>0.0000949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9:40.109612</text:p>
          </table:table-cell>
          <table:table-cell table:formula="of:=[.C53]*1.0268128-0.00001201261" office:value-type="float" office:value="0.000085466148390624" calcext:value-type="float">
            <text:p>8.5466148390624E-05</text:p>
          </table:table-cell>
          <table:table-cell table:formula="of:=[.F53]-[.A53]" office:value-type="float" office:value="0.00000007394249062402" calcext:value-type="float">
            <text:p>7.39424906240219E-08</text:p>
          </table:table-cell>
          <table:table-cell table:formula="of:=[.G53]/[.A53]*100" office:value-type="float" office:value="0.0865916155282527" calcext:value-type="float">
            <text:p>0.0865916155282527</text:p>
          </table:table-cell>
        </table:table-row>
        <table:table-row table:style-name="ro1">
          <table:table-cell office:value-type="float" office:value="0.000086011659" calcext:value-type="float">
            <text:p>0.000086011659</text:p>
          </table:table-cell>
          <table:table-cell office:value-type="float" office:value="675" calcext:value-type="float">
            <text:p>675</text:p>
          </table:table-cell>
          <table:table-cell office:value-type="float" office:value="0.00009552941" calcext:value-type="float">
            <text:p>0.000095529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9:43.181173</text:p>
          </table:table-cell>
          <table:table-cell table:formula="of:=[.C54]*1.0268128-0.00001201261" office:value-type="float" office:value="0.000086078210964448" calcext:value-type="float">
            <text:p>8.6078210964448E-05</text:p>
          </table:table-cell>
          <table:table-cell table:formula="of:=[.F54]-[.A54]" office:value-type="float" office:value="0.00000006655196444802" calcext:value-type="float">
            <text:p>6.65519644480205E-08</text:p>
          </table:table-cell>
          <table:table-cell table:formula="of:=[.G54]/[.A54]*100" office:value-type="float" office:value="0.0773755153914895" calcext:value-type="float">
            <text:p>0.0773755153914895</text:p>
          </table:table-cell>
        </table:table-row>
        <table:table-row table:style-name="ro1">
          <table:table-cell office:value-type="float" office:value="0.000086727251" calcext:value-type="float">
            <text:p>0.000086727251</text:p>
          </table:table-cell>
          <table:table-cell office:value-type="float" office:value="680" calcext:value-type="float">
            <text:p>680</text:p>
          </table:table-cell>
          <table:table-cell office:value-type="float" office:value="0.00009622746" calcext:value-type="float">
            <text:p>0.000096227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9:46.253273</text:p>
          </table:table-cell>
          <table:table-cell table:formula="of:=[.C55]*1.0268128-0.00001201261" office:value-type="float" office:value="0.000086794977639488" calcext:value-type="float">
            <text:p>8.6794977639488E-05</text:p>
          </table:table-cell>
          <table:table-cell table:formula="of:=[.F55]-[.A55]" office:value-type="float" office:value="0.00000006772663948801" calcext:value-type="float">
            <text:p>6.77266394880121E-08</text:p>
          </table:table-cell>
          <table:table-cell table:formula="of:=[.G55]/[.A55]*100" office:value-type="float" office:value="0.0780915326003035" calcext:value-type="float">
            <text:p>0.0780915326003035</text:p>
          </table:table-cell>
        </table:table-row>
        <table:table-row table:style-name="ro1">
          <table:table-cell office:value-type="float" office:value="0.000087340061" calcext:value-type="float">
            <text:p>0.000087340061</text:p>
          </table:table-cell>
          <table:table-cell office:value-type="float" office:value="685" calcext:value-type="float">
            <text:p>685</text:p>
          </table:table-cell>
          <table:table-cell office:value-type="float" office:value="0.00009681569" calcext:value-type="float">
            <text:p>0.000096815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9:49.325124</text:p>
          </table:table-cell>
          <table:table-cell table:formula="of:=[.C56]*1.0268128-0.00001201261" office:value-type="float" office:value="0.000087398979732832" calcext:value-type="float">
            <text:p>8.7398979732832E-05</text:p>
          </table:table-cell>
          <table:table-cell table:formula="of:=[.F56]-[.A56]" office:value-type="float" office:value="0.000000058918732832" calcext:value-type="float">
            <text:p>5.89187328320042E-08</text:p>
          </table:table-cell>
          <table:table-cell table:formula="of:=[.G56]/[.A56]*100" office:value-type="float" office:value="0.0674590012388521" calcext:value-type="float">
            <text:p>0.0674590012388521</text:p>
          </table:table-cell>
        </table:table-row>
        <table:table-row table:style-name="ro1">
          <table:table-cell office:value-type="float" office:value="0.0000879609324" calcext:value-type="float">
            <text:p>0.0000879609324</text:p>
          </table:table-cell>
          <table:table-cell office:value-type="float" office:value="690" calcext:value-type="float">
            <text:p>690</text:p>
          </table:table-cell>
          <table:table-cell office:value-type="float" office:value="0.00009741961" calcext:value-type="float">
            <text:p>0.00009741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9:52.397311</text:p>
          </table:table-cell>
          <table:table-cell table:formula="of:=[.C57]*1.0268128-0.00001201261" office:value-type="float" office:value="0.000088019092519008" calcext:value-type="float">
            <text:p>8.8019092519008E-05</text:p>
          </table:table-cell>
          <table:table-cell table:formula="of:=[.F57]-[.A57]" office:value-type="float" office:value="0.00000005816011900801" calcext:value-type="float">
            <text:p>5.816011900801E-08</text:p>
          </table:table-cell>
          <table:table-cell table:formula="of:=[.G57]/[.A57]*100" office:value-type="float" office:value="0.0661203984781884" calcext:value-type="float">
            <text:p>0.0661203984781884</text:p>
          </table:table-cell>
        </table:table-row>
        <table:table-row table:style-name="ro1">
          <table:table-cell office:value-type="float" office:value="0.000088576131" calcext:value-type="float">
            <text:p>0.000088576131</text:p>
          </table:table-cell>
          <table:table-cell office:value-type="float" office:value="695" calcext:value-type="float">
            <text:p>695</text:p>
          </table:table-cell>
          <table:table-cell office:value-type="float" office:value="0.00009803137" calcext:value-type="float">
            <text:p>0.00009803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9:55.469488</text:p>
          </table:table-cell>
          <table:table-cell table:formula="of:=[.C58]*1.0268128-0.00001201261" office:value-type="float" office:value="0.000088647255517536" calcext:value-type="float">
            <text:p>8.8647255517536E-05</text:p>
          </table:table-cell>
          <table:table-cell table:formula="of:=[.F58]-[.A58]" office:value-type="float" office:value="0.000000071124517536" calcext:value-type="float">
            <text:p>7.11245175360049E-08</text:p>
          </table:table-cell>
          <table:table-cell table:formula="of:=[.G58]/[.A58]*100" office:value-type="float" office:value="0.0802976114818166" calcext:value-type="float">
            <text:p>0.0802976114818166</text:p>
          </table:table-cell>
        </table:table-row>
        <table:table-row table:style-name="ro1">
          <table:table-cell office:value-type="float" office:value="0.000089295455" calcext:value-type="float">
            <text:p>0.000089295455</text:p>
          </table:table-cell>
          <table:table-cell office:value-type="float" office:value="700" calcext:value-type="float">
            <text:p>700</text:p>
          </table:table-cell>
          <table:table-cell office:value-type="float" office:value="0.00009872157" calcext:value-type="float">
            <text:p>0.00009872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39:58.541253</text:p>
          </table:table-cell>
          <table:table-cell table:formula="of:=[.C59]*1.0268128-0.00001201261" office:value-type="float" office:value="0.000089355961712096" calcext:value-type="float">
            <text:p>8.9355961712096E-05</text:p>
          </table:table-cell>
          <table:table-cell table:formula="of:=[.F59]-[.A59]" office:value-type="float" office:value="0.00000006050671209601" calcext:value-type="float">
            <text:p>6.05067120960115E-08</text:p>
          </table:table-cell>
          <table:table-cell table:formula="of:=[.G59]/[.A59]*100" office:value-type="float" office:value="0.0677601251889153" calcext:value-type="float">
            <text:p>0.0677601251889153</text:p>
          </table:table-cell>
        </table:table-row>
        <table:table-row table:style-name="ro1">
          <table:table-cell office:value-type="float" office:value="0.0000899169982" calcext:value-type="float">
            <text:p>0.0000899169982</text:p>
          </table:table-cell>
          <table:table-cell office:value-type="float" office:value="705" calcext:value-type="float">
            <text:p>705</text:p>
          </table:table-cell>
          <table:table-cell office:value-type="float" office:value="0.00009932549" calcext:value-type="float">
            <text:p>0.000099325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0:01.613254</text:p>
          </table:table-cell>
          <table:table-cell table:formula="of:=[.C60]*1.0268128-0.00001201261" office:value-type="float" office:value="0.000089976074498272" calcext:value-type="float">
            <text:p>8.9976074498272E-05</text:p>
          </table:table-cell>
          <table:table-cell table:formula="of:=[.F60]-[.A60]" office:value-type="float" office:value="0.000000059076298272" calcext:value-type="float">
            <text:p>5.9076298272002E-08</text:p>
          </table:table-cell>
          <table:table-cell table:formula="of:=[.G60]/[.A60]*100" office:value-type="float" office:value="0.0657009235790992" calcext:value-type="float">
            <text:p>0.0657009235790992</text:p>
          </table:table-cell>
        </table:table-row>
        <table:table-row table:style-name="ro1">
          <table:table-cell office:value-type="float" office:value="0.0000905303307" calcext:value-type="float">
            <text:p>0.0000905303307</text:p>
          </table:table-cell>
          <table:table-cell office:value-type="float" office:value="710" calcext:value-type="float">
            <text:p>710</text:p>
          </table:table-cell>
          <table:table-cell office:value-type="float" office:value="0.00009992157" calcext:value-type="float">
            <text:p>0.00009992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0:04.685198</text:p>
          </table:table-cell>
          <table:table-cell table:formula="of:=[.C61]*1.0268128-0.00001201261" office:value-type="float" office:value="0.000090588137072096" calcext:value-type="float">
            <text:p>9.0588137072096E-05</text:p>
          </table:table-cell>
          <table:table-cell table:formula="of:=[.F61]-[.A61]" office:value-type="float" office:value="0.000000057806372096" calcext:value-type="float">
            <text:p>5.7806372095998E-08</text:p>
          </table:table-cell>
          <table:table-cell table:formula="of:=[.G61]/[.A61]*100" office:value-type="float" office:value="0.0638530442217836" calcext:value-type="float">
            <text:p>0.0638530442217836</text:p>
          </table:table-cell>
        </table:table-row>
        <table:table-row table:style-name="ro1">
          <table:table-cell office:value-type="float" office:value="0.0000911460518" calcext:value-type="float">
            <text:p>0.0000911460518</text:p>
          </table:table-cell>
          <table:table-cell office:value-type="float" office:value="715" calcext:value-type="float">
            <text:p>715</text:p>
          </table:table-cell>
          <table:table-cell office:value-type="float" office:value="0.0001004706" calcext:value-type="float">
            <text:p>0.00010047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0:07.756865</text:p>
          </table:table-cell>
          <table:table-cell table:formula="of:=[.C62]*1.0268128-0.00001201261" office:value-type="float" office:value="0.00009115188810368" calcext:value-type="float">
            <text:p>9.115188810368E-05</text:p>
          </table:table-cell>
          <table:table-cell table:formula="of:=[.F62]-[.A62]" office:value-type="float" office:value="0.00000000583630368002" calcext:value-type="float">
            <text:p>5.83630368001847E-09</text:p>
          </table:table-cell>
          <table:table-cell table:formula="of:=[.G62]/[.A62]*100" office:value-type="float" office:value="0.00640324354676927" calcext:value-type="float">
            <text:p>0.00640324354676927</text:p>
          </table:table-cell>
        </table:table-row>
        <table:table-row table:style-name="ro1">
          <table:table-cell office:value-type="float" office:value="0.0000918853799" calcext:value-type="float">
            <text:p>0.0000918853799</text:p>
          </table:table-cell>
          <table:table-cell office:value-type="float" office:value="720" calcext:value-type="float">
            <text:p>720</text:p>
          </table:table-cell>
          <table:table-cell office:value-type="float" office:value="0.0001012" calcext:value-type="float">
            <text:p>0.0001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0:10.828372</text:p>
          </table:table-cell>
          <table:table-cell table:formula="of:=[.C63]*1.0268128-0.00001201261" office:value-type="float" office:value="0.00009190084536" calcext:value-type="float">
            <text:p>0.00009190084536</text:p>
          </table:table-cell>
          <table:table-cell table:formula="of:=[.F63]-[.A63]" office:value-type="float" office:value="0.00000001546546" calcext:value-type="float">
            <text:p>1.54654600000031E-08</text:p>
          </table:table-cell>
          <table:table-cell table:formula="of:=[.G63]/[.A63]*100" office:value-type="float" office:value="0.0168312521718193" calcext:value-type="float">
            <text:p>0.0168312521718193</text:p>
          </table:table-cell>
        </table:table-row>
        <table:table-row table:style-name="ro1">
          <table:table-cell office:value-type="float" office:value="0.0000925201346" calcext:value-type="float">
            <text:p>0.0000925201346</text:p>
          </table:table-cell>
          <table:table-cell office:value-type="float" office:value="725" calcext:value-type="float">
            <text:p>725</text:p>
          </table:table-cell>
          <table:table-cell office:value-type="float" office:value="0.0001018039" calcext:value-type="float">
            <text:p>0.0001018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0:13.902175</text:p>
          </table:table-cell>
          <table:table-cell table:formula="of:=[.C64]*1.0268128-0.00001201261" office:value-type="float" office:value="0.00009252093760992" calcext:value-type="float">
            <text:p>9.252093760992E-05</text:p>
          </table:table-cell>
          <table:table-cell table:formula="of:=[.F64]-[.A64]" office:value-type="float" office:value="0.00000000080300992001" calcext:value-type="float">
            <text:p>8.03009920005964E-10</text:p>
          </table:table-cell>
          <table:table-cell table:formula="of:=[.G64]/[.A64]*100" office:value-type="float" office:value="0.000867929908962718" calcext:value-type="float">
            <text:p>0.000867929908962718</text:p>
          </table:table-cell>
        </table:table-row>
        <table:table-row table:style-name="ro1">
          <table:table-cell office:value-type="float" office:value="0.0000931466041" calcext:value-type="float">
            <text:p>0.0000931466041</text:p>
          </table:table-cell>
          <table:table-cell office:value-type="float" office:value="730" calcext:value-type="float">
            <text:p>730</text:p>
          </table:table-cell>
          <table:table-cell office:value-type="float" office:value="0.0001024627" calcext:value-type="float">
            <text:p>0.00010246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0:16.972254</text:p>
          </table:table-cell>
          <table:table-cell table:formula="of:=[.C65]*1.0268128-0.00001201261" office:value-type="float" office:value="0.00009319740188256" calcext:value-type="float">
            <text:p>9.319740188256E-05</text:p>
          </table:table-cell>
          <table:table-cell table:formula="of:=[.F65]-[.A65]" office:value-type="float" office:value="0.00000005079778256003" calcext:value-type="float">
            <text:p>5.07977825600262E-08</text:p>
          </table:table-cell>
          <table:table-cell table:formula="of:=[.G65]/[.A65]*100" office:value-type="float" office:value="0.0545353027636852" calcext:value-type="float">
            <text:p>0.0545353027636852</text:p>
          </table:table-cell>
        </table:table-row>
        <table:table-row table:style-name="ro1">
          <table:table-cell office:value-type="float" office:value="0.0000937662812" calcext:value-type="float">
            <text:p>0.0000937662812</text:p>
          </table:table-cell>
          <table:table-cell office:value-type="float" office:value="735" calcext:value-type="float">
            <text:p>735</text:p>
          </table:table-cell>
          <table:table-cell office:value-type="float" office:value="0.0001030824" calcext:value-type="float">
            <text:p>0.00010308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0:20.044300</text:p>
          </table:table-cell>
          <table:table-cell table:formula="of:=[.C66]*1.0268128-0.00001201261" office:value-type="float" office:value="0.00009383371777472" calcext:value-type="float">
            <text:p>9.383371777472E-05</text:p>
          </table:table-cell>
          <table:table-cell table:formula="of:=[.F66]-[.A66]" office:value-type="float" office:value="0.00000006743657472002" calcext:value-type="float">
            <text:p>6.74365747200173E-08</text:p>
          </table:table-cell>
          <table:table-cell table:formula="of:=[.G66]/[.A66]*100" office:value-type="float" office:value="0.0719198563246606" calcext:value-type="float">
            <text:p>0.0719198563246606</text:p>
          </table:table-cell>
        </table:table-row>
        <table:table-row table:style-name="ro1">
          <table:table-cell office:value-type="float" office:value="0.0000944912034" calcext:value-type="float">
            <text:p>0.0000944912034</text:p>
          </table:table-cell>
          <table:table-cell office:value-type="float" office:value="740" calcext:value-type="float">
            <text:p>740</text:p>
          </table:table-cell>
          <table:table-cell office:value-type="float" office:value="0.0001037412" calcext:value-type="float">
            <text:p>0.00010374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0:23.116245</text:p>
          </table:table-cell>
          <table:table-cell table:formula="of:=[.C67]*1.0268128-0.00001201261" office:value-type="float" office:value="0.00009451018204736" calcext:value-type="float">
            <text:p>9.451018204736E-05</text:p>
          </table:table-cell>
          <table:table-cell table:formula="of:=[.F67]-[.A67]" office:value-type="float" office:value="0.00000001897864736001" calcext:value-type="float">
            <text:p>1.89786473600079E-08</text:p>
          </table:table-cell>
          <table:table-cell table:formula="of:=[.G67]/[.A67]*100" office:value-type="float" office:value="0.0200850943549397" calcext:value-type="float">
            <text:p>0.0200850943549397</text:p>
          </table:table-cell>
        </table:table-row>
        <table:table-row table:style-name="ro1">
          <table:table-cell office:value-type="float" office:value="0.0000951099848" calcext:value-type="float">
            <text:p>0.0000951099848</text:p>
          </table:table-cell>
          <table:table-cell office:value-type="float" office:value="745" calcext:value-type="float">
            <text:p>745</text:p>
          </table:table-cell>
          <table:table-cell office:value-type="float" office:value="0.0001043294" calcext:value-type="float">
            <text:p>0.00010432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0:26.188030</text:p>
          </table:table-cell>
          <table:table-cell table:formula="of:=[.C68]*1.0268128-0.00001201261" office:value-type="float" office:value="0.00009511415333632" calcext:value-type="float">
            <text:p>9.511415333632E-05</text:p>
          </table:table-cell>
          <table:table-cell table:formula="of:=[.F68]-[.A68]" office:value-type="float" office:value="0.00000000416853632001" calcext:value-type="float">
            <text:p>4.16853632001339E-09</text:p>
          </table:table-cell>
          <table:table-cell table:formula="of:=[.G68]/[.A68]*100" office:value-type="float" office:value="0.0043828587805782" calcext:value-type="float">
            <text:p>0.0043828587805782</text:p>
          </table:table-cell>
        </table:table-row>
        <table:table-row table:style-name="ro1">
          <table:table-cell office:value-type="float" office:value="0.0000957324983" calcext:value-type="float">
            <text:p>0.0000957324983</text:p>
          </table:table-cell>
          <table:table-cell office:value-type="float" office:value="750" calcext:value-type="float">
            <text:p>750</text:p>
          </table:table-cell>
          <table:table-cell office:value-type="float" office:value="0.0001049647" calcext:value-type="float">
            <text:p>0.0001049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0:29.260140</text:p>
          </table:table-cell>
          <table:table-cell table:formula="of:=[.C69]*1.0268128-0.00001201261" office:value-type="float" office:value="0.00009576648750816" calcext:value-type="float">
            <text:p>9.576648750816E-05</text:p>
          </table:table-cell>
          <table:table-cell table:formula="of:=[.F69]-[.A69]" office:value-type="float" office:value="0.00000003398920816001" calcext:value-type="float">
            <text:p>3.39892081600103E-08</text:p>
          </table:table-cell>
          <table:table-cell table:formula="of:=[.G69]/[.A69]*100" office:value-type="float" office:value="0.0355043572074106" calcext:value-type="float">
            <text:p>0.0355043572074106</text:p>
          </table:table-cell>
        </table:table-row>
        <table:table-row table:style-name="ro1">
          <table:table-cell office:value-type="float" office:value="0.0000963538175" calcext:value-type="float">
            <text:p>0.0000963538175</text:p>
          </table:table-cell>
          <table:table-cell office:value-type="float" office:value="755" calcext:value-type="float">
            <text:p>755</text:p>
          </table:table-cell>
          <table:table-cell office:value-type="float" office:value="0.0001055922" calcext:value-type="float">
            <text:p>0.00010559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0:32.331431</text:p>
          </table:table-cell>
          <table:table-cell table:formula="of:=[.C70]*1.0268128-0.00001201261" office:value-type="float" office:value="0.00009641081254016" calcext:value-type="float">
            <text:p>9.641081254016E-05</text:p>
          </table:table-cell>
          <table:table-cell table:formula="of:=[.F70]-[.A70]" office:value-type="float" office:value="0.00000005699504016001" calcext:value-type="float">
            <text:p>5.69950401600099E-08</text:p>
          </table:table-cell>
          <table:table-cell table:formula="of:=[.G70]/[.A70]*100" office:value-type="float" office:value="0.0591518236005645" calcext:value-type="float">
            <text:p>0.0591518236005645</text:p>
          </table:table-cell>
        </table:table-row>
        <table:table-row table:style-name="ro1">
          <table:table-cell office:value-type="float" office:value="0.0000970802326" calcext:value-type="float">
            <text:p>0.0000970802326</text:p>
          </table:table-cell>
          <table:table-cell office:value-type="float" office:value="760" calcext:value-type="float">
            <text:p>760</text:p>
          </table:table-cell>
          <table:table-cell office:value-type="float" office:value="0.0001063059" calcext:value-type="float">
            <text:p>0.0001063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0:35.404122</text:p>
          </table:table-cell>
          <table:table-cell table:formula="of:=[.C71]*1.0268128-0.00001201261" office:value-type="float" office:value="0.00009714364883552" calcext:value-type="float">
            <text:p>9.714364883552E-05</text:p>
          </table:table-cell>
          <table:table-cell table:formula="of:=[.F71]-[.A71]" office:value-type="float" office:value="0.00000006341623552003" calcext:value-type="float">
            <text:p>6.34162355200255E-08</text:p>
          </table:table-cell>
          <table:table-cell table:formula="of:=[.G71]/[.A71]*100" office:value-type="float" office:value="0.0653235306731491" calcext:value-type="float">
            <text:p>0.0653235306731491</text:p>
          </table:table-cell>
        </table:table-row>
        <table:table-row table:style-name="ro1">
          <table:table-cell office:value-type="float" office:value="0.0000977049853" calcext:value-type="float">
            <text:p>0.0000977049853</text:p>
          </table:table-cell>
          <table:table-cell office:value-type="float" office:value="765" calcext:value-type="float">
            <text:p>765</text:p>
          </table:table-cell>
          <table:table-cell office:value-type="float" office:value="0.0001068784" calcext:value-type="float">
            <text:p>0.0001068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0:38.475424</text:p>
          </table:table-cell>
          <table:table-cell table:formula="of:=[.C72]*1.0268128-0.00001201261" office:value-type="float" office:value="0.00009773149916352" calcext:value-type="float">
            <text:p>9.773149916352E-05</text:p>
          </table:table-cell>
          <table:table-cell table:formula="of:=[.F72]-[.A72]" office:value-type="float" office:value="0.00000002651386352003" calcext:value-type="float">
            <text:p>2.65138635200296E-08</text:p>
          </table:table-cell>
          <table:table-cell table:formula="of:=[.G72]/[.A72]*100" office:value-type="float" office:value="0.0271366537118036" calcext:value-type="float">
            <text:p>0.0271366537118036</text:p>
          </table:table-cell>
        </table:table-row>
        <table:table-row table:style-name="ro1">
          <table:table-cell office:value-type="float" office:value="0.0000983358587" calcext:value-type="float">
            <text:p>0.0000983358587</text:p>
          </table:table-cell>
          <table:table-cell office:value-type="float" office:value="770" calcext:value-type="float">
            <text:p>770</text:p>
          </table:table-cell>
          <table:table-cell office:value-type="float" office:value="0.0001074902" calcext:value-type="float">
            <text:p>0.0001074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0:41.547204</text:p>
          </table:table-cell>
          <table:table-cell table:formula="of:=[.C73]*1.0268128-0.00001201261" office:value-type="float" office:value="0.00009835970323456" calcext:value-type="float">
            <text:p>9.835970323456E-05</text:p>
          </table:table-cell>
          <table:table-cell table:formula="of:=[.F73]-[.A73]" office:value-type="float" office:value="0.00000002384453456002" calcext:value-type="float">
            <text:p>2.38445345600248E-08</text:p>
          </table:table-cell>
          <table:table-cell table:formula="of:=[.G73]/[.A73]*100" office:value-type="float" office:value="0.0242480564823957" calcext:value-type="float">
            <text:p>0.0242480564823957</text:p>
          </table:table-cell>
        </table:table-row>
        <table:table-row table:style-name="ro1">
          <table:table-cell office:value-type="float" office:value="0.0000989720316" calcext:value-type="float">
            <text:p>0.0000989720316</text:p>
          </table:table-cell>
          <table:table-cell office:value-type="float" office:value="775" calcext:value-type="float">
            <text:p>775</text:p>
          </table:table-cell>
          <table:table-cell office:value-type="float" office:value="0.000108149" calcext:value-type="float">
            <text:p>0.000108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0:44.625724</text:p>
          </table:table-cell>
          <table:table-cell table:formula="of:=[.C74]*1.0268128-0.00001201261" office:value-type="float" office:value="0.0000990361675072" calcext:value-type="float">
            <text:p>0.0000990361675072</text:p>
          </table:table-cell>
          <table:table-cell table:formula="of:=[.F74]-[.A74]" office:value-type="float" office:value="0.00000006413590720001" calcext:value-type="float">
            <text:p>6.41359072000089E-08</text:p>
          </table:table-cell>
          <table:table-cell table:formula="of:=[.G74]/[.A74]*100" office:value-type="float" office:value="0.064802051815221" calcext:value-type="float">
            <text:p>0.064802051815221</text:p>
          </table:table-cell>
        </table:table-row>
        <table:table-row table:style-name="ro1">
          <table:table-cell office:value-type="float" office:value="0.0000997110611" calcext:value-type="float">
            <text:p>0.0000997110611</text:p>
          </table:table-cell>
          <table:table-cell office:value-type="float" office:value="780" calcext:value-type="float">
            <text:p>780</text:p>
          </table:table-cell>
          <table:table-cell office:value-type="float" office:value="0.0001087843" calcext:value-type="float">
            <text:p>0.00010878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0:47.690946</text:p>
          </table:table-cell>
          <table:table-cell table:formula="of:=[.C75]*1.0268128-0.00001201261" office:value-type="float" office:value="0.00009968850167904" calcext:value-type="float">
            <text:p>9.968850167904E-05</text:p>
          </table:table-cell>
          <table:table-cell table:formula="of:=[.F75]-[.A75]" office:value-type="float" office:value="-0.00000002255942095999" calcext:value-type="float">
            <text:p>-2.25594209599892E-08</text:p>
          </table:table-cell>
          <table:table-cell table:formula="of:=[.G75]/[.A75]*100" office:value-type="float" office:value="-0.0226247927873964" calcext:value-type="float">
            <text:p>-0.0226247927873964</text:p>
          </table:table-cell>
        </table:table-row>
        <table:table-row table:style-name="ro1">
          <table:table-cell office:value-type="float" office:value="0.000100359401" calcext:value-type="float">
            <text:p>0.000100359401</text:p>
          </table:table-cell>
          <table:table-cell office:value-type="float" office:value="785" calcext:value-type="float">
            <text:p>785</text:p>
          </table:table-cell>
          <table:table-cell office:value-type="float" office:value="0.0001094667" calcext:value-type="float">
            <text:p>0.0001094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0:50.762684</text:p>
          </table:table-cell>
          <table:table-cell table:formula="of:=[.C76]*1.0268128-0.00001201261" office:value-type="float" office:value="0.00010038919873376" calcext:value-type="float">
            <text:p>0.00010038919873376</text:p>
          </table:table-cell>
          <table:table-cell table:formula="of:=[.F76]-[.A76]" office:value-type="float" office:value="0.00000002979773376" calcext:value-type="float">
            <text:p>2.97977337599997E-08</text:p>
          </table:table-cell>
          <table:table-cell table:formula="of:=[.G76]/[.A76]*100" office:value-type="float" office:value="0.0296910239231098" calcext:value-type="float">
            <text:p>0.0296910239231098</text:p>
          </table:table-cell>
        </table:table-row>
        <table:table-row table:style-name="ro1">
          <table:table-cell office:value-type="float" office:value="0.000100994529" calcext:value-type="float">
            <text:p>0.000100994529</text:p>
          </table:table-cell>
          <table:table-cell office:value-type="float" office:value="790" calcext:value-type="float">
            <text:p>790</text:p>
          </table:table-cell>
          <table:table-cell office:value-type="float" office:value="0.0001100784" calcext:value-type="float">
            <text:p>0.0001100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0:53.834598</text:p>
          </table:table-cell>
          <table:table-cell table:formula="of:=[.C77]*1.0268128-0.00001201261" office:value-type="float" office:value="0.00010101730012352" calcext:value-type="float">
            <text:p>0.00010101730012352</text:p>
          </table:table-cell>
          <table:table-cell table:formula="of:=[.F77]-[.A77]" office:value-type="float" office:value="0.00000002277112352001" calcext:value-type="float">
            <text:p>2.27711235200126E-08</text:p>
          </table:table-cell>
          <table:table-cell table:formula="of:=[.G77]/[.A77]*100" office:value-type="float" office:value="0.02254688817848" calcext:value-type="float">
            <text:p>0.02254688817848</text:p>
          </table:table-cell>
        </table:table-row>
        <table:table-row table:style-name="ro1">
          <table:table-cell office:value-type="float" office:value="0.000101636076" calcext:value-type="float">
            <text:p>0.000101636076</text:p>
          </table:table-cell>
          <table:table-cell office:value-type="float" office:value="795" calcext:value-type="float">
            <text:p>795</text:p>
          </table:table-cell>
          <table:table-cell office:value-type="float" office:value="0.0001107059" calcext:value-type="float">
            <text:p>0.0001107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0:56.906532</text:p>
          </table:table-cell>
          <table:table-cell table:formula="of:=[.C78]*1.0268128-0.00001201261" office:value-type="float" office:value="0.00010166162515552" calcext:value-type="float">
            <text:p>0.00010166162515552</text:p>
          </table:table-cell>
          <table:table-cell table:formula="of:=[.F78]-[.A78]" office:value-type="float" office:value="0.00000002554915552002" calcext:value-type="float">
            <text:p>2.5549155520022E-08</text:p>
          </table:table-cell>
          <table:table-cell table:formula="of:=[.G78]/[.A78]*100" office:value-type="float" office:value="0.0251378806871903" calcext:value-type="float">
            <text:p>0.0251378806871903</text:p>
          </table:table-cell>
        </table:table-row>
        <table:table-row table:style-name="ro1">
          <table:table-cell office:value-type="float" office:value="0.000102377718" calcext:value-type="float">
            <text:p>0.000102377718</text:p>
          </table:table-cell>
          <table:table-cell office:value-type="float" office:value="800" calcext:value-type="float">
            <text:p>800</text:p>
          </table:table-cell>
          <table:table-cell office:value-type="float" office:value="0.0001113961" calcext:value-type="float">
            <text:p>0.0001113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0:59.978661</text:p>
          </table:table-cell>
          <table:table-cell table:formula="of:=[.C79]*1.0268128-0.00001201261" office:value-type="float" office:value="0.00010237033135008" calcext:value-type="float">
            <text:p>0.00010237033135008</text:p>
          </table:table-cell>
          <table:table-cell table:formula="of:=[.F79]-[.A79]" office:value-type="float" office:value="-0.00000000738664992" calcext:value-type="float">
            <text:p>-7.38664991999582E-09</text:p>
          </table:table-cell>
          <table:table-cell table:formula="of:=[.G79]/[.A79]*100" office:value-type="float" office:value="-0.00721509530032289" calcext:value-type="float">
            <text:p>-0.00721509530032289</text:p>
          </table:table-cell>
        </table:table-row>
        <table:table-row table:style-name="ro1">
          <table:table-cell office:value-type="float" office:value="0.000103012995" calcext:value-type="float">
            <text:p>0.000103012995</text:p>
          </table:table-cell>
          <table:table-cell office:value-type="float" office:value="805" calcext:value-type="float">
            <text:p>805</text:p>
          </table:table-cell>
          <table:table-cell office:value-type="float" office:value="0.0001120863" calcext:value-type="float">
            <text:p>0.00011208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1:03.051869</text:p>
          </table:table-cell>
          <table:table-cell table:formula="of:=[.C80]*1.0268128-0.00001201261" office:value-type="float" office:value="0.00010307903754464" calcext:value-type="float">
            <text:p>0.00010307903754464</text:p>
          </table:table-cell>
          <table:table-cell table:formula="of:=[.F80]-[.A80]" office:value-type="float" office:value="0.00000006604254464002" calcext:value-type="float">
            <text:p>6.60425446400207E-08</text:p>
          </table:table-cell>
          <table:table-cell table:formula="of:=[.G80]/[.A80]*100" office:value-type="float" office:value="0.0641108868255123" calcext:value-type="float">
            <text:p>0.0641108868255123</text:p>
          </table:table-cell>
        </table:table-row>
        <table:table-row table:style-name="ro1">
          <table:table-cell office:value-type="float" office:value="0.000103650437" calcext:value-type="float">
            <text:p>0.000103650437</text:p>
          </table:table-cell>
          <table:table-cell office:value-type="float" office:value="810" calcext:value-type="float">
            <text:p>810</text:p>
          </table:table-cell>
          <table:table-cell office:value-type="float" office:value="0.0001126824" calcext:value-type="float">
            <text:p>0.00011268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1:06.122173</text:p>
          </table:table-cell>
          <table:table-cell table:formula="of:=[.C81]*1.0268128-0.00001201261" office:value-type="float" office:value="0.00010369112065472" calcext:value-type="float">
            <text:p>0.00010369112065472</text:p>
          </table:table-cell>
          <table:table-cell table:formula="of:=[.F81]-[.A81]" office:value-type="float" office:value="0.00000004068365472001" calcext:value-type="float">
            <text:p>4.06836547200133E-08</text:p>
          </table:table-cell>
          <table:table-cell table:formula="of:=[.G81]/[.A81]*100" office:value-type="float" office:value="0.0392508279728847" calcext:value-type="float">
            <text:p>0.0392508279728847</text:p>
          </table:table-cell>
        </table:table-row>
        <table:table-row table:style-name="ro1">
          <table:table-cell office:value-type="float" office:value="0.000104290118" calcext:value-type="float">
            <text:p>0.000104290118</text:p>
          </table:table-cell>
          <table:table-cell office:value-type="float" office:value="815" calcext:value-type="float">
            <text:p>815</text:p>
          </table:table-cell>
          <table:table-cell office:value-type="float" office:value="0.0001132" calcext:value-type="float">
            <text:p>0.0001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1:09.193869</text:p>
          </table:table-cell>
          <table:table-cell table:formula="of:=[.C82]*1.0268128-0.00001201261" office:value-type="float" office:value="0.00010422259896" calcext:value-type="float">
            <text:p>0.00010422259896</text:p>
          </table:table-cell>
          <table:table-cell table:formula="of:=[.F82]-[.A82]" office:value-type="float" office:value="-0.00000006751903999998" calcext:value-type="float">
            <text:p>-6.75190399999833E-08</text:p>
          </table:table-cell>
          <table:table-cell table:formula="of:=[.G82]/[.A82]*100" office:value-type="float" office:value="-0.0647415510642948" calcext:value-type="float">
            <text:p>-0.0647415510642948</text:p>
          </table:table-cell>
        </table:table-row>
        <table:table-row table:style-name="ro1">
          <table:table-cell office:value-type="float" office:value="0.000105038179" calcext:value-type="float">
            <text:p>0.000105038179</text:p>
          </table:table-cell>
          <table:table-cell office:value-type="float" office:value="820" calcext:value-type="float">
            <text:p>820</text:p>
          </table:table-cell>
          <table:table-cell office:value-type="float" office:value="0.0001139686" calcext:value-type="float">
            <text:p>0.00011396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1:12.265734</text:p>
          </table:table-cell>
          <table:table-cell table:formula="of:=[.C83]*1.0268128-0.00001201261" office:value-type="float" office:value="0.00010501180727808" calcext:value-type="float">
            <text:p>0.00010501180727808</text:p>
          </table:table-cell>
          <table:table-cell table:formula="of:=[.F83]-[.A83]" office:value-type="float" office:value="-0.00000002637172191997" calcext:value-type="float">
            <text:p>-2.63717219199715E-08</text:p>
          </table:table-cell>
          <table:table-cell table:formula="of:=[.G83]/[.A83]*100" office:value-type="float" office:value="-0.0251067965677237" calcext:value-type="float">
            <text:p>-0.0251067965677237</text:p>
          </table:table-cell>
        </table:table-row>
        <table:table-row table:style-name="ro1">
          <table:table-cell office:value-type="float" office:value="0.000105648526" calcext:value-type="float">
            <text:p>0.000105648526</text:p>
          </table:table-cell>
          <table:table-cell office:value-type="float" office:value="825" calcext:value-type="float">
            <text:p>825</text:p>
          </table:table-cell>
          <table:table-cell office:value-type="float" office:value="0.0001145882" calcext:value-type="float">
            <text:p>0.00011458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1:15.337986</text:p>
          </table:table-cell>
          <table:table-cell table:formula="of:=[.C84]*1.0268128-0.00001201261" office:value-type="float" office:value="0.00010564802048896" calcext:value-type="float">
            <text:p>0.00010564802048896</text:p>
          </table:table-cell>
          <table:table-cell table:formula="of:=[.F84]-[.A84]" office:value-type="float" office:value="-0.00000000050551104" calcext:value-type="float">
            <text:p>-5.0551103999649E-10</text:p>
          </table:table-cell>
          <table:table-cell table:formula="of:=[.G84]/[.A84]*100" office:value-type="float" office:value="-0.000478483760385346" calcext:value-type="float">
            <text:p>-0.000478483760385346</text:p>
          </table:table-cell>
        </table:table-row>
        <table:table-row table:style-name="ro1">
          <table:table-cell office:value-type="float" office:value="0.000106253424" calcext:value-type="float">
            <text:p>0.000106253424</text:p>
          </table:table-cell>
          <table:table-cell office:value-type="float" office:value="830" calcext:value-type="float">
            <text:p>830</text:p>
          </table:table-cell>
          <table:table-cell office:value-type="float" office:value="0.0001151373" calcext:value-type="float">
            <text:p>0.0001151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1:18.410051</text:p>
          </table:table-cell>
          <table:table-cell table:formula="of:=[.C85]*1.0268128-0.00001201261" office:value-type="float" office:value="0.00010621184339744" calcext:value-type="float">
            <text:p>0.00010621184339744</text:p>
          </table:table-cell>
          <table:table-cell table:formula="of:=[.F85]-[.A85]" office:value-type="float" office:value="-0.00000004158060255999" calcext:value-type="float">
            <text:p>-4.1580602559989E-08</text:p>
          </table:table-cell>
          <table:table-cell table:formula="of:=[.G85]/[.A85]*100" office:value-type="float" office:value="-0.0391334236532359" calcext:value-type="float">
            <text:p>-0.0391334236532359</text:p>
          </table:table-cell>
        </table:table-row>
        <table:table-row table:style-name="ro1">
          <table:table-cell office:value-type="float" office:value="0.00010686504" calcext:value-type="float">
            <text:p>0.00010686504</text:p>
          </table:table-cell>
          <table:table-cell office:value-type="float" office:value="835" calcext:value-type="float">
            <text:p>835</text:p>
          </table:table-cell>
          <table:table-cell office:value-type="float" office:value="0.0001158667" calcext:value-type="float">
            <text:p>0.0001158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1:21.481383</text:p>
          </table:table-cell>
          <table:table-cell table:formula="of:=[.C86]*1.0268128-0.00001201261" office:value-type="float" office:value="0.00010696080065376" calcext:value-type="float">
            <text:p>0.00010696080065376</text:p>
          </table:table-cell>
          <table:table-cell table:formula="of:=[.F86]-[.A86]" office:value-type="float" office:value="0.00000009576065376001" calcext:value-type="float">
            <text:p>9.57606537600091E-08</text:p>
          </table:table-cell>
          <table:table-cell table:formula="of:=[.G86]/[.A86]*100" office:value-type="float" office:value="0.0896089626317541" calcext:value-type="float">
            <text:p>0.0896089626317541</text:p>
          </table:table-cell>
        </table:table-row>
        <table:table-row table:style-name="ro1">
          <table:table-cell office:value-type="float" office:value="0.000107568241" calcext:value-type="float">
            <text:p>0.000107568241</text:p>
          </table:table-cell>
          <table:table-cell office:value-type="float" office:value="840" calcext:value-type="float">
            <text:p>840</text:p>
          </table:table-cell>
          <table:table-cell office:value-type="float" office:value="0.0001165333" calcext:value-type="float">
            <text:p>0.0001165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1:24.553386</text:p>
          </table:table-cell>
          <table:table-cell table:formula="of:=[.C87]*1.0268128-0.00001201261" office:value-type="float" office:value="0.00010764527406624" calcext:value-type="float">
            <text:p>0.00010764527406624</text:p>
          </table:table-cell>
          <table:table-cell table:formula="of:=[.F87]-[.A87]" office:value-type="float" office:value="0.00000007703306624002" calcext:value-type="float">
            <text:p>7.70330662400192E-08</text:p>
          </table:table-cell>
          <table:table-cell table:formula="of:=[.G87]/[.A87]*100" office:value-type="float" office:value="0.0716132062064855" calcext:value-type="float">
            <text:p>0.0716132062064855</text:p>
          </table:table-cell>
        </table:table-row>
        <table:table-row table:style-name="ro1">
          <table:table-cell office:value-type="float" office:value="0.000108168213" calcext:value-type="float">
            <text:p>0.000108168213</text:p>
          </table:table-cell>
          <table:table-cell office:value-type="float" office:value="845" calcext:value-type="float">
            <text:p>845</text:p>
          </table:table-cell>
          <table:table-cell office:value-type="float" office:value="0.0001170274" calcext:value-type="float">
            <text:p>0.0001170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1:27.624993</text:p>
          </table:table-cell>
          <table:table-cell table:formula="of:=[.C88]*1.0268128-0.00001201261" office:value-type="float" office:value="0.00010815262227072" calcext:value-type="float">
            <text:p>0.00010815262227072</text:p>
          </table:table-cell>
          <table:table-cell table:formula="of:=[.F88]-[.A88]" office:value-type="float" office:value="-0.00000001559072927998" calcext:value-type="float">
            <text:p>-1.55907292799783E-08</text:p>
          </table:table-cell>
          <table:table-cell table:formula="of:=[.G88]/[.A88]*100" office:value-type="float" office:value="-0.0144134111561761" calcext:value-type="float">
            <text:p>-0.0144134111561761</text:p>
          </table:table-cell>
        </table:table-row>
        <table:table-row table:style-name="ro1">
          <table:table-cell office:value-type="float" office:value="0.000108769603" calcext:value-type="float">
            <text:p>0.000108769603</text:p>
          </table:table-cell>
          <table:table-cell office:value-type="float" office:value="850" calcext:value-type="float">
            <text:p>850</text:p>
          </table:table-cell>
          <table:table-cell office:value-type="float" office:value="0.0001175765" calcext:value-type="float">
            <text:p>0.00011757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1:30.697101</text:p>
          </table:table-cell>
          <table:table-cell table:formula="of:=[.C89]*1.0268128-0.00001201261" office:value-type="float" office:value="0.0001087164451792" calcext:value-type="float">
            <text:p>0.0001087164451792</text:p>
          </table:table-cell>
          <table:table-cell table:formula="of:=[.F89]-[.A89]" office:value-type="float" office:value="-0.00000005315782079999" calcext:value-type="float">
            <text:p>-5.31578207999884E-08</text:p>
          </table:table-cell>
          <table:table-cell table:formula="of:=[.G89]/[.A89]*100" office:value-type="float" office:value="-0.0488719452253479" calcext:value-type="float">
            <text:p>-0.0488719452253479</text:p>
          </table:table-cell>
        </table:table-row>
        <table:table-row table:style-name="ro1">
          <table:table-cell office:value-type="float" office:value="0.000109371515" calcext:value-type="float">
            <text:p>0.000109371515</text:p>
          </table:table-cell>
          <table:table-cell office:value-type="float" office:value="855" calcext:value-type="float">
            <text:p>855</text:p>
          </table:table-cell>
          <table:table-cell office:value-type="float" office:value="0.0001181961" calcext:value-type="float">
            <text:p>0.0001181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1:33.769050</text:p>
          </table:table-cell>
          <table:table-cell table:formula="of:=[.C90]*1.0268128-0.00001201261" office:value-type="float" office:value="0.00010935265839008" calcext:value-type="float">
            <text:p>0.00010935265839008</text:p>
          </table:table-cell>
          <table:table-cell table:formula="of:=[.F90]-[.A90]" office:value-type="float" office:value="-0.00000001885660991999" calcext:value-type="float">
            <text:p>-1.88566099199858E-08</text:p>
          </table:table-cell>
          <table:table-cell table:formula="of:=[.G90]/[.A90]*100" office:value-type="float" office:value="-0.0172408784133472" calcext:value-type="float">
            <text:p>-0.0172408784133472</text:p>
          </table:table-cell>
        </table:table-row>
        <table:table-row table:style-name="ro1">
          <table:table-cell office:value-type="float" office:value="0.000110074194" calcext:value-type="float">
            <text:p>0.000110074194</text:p>
          </table:table-cell>
          <table:table-cell office:value-type="float" office:value="860" calcext:value-type="float">
            <text:p>860</text:p>
          </table:table-cell>
          <table:table-cell office:value-type="float" office:value="0.0001188863" calcext:value-type="float">
            <text:p>0.00011888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1:36.840849</text:p>
          </table:table-cell>
          <table:table-cell table:formula="of:=[.C91]*1.0268128-0.00001201261" office:value-type="float" office:value="0.00011006136458464" calcext:value-type="float">
            <text:p>0.00011006136458464</text:p>
          </table:table-cell>
          <table:table-cell table:formula="of:=[.F91]-[.A91]" office:value-type="float" office:value="-0.00000001282941535999" calcext:value-type="float">
            <text:p>-1.28294153599871E-08</text:p>
          </table:table-cell>
          <table:table-cell table:formula="of:=[.G91]/[.A91]*100" office:value-type="float" office:value="-0.0116552435169201" calcext:value-type="float">
            <text:p>-0.0116552435169201</text:p>
          </table:table-cell>
        </table:table-row>
        <table:table-row table:style-name="ro1">
          <table:table-cell office:value-type="float" office:value="0.000110681182" calcext:value-type="float">
            <text:p>0.000110681182</text:p>
          </table:table-cell>
          <table:table-cell office:value-type="float" office:value="865" calcext:value-type="float">
            <text:p>865</text:p>
          </table:table-cell>
          <table:table-cell office:value-type="float" office:value="0.0001194824" calcext:value-type="float">
            <text:p>0.00011948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1:39.912704</text:p>
          </table:table-cell>
          <table:table-cell table:formula="of:=[.C92]*1.0268128-0.00001201261" office:value-type="float" office:value="0.00011067344769472" calcext:value-type="float">
            <text:p>0.00011067344769472</text:p>
          </table:table-cell>
          <table:table-cell table:formula="of:=[.F92]-[.A92]" office:value-type="float" office:value="-0.00000000773430527998" calcext:value-type="float">
            <text:p>-7.734305279981E-09</text:p>
          </table:table-cell>
          <table:table-cell table:formula="of:=[.G92]/[.A92]*100" office:value-type="float" office:value="-0.00698791351901265" calcext:value-type="float">
            <text:p>-0.00698791351901265</text:p>
          </table:table-cell>
        </table:table-row>
        <table:table-row table:style-name="ro1">
          <table:table-cell office:value-type="float" office:value="0.000111280034" calcext:value-type="float">
            <text:p>0.000111280034</text:p>
          </table:table-cell>
          <table:table-cell office:value-type="float" office:value="870" calcext:value-type="float">
            <text:p>870</text:p>
          </table:table-cell>
          <table:table-cell office:value-type="float" office:value="0.0001200549" calcext:value-type="float">
            <text:p>0.00012005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1:42.984350</text:p>
          </table:table-cell>
          <table:table-cell table:formula="of:=[.C93]*1.0268128-0.00001201261" office:value-type="float" office:value="0.00011126129802272" calcext:value-type="float">
            <text:p>0.00011126129802272</text:p>
          </table:table-cell>
          <table:table-cell table:formula="of:=[.F93]-[.A93]" office:value-type="float" office:value="-0.00000001873597728" calcext:value-type="float">
            <text:p>-1.87359772800002E-08</text:p>
          </table:table-cell>
          <table:table-cell table:formula="of:=[.G93]/[.A93]*100" office:value-type="float" office:value="-0.0168367824905591" calcext:value-type="float">
            <text:p>-0.0168367824905591</text:p>
          </table:table-cell>
        </table:table-row>
        <table:table-row table:style-name="ro1">
          <table:table-cell office:value-type="float" office:value="0.00011190001" calcext:value-type="float">
            <text:p>0.00011190001</text:p>
          </table:table-cell>
          <table:table-cell office:value-type="float" office:value="875" calcext:value-type="float">
            <text:p>875</text:p>
          </table:table-cell>
          <table:table-cell office:value-type="float" office:value="0.0001206745" calcext:value-type="float">
            <text:p>0.00012067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1:46.057990</text:p>
          </table:table-cell>
          <table:table-cell table:formula="of:=[.C94]*1.0268128-0.00001201261" office:value-type="float" office:value="0.0001118975112336" calcext:value-type="float">
            <text:p>0.0001118975112336</text:p>
          </table:table-cell>
          <table:table-cell table:formula="of:=[.F94]-[.A94]" office:value-type="float" office:value="-0.00000000249876639998" calcext:value-type="float">
            <text:p>-2.49876639998457E-09</text:p>
          </table:table-cell>
          <table:table-cell table:formula="of:=[.G94]/[.A94]*100" office:value-type="float" office:value="-0.00223303501043885" calcext:value-type="float">
            <text:p>-0.00223303501043885</text:p>
          </table:table-cell>
        </table:table-row>
        <table:table-row table:style-name="ro1">
          <table:table-cell office:value-type="float" office:value="0.000112618363" calcext:value-type="float">
            <text:p>0.000112618363</text:p>
          </table:table-cell>
          <table:table-cell office:value-type="float" office:value="880" calcext:value-type="float">
            <text:p>880</text:p>
          </table:table-cell>
          <table:table-cell office:value-type="float" office:value="0.0001213177" calcext:value-type="float">
            <text:p>0.0001213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1:49.128131</text:p>
          </table:table-cell>
          <table:table-cell table:formula="of:=[.C95]*1.0268128-0.00001201261" office:value-type="float" office:value="0.00011255795722656" calcext:value-type="float">
            <text:p>0.00011255795722656</text:p>
          </table:table-cell>
          <table:table-cell table:formula="of:=[.F95]-[.A95]" office:value-type="float" office:value="-0.00000006040577343999" calcext:value-type="float">
            <text:p>-6.04057734399912E-08</text:p>
          </table:table-cell>
          <table:table-cell table:formula="of:=[.G95]/[.A95]*100" office:value-type="float" office:value="-0.053637587894961" calcext:value-type="float">
            <text:p>-0.053637587894961</text:p>
          </table:table-cell>
        </table:table-row>
        <table:table-row table:style-name="ro1">
          <table:table-cell office:value-type="float" office:value="0.000113235503" calcext:value-type="float">
            <text:p>0.000113235503</text:p>
          </table:table-cell>
          <table:table-cell office:value-type="float" office:value="885" calcext:value-type="float">
            <text:p>885</text:p>
          </table:table-cell>
          <table:table-cell office:value-type="float" office:value="0.0001219294" calcext:value-type="float">
            <text:p>0.00012192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1:52.199727</text:p>
          </table:table-cell>
          <table:table-cell table:formula="of:=[.C96]*1.0268128-0.00001201261" office:value-type="float" office:value="0.00011318605861632" calcext:value-type="float">
            <text:p>0.00011318605861632</text:p>
          </table:table-cell>
          <table:table-cell table:formula="of:=[.F96]-[.A96]" office:value-type="float" office:value="-0.00000004944438367997" calcext:value-type="float">
            <text:p>-4.94443836799723E-08</text:p>
          </table:table-cell>
          <table:table-cell table:formula="of:=[.G96]/[.A96]*100" office:value-type="float" office:value="-0.0436650894551793" calcext:value-type="float">
            <text:p>-0.0436650894551793</text:p>
          </table:table-cell>
        </table:table-row>
        <table:table-row table:style-name="ro1">
          <table:table-cell office:value-type="float" office:value="0.000113852343" calcext:value-type="float">
            <text:p>0.000113852343</text:p>
          </table:table-cell>
          <table:table-cell office:value-type="float" office:value="890" calcext:value-type="float">
            <text:p>890</text:p>
          </table:table-cell>
          <table:table-cell office:value-type="float" office:value="0.0001225647" calcext:value-type="float">
            <text:p>0.0001225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1:55.275721</text:p>
          </table:table-cell>
          <table:table-cell table:formula="of:=[.C97]*1.0268128-0.00001201261" office:value-type="float" office:value="0.00011383839278816" calcext:value-type="float">
            <text:p>0.00011383839278816</text:p>
          </table:table-cell>
          <table:table-cell table:formula="of:=[.F97]-[.A97]" office:value-type="float" office:value="-0.00000001395021183999" calcext:value-type="float">
            <text:p>-1.39502118399858E-08</text:p>
          </table:table-cell>
          <table:table-cell table:formula="of:=[.G97]/[.A97]*100" office:value-type="float" office:value="-0.0122528983351583" calcext:value-type="float">
            <text:p>-0.0122528983351583</text:p>
          </table:table-cell>
        </table:table-row>
        <table:table-row table:style-name="ro1">
          <table:table-cell office:value-type="float" office:value="0.000114473439" calcext:value-type="float">
            <text:p>0.000114473439</text:p>
          </table:table-cell>
          <table:table-cell office:value-type="float" office:value="895" calcext:value-type="float">
            <text:p>895</text:p>
          </table:table-cell>
          <table:table-cell office:value-type="float" office:value="0.0001231686" calcext:value-type="float">
            <text:p>0.00012316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1:58.343492</text:p>
          </table:table-cell>
          <table:table-cell table:formula="of:=[.C98]*1.0268128-0.00001201261" office:value-type="float" office:value="0.00011445848503808" calcext:value-type="float">
            <text:p>0.00011445848503808</text:p>
          </table:table-cell>
          <table:table-cell table:formula="of:=[.F98]-[.A98]" office:value-type="float" office:value="-0.00000001495396191997" calcext:value-type="float">
            <text:p>-1.49539619199735E-08</text:p>
          </table:table-cell>
          <table:table-cell table:formula="of:=[.G98]/[.A98]*100" office:value-type="float" office:value="-0.0130632590849075" calcext:value-type="float">
            <text:p>-0.0130632590849075</text:p>
          </table:table-cell>
        </table:table-row>
        <table:table-row table:style-name="ro1">
          <table:table-cell office:value-type="float" office:value="0.000115194703" calcext:value-type="float">
            <text:p>0.000115194703</text:p>
          </table:table-cell>
          <table:table-cell office:value-type="float" office:value="900" calcext:value-type="float">
            <text:p>900</text:p>
          </table:table-cell>
          <table:table-cell office:value-type="float" office:value="0.0001238353" calcext:value-type="float">
            <text:p>0.00012383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2:01.416249</text:p>
          </table:table-cell>
          <table:table-cell table:formula="of:=[.C99]*1.0268128-0.00001201261" office:value-type="float" office:value="0.00011514306113184" calcext:value-type="float">
            <text:p>0.00011514306113184</text:p>
          </table:table-cell>
          <table:table-cell table:formula="of:=[.F99]-[.A99]" office:value-type="float" office:value="-0.00000005164186815999" calcext:value-type="float">
            <text:p>-5.16418681599854E-08</text:p>
          </table:table-cell>
          <table:table-cell table:formula="of:=[.G99]/[.A99]*100" office:value-type="float" office:value="-0.0448300718827196" calcext:value-type="float">
            <text:p>-0.0448300718827196</text:p>
          </table:table-cell>
        </table:table-row>
        <table:table-row table:style-name="ro1">
          <table:table-cell office:value-type="float" office:value="0.000115806916" calcext:value-type="float">
            <text:p>0.000115806916</text:p>
          </table:table-cell>
          <table:table-cell office:value-type="float" office:value="905" calcext:value-type="float">
            <text:p>905</text:p>
          </table:table-cell>
          <table:table-cell office:value-type="float" office:value="0.0001244314" calcext:value-type="float">
            <text:p>0.00012443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2:04.486856</text:p>
          </table:table-cell>
          <table:table-cell table:formula="of:=[.C100]*1.0268128-0.00001201261" office:value-type="float" office:value="0.00011575514424192" calcext:value-type="float">
            <text:p>0.00011575514424192</text:p>
          </table:table-cell>
          <table:table-cell table:formula="of:=[.F100]-[.A100]" office:value-type="float" office:value="-0.00000005177175808" calcext:value-type="float">
            <text:p>-5.17717580799992E-08</text:p>
          </table:table-cell>
          <table:table-cell table:formula="of:=[.G100]/[.A100]*100" office:value-type="float" office:value="-0.0447052385714159" calcext:value-type="float">
            <text:p>-0.0447052385714159</text:p>
          </table:table-cell>
        </table:table-row>
        <table:table-row table:style-name="ro1">
          <table:table-cell office:value-type="float" office:value="0.000116423011" calcext:value-type="float">
            <text:p>0.000116423011</text:p>
          </table:table-cell>
          <table:table-cell office:value-type="float" office:value="910" calcext:value-type="float">
            <text:p>910</text:p>
          </table:table-cell>
          <table:table-cell office:value-type="float" office:value="0.0001250353" calcext:value-type="float">
            <text:p>0.00012503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2:07.559066</text:p>
          </table:table-cell>
          <table:table-cell table:formula="of:=[.C101]*1.0268128-0.00001201261" office:value-type="float" office:value="0.00011637523649184" calcext:value-type="float">
            <text:p>0.00011637523649184</text:p>
          </table:table-cell>
          <table:table-cell table:formula="of:=[.F101]-[.A101]" office:value-type="float" office:value="-0.00000004777450815998" calcext:value-type="float">
            <text:p>-4.777450815998E-08</text:p>
          </table:table-cell>
          <table:table-cell table:formula="of:=[.G101]/[.A101]*100" office:value-type="float" office:value="-0.0410352796664742" calcext:value-type="float">
            <text:p>-0.0410352796664742</text:p>
          </table:table-cell>
        </table:table-row>
        <table:table-row table:style-name="ro1">
          <table:table-cell office:value-type="float" office:value="0.000117043957" calcext:value-type="float">
            <text:p>0.000117043957</text:p>
          </table:table-cell>
          <table:table-cell office:value-type="float" office:value="915" calcext:value-type="float">
            <text:p>915</text:p>
          </table:table-cell>
          <table:table-cell office:value-type="float" office:value="0.0001256471" calcext:value-type="float">
            <text:p>0.00012564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2:10.631140</text:p>
          </table:table-cell>
          <table:table-cell table:formula="of:=[.C102]*1.0268128-0.00001201261" office:value-type="float" office:value="0.00011700344056288" calcext:value-type="float">
            <text:p>0.00011700344056288</text:p>
          </table:table-cell>
          <table:table-cell table:formula="of:=[.F102]-[.A102]" office:value-type="float" office:value="-0.00000004051643711996" calcext:value-type="float">
            <text:p>-4.05164371199628E-08</text:p>
          </table:table-cell>
          <table:table-cell table:formula="of:=[.G102]/[.A102]*100" office:value-type="float" office:value="-0.034616428014274" calcext:value-type="float">
            <text:p>-0.034616428014274</text:p>
          </table:table-cell>
        </table:table-row>
        <table:table-row table:style-name="ro1">
          <table:table-cell office:value-type="float" office:value="0.000117767461" calcext:value-type="float">
            <text:p>0.000117767461</text:p>
          </table:table-cell>
          <table:table-cell office:value-type="float" office:value="920" calcext:value-type="float">
            <text:p>920</text:p>
          </table:table-cell>
          <table:table-cell office:value-type="float" office:value="0.0001263059" calcext:value-type="float">
            <text:p>0.0001263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2:13.702885</text:p>
          </table:table-cell>
          <table:table-cell table:formula="of:=[.C103]*1.0268128-0.00001201261" office:value-type="float" office:value="0.00011767990483552" calcext:value-type="float">
            <text:p>0.00011767990483552</text:p>
          </table:table-cell>
          <table:table-cell table:formula="of:=[.F103]-[.A103]" office:value-type="float" office:value="-0.00000008755616447998" calcext:value-type="float">
            <text:p>-8.75561644799768E-08</text:p>
          </table:table-cell>
          <table:table-cell table:formula="of:=[.G103]/[.A103]*100" office:value-type="float" office:value="-0.0743466520688399" calcext:value-type="float">
            <text:p>-0.0743466520688399</text:p>
          </table:table-cell>
        </table:table-row>
        <table:table-row table:style-name="ro1">
          <table:table-cell office:value-type="float" office:value="0.000118391168" calcext:value-type="float">
            <text:p>0.000118391168</text:p>
          </table:table-cell>
          <table:table-cell office:value-type="float" office:value="925" calcext:value-type="float">
            <text:p>925</text:p>
          </table:table-cell>
          <table:table-cell office:value-type="float" office:value="0.0001269804" calcext:value-type="float">
            <text:p>0.00012698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2:16.775085</text:p>
          </table:table-cell>
          <table:table-cell table:formula="of:=[.C104]*1.0268128-0.00001201261" office:value-type="float" office:value="0.00011837249006912" calcext:value-type="float">
            <text:p>0.00011837249006912</text:p>
          </table:table-cell>
          <table:table-cell table:formula="of:=[.F104]-[.A104]" office:value-type="float" office:value="-0.00000001867793087998" calcext:value-type="float">
            <text:p>-1.86779308799839E-08</text:p>
          </table:table-cell>
          <table:table-cell table:formula="of:=[.G104]/[.A104]*100" office:value-type="float" office:value="-0.0157764562978076" calcext:value-type="float">
            <text:p>-0.0157764562978076</text:p>
          </table:table-cell>
        </table:table-row>
        <table:table-row table:style-name="ro1">
          <table:table-cell office:value-type="float" office:value="0.000119002709" calcext:value-type="float">
            <text:p>0.000119002709</text:p>
          </table:table-cell>
          <table:table-cell office:value-type="float" office:value="930" calcext:value-type="float">
            <text:p>930</text:p>
          </table:table-cell>
          <table:table-cell office:value-type="float" office:value="0.000127553" calcext:value-type="float">
            <text:p>0.0001275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2:19.808928</text:p>
          </table:table-cell>
          <table:table-cell table:formula="of:=[.C105]*1.0268128-0.00001201261" office:value-type="float" office:value="0.0001189604430784" calcext:value-type="float">
            <text:p>0.0001189604430784</text:p>
          </table:table-cell>
          <table:table-cell table:formula="of:=[.F105]-[.A105]" office:value-type="float" office:value="-0.00000004226592159998" calcext:value-type="float">
            <text:p>-4.22659215999771E-08</text:p>
          </table:table-cell>
          <table:table-cell table:formula="of:=[.G105]/[.A105]*100" office:value-type="float" office:value="-0.0355167726475681" calcext:value-type="float">
            <text:p>-0.0355167726475681</text:p>
          </table:table-cell>
        </table:table-row>
        <table:table-row table:style-name="ro1">
          <table:table-cell office:value-type="float" office:value="0.000119612086" calcext:value-type="float">
            <text:p>0.000119612086</text:p>
          </table:table-cell>
          <table:table-cell office:value-type="float" office:value="935" calcext:value-type="float">
            <text:p>935</text:p>
          </table:table-cell>
          <table:table-cell office:value-type="float" office:value="0.0001281882" calcext:value-type="float">
            <text:p>0.00012818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2:22.918665</text:p>
          </table:table-cell>
          <table:table-cell table:formula="of:=[.C106]*1.0268128-0.00001201261" office:value-type="float" office:value="0.00011961267456896" calcext:value-type="float">
            <text:p>0.00011961267456896</text:p>
          </table:table-cell>
          <table:table-cell table:formula="of:=[.F106]-[.A106]" office:value-type="float" office:value="0.00000000058856895999" calcext:value-type="float">
            <text:p>5.88568959994612E-10</text:p>
          </table:table-cell>
          <table:table-cell table:formula="of:=[.G106]/[.A106]*100" office:value-type="float" office:value="0.000492064790170629" calcext:value-type="float">
            <text:p>0.000492064790170629</text:p>
          </table:table-cell>
        </table:table-row>
        <table:table-row table:style-name="ro1">
          <table:table-cell office:value-type="float" office:value="0.000120327603" calcext:value-type="float">
            <text:p>0.000120327603</text:p>
          </table:table-cell>
          <table:table-cell office:value-type="float" office:value="940" calcext:value-type="float">
            <text:p>940</text:p>
          </table:table-cell>
          <table:table-cell office:value-type="float" office:value="0.0001287451" calcext:value-type="float">
            <text:p>0.0001287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2:25.990291</text:p>
          </table:table-cell>
          <table:table-cell table:formula="of:=[.C107]*1.0268128-0.00001201261" office:value-type="float" office:value="0.00012018450661728" calcext:value-type="float">
            <text:p>0.00012018450661728</text:p>
          </table:table-cell>
          <table:table-cell table:formula="of:=[.F107]-[.A107]" office:value-type="float" office:value="-0.00000014309638271999" calcext:value-type="float">
            <text:p>-1.4309638271999E-07</text:p>
          </table:table-cell>
          <table:table-cell table:formula="of:=[.G107]/[.A107]*100" office:value-type="float" office:value="-0.118922324680556" calcext:value-type="float">
            <text:p>-0.118922324680556</text:p>
          </table:table-cell>
        </table:table-row>
        <table:table-row table:style-name="ro1">
          <table:table-cell office:value-type="float" office:value="0.000120932651" calcext:value-type="float">
            <text:p>0.000120932651</text:p>
          </table:table-cell>
          <table:table-cell office:value-type="float" office:value="945" calcext:value-type="float">
            <text:p>945</text:p>
          </table:table-cell>
          <table:table-cell office:value-type="float" office:value="0.0001294118" calcext:value-type="float">
            <text:p>0.0001294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2:29.062141</text:p>
          </table:table-cell>
          <table:table-cell table:formula="of:=[.C108]*1.0268128-0.00001201261" office:value-type="float" office:value="0.00012086908271104" calcext:value-type="float">
            <text:p>0.00012086908271104</text:p>
          </table:table-cell>
          <table:table-cell table:formula="of:=[.F108]-[.A108]" office:value-type="float" office:value="-0.00000006356828895996" calcext:value-type="float">
            <text:p>-6.35682889599601E-08</text:p>
          </table:table-cell>
          <table:table-cell table:formula="of:=[.G108]/[.A108]*100" office:value-type="float" office:value="-0.0525650338715886" calcext:value-type="float">
            <text:p>-0.0525650338715886</text:p>
          </table:table-cell>
        </table:table-row>
        <table:table-row table:style-name="ro1">
          <table:table-cell office:value-type="float" office:value="0.000121544565" calcext:value-type="float">
            <text:p>0.000121544565</text:p>
          </table:table-cell>
          <table:table-cell office:value-type="float" office:value="950" calcext:value-type="float">
            <text:p>950</text:p>
          </table:table-cell>
          <table:table-cell office:value-type="float" office:value="0.0001300235" calcext:value-type="float">
            <text:p>0.0001300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2:32.134663</text:p>
          </table:table-cell>
          <table:table-cell table:formula="of:=[.C109]*1.0268128-0.00001201261" office:value-type="float" office:value="0.0001214971841008" calcext:value-type="float">
            <text:p>0.0001214971841008</text:p>
          </table:table-cell>
          <table:table-cell table:formula="of:=[.F109]-[.A109]" office:value-type="float" office:value="-0.00000004738089919999" calcext:value-type="float">
            <text:p>-4.7380899199993E-08</text:p>
          </table:table-cell>
          <table:table-cell table:formula="of:=[.G109]/[.A109]*100" office:value-type="float" office:value="-0.0389823265236031" calcext:value-type="float">
            <text:p>-0.0389823265236031</text:p>
          </table:table-cell>
        </table:table-row>
        <table:table-row table:style-name="ro1">
          <table:table-cell office:value-type="float" office:value="0.000122158719" calcext:value-type="float">
            <text:p>0.000122158719</text:p>
          </table:table-cell>
          <table:table-cell office:value-type="float" office:value="955" calcext:value-type="float">
            <text:p>955</text:p>
          </table:table-cell>
          <table:table-cell office:value-type="float" office:value="0.0001306274" calcext:value-type="float">
            <text:p>0.0001306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2:35.206520</text:p>
          </table:table-cell>
          <table:table-cell table:formula="of:=[.C110]*1.0268128-0.00001201261" office:value-type="float" office:value="0.00012211727635072" calcext:value-type="float">
            <text:p>0.00012211727635072</text:p>
          </table:table-cell>
          <table:table-cell table:formula="of:=[.F110]-[.A110]" office:value-type="float" office:value="-0.00000004144264927999" calcext:value-type="float">
            <text:p>-4.14426492799911E-08</text:p>
          </table:table-cell>
          <table:table-cell table:formula="of:=[.G110]/[.A110]*100" office:value-type="float" office:value="-0.0339252487413454" calcext:value-type="float">
            <text:p>-0.0339252487413454</text:p>
          </table:table-cell>
        </table:table-row>
        <table:table-row table:style-name="ro1">
          <table:table-cell office:value-type="float" office:value="0.000122871175" calcext:value-type="float">
            <text:p>0.000122871175</text:p>
          </table:table-cell>
          <table:table-cell office:value-type="float" office:value="960" calcext:value-type="float">
            <text:p>960</text:p>
          </table:table-cell>
          <table:table-cell office:value-type="float" office:value="0.0001312784" calcext:value-type="float">
            <text:p>0.0001312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2:38.278366</text:p>
          </table:table-cell>
          <table:table-cell table:formula="of:=[.C111]*1.0268128-0.00001201261" office:value-type="float" office:value="0.00012278573148352" calcext:value-type="float">
            <text:p>0.00012278573148352</text:p>
          </table:table-cell>
          <table:table-cell table:formula="of:=[.F111]-[.A111]" office:value-type="float" office:value="-0.00000008544351647998" calcext:value-type="float">
            <text:p>-8.54435164799813E-08</text:p>
          </table:table-cell>
          <table:table-cell table:formula="of:=[.G111]/[.A111]*100" office:value-type="float" office:value="-0.0695391058805951" calcext:value-type="float">
            <text:p>-0.0695391058805951</text:p>
          </table:table-cell>
        </table:table-row>
        <table:table-row table:style-name="ro1">
          <table:table-cell office:value-type="float" office:value="0.000123476297" calcext:value-type="float">
            <text:p>0.000123476297</text:p>
          </table:table-cell>
          <table:table-cell office:value-type="float" office:value="965" calcext:value-type="float">
            <text:p>965</text:p>
          </table:table-cell>
          <table:table-cell office:value-type="float" office:value="0.0001317882" calcext:value-type="float">
            <text:p>0.00013178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2:41.349839</text:p>
          </table:table-cell>
          <table:table-cell table:formula="of:=[.C112]*1.0268128-0.00001201261" office:value-type="float" office:value="0.00012330920064896" calcext:value-type="float">
            <text:p>0.00012330920064896</text:p>
          </table:table-cell>
          <table:table-cell table:formula="of:=[.F112]-[.A112]" office:value-type="float" office:value="-0.00000016709635103999" calcext:value-type="float">
            <text:p>-1.67096351039994E-07</text:p>
          </table:table-cell>
          <table:table-cell table:formula="of:=[.G112]/[.A112]*100" office:value-type="float" office:value="-0.135326661958444" calcext:value-type="float">
            <text:p>-0.135326661958444</text:p>
          </table:table-cell>
        </table:table-row>
        <table:table-row table:style-name="ro1">
          <table:table-cell office:value-type="float" office:value="0.000124091347" calcext:value-type="float">
            <text:p>0.000124091347</text:p>
          </table:table-cell>
          <table:table-cell office:value-type="float" office:value="970" calcext:value-type="float">
            <text:p>970</text:p>
          </table:table-cell>
          <table:table-cell office:value-type="float" office:value="0.0001324706" calcext:value-type="float">
            <text:p>0.00013247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2:44.424736</text:p>
          </table:table-cell>
          <table:table-cell table:formula="of:=[.C113]*1.0268128-0.00001201261" office:value-type="float" office:value="0.00012400989770368" calcext:value-type="float">
            <text:p>0.00012400989770368</text:p>
          </table:table-cell>
          <table:table-cell table:formula="of:=[.F113]-[.A113]" office:value-type="float" office:value="-0.00000008144929631999" calcext:value-type="float">
            <text:p>-8.14492963199852E-08</text:p>
          </table:table-cell>
          <table:table-cell table:formula="of:=[.G113]/[.A113]*100" office:value-type="float" office:value="-0.065636563941872" calcext:value-type="float">
            <text:p>-0.065636563941872</text:p>
          </table:table-cell>
        </table:table-row>
        <table:table-row table:style-name="ro1">
          <table:table-cell office:value-type="float" office:value="0.000124706844" calcext:value-type="float">
            <text:p>0.000124706844</text:p>
          </table:table-cell>
          <table:table-cell office:value-type="float" office:value="975" calcext:value-type="float">
            <text:p>975</text:p>
          </table:table-cell>
          <table:table-cell office:value-type="float" office:value="0.0001332" calcext:value-type="float">
            <text:p>0.00013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2:47.494596</text:p>
          </table:table-cell>
          <table:table-cell table:formula="of:=[.C114]*1.0268128-0.00001201261" office:value-type="float" office:value="0.00012475885496" calcext:value-type="float">
            <text:p>0.00012475885496</text:p>
          </table:table-cell>
          <table:table-cell table:formula="of:=[.F114]-[.A114]" office:value-type="float" office:value="0.00000005201096000003" calcext:value-type="float">
            <text:p>5.20109600000301E-08</text:p>
          </table:table-cell>
          <table:table-cell table:formula="of:=[.G114]/[.A114]*100" office:value-type="float" office:value="0.0417065802739985" calcext:value-type="float">
            <text:p>0.0417065802739985</text:p>
          </table:table-cell>
        </table:table-row>
        <table:table-row table:style-name="ro1">
          <table:table-cell office:value-type="float" office:value="0.000125428333" calcext:value-type="float">
            <text:p>0.000125428333</text:p>
          </table:table-cell>
          <table:table-cell office:value-type="float" office:value="980" calcext:value-type="float">
            <text:p>980</text:p>
          </table:table-cell>
          <table:table-cell office:value-type="float" office:value="0.0001337882" calcext:value-type="float">
            <text:p>0.00013378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2:50.565743</text:p>
          </table:table-cell>
          <table:table-cell table:formula="of:=[.C115]*1.0268128-0.00001201261" office:value-type="float" office:value="0.00012536282624896" calcext:value-type="float">
            <text:p>0.00012536282624896</text:p>
          </table:table-cell>
          <table:table-cell table:formula="of:=[.F115]-[.A115]" office:value-type="float" office:value="-0.00000006550675104" calcext:value-type="float">
            <text:p>-6.55067510399953E-08</text:p>
          </table:table-cell>
          <table:table-cell table:formula="of:=[.G115]/[.A115]*100" office:value-type="float" office:value="-0.0522264383757658" calcext:value-type="float">
            <text:p>-0.0522264383757658</text:p>
          </table:table-cell>
        </table:table-row>
        <table:table-row table:style-name="ro1">
          <table:table-cell office:value-type="float" office:value="0.000126036365" calcext:value-type="float">
            <text:p>0.000126036365</text:p>
          </table:table-cell>
          <table:table-cell office:value-type="float" office:value="985" calcext:value-type="float">
            <text:p>985</text:p>
          </table:table-cell>
          <table:table-cell office:value-type="float" office:value="0.0001343608" calcext:value-type="float">
            <text:p>0.00013436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2:53.637079</text:p>
          </table:table-cell>
          <table:table-cell table:formula="of:=[.C116]*1.0268128-0.00001201261" office:value-type="float" office:value="0.00012595077925824" calcext:value-type="float">
            <text:p>0.00012595077925824</text:p>
          </table:table-cell>
          <table:table-cell table:formula="of:=[.F116]-[.A116]" office:value-type="float" office:value="-0.00000008558574175998" calcext:value-type="float">
            <text:p>-8.55857417599829E-08</text:p>
          </table:table-cell>
          <table:table-cell table:formula="of:=[.G116]/[.A116]*100" office:value-type="float" office:value="-0.0679055935641931" calcext:value-type="float">
            <text:p>-0.0679055935641931</text:p>
          </table:table-cell>
        </table:table-row>
        <table:table-row table:style-name="ro1">
          <table:table-cell office:value-type="float" office:value="0.000126661865" calcext:value-type="float">
            <text:p>0.000126661865</text:p>
          </table:table-cell>
          <table:table-cell office:value-type="float" office:value="990" calcext:value-type="float">
            <text:p>990</text:p>
          </table:table-cell>
          <table:table-cell office:value-type="float" office:value="0.000134902" calcext:value-type="float">
            <text:p>0.000134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2:56.709387</text:p>
          </table:table-cell>
          <table:table-cell table:formula="of:=[.C117]*1.0268128-0.00001201261" office:value-type="float" office:value="0.0001265064903456" calcext:value-type="float">
            <text:p>0.0001265064903456</text:p>
          </table:table-cell>
          <table:table-cell table:formula="of:=[.F117]-[.A117]" office:value-type="float" office:value="-0.00000015537465439998" calcext:value-type="float">
            <text:p>-1.5537465439998E-07</text:p>
          </table:table-cell>
          <table:table-cell table:formula="of:=[.G117]/[.A117]*100" office:value-type="float" office:value="-0.122668850959979" calcext:value-type="float">
            <text:p>-0.122668850959979</text:p>
          </table:table-cell>
        </table:table-row>
        <table:table-row table:style-name="ro1">
          <table:table-cell office:value-type="float" office:value="0.000127279676" calcext:value-type="float">
            <text:p>0.000127279676</text:p>
          </table:table-cell>
          <table:table-cell office:value-type="float" office:value="995" calcext:value-type="float">
            <text:p>995</text:p>
          </table:table-cell>
          <table:table-cell office:value-type="float" office:value="0.0001355922" calcext:value-type="float">
            <text:p>0.00013559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2:59.780910</text:p>
          </table:table-cell>
          <table:table-cell table:formula="of:=[.C118]*1.0268128-0.00001201261" office:value-type="float" office:value="0.00012721519654016" calcext:value-type="float">
            <text:p>0.00012721519654016</text:p>
          </table:table-cell>
          <table:table-cell table:formula="of:=[.F118]-[.A118]" office:value-type="float" office:value="-0.00000006447945983997" calcext:value-type="float">
            <text:p>-6.44794598399722E-08</text:p>
          </table:table-cell>
          <table:table-cell table:formula="of:=[.G118]/[.A118]*100" office:value-type="float" office:value="-0.0506596668583382" calcext:value-type="float">
            <text:p>-0.0506596668583382</text:p>
          </table:table-cell>
        </table:table-row>
        <table:table-row table:style-name="ro1">
          <table:table-cell office:value-type="float" office:value="0.000127992581" calcext:value-type="float">
            <text:p>0.0001279925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60549" calcext:value-type="float">
            <text:p>0.00013605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3:02.853134</text:p>
          </table:table-cell>
          <table:table-cell table:formula="of:=[.C119]*1.0268128-0.00001201261" office:value-type="float" office:value="0.00012769030282272" calcext:value-type="float">
            <text:p>0.00012769030282272</text:p>
          </table:table-cell>
          <table:table-cell table:formula="of:=[.F119]-[.A119]" office:value-type="float" office:value="-0.00000030227817728" calcext:value-type="float">
            <text:p>-3.02278177279996E-07</text:p>
          </table:table-cell>
          <table:table-cell table:formula="of:=[.G119]/[.A119]*100" office:value-type="float" office:value="-0.236168514548508" calcext:value-type="float">
            <text:p>-0.236168514548508</text:p>
          </table:table-cell>
        </table:table-row>
        <table:table-row table:style-name="ro1">
          <table:table-cell office:value-type="float" office:value="0.000128610317" calcext:value-type="float">
            <text:p>0.000128610317</text:p>
          </table:table-cell>
          <table:table-cell office:value-type="float" office:value="1005" calcext:value-type="float">
            <text:p>1005</text:p>
          </table:table-cell>
          <table:table-cell office:value-type="float" office:value="0.0001368392" calcext:value-type="float">
            <text:p>0.0001368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3:05.884524</text:p>
          </table:table-cell>
          <table:table-cell table:formula="of:=[.C120]*1.0268128-0.00001201261" office:value-type="float" office:value="0.00012849563210176" calcext:value-type="float">
            <text:p>0.00012849563210176</text:p>
          </table:table-cell>
          <table:table-cell table:formula="of:=[.F120]-[.A120]" office:value-type="float" office:value="-0.00000011468489823999" calcext:value-type="float">
            <text:p>-1.14684898239989E-07</text:p>
          </table:table-cell>
          <table:table-cell table:formula="of:=[.G120]/[.A120]*100" office:value-type="float" office:value="-0.0891723937201624" calcext:value-type="float">
            <text:p>-0.0891723937201624</text:p>
          </table:table-cell>
        </table:table-row>
        <table:table-row table:style-name="ro1">
          <table:table-cell office:value-type="float" office:value="0.000129225739" calcext:value-type="float">
            <text:p>0.000129225739</text:p>
          </table:table-cell>
          <table:table-cell office:value-type="float" office:value="1010" calcext:value-type="float">
            <text:p>1010</text:p>
          </table:table-cell>
          <table:table-cell office:value-type="float" office:value="0.0001375843" calcext:value-type="float">
            <text:p>0.00013758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3:08.996772</text:p>
          </table:table-cell>
          <table:table-cell table:formula="of:=[.C121]*1.0268128-0.00001201261" office:value-type="float" office:value="0.00012926071031904" calcext:value-type="float">
            <text:p>0.00012926071031904</text:p>
          </table:table-cell>
          <table:table-cell table:formula="of:=[.F121]-[.A121]" office:value-type="float" office:value="0.00000003497131904" calcext:value-type="float">
            <text:p>3.4971319040004E-08</text:p>
          </table:table-cell>
          <table:table-cell table:formula="of:=[.G121]/[.A121]*100" office:value-type="float" office:value="0.0270621931130949" calcext:value-type="float">
            <text:p>0.0270621931130949</text:p>
          </table:table-cell>
        </table:table-row>
        <table:table-row table:style-name="ro1">
          <table:table-cell office:value-type="float" office:value="0.000129847507" calcext:value-type="float">
            <text:p>0.000129847507</text:p>
          </table:table-cell>
          <table:table-cell office:value-type="float" office:value="1015" calcext:value-type="float">
            <text:p>1015</text:p>
          </table:table-cell>
          <table:table-cell office:value-type="float" office:value="0.0001380392" calcext:value-type="float">
            <text:p>0.0001380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3:12.068418</text:p>
          </table:table-cell>
          <table:table-cell table:formula="of:=[.C122]*1.0268128-0.00001201261" office:value-type="float" office:value="0.00012972780746176" calcext:value-type="float">
            <text:p>0.00012972780746176</text:p>
          </table:table-cell>
          <table:table-cell table:formula="of:=[.F122]-[.A122]" office:value-type="float" office:value="-0.00000011969953823997" calcext:value-type="float">
            <text:p>-1.19699538239973E-07</text:p>
          </table:table-cell>
          <table:table-cell table:formula="of:=[.G122]/[.A122]*100" office:value-type="float" office:value="-0.0921847026604627" calcext:value-type="float">
            <text:p>-0.0921847026604627</text:p>
          </table:table-cell>
        </table:table-row>
        <table:table-row table:style-name="ro1">
          <table:table-cell office:value-type="float" office:value="0.000130576982" calcext:value-type="float">
            <text:p>0.000130576982</text:p>
          </table:table-cell>
          <table:table-cell office:value-type="float" office:value="1020" calcext:value-type="float">
            <text:p>1020</text:p>
          </table:table-cell>
          <table:table-cell office:value-type="float" office:value="0.0001387216" calcext:value-type="float">
            <text:p>0.0001387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3:15.140420</text:p>
          </table:table-cell>
          <table:table-cell table:formula="of:=[.C123]*1.0268128-0.00001201261" office:value-type="float" office:value="0.00013042850451648" calcext:value-type="float">
            <text:p>0.00013042850451648</text:p>
          </table:table-cell>
          <table:table-cell table:formula="of:=[.F123]-[.A123]" office:value-type="float" office:value="-0.00000014847748351998" calcext:value-type="float">
            <text:p>-1.4847748351998E-07</text:p>
          </table:table-cell>
          <table:table-cell table:formula="of:=[.G123]/[.A123]*100" office:value-type="float" office:value="-0.113708772592079" calcext:value-type="float">
            <text:p>-0.113708772592079</text:p>
          </table:table-cell>
        </table:table-row>
        <table:table-row table:style-name="ro1">
          <table:table-cell office:value-type="float" office:value="0.000131210095" calcext:value-type="float">
            <text:p>0.000131210095</text:p>
          </table:table-cell>
          <table:table-cell office:value-type="float" office:value="1025" calcext:value-type="float">
            <text:p>1025</text:p>
          </table:table-cell>
          <table:table-cell office:value-type="float" office:value="0.0001392157" calcext:value-type="float">
            <text:p>0.0001392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3:18.212394</text:p>
          </table:table-cell>
          <table:table-cell table:formula="of:=[.C124]*1.0268128-0.00001201261" office:value-type="float" office:value="0.00013093585272096" calcext:value-type="float">
            <text:p>0.00013093585272096</text:p>
          </table:table-cell>
          <table:table-cell table:formula="of:=[.F124]-[.A124]" office:value-type="float" office:value="-0.00000027424227903999" calcext:value-type="float">
            <text:p>-2.74242279039988E-07</text:p>
          </table:table-cell>
          <table:table-cell table:formula="of:=[.G124]/[.A124]*100" office:value-type="float" office:value="-0.20901004533225" calcext:value-type="float">
            <text:p>-0.20901004533225</text:p>
          </table:table-cell>
        </table:table-row>
        <table:table-row table:style-name="ro1">
          <table:table-cell office:value-type="float" office:value="0.000131818799" calcext:value-type="float">
            <text:p>0.000131818799</text:p>
          </table:table-cell>
          <table:table-cell office:value-type="float" office:value="1030" calcext:value-type="float">
            <text:p>1030</text:p>
          </table:table-cell>
          <table:table-cell office:value-type="float" office:value="0.0001398824" calcext:value-type="float">
            <text:p>0.00013988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3:21.284148</text:p>
          </table:table-cell>
          <table:table-cell table:formula="of:=[.C125]*1.0268128-0.00001201261" office:value-type="float" office:value="0.00013162042881472" calcext:value-type="float">
            <text:p>0.00013162042881472</text:p>
          </table:table-cell>
          <table:table-cell table:formula="of:=[.F125]-[.A125]" office:value-type="float" office:value="-0.00000019837018527997" calcext:value-type="float">
            <text:p>-1.98370185279973E-07</text:p>
          </table:table-cell>
          <table:table-cell table:formula="of:=[.G125]/[.A125]*100" office:value-type="float" office:value="-0.150487022173501" calcext:value-type="float">
            <text:p>-0.150487022173501</text:p>
          </table:table-cell>
        </table:table-row>
        <table:table-row table:style-name="ro1">
          <table:table-cell office:value-type="float" office:value="0.000132449747" calcext:value-type="float">
            <text:p>0.000132449747</text:p>
          </table:table-cell>
          <table:table-cell office:value-type="float" office:value="1035" calcext:value-type="float">
            <text:p>1035</text:p>
          </table:table-cell>
          <table:table-cell office:value-type="float" office:value="0.0001404627" calcext:value-type="float">
            <text:p>0.00014046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3:24.355849</text:p>
          </table:table-cell>
          <table:table-cell table:formula="of:=[.C126]*1.0268128-0.00001201261" office:value-type="float" office:value="0.00013221628828256" calcext:value-type="float">
            <text:p>0.00013221628828256</text:p>
          </table:table-cell>
          <table:table-cell table:formula="of:=[.F126]-[.A126]" office:value-type="float" office:value="-0.00000023345871743999" calcext:value-type="float">
            <text:p>-2.33458717439992E-07</text:p>
          </table:table-cell>
          <table:table-cell table:formula="of:=[.G126]/[.A126]*100" office:value-type="float" office:value="-0.176262109009534" calcext:value-type="float">
            <text:p>-0.176262109009534</text:p>
          </table:table-cell>
        </table:table-row>
        <table:table-row table:style-name="ro1">
          <table:table-cell office:value-type="float" office:value="0.000133173774" calcext:value-type="float">
            <text:p>0.000133173774</text:p>
          </table:table-cell>
          <table:table-cell office:value-type="float" office:value="1040" calcext:value-type="float">
            <text:p>1040</text:p>
          </table:table-cell>
          <table:table-cell office:value-type="float" office:value="0.0001411922" calcext:value-type="float">
            <text:p>0.00014119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3:27.427623</text:p>
          </table:table-cell>
          <table:table-cell table:formula="of:=[.C127]*1.0268128-0.00001201261" office:value-type="float" office:value="0.00013296534822016" calcext:value-type="float">
            <text:p>0.00013296534822016</text:p>
          </table:table-cell>
          <table:table-cell table:formula="of:=[.F127]-[.A127]" office:value-type="float" office:value="-0.00000020842577983996" calcext:value-type="float">
            <text:p>-2.08425779839956E-07</text:p>
          </table:table-cell>
          <table:table-cell table:formula="of:=[.G127]/[.A127]*100" office:value-type="float" office:value="-0.156506625576261" calcext:value-type="float">
            <text:p>-0.156506625576261</text:p>
          </table:table-cell>
        </table:table-row>
        <table:table-row table:style-name="ro1">
          <table:table-cell office:value-type="float" office:value="0.00013380099" calcext:value-type="float">
            <text:p>0.00013380099</text:p>
          </table:table-cell>
          <table:table-cell office:value-type="float" office:value="1045" calcext:value-type="float">
            <text:p>1045</text:p>
          </table:table-cell>
          <table:table-cell office:value-type="float" office:value="0.0001418039" calcext:value-type="float">
            <text:p>0.0001418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3:30.499641</text:p>
          </table:table-cell>
          <table:table-cell table:formula="of:=[.C128]*1.0268128-0.00001201261" office:value-type="float" office:value="0.00013359344960992" calcext:value-type="float">
            <text:p>0.00013359344960992</text:p>
          </table:table-cell>
          <table:table-cell table:formula="of:=[.F128]-[.A128]" office:value-type="float" office:value="-0.00000020754039007997" calcext:value-type="float">
            <text:p>-2.07540390079967E-07</text:p>
          </table:table-cell>
          <table:table-cell table:formula="of:=[.G128]/[.A128]*100" office:value-type="float" office:value="-0.155111251478757" calcext:value-type="float">
            <text:p>-0.155111251478757</text:p>
          </table:table-cell>
        </table:table-row>
        <table:table-row table:style-name="ro1">
          <table:table-cell office:value-type="float" office:value="0.00013442634" calcext:value-type="float">
            <text:p>0.00013442634</text:p>
          </table:table-cell>
          <table:table-cell office:value-type="float" office:value="1050" calcext:value-type="float">
            <text:p>1050</text:p>
          </table:table-cell>
          <table:table-cell office:value-type="float" office:value="0.0001424157" calcext:value-type="float">
            <text:p>0.0001424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3:33.571695</text:p>
          </table:table-cell>
          <table:table-cell table:formula="of:=[.C129]*1.0268128-0.00001201261" office:value-type="float" office:value="0.00013422165368096" calcext:value-type="float">
            <text:p>0.00013422165368096</text:p>
          </table:table-cell>
          <table:table-cell table:formula="of:=[.F129]-[.A129]" office:value-type="float" office:value="-0.00000020468631903997" calcext:value-type="float">
            <text:p>-2.04686319039971E-07</text:p>
          </table:table-cell>
          <table:table-cell table:formula="of:=[.G129]/[.A129]*100" office:value-type="float" office:value="-0.152266526813101" calcext:value-type="float">
            <text:p>-0.152266526813101</text:p>
          </table:table-cell>
        </table:table-row>
        <table:table-row table:style-name="ro1">
          <table:table-cell office:value-type="float" office:value="0.000135050197" calcext:value-type="float">
            <text:p>0.000135050197</text:p>
          </table:table-cell>
          <table:table-cell office:value-type="float" office:value="1055" calcext:value-type="float">
            <text:p>1055</text:p>
          </table:table-cell>
          <table:table-cell office:value-type="float" office:value="0.0001429961" calcext:value-type="float">
            <text:p>0.0001429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3:36.643544</text:p>
          </table:table-cell>
          <table:table-cell table:formula="of:=[.C130]*1.0268128-0.00001201261" office:value-type="float" office:value="0.00013481761583008" calcext:value-type="float">
            <text:p>0.00013481761583008</text:p>
          </table:table-cell>
          <table:table-cell table:formula="of:=[.F130]-[.A130]" office:value-type="float" office:value="-0.00000023258116991999" calcext:value-type="float">
            <text:p>-2.32581169919989E-07</text:p>
          </table:table-cell>
          <table:table-cell table:formula="of:=[.G130]/[.A130]*100" office:value-type="float" office:value="-0.172218312217634" calcext:value-type="float">
            <text:p>-0.172218312217634</text:p>
          </table:table-cell>
        </table:table-row>
        <table:table-row table:style-name="ro1">
          <table:table-cell office:value-type="float" office:value="0.00013576661" calcext:value-type="float">
            <text:p>0.00013576661</text:p>
          </table:table-cell>
          <table:table-cell office:value-type="float" office:value="1060" calcext:value-type="float">
            <text:p>1060</text:p>
          </table:table-cell>
          <table:table-cell office:value-type="float" office:value="0.000143702" calcext:value-type="float">
            <text:p>0.0001437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3:39.715432</text:p>
          </table:table-cell>
          <table:table-cell table:formula="of:=[.C131]*1.0268128-0.00001201261" office:value-type="float" office:value="0.0001355424429856" calcext:value-type="float">
            <text:p>0.0001355424429856</text:p>
          </table:table-cell>
          <table:table-cell table:formula="of:=[.F131]-[.A131]" office:value-type="float" office:value="-0.00000022416701439998" calcext:value-type="float">
            <text:p>-2.2416701439998E-07</text:p>
          </table:table-cell>
          <table:table-cell table:formula="of:=[.G131]/[.A131]*100" office:value-type="float" office:value="-0.165112036309944" calcext:value-type="float">
            <text:p>-0.165112036309944</text:p>
          </table:table-cell>
        </table:table-row>
        <table:table-row table:style-name="ro1">
          <table:table-cell office:value-type="float" office:value="0.000136396065" calcext:value-type="float">
            <text:p>0.000136396065</text:p>
          </table:table-cell>
          <table:table-cell office:value-type="float" office:value="1065" calcext:value-type="float">
            <text:p>1065</text:p>
          </table:table-cell>
          <table:table-cell office:value-type="float" office:value="0.0001442431" calcext:value-type="float">
            <text:p>0.00014424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3:42.787022</text:p>
          </table:table-cell>
          <table:table-cell table:formula="of:=[.C132]*1.0268128-0.00001201261" office:value-type="float" office:value="0.00013609805139168" calcext:value-type="float">
            <text:p>0.00013609805139168</text:p>
          </table:table-cell>
          <table:table-cell table:formula="of:=[.F132]-[.A132]" office:value-type="float" office:value="-0.00000029801360832001" calcext:value-type="float">
            <text:p>-2.98013608320013E-07</text:p>
          </table:table-cell>
          <table:table-cell table:formula="of:=[.G132]/[.A132]*100" office:value-type="float" office:value="-0.218491353339272" calcext:value-type="float">
            <text:p>-0.218491353339272</text:p>
          </table:table-cell>
        </table:table-row>
        <table:table-row table:style-name="ro1">
          <table:table-cell office:value-type="float" office:value="0.00013702231" calcext:value-type="float">
            <text:p>0.00013702231</text:p>
          </table:table-cell>
          <table:table-cell office:value-type="float" office:value="1070" calcext:value-type="float">
            <text:p>1070</text:p>
          </table:table-cell>
          <table:table-cell office:value-type="float" office:value="0.0001449176" calcext:value-type="float">
            <text:p>0.0001449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3:45.819154</text:p>
          </table:table-cell>
          <table:table-cell table:formula="of:=[.C133]*1.0268128-0.00001201261" office:value-type="float" office:value="0.00013679063662528" calcext:value-type="float">
            <text:p>0.00013679063662528</text:p>
          </table:table-cell>
          <table:table-cell table:formula="of:=[.F133]-[.A133]" office:value-type="float" office:value="-0.00000023167337471998" calcext:value-type="float">
            <text:p>-2.31673374719975E-07</text:p>
          </table:table-cell>
          <table:table-cell table:formula="of:=[.G133]/[.A133]*100" office:value-type="float" office:value="-0.169077119426738" calcext:value-type="float">
            <text:p>-0.169077119426738</text:p>
          </table:table-cell>
        </table:table-row>
        <table:table-row table:style-name="ro1">
          <table:table-cell office:value-type="float" office:value="0.000137647063" calcext:value-type="float">
            <text:p>0.000137647063</text:p>
          </table:table-cell>
          <table:table-cell office:value-type="float" office:value="1075" calcext:value-type="float">
            <text:p>1075</text:p>
          </table:table-cell>
          <table:table-cell office:value-type="float" office:value="0.0001454745" calcext:value-type="float">
            <text:p>0.00014547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3:48.930539</text:p>
          </table:table-cell>
          <table:table-cell table:formula="of:=[.C134]*1.0268128-0.00001201261" office:value-type="float" office:value="0.0001373624686736" calcext:value-type="float">
            <text:p>0.0001373624686736</text:p>
          </table:table-cell>
          <table:table-cell table:formula="of:=[.F134]-[.A134]" office:value-type="float" office:value="-0.0000002845943264" calcext:value-type="float">
            <text:p>-2.84594326399997E-07</text:p>
          </table:table-cell>
          <table:table-cell table:formula="of:=[.G134]/[.A134]*100" office:value-type="float" office:value="-0.206756555641145" calcext:value-type="float">
            <text:p>-0.206756555641145</text:p>
          </table:table-cell>
        </table:table-row>
        <table:table-row table:style-name="ro1">
          <table:table-cell office:value-type="float" office:value="0.000138399304" calcext:value-type="float">
            <text:p>0.000138399304</text:p>
          </table:table-cell>
          <table:table-cell office:value-type="float" office:value="1080" calcext:value-type="float">
            <text:p>1080</text:p>
          </table:table-cell>
          <table:table-cell office:value-type="float" office:value="0.0001462667" calcext:value-type="float">
            <text:p>0.0001462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3:52.003422</text:p>
          </table:table-cell>
          <table:table-cell table:formula="of:=[.C135]*1.0268128-0.00001201261" office:value-type="float" office:value="0.00013817590977376" calcext:value-type="float">
            <text:p>0.00013817590977376</text:p>
          </table:table-cell>
          <table:table-cell table:formula="of:=[.F135]-[.A135]" office:value-type="float" office:value="-0.00000022339422623996" calcext:value-type="float">
            <text:p>-2.23394226239965E-07</text:p>
          </table:table-cell>
          <table:table-cell table:formula="of:=[.G135]/[.A135]*100" office:value-type="float" office:value="-0.1614128249084" calcext:value-type="float">
            <text:p>-0.1614128249084</text:p>
          </table:table-cell>
        </table:table-row>
        <table:table-row table:style-name="ro1">
          <table:table-cell office:value-type="float" office:value="0.000139037269" calcext:value-type="float">
            <text:p>0.000139037269</text:p>
          </table:table-cell>
          <table:table-cell office:value-type="float" office:value="1085" calcext:value-type="float">
            <text:p>1085</text:p>
          </table:table-cell>
          <table:table-cell office:value-type="float" office:value="0.0001468" calcext:value-type="float">
            <text:p>0.00014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3:55.074858</text:p>
          </table:table-cell>
          <table:table-cell table:formula="of:=[.C136]*1.0268128-0.00001201261" office:value-type="float" office:value="0.00013872350904" calcext:value-type="float">
            <text:p>0.00013872350904</text:p>
          </table:table-cell>
          <table:table-cell table:formula="of:=[.F136]-[.A136]" office:value-type="float" office:value="-0.00000031375996000001" calcext:value-type="float">
            <text:p>-3.13759960000008E-07</text:p>
          </table:table-cell>
          <table:table-cell table:formula="of:=[.G136]/[.A136]*100" office:value-type="float" office:value="-0.225666083818151" calcext:value-type="float">
            <text:p>-0.225666083818151</text:p>
          </table:table-cell>
        </table:table-row>
        <table:table-row table:style-name="ro1">
          <table:table-cell office:value-type="float" office:value="0.000139672695" calcext:value-type="float">
            <text:p>0.000139672695</text:p>
          </table:table-cell>
          <table:table-cell office:value-type="float" office:value="1090" calcext:value-type="float">
            <text:p>1090</text:p>
          </table:table-cell>
          <table:table-cell office:value-type="float" office:value="0.0001474118" calcext:value-type="float">
            <text:p>0.0001474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3:58.146164</text:p>
          </table:table-cell>
          <table:table-cell table:formula="of:=[.C137]*1.0268128-0.00001201261" office:value-type="float" office:value="0.00013935171311104" calcext:value-type="float">
            <text:p>0.00013935171311104</text:p>
          </table:table-cell>
          <table:table-cell table:formula="of:=[.F137]-[.A137]" office:value-type="float" office:value="-0.00000032098188895997" calcext:value-type="float">
            <text:p>-3.20981888959974E-07</text:p>
          </table:table-cell>
          <table:table-cell table:formula="of:=[.G137]/[.A137]*100" office:value-type="float" office:value="-0.229810049100846" calcext:value-type="float">
            <text:p>-0.229810049100846</text:p>
          </table:table-cell>
        </table:table-row>
        <table:table-row table:style-name="ro1">
          <table:table-cell office:value-type="float" office:value="0.000140306554" calcext:value-type="float">
            <text:p>0.000140306554</text:p>
          </table:table-cell>
          <table:table-cell office:value-type="float" office:value="1095" calcext:value-type="float">
            <text:p>1095</text:p>
          </table:table-cell>
          <table:table-cell office:value-type="float" office:value="0.0001480549" calcext:value-type="float">
            <text:p>0.00014805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4:01.197938</text:p>
          </table:table-cell>
          <table:table-cell table:formula="of:=[.C138]*1.0268128-0.00001201261" office:value-type="float" office:value="0.00014001205642272" calcext:value-type="float">
            <text:p>0.00014001205642272</text:p>
          </table:table-cell>
          <table:table-cell table:formula="of:=[.F138]-[.A138]" office:value-type="float" office:value="-0.00000029449757727996" calcext:value-type="float">
            <text:p>-2.94497577279964E-07</text:p>
          </table:table-cell>
          <table:table-cell table:formula="of:=[.G138]/[.A138]*100" office:value-type="float" office:value="-0.209895809485824" calcext:value-type="float">
            <text:p>-0.209895809485824</text:p>
          </table:table-cell>
        </table:table-row>
        <table:table-row table:style-name="ro1">
          <table:table-cell office:value-type="float" office:value="0.000141056407" calcext:value-type="float">
            <text:p>0.000141056407</text:p>
          </table:table-cell>
          <table:table-cell office:value-type="float" office:value="1100" calcext:value-type="float">
            <text:p>1100</text:p>
          </table:table-cell>
          <table:table-cell office:value-type="float" office:value="0.0001488157" calcext:value-type="float">
            <text:p>0.0001488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4:04.290225</text:p>
          </table:table-cell>
          <table:table-cell table:formula="of:=[.C139]*1.0268128-0.00001201261" office:value-type="float" office:value="0.00014079325560096" calcext:value-type="float">
            <text:p>0.00014079325560096</text:p>
          </table:table-cell>
          <table:table-cell table:formula="of:=[.F139]-[.A139]" office:value-type="float" office:value="-0.00000026315139903997" calcext:value-type="float">
            <text:p>-2.63151399039973E-07</text:p>
          </table:table-cell>
          <table:table-cell table:formula="of:=[.G139]/[.A139]*100" office:value-type="float" office:value="-0.186557565612722" calcext:value-type="float">
            <text:p>-0.186557565612722</text:p>
          </table:table-cell>
        </table:table-row>
        <table:table-row table:style-name="ro1">
          <table:table-cell office:value-type="float" office:value="0.000141701686" calcext:value-type="float">
            <text:p>0.000141701686</text:p>
          </table:table-cell>
          <table:table-cell office:value-type="float" office:value="1105" calcext:value-type="float">
            <text:p>1105</text:p>
          </table:table-cell>
          <table:table-cell office:value-type="float" office:value="0.0001494039" calcext:value-type="float">
            <text:p>0.0001494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4:07.361881</text:p>
          </table:table-cell>
          <table:table-cell table:formula="of:=[.C140]*1.0268128-0.00001201261" office:value-type="float" office:value="0.00014139722688992" calcext:value-type="float">
            <text:p>0.00014139722688992</text:p>
          </table:table-cell>
          <table:table-cell table:formula="of:=[.F140]-[.A140]" office:value-type="float" office:value="-0.00000030445911007997" calcext:value-type="float">
            <text:p>-3.04459110079966E-07</text:p>
          </table:table-cell>
          <table:table-cell table:formula="of:=[.G140]/[.A140]*100" office:value-type="float" office:value="-0.214859200814284" calcext:value-type="float">
            <text:p>-0.214859200814284</text:p>
          </table:table-cell>
        </table:table-row>
        <table:table-row table:style-name="ro1">
          <table:table-cell office:value-type="float" office:value="0.000142344129" calcext:value-type="float">
            <text:p>0.000142344129</text:p>
          </table:table-cell>
          <table:table-cell office:value-type="float" office:value="1110" calcext:value-type="float">
            <text:p>1110</text:p>
          </table:table-cell>
          <table:table-cell office:value-type="float" office:value="0.0001499922" calcext:value-type="float">
            <text:p>0.00014999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4:10.433883</text:p>
          </table:table-cell>
          <table:table-cell table:formula="of:=[.C141]*1.0268128-0.00001201261" office:value-type="float" office:value="0.00014200130086016" calcext:value-type="float">
            <text:p>0.00014200130086016</text:p>
          </table:table-cell>
          <table:table-cell table:formula="of:=[.F141]-[.A141]" office:value-type="float" office:value="-0.00000034282813983998" calcext:value-type="float">
            <text:p>-3.42828139839979E-07</text:p>
          </table:table-cell>
          <table:table-cell table:formula="of:=[.G141]/[.A141]*100" office:value-type="float" office:value="-0.240844594187639" calcext:value-type="float">
            <text:p>-0.240844594187639</text:p>
          </table:table-cell>
        </table:table-row>
        <table:table-row table:style-name="ro1">
          <table:table-cell office:value-type="float" office:value="0.000142978212" calcext:value-type="float">
            <text:p>0.000142978212</text:p>
          </table:table-cell>
          <table:table-cell office:value-type="float" office:value="1115" calcext:value-type="float">
            <text:p>1115</text:p>
          </table:table-cell>
          <table:table-cell office:value-type="float" office:value="0.0001506353" calcext:value-type="float">
            <text:p>0.00015063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4:13.505900</text:p>
          </table:table-cell>
          <table:table-cell table:formula="of:=[.C142]*1.0268128-0.00001201261" office:value-type="float" office:value="0.00014266164417184" calcext:value-type="float">
            <text:p>0.00014266164417184</text:p>
          </table:table-cell>
          <table:table-cell table:formula="of:=[.F142]-[.A142]" office:value-type="float" office:value="-0.00000031656782816" calcext:value-type="float">
            <text:p>-3.16567828159995E-07</text:p>
          </table:table-cell>
          <table:table-cell table:formula="of:=[.G142]/[.A142]*100" office:value-type="float" office:value="-0.221409838416496" calcext:value-type="float">
            <text:p>-0.221409838416496</text:p>
          </table:table-cell>
        </table:table-row>
        <table:table-row table:style-name="ro1">
          <table:table-cell office:value-type="float" office:value="0.000143721571" calcext:value-type="float">
            <text:p>0.000143721571</text:p>
          </table:table-cell>
          <table:table-cell office:value-type="float" office:value="1120" calcext:value-type="float">
            <text:p>1120</text:p>
          </table:table-cell>
          <table:table-cell office:value-type="float" office:value="0.0001511765" calcext:value-type="float">
            <text:p>0.00015117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4:16.577957</text:p>
          </table:table-cell>
          <table:table-cell table:formula="of:=[.C143]*1.0268128-0.00001201261" office:value-type="float" office:value="0.0001432173552592" calcext:value-type="float">
            <text:p>0.0001432173552592</text:p>
          </table:table-cell>
          <table:table-cell table:formula="of:=[.F143]-[.A143]" office:value-type="float" office:value="-0.00000050421574079997" calcext:value-type="float">
            <text:p>-5.04215740799974E-07</text:p>
          </table:table-cell>
          <table:table-cell table:formula="of:=[.G143]/[.A143]*100" office:value-type="float" office:value="-0.350828158425832" calcext:value-type="float">
            <text:p>-0.350828158425832</text:p>
          </table:table-cell>
        </table:table-row>
        <table:table-row table:style-name="ro1">
          <table:table-cell office:value-type="float" office:value="0.000144368044" calcext:value-type="float">
            <text:p>0.000144368044</text:p>
          </table:table-cell>
          <table:table-cell office:value-type="float" office:value="1125" calcext:value-type="float">
            <text:p>1125</text:p>
          </table:table-cell>
          <table:table-cell office:value-type="float" office:value="0.0001519843" calcext:value-type="float">
            <text:p>0.00015198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4:19.649692</text:p>
          </table:table-cell>
          <table:table-cell table:formula="of:=[.C144]*1.0268128-0.00001201261" office:value-type="float" office:value="0.00014404681463904" calcext:value-type="float">
            <text:p>0.00014404681463904</text:p>
          </table:table-cell>
          <table:table-cell table:formula="of:=[.F144]-[.A144]" office:value-type="float" office:value="-0.00000032122936096001" calcext:value-type="float">
            <text:p>-3.21229360960006E-07</text:p>
          </table:table-cell>
          <table:table-cell table:formula="of:=[.G144]/[.A144]*100" office:value-type="float" office:value="-0.222507247490314" calcext:value-type="float">
            <text:p>-0.222507247490314</text:p>
          </table:table-cell>
        </table:table-row>
        <table:table-row table:style-name="ro1">
          <table:table-cell office:value-type="float" office:value="0.000145000709" calcext:value-type="float">
            <text:p>0.000145000709</text:p>
          </table:table-cell>
          <table:table-cell office:value-type="float" office:value="1130" calcext:value-type="float">
            <text:p>1130</text:p>
          </table:table-cell>
          <table:table-cell office:value-type="float" office:value="0.0001524784" calcext:value-type="float">
            <text:p>0.0001524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4:22.681226</text:p>
          </table:table-cell>
          <table:table-cell table:formula="of:=[.C145]*1.0268128-0.00001201261" office:value-type="float" office:value="0.00014455416284352" calcext:value-type="float">
            <text:p>0.00014455416284352</text:p>
          </table:table-cell>
          <table:table-cell table:formula="of:=[.F145]-[.A145]" office:value-type="float" office:value="-0.00000044654615647996" calcext:value-type="float">
            <text:p>-4.46546156479961E-07</text:p>
          </table:table-cell>
          <table:table-cell table:formula="of:=[.G145]/[.A145]*100" office:value-type="float" office:value="-0.307961360713044" calcext:value-type="float">
            <text:p>-0.307961360713044</text:p>
          </table:table-cell>
        </table:table-row>
        <table:table-row table:style-name="ro1">
          <table:table-cell office:value-type="float" office:value="0.000145620759" calcext:value-type="float">
            <text:p>0.000145620759</text:p>
          </table:table-cell>
          <table:table-cell office:value-type="float" office:value="1135" calcext:value-type="float">
            <text:p>1135</text:p>
          </table:table-cell>
          <table:table-cell office:value-type="float" office:value="0.0001530745" calcext:value-type="float">
            <text:p>0.00015307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4:25.793105</text:p>
          </table:table-cell>
          <table:table-cell table:formula="of:=[.C146]*1.0268128-0.00001201261" office:value-type="float" office:value="0.0001451662459536" calcext:value-type="float">
            <text:p>0.0001451662459536</text:p>
          </table:table-cell>
          <table:table-cell table:formula="of:=[.F146]-[.A146]" office:value-type="float" office:value="-0.00000045451304639998" calcext:value-type="float">
            <text:p>-4.5451304639998E-07</text:p>
          </table:table-cell>
          <table:table-cell table:formula="of:=[.G146]/[.A146]*100" office:value-type="float" office:value="-0.312121053015511" calcext:value-type="float">
            <text:p>-0.312121053015511</text:p>
          </table:table-cell>
        </table:table-row>
        <table:table-row table:style-name="ro1">
          <table:table-cell office:value-type="float" office:value="0.000146345383" calcext:value-type="float">
            <text:p>0.000146345383</text:p>
          </table:table-cell>
          <table:table-cell office:value-type="float" office:value="1140" calcext:value-type="float">
            <text:p>1140</text:p>
          </table:table-cell>
          <table:table-cell office:value-type="float" office:value="0.0001537569" calcext:value-type="float">
            <text:p>0.00015375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4:28.868496</text:p>
          </table:table-cell>
          <table:table-cell table:formula="of:=[.C147]*1.0268128-0.00001201261" office:value-type="float" office:value="0.00014586694300832" calcext:value-type="float">
            <text:p>0.00014586694300832</text:p>
          </table:table-cell>
          <table:table-cell table:formula="of:=[.F147]-[.A147]" office:value-type="float" office:value="-0.00000047843999167999" calcext:value-type="float">
            <text:p>-4.7843999167999E-07</text:p>
          </table:table-cell>
          <table:table-cell table:formula="of:=[.G147]/[.A147]*100" office:value-type="float" office:value="-0.326925238003573" calcext:value-type="float">
            <text:p>-0.326925238003573</text:p>
          </table:table-cell>
        </table:table-row>
        <table:table-row table:style-name="ro1">
          <table:table-cell office:value-type="float" office:value="0.000146946922" calcext:value-type="float">
            <text:p>0.000146946922</text:p>
          </table:table-cell>
          <table:table-cell office:value-type="float" office:value="1145" calcext:value-type="float">
            <text:p>1145</text:p>
          </table:table-cell>
          <table:table-cell office:value-type="float" office:value="0.0001542902" calcext:value-type="float">
            <text:p>0.0001542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4:31.938605</text:p>
          </table:table-cell>
          <table:table-cell table:formula="of:=[.C148]*1.0268128-0.00001201261" office:value-type="float" office:value="0.00014641454227456" calcext:value-type="float">
            <text:p>0.00014641454227456</text:p>
          </table:table-cell>
          <table:table-cell table:formula="of:=[.F148]-[.A148]" office:value-type="float" office:value="-0.00000053237972543998" calcext:value-type="float">
            <text:p>-5.32379725439976E-07</text:p>
          </table:table-cell>
          <table:table-cell table:formula="of:=[.G148]/[.A148]*100" office:value-type="float" office:value="-0.362293893736663" calcext:value-type="float">
            <text:p>-0.362293893736663</text:p>
          </table:table-cell>
        </table:table-row>
        <table:table-row table:style-name="ro1">
          <table:table-cell office:value-type="float" office:value="0.000147564509" calcext:value-type="float">
            <text:p>0.000147564509</text:p>
          </table:table-cell>
          <table:table-cell office:value-type="float" office:value="1150" calcext:value-type="float">
            <text:p>1150</text:p>
          </table:table-cell>
          <table:table-cell office:value-type="float" office:value="0.0001548941" calcext:value-type="float">
            <text:p>0.00015489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4:35.009248</text:p>
          </table:table-cell>
          <table:table-cell table:formula="of:=[.C149]*1.0268128-0.00001201261" office:value-type="float" office:value="0.00014703463452448" calcext:value-type="float">
            <text:p>0.00014703463452448</text:p>
          </table:table-cell>
          <table:table-cell table:formula="of:=[.F149]-[.A149]" office:value-type="float" office:value="-0.00000052987447552" calcext:value-type="float">
            <text:p>-5.29874475519999E-07</text:p>
          </table:table-cell>
          <table:table-cell table:formula="of:=[.G149]/[.A149]*100" office:value-type="float" office:value="-0.359079889270664" calcext:value-type="float">
            <text:p>-0.359079889270664</text:p>
          </table:table-cell>
        </table:table-row>
        <table:table-row table:style-name="ro1">
          <table:table-cell office:value-type="float" office:value="0.000148170228" calcext:value-type="float">
            <text:p>0.000148170228</text:p>
          </table:table-cell>
          <table:table-cell office:value-type="float" office:value="1155" calcext:value-type="float">
            <text:p>1155</text:p>
          </table:table-cell>
          <table:table-cell office:value-type="float" office:value="0.0001555529" calcext:value-type="float">
            <text:p>0.0001555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4:38.080874</text:p>
          </table:table-cell>
          <table:table-cell table:formula="of:=[.C150]*1.0268128-0.00001201261" office:value-type="float" office:value="0.00014771109879712" calcext:value-type="float">
            <text:p>0.00014771109879712</text:p>
          </table:table-cell>
          <table:table-cell table:formula="of:=[.F150]-[.A150]" office:value-type="float" office:value="-0.00000045912920287997" calcext:value-type="float">
            <text:p>-4.59129202879966E-07</text:p>
          </table:table-cell>
          <table:table-cell table:formula="of:=[.G150]/[.A150]*100" office:value-type="float" office:value="-0.309866029820759" calcext:value-type="float">
            <text:p>-0.309866029820759</text:p>
          </table:table-cell>
        </table:table-row>
        <table:table-row table:style-name="ro1">
          <table:table-cell office:value-type="float" office:value="0.00014887955" calcext:value-type="float">
            <text:p>0.00014887955</text:p>
          </table:table-cell>
          <table:table-cell office:value-type="float" office:value="1160" calcext:value-type="float">
            <text:p>1160</text:p>
          </table:table-cell>
          <table:table-cell office:value-type="float" office:value="0.0001561647" calcext:value-type="float">
            <text:p>0.0001561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4:41.153292</text:p>
          </table:table-cell>
          <table:table-cell table:formula="of:=[.C151]*1.0268128-0.00001201261" office:value-type="float" office:value="0.00014833930286816" calcext:value-type="float">
            <text:p>0.00014833930286816</text:p>
          </table:table-cell>
          <table:table-cell table:formula="of:=[.F151]-[.A151]" office:value-type="float" office:value="-0.00000054024713183999" calcext:value-type="float">
            <text:p>-5.40247131839994E-07</text:p>
          </table:table-cell>
          <table:table-cell table:formula="of:=[.G151]/[.A151]*100" office:value-type="float" office:value="-0.36287531218357" calcext:value-type="float">
            <text:p>-0.36287531218357</text:p>
          </table:table-cell>
        </table:table-row>
        <table:table-row table:style-name="ro1">
          <table:table-cell office:value-type="float" office:value="0.000149502288" calcext:value-type="float">
            <text:p>0.000149502288</text:p>
          </table:table-cell>
          <table:table-cell office:value-type="float" office:value="1165" calcext:value-type="float">
            <text:p>1165</text:p>
          </table:table-cell>
          <table:table-cell office:value-type="float" office:value="0.0001568078" calcext:value-type="float">
            <text:p>0.00015680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4:44.224945</text:p>
          </table:table-cell>
          <table:table-cell table:formula="of:=[.C152]*1.0268128-0.00001201261" office:value-type="float" office:value="0.00014899964617984" calcext:value-type="float">
            <text:p>0.00014899964617984</text:p>
          </table:table-cell>
          <table:table-cell table:formula="of:=[.F152]-[.A152]" office:value-type="float" office:value="-0.00000050264182015997" calcext:value-type="float">
            <text:p>-5.0264182015997E-07</text:p>
          </table:table-cell>
          <table:table-cell table:formula="of:=[.G152]/[.A152]*100" office:value-type="float" office:value="-0.336210118844448" calcext:value-type="float">
            <text:p>-0.336210118844448</text:p>
          </table:table-cell>
        </table:table-row>
        <table:table-row table:style-name="ro1">
          <table:table-cell office:value-type="float" office:value="0.000150132265" calcext:value-type="float">
            <text:p>0.000150132265</text:p>
          </table:table-cell>
          <table:table-cell office:value-type="float" office:value="1170" calcext:value-type="float">
            <text:p>1170</text:p>
          </table:table-cell>
          <table:table-cell office:value-type="float" office:value="0.0001571137" calcext:value-type="float">
            <text:p>0.0001571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4:47.296589</text:p>
          </table:table-cell>
          <table:table-cell table:formula="of:=[.C153]*1.0268128-0.00001201261" office:value-type="float" office:value="0.00014931374821536" calcext:value-type="float">
            <text:p>0.00014931374821536</text:p>
          </table:table-cell>
          <table:table-cell table:formula="of:=[.F153]-[.A153]" office:value-type="float" office:value="-0.00000081851678463999" calcext:value-type="float">
            <text:p>-8.18516784639988E-07</text:p>
          </table:table-cell>
          <table:table-cell table:formula="of:=[.G153]/[.A153]*100" office:value-type="float" office:value="-0.545197119779674" calcext:value-type="float">
            <text:p>-0.545197119779674</text:p>
          </table:table-cell>
        </table:table-row>
        <table:table-row table:style-name="ro1">
          <table:table-cell office:value-type="float" office:value="0.000150745897" calcext:value-type="float">
            <text:p>0.000150745897</text:p>
          </table:table-cell>
          <table:table-cell office:value-type="float" office:value="1175" calcext:value-type="float">
            <text:p>1175</text:p>
          </table:table-cell>
          <table:table-cell office:value-type="float" office:value="0.0001579451" calcext:value-type="float">
            <text:p>0.0001579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4:50.368443</text:p>
          </table:table-cell>
          <table:table-cell table:formula="of:=[.C154]*1.0268128-0.00001201261" office:value-type="float" office:value="0.00015016744037728" calcext:value-type="float">
            <text:p>0.00015016744037728</text:p>
          </table:table-cell>
          <table:table-cell table:formula="of:=[.F154]-[.A154]" office:value-type="float" office:value="-0.00000057845662271999" calcext:value-type="float">
            <text:p>-5.78456622719989E-07</text:p>
          </table:table-cell>
          <table:table-cell table:formula="of:=[.G154]/[.A154]*100" office:value-type="float" office:value="-0.383729596779665" calcext:value-type="float">
            <text:p>-0.383729596779665</text:p>
          </table:table-cell>
        </table:table-row>
        <table:table-row table:style-name="ro1">
          <table:table-cell office:value-type="float" office:value="0.000151474103" calcext:value-type="float">
            <text:p>0.000151474103</text:p>
          </table:table-cell>
          <table:table-cell office:value-type="float" office:value="1180" calcext:value-type="float">
            <text:p>1180</text:p>
          </table:table-cell>
          <table:table-cell office:value-type="float" office:value="0.0001586745" calcext:value-type="float">
            <text:p>0.00015867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4:53.746784</text:p>
          </table:table-cell>
          <table:table-cell table:formula="of:=[.C155]*1.0268128-0.00001201261" office:value-type="float" office:value="0.0001509163976336" calcext:value-type="float">
            <text:p>0.0001509163976336</text:p>
          </table:table-cell>
          <table:table-cell table:formula="of:=[.F155]-[.A155]" office:value-type="float" office:value="-0.00000055770536639999" calcext:value-type="float">
            <text:p>-5.57705366399988E-07</text:p>
          </table:table-cell>
          <table:table-cell table:formula="of:=[.G155]/[.A155]*100" office:value-type="float" office:value="-0.368185290656574" calcext:value-type="float">
            <text:p>-0.368185290656574</text:p>
          </table:table-cell>
        </table:table-row>
        <table:table-row table:style-name="ro1">
          <table:table-cell office:value-type="float" office:value="0.000152136251" calcext:value-type="float">
            <text:p>0.000152136251</text:p>
          </table:table-cell>
          <table:table-cell office:value-type="float" office:value="1185" calcext:value-type="float">
            <text:p>1185</text:p>
          </table:table-cell>
          <table:table-cell office:value-type="float" office:value="0.0001592471" calcext:value-type="float">
            <text:p>0.00015924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4:56.816545</text:p>
          </table:table-cell>
          <table:table-cell table:formula="of:=[.C156]*1.0268128-0.00001201261" office:value-type="float" office:value="0.00015150435064288" calcext:value-type="float">
            <text:p>0.00015150435064288</text:p>
          </table:table-cell>
          <table:table-cell table:formula="of:=[.F156]-[.A156]" office:value-type="float" office:value="-0.00000063190035711998" calcext:value-type="float">
            <text:p>-6.31900357119983E-07</text:p>
          </table:table-cell>
          <table:table-cell table:formula="of:=[.G156]/[.A156]*100" office:value-type="float" office:value="-0.415351602899682" calcext:value-type="float">
            <text:p>-0.415351602899682</text:p>
          </table:table-cell>
        </table:table-row>
        <table:table-row table:style-name="ro1">
          <table:table-cell office:value-type="float" office:value="0.000152740104" calcext:value-type="float">
            <text:p>0.000152740104</text:p>
          </table:table-cell>
          <table:table-cell office:value-type="float" office:value="1190" calcext:value-type="float">
            <text:p>1190</text:p>
          </table:table-cell>
          <table:table-cell office:value-type="float" office:value="0.000159749" calcext:value-type="float">
            <text:p>0.0001597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4:59.891201</text:p>
          </table:table-cell>
          <table:table-cell table:formula="of:=[.C157]*1.0268128-0.00001201261" office:value-type="float" office:value="0.0001520197079872" calcext:value-type="float">
            <text:p>0.0001520197079872</text:p>
          </table:table-cell>
          <table:table-cell table:formula="of:=[.F157]-[.A157]" office:value-type="float" office:value="-0.00000072039601279998" calcext:value-type="float">
            <text:p>-7.20396012799979E-07</text:p>
          </table:table-cell>
          <table:table-cell table:formula="of:=[.G157]/[.A157]*100" office:value-type="float" office:value="-0.471648240333776" calcext:value-type="float">
            <text:p>-0.471648240333776</text:p>
          </table:table-cell>
        </table:table-row>
        <table:table-row table:style-name="ro1">
          <table:table-cell office:value-type="float" office:value="0.000153379711" calcext:value-type="float">
            <text:p>0.000153379711</text:p>
          </table:table-cell>
          <table:table-cell office:value-type="float" office:value="1195" calcext:value-type="float">
            <text:p>1195</text:p>
          </table:table-cell>
          <table:table-cell office:value-type="float" office:value="0.0001604627" calcext:value-type="float">
            <text:p>0.00016046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5:02.963315</text:p>
          </table:table-cell>
          <table:table-cell table:formula="of:=[.C158]*1.0268128-0.00001201261" office:value-type="float" office:value="0.00015275254428256" calcext:value-type="float">
            <text:p>0.00015275254428256</text:p>
          </table:table-cell>
          <table:table-cell table:formula="of:=[.F158]-[.A158]" office:value-type="float" office:value="-0.00000062716671743999" calcext:value-type="float">
            <text:p>-6.2716671743999E-07</text:p>
          </table:table-cell>
          <table:table-cell table:formula="of:=[.G158]/[.A158]*100" office:value-type="float" office:value="-0.408898095680979" calcext:value-type="float">
            <text:p>-0.408898095680979</text:p>
          </table:table-cell>
        </table:table-row>
        <table:table-row table:style-name="ro1">
          <table:table-cell office:value-type="float" office:value="0.000154131429" calcext:value-type="float">
            <text:p>0.000154131429</text:p>
          </table:table-cell>
          <table:table-cell office:value-type="float" office:value="1200" calcext:value-type="float">
            <text:p>1200</text:p>
          </table:table-cell>
          <table:table-cell office:value-type="float" office:value="0.0001612706" calcext:value-type="float">
            <text:p>0.00016127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5:06.035176</text:p>
          </table:table-cell>
          <table:table-cell table:formula="of:=[.C159]*1.0268128-0.00001201261" office:value-type="float" office:value="0.00015358210634368" calcext:value-type="float">
            <text:p>0.00015358210634368</text:p>
          </table:table-cell>
          <table:table-cell table:formula="of:=[.F159]-[.A159]" office:value-type="float" office:value="-0.00000054932265631998" calcext:value-type="float">
            <text:p>-5.49322656319981E-07</text:p>
          </table:table-cell>
          <table:table-cell table:formula="of:=[.G159]/[.A159]*100" office:value-type="float" office:value="-0.35639886029992" calcext:value-type="float">
            <text:p>-0.35639886029992</text:p>
          </table:table-cell>
        </table:table-row>
        <table:table-row table:style-name="ro1">
          <table:table-cell office:value-type="float" office:value="0.000154767453" calcext:value-type="float">
            <text:p>0.000154767453</text:p>
          </table:table-cell>
          <table:table-cell office:value-type="float" office:value="1205" calcext:value-type="float">
            <text:p>1205</text:p>
          </table:table-cell>
          <table:table-cell office:value-type="float" office:value="0.0001618431" calcext:value-type="float">
            <text:p>0.00016184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5:09.110061</text:p>
          </table:table-cell>
          <table:table-cell table:formula="of:=[.C160]*1.0268128-0.00001201261" office:value-type="float" office:value="0.00015416995667168" calcext:value-type="float">
            <text:p>0.00015416995667168</text:p>
          </table:table-cell>
          <table:table-cell table:formula="of:=[.F160]-[.A160]" office:value-type="float" office:value="-0.00000059749632831996" calcext:value-type="float">
            <text:p>-5.97496328319963E-07</text:p>
          </table:table-cell>
          <table:table-cell table:formula="of:=[.G160]/[.A160]*100" office:value-type="float" office:value="-0.386060710270888" calcext:value-type="float">
            <text:p>-0.386060710270888</text:p>
          </table:table-cell>
        </table:table-row>
        <table:table-row table:style-name="ro1">
          <table:table-cell office:value-type="float" office:value="0.000155404074" calcext:value-type="float">
            <text:p>0.000155404074</text:p>
          </table:table-cell>
          <table:table-cell office:value-type="float" office:value="1210" calcext:value-type="float">
            <text:p>1210</text:p>
          </table:table-cell>
          <table:table-cell office:value-type="float" office:value="0.0001623843" calcext:value-type="float">
            <text:p>0.00016238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5:12.180266</text:p>
          </table:table-cell>
          <table:table-cell table:formula="of:=[.C161]*1.0268128-0.00001201261" office:value-type="float" office:value="0.00015472566775904" calcext:value-type="float">
            <text:p>0.00015472566775904</text:p>
          </table:table-cell>
          <table:table-cell table:formula="of:=[.F161]-[.A161]" office:value-type="float" office:value="-0.00000067840624095998" calcext:value-type="float">
            <text:p>-6.78406240959975E-07</text:p>
          </table:table-cell>
          <table:table-cell table:formula="of:=[.G161]/[.A161]*100" office:value-type="float" office:value="-0.436543408096222" calcext:value-type="float">
            <text:p>-0.436543408096222</text:p>
          </table:table-cell>
        </table:table-row>
        <table:table-row table:style-name="ro1">
          <table:table-cell office:value-type="float" office:value="0.000156040695" calcext:value-type="float">
            <text:p>0.000156040695</text:p>
          </table:table-cell>
          <table:table-cell office:value-type="float" office:value="1215" calcext:value-type="float">
            <text:p>1215</text:p>
          </table:table-cell>
          <table:table-cell office:value-type="float" office:value="0.0001629961" calcext:value-type="float">
            <text:p>0.0001629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5:15.250857</text:p>
          </table:table-cell>
          <table:table-cell table:formula="of:=[.C162]*1.0268128-0.00001201261" office:value-type="float" office:value="0.00015535387183008" calcext:value-type="float">
            <text:p>0.00015535387183008</text:p>
          </table:table-cell>
          <table:table-cell table:formula="of:=[.F162]-[.A162]" office:value-type="float" office:value="-0.00000068682316991996" calcext:value-type="float">
            <text:p>-6.86823169919964E-07</text:p>
          </table:table-cell>
          <table:table-cell table:formula="of:=[.G162]/[.A162]*100" office:value-type="float" office:value="-0.440156441189886" calcext:value-type="float">
            <text:p>-0.440156441189886</text:p>
          </table:table-cell>
        </table:table-row>
        <table:table-row table:style-name="ro1">
          <table:table-cell office:value-type="float" office:value="0.000156797041" calcext:value-type="float">
            <text:p>0.000156797041</text:p>
          </table:table-cell>
          <table:table-cell office:value-type="float" office:value="1220" calcext:value-type="float">
            <text:p>1220</text:p>
          </table:table-cell>
          <table:table-cell office:value-type="float" office:value="0.0001637255" calcext:value-type="float">
            <text:p>0.0001637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5:18.322571</text:p>
          </table:table-cell>
          <table:table-cell table:formula="of:=[.C163]*1.0268128-0.00001201261" office:value-type="float" office:value="0.0001561028290864" calcext:value-type="float">
            <text:p>0.0001561028290864</text:p>
          </table:table-cell>
          <table:table-cell table:formula="of:=[.F163]-[.A163]" office:value-type="float" office:value="-0.00000069421191359998" calcext:value-type="float">
            <text:p>-6.9421191359998E-07</text:p>
          </table:table-cell>
          <table:table-cell table:formula="of:=[.G163]/[.A163]*100" office:value-type="float" office:value="-0.442745544923887" calcext:value-type="float">
            <text:p>-0.442745544923887</text:p>
          </table:table-cell>
        </table:table-row>
        <table:table-row table:style-name="ro1">
          <table:table-cell office:value-type="float" office:value="0.000157433139" calcext:value-type="float">
            <text:p>0.000157433139</text:p>
          </table:table-cell>
          <table:table-cell office:value-type="float" office:value="1225" calcext:value-type="float">
            <text:p>1225</text:p>
          </table:table-cell>
          <table:table-cell office:value-type="float" office:value="0.000164298" calcext:value-type="float">
            <text:p>0.0001642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5:21.394983</text:p>
          </table:table-cell>
          <table:table-cell table:formula="of:=[.C164]*1.0268128-0.00001201261" office:value-type="float" office:value="0.0001566906794144" calcext:value-type="float">
            <text:p>0.0001566906794144</text:p>
          </table:table-cell>
          <table:table-cell table:formula="of:=[.F164]-[.A164]" office:value-type="float" office:value="-0.00000074245958559996" calcext:value-type="float">
            <text:p>-7.42459585599965E-07</text:p>
          </table:table-cell>
          <table:table-cell table:formula="of:=[.G164]/[.A164]*100" office:value-type="float" office:value="-0.471603113751016" calcext:value-type="float">
            <text:p>-0.471603113751016</text:p>
          </table:table-cell>
        </table:table-row>
        <table:table-row table:style-name="ro1">
          <table:table-cell office:value-type="float" office:value="0.000158087898" calcext:value-type="float">
            <text:p>0.000158087898</text:p>
          </table:table-cell>
          <table:table-cell office:value-type="float" office:value="1230" calcext:value-type="float">
            <text:p>1230</text:p>
          </table:table-cell>
          <table:table-cell office:value-type="float" office:value="0.0001649882" calcext:value-type="float">
            <text:p>0.00016498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5:24.466349</text:p>
          </table:table-cell>
          <table:table-cell table:formula="of:=[.C165]*1.0268128-0.00001201261" office:value-type="float" office:value="0.00015739938560896" calcext:value-type="float">
            <text:p>0.00015739938560896</text:p>
          </table:table-cell>
          <table:table-cell table:formula="of:=[.F165]-[.A165]" office:value-type="float" office:value="-0.00000068851239103999" calcext:value-type="float">
            <text:p>-6.88512391039988E-07</text:p>
          </table:table-cell>
          <table:table-cell table:formula="of:=[.G165]/[.A165]*100" office:value-type="float" office:value="-0.435525046351106" calcext:value-type="float">
            <text:p>-0.435525046351106</text:p>
          </table:table-cell>
        </table:table-row>
        <table:table-row table:style-name="ro1">
          <table:table-cell office:value-type="float" office:value="0.000158714144" calcext:value-type="float">
            <text:p>0.000158714144</text:p>
          </table:table-cell>
          <table:table-cell office:value-type="float" office:value="1235" calcext:value-type="float">
            <text:p>1235</text:p>
          </table:table-cell>
          <table:table-cell office:value-type="float" office:value="0.0001655216" calcext:value-type="float">
            <text:p>0.0001655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5:27.538410</text:p>
          </table:table-cell>
          <table:table-cell table:formula="of:=[.C166]*1.0268128-0.00001201261" office:value-type="float" office:value="0.00015794708755648" calcext:value-type="float">
            <text:p>0.00015794708755648</text:p>
          </table:table-cell>
          <table:table-cell table:formula="of:=[.F166]-[.A166]" office:value-type="float" office:value="-0.00000076705644351998" calcext:value-type="float">
            <text:p>-7.67056443519985E-07</text:p>
          </table:table-cell>
          <table:table-cell table:formula="of:=[.G166]/[.A166]*100" office:value-type="float" office:value="-0.483294320334793" calcext:value-type="float">
            <text:p>-0.483294320334793</text:p>
          </table:table-cell>
        </table:table-row>
        <table:table-row table:style-name="ro1">
          <table:table-cell office:value-type="float" office:value="0.000159435259" calcext:value-type="float">
            <text:p>0.000159435259</text:p>
          </table:table-cell>
          <table:table-cell office:value-type="float" office:value="1240" calcext:value-type="float">
            <text:p>1240</text:p>
          </table:table-cell>
          <table:table-cell office:value-type="float" office:value="0.0001661569" calcext:value-type="float">
            <text:p>0.00016615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5:30.610059</text:p>
          </table:table-cell>
          <table:table-cell table:formula="of:=[.C167]*1.0268128-0.00001201261" office:value-type="float" office:value="0.00015859942172832" calcext:value-type="float">
            <text:p>0.00015859942172832</text:p>
          </table:table-cell>
          <table:table-cell table:formula="of:=[.F167]-[.A167]" office:value-type="float" office:value="-0.00000083583727167999" calcext:value-type="float">
            <text:p>-8.35837271679995E-07</text:p>
          </table:table-cell>
          <table:table-cell table:formula="of:=[.G167]/[.A167]*100" office:value-type="float" office:value="-0.524248699392143" calcext:value-type="float">
            <text:p>-0.524248699392143</text:p>
          </table:table-cell>
        </table:table-row>
        <table:table-row table:style-name="ro1">
          <table:table-cell office:value-type="float" office:value="0.000160039038" calcext:value-type="float">
            <text:p>0.000160039038</text:p>
          </table:table-cell>
          <table:table-cell office:value-type="float" office:value="1245" calcext:value-type="float">
            <text:p>1245</text:p>
          </table:table-cell>
          <table:table-cell office:value-type="float" office:value="0.0001667294" calcext:value-type="float">
            <text:p>0.00016672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5:33.682088</text:p>
          </table:table-cell>
          <table:table-cell table:formula="of:=[.C168]*1.0268128-0.00001201261" office:value-type="float" office:value="0.00015918727205632" calcext:value-type="float">
            <text:p>0.00015918727205632</text:p>
          </table:table-cell>
          <table:table-cell table:formula="of:=[.F168]-[.A168]" office:value-type="float" office:value="-0.00000085176594367996" calcext:value-type="float">
            <text:p>-8.51765943679964E-07</text:p>
          </table:table-cell>
          <table:table-cell table:formula="of:=[.G168]/[.A168]*100" office:value-type="float" office:value="-0.532223858831221" calcext:value-type="float">
            <text:p>-0.532223858831221</text:p>
          </table:table-cell>
        </table:table-row>
        <table:table-row table:style-name="ro1">
          <table:table-cell office:value-type="float" office:value="0.000160657894" calcext:value-type="float">
            <text:p>0.000160657894</text:p>
          </table:table-cell>
          <table:table-cell office:value-type="float" office:value="1250" calcext:value-type="float">
            <text:p>1250</text:p>
          </table:table-cell>
          <table:table-cell office:value-type="float" office:value="0.0001672863" calcext:value-type="float">
            <text:p>0.00016728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5:36.713639</text:p>
          </table:table-cell>
          <table:table-cell table:formula="of:=[.C169]*1.0268128-0.00001201261" office:value-type="float" office:value="0.00015975910410464" calcext:value-type="float">
            <text:p>0.00015975910410464</text:p>
          </table:table-cell>
          <table:table-cell table:formula="of:=[.F169]-[.A169]" office:value-type="float" office:value="-0.00000089878989535999" calcext:value-type="float">
            <text:p>-8.98789895359994E-07</text:p>
          </table:table-cell>
          <table:table-cell table:formula="of:=[.G169]/[.A169]*100" office:value-type="float" office:value="-0.55944334447705" calcext:value-type="float">
            <text:p>-0.55944334447705</text:p>
          </table:table-cell>
        </table:table-row>
        <table:table-row table:style-name="ro1">
          <table:table-cell office:value-type="float" office:value="0.000161266748" calcext:value-type="float">
            <text:p>0.000161266748</text:p>
          </table:table-cell>
          <table:table-cell office:value-type="float" office:value="1255" calcext:value-type="float">
            <text:p>1255</text:p>
          </table:table-cell>
          <table:table-cell office:value-type="float" office:value="0.0001678431" calcext:value-type="float">
            <text:p>0.00016784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5:39.825810</text:p>
          </table:table-cell>
          <table:table-cell table:formula="of:=[.C170]*1.0268128-0.00001201261" office:value-type="float" office:value="0.00016033083347168" calcext:value-type="float">
            <text:p>0.00016033083347168</text:p>
          </table:table-cell>
          <table:table-cell table:formula="of:=[.F170]-[.A170]" office:value-type="float" office:value="-0.00000093591452831997" calcext:value-type="float">
            <text:p>-9.35914528319966E-07</text:p>
          </table:table-cell>
          <table:table-cell table:formula="of:=[.G170]/[.A170]*100" office:value-type="float" office:value="-0.58035183317516" calcext:value-type="float">
            <text:p>-0.58035183317516</text:p>
          </table:table-cell>
        </table:table-row>
        <table:table-row table:style-name="ro1">
          <table:table-cell office:value-type="float" office:value="0.000162007942" calcext:value-type="float">
            <text:p>0.000162007942</text:p>
          </table:table-cell>
          <table:table-cell office:value-type="float" office:value="1260" calcext:value-type="float">
            <text:p>1260</text:p>
          </table:table-cell>
          <table:table-cell office:value-type="float" office:value="0.000168549" calcext:value-type="float">
            <text:p>0.0001685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5:42.895420</text:p>
          </table:table-cell>
          <table:table-cell table:formula="of:=[.C171]*1.0268128-0.00001201261" office:value-type="float" office:value="0.0001610556606272" calcext:value-type="float">
            <text:p>0.0001610556606272</text:p>
          </table:table-cell>
          <table:table-cell table:formula="of:=[.F171]-[.A171]" office:value-type="float" office:value="-0.00000095228137280001" calcext:value-type="float">
            <text:p>-9.52281372800006E-07</text:p>
          </table:table-cell>
          <table:table-cell table:formula="of:=[.G171]/[.A171]*100" office:value-type="float" office:value="-0.587799191227308" calcext:value-type="float">
            <text:p>-0.587799191227308</text:p>
          </table:table-cell>
        </table:table-row>
        <table:table-row table:style-name="ro1">
          <table:table-cell office:value-type="float" office:value="0.000162625604" calcext:value-type="float">
            <text:p>0.000162625604</text:p>
          </table:table-cell>
          <table:table-cell office:value-type="float" office:value="1265" calcext:value-type="float">
            <text:p>1265</text:p>
          </table:table-cell>
          <table:table-cell office:value-type="float" office:value="0.0001690431" calcext:value-type="float">
            <text:p>0.00016904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5:45.969429</text:p>
          </table:table-cell>
          <table:table-cell table:formula="of:=[.C172]*1.0268128-0.00001201261" office:value-type="float" office:value="0.00016156300883168" calcext:value-type="float">
            <text:p>0.00016156300883168</text:p>
          </table:table-cell>
          <table:table-cell table:formula="of:=[.F172]-[.A172]" office:value-type="float" office:value="-0.00000106259516832001" calcext:value-type="float">
            <text:p>-1.06259516832001E-06</text:p>
          </table:table-cell>
          <table:table-cell table:formula="of:=[.G172]/[.A172]*100" office:value-type="float" office:value="-0.653399675195062" calcext:value-type="float">
            <text:p>-0.653399675195062</text:p>
          </table:table-cell>
        </table:table-row>
        <table:table-row table:style-name="ro1">
          <table:table-cell office:value-type="float" office:value="0.000163244534" calcext:value-type="float">
            <text:p>0.000163244534</text:p>
          </table:table-cell>
          <table:table-cell office:value-type="float" office:value="1270" calcext:value-type="float">
            <text:p>1270</text:p>
          </table:table-cell>
          <table:table-cell office:value-type="float" office:value="0.0001696706" calcext:value-type="float">
            <text:p>0.00016967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5:49.041292</text:p>
          </table:table-cell>
          <table:table-cell table:formula="of:=[.C173]*1.0268128-0.00001201261" office:value-type="float" office:value="0.00016220733386368" calcext:value-type="float">
            <text:p>0.00016220733386368</text:p>
          </table:table-cell>
          <table:table-cell table:formula="of:=[.F173]-[.A173]" office:value-type="float" office:value="-0.00000103720013631999" calcext:value-type="float">
            <text:p>-1.03720013631999E-06</text:p>
          </table:table-cell>
          <table:table-cell table:formula="of:=[.G173]/[.A173]*100" office:value-type="float" office:value="-0.63536592062555" calcext:value-type="float">
            <text:p>-0.63536592062555</text:p>
          </table:table-cell>
        </table:table-row>
        <table:table-row table:style-name="ro1">
          <table:table-cell office:value-type="float" office:value="0.000163855702" calcext:value-type="float">
            <text:p>0.000163855702</text:p>
          </table:table-cell>
          <table:table-cell office:value-type="float" office:value="1275" calcext:value-type="float">
            <text:p>1275</text:p>
          </table:table-cell>
          <table:table-cell office:value-type="float" office:value="0.0001702274" calcext:value-type="float">
            <text:p>0.0001702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5:52.113671</text:p>
          </table:table-cell>
          <table:table-cell table:formula="of:=[.C174]*1.0268128-0.00001201261" office:value-type="float" office:value="0.00016277906323072" calcext:value-type="float">
            <text:p>0.00016277906323072</text:p>
          </table:table-cell>
          <table:table-cell table:formula="of:=[.F174]-[.A174]" office:value-type="float" office:value="-0.00000107663876927998" calcext:value-type="float">
            <text:p>-1.07663876927998E-06</text:p>
          </table:table-cell>
          <table:table-cell table:formula="of:=[.G174]/[.A174]*100" office:value-type="float" office:value="-0.657065183657743" calcext:value-type="float">
            <text:p>-0.657065183657743</text:p>
          </table:table-cell>
        </table:table-row>
        <table:table-row table:style-name="ro1">
          <table:table-cell office:value-type="float" office:value="0.000164585476" calcext:value-type="float">
            <text:p>0.000164585476</text:p>
          </table:table-cell>
          <table:table-cell office:value-type="float" office:value="1280" calcext:value-type="float">
            <text:p>1280</text:p>
          </table:table-cell>
          <table:table-cell office:value-type="float" office:value="0.0001709176" calcext:value-type="float">
            <text:p>0.0001709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5:55.185444</text:p>
          </table:table-cell>
          <table:table-cell table:formula="of:=[.C175]*1.0268128-0.00001201261" office:value-type="float" office:value="0.00016348776942528" calcext:value-type="float">
            <text:p>0.00016348776942528</text:p>
          </table:table-cell>
          <table:table-cell table:formula="of:=[.F175]-[.A175]" office:value-type="float" office:value="-0.00000109770657471999" calcext:value-type="float">
            <text:p>-1.09770657471999E-06</text:p>
          </table:table-cell>
          <table:table-cell table:formula="of:=[.G175]/[.A175]*100" office:value-type="float" office:value="-0.66695227391753" calcext:value-type="float">
            <text:p>-0.66695227391753</text:p>
          </table:table-cell>
        </table:table-row>
        <table:table-row table:style-name="ro1">
          <table:table-cell office:value-type="float" office:value="0.000165200451" calcext:value-type="float">
            <text:p>0.000165200451</text:p>
          </table:table-cell>
          <table:table-cell office:value-type="float" office:value="1285" calcext:value-type="float">
            <text:p>1285</text:p>
          </table:table-cell>
          <table:table-cell office:value-type="float" office:value="0.0001713412" calcext:value-type="float">
            <text:p>0.00017134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5:58.257312</text:p>
          </table:table-cell>
          <table:table-cell table:formula="of:=[.C176]*1.0268128-0.00001201261" office:value-type="float" office:value="0.00016392272732736" calcext:value-type="float">
            <text:p>0.00016392272732736</text:p>
          </table:table-cell>
          <table:table-cell table:formula="of:=[.F176]-[.A176]" office:value-type="float" office:value="-0.00000127772367263998" calcext:value-type="float">
            <text:p>-1.27772367263998E-06</text:p>
          </table:table-cell>
          <table:table-cell table:formula="of:=[.G176]/[.A176]*100" office:value-type="float" office:value="-0.773438368300812" calcext:value-type="float">
            <text:p>-0.773438368300812</text:p>
          </table:table-cell>
        </table:table-row>
        <table:table-row table:style-name="ro1">
          <table:table-cell office:value-type="float" office:value="0.000165807289" calcext:value-type="float">
            <text:p>0.000165807289</text:p>
          </table:table-cell>
          <table:table-cell office:value-type="float" office:value="1290" calcext:value-type="float">
            <text:p>1290</text:p>
          </table:table-cell>
          <table:table-cell office:value-type="float" office:value="0.0001720628" calcext:value-type="float">
            <text:p>0.0001720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6:01.329132</text:p>
          </table:table-cell>
          <table:table-cell table:formula="of:=[.C177]*1.0268128-0.00001201261" office:value-type="float" office:value="0.00016466367544384" calcext:value-type="float">
            <text:p>0.00016466367544384</text:p>
          </table:table-cell>
          <table:table-cell table:formula="of:=[.F177]-[.A177]" office:value-type="float" office:value="-0.00000114361355615998" calcext:value-type="float">
            <text:p>-1.14361355615998E-06</text:p>
          </table:table-cell>
          <table:table-cell table:formula="of:=[.G177]/[.A177]*100" office:value-type="float" office:value="-0.689724536874841" calcext:value-type="float">
            <text:p>-0.689724536874841</text:p>
          </table:table-cell>
        </table:table-row>
        <table:table-row table:style-name="ro1">
          <table:table-cell office:value-type="float" office:value="0.000166422787" calcext:value-type="float">
            <text:p>0.000166422787</text:p>
          </table:table-cell>
          <table:table-cell office:value-type="float" office:value="1295" calcext:value-type="float">
            <text:p>1295</text:p>
          </table:table-cell>
          <table:table-cell office:value-type="float" office:value="0.0001726039" calcext:value-type="float">
            <text:p>0.0001726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6:04.400658</text:p>
          </table:table-cell>
          <table:table-cell table:formula="of:=[.C178]*1.0268128-0.00001201261" office:value-type="float" office:value="0.00016521928384992" calcext:value-type="float">
            <text:p>0.00016521928384992</text:p>
          </table:table-cell>
          <table:table-cell table:formula="of:=[.F178]-[.A178]" office:value-type="float" office:value="-0.00000120350315007997" calcext:value-type="float">
            <text:p>-1.20350315007997E-06</text:p>
          </table:table-cell>
          <table:table-cell table:formula="of:=[.G178]/[.A178]*100" office:value-type="float" office:value="-0.723160074275148" calcext:value-type="float">
            <text:p>-0.723160074275148</text:p>
          </table:table-cell>
        </table:table-row>
        <table:table-row table:style-name="ro1">
          <table:table-cell office:value-type="float" office:value="0.000167132034" calcext:value-type="float">
            <text:p>0.000167132034</text:p>
          </table:table-cell>
          <table:table-cell office:value-type="float" office:value="1300" calcext:value-type="float">
            <text:p>1300</text:p>
          </table:table-cell>
          <table:table-cell office:value-type="float" office:value="0.0001730902" calcext:value-type="float">
            <text:p>0.0001730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6:07.472912</text:p>
          </table:table-cell>
          <table:table-cell table:formula="of:=[.C179]*1.0268128-0.00001201261" office:value-type="float" office:value="0.00016571862291456" calcext:value-type="float">
            <text:p>0.00016571862291456</text:p>
          </table:table-cell>
          <table:table-cell table:formula="of:=[.F179]-[.A179]" office:value-type="float" office:value="-0.00000141341108543999" calcext:value-type="float">
            <text:p>-1.41341108543999E-06</text:p>
          </table:table-cell>
          <table:table-cell table:formula="of:=[.G179]/[.A179]*100" office:value-type="float" office:value="-0.845685325315905" calcext:value-type="float">
            <text:p>-0.845685325315905</text:p>
          </table:table-cell>
        </table:table-row>
        <table:table-row table:style-name="ro1">
          <table:table-cell office:value-type="float" office:value="0.000167757906" calcext:value-type="float">
            <text:p>0.000167757906</text:p>
          </table:table-cell>
          <table:table-cell office:value-type="float" office:value="1305" calcext:value-type="float">
            <text:p>1305</text:p>
          </table:table-cell>
          <table:table-cell office:value-type="float" office:value="0.0001738196" calcext:value-type="float">
            <text:p>0.0001738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6:10.544378</text:p>
          </table:table-cell>
          <table:table-cell table:formula="of:=[.C180]*1.0268128-0.00001201261" office:value-type="float" office:value="0.00016646758017088" calcext:value-type="float">
            <text:p>0.00016646758017088</text:p>
          </table:table-cell>
          <table:table-cell table:formula="of:=[.F180]-[.A180]" office:value-type="float" office:value="-0.00000129032582911996" calcext:value-type="float">
            <text:p>-1.29032582911996E-06</text:p>
          </table:table-cell>
          <table:table-cell table:formula="of:=[.G180]/[.A180]*100" office:value-type="float" office:value="-0.769159475035389" calcext:value-type="float">
            <text:p>-0.769159475035389</text:p>
          </table:table-cell>
        </table:table-row>
        <table:table-row table:style-name="ro1">
          <table:table-cell office:value-type="float" office:value="0.000168361461" calcext:value-type="float">
            <text:p>0.000168361461</text:p>
          </table:table-cell>
          <table:table-cell office:value-type="float" office:value="1310" calcext:value-type="float">
            <text:p>1310</text:p>
          </table:table-cell>
          <table:table-cell office:value-type="float" office:value="0.0001743216" calcext:value-type="float">
            <text:p>0.0001743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6:13.616482</text:p>
          </table:table-cell>
          <table:table-cell table:formula="of:=[.C181]*1.0268128-0.00001201261" office:value-type="float" office:value="0.00016698304019648" calcext:value-type="float">
            <text:p>0.00016698304019648</text:p>
          </table:table-cell>
          <table:table-cell table:formula="of:=[.F181]-[.A181]" office:value-type="float" office:value="-0.00000137842080352" calcext:value-type="float">
            <text:p>-1.37842080352E-06</text:p>
          </table:table-cell>
          <table:table-cell table:formula="of:=[.G181]/[.A181]*100" office:value-type="float" office:value="-0.818727038440228" calcext:value-type="float">
            <text:p>-0.818727038440228</text:p>
          </table:table-cell>
        </table:table-row>
        <table:table-row table:style-name="ro1">
          <table:table-cell office:value-type="float" office:value="0.000168975241" calcext:value-type="float">
            <text:p>0.000168975241</text:p>
          </table:table-cell>
          <table:table-cell office:value-type="float" office:value="1315" calcext:value-type="float">
            <text:p>1315</text:p>
          </table:table-cell>
          <table:table-cell office:value-type="float" office:value="0.000174902" calcext:value-type="float">
            <text:p>0.000174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6:16.688340</text:p>
          </table:table-cell>
          <table:table-cell table:formula="of:=[.C182]*1.0268128-0.00001201261" office:value-type="float" office:value="0.0001675790023456" calcext:value-type="float">
            <text:p>0.0001675790023456</text:p>
          </table:table-cell>
          <table:table-cell table:formula="of:=[.F182]-[.A182]" office:value-type="float" office:value="-0.00000139623865439998" calcext:value-type="float">
            <text:p>-1.39623865439998E-06</text:p>
          </table:table-cell>
          <table:table-cell table:formula="of:=[.G182]/[.A182]*100" office:value-type="float" office:value="-0.826297773648376" calcext:value-type="float">
            <text:p>-0.826297773648376</text:p>
          </table:table-cell>
        </table:table-row>
        <table:table-row table:style-name="ro1">
          <table:table-cell office:value-type="float" office:value="0.000169705314" calcext:value-type="float">
            <text:p>0.000169705314</text:p>
          </table:table-cell>
          <table:table-cell office:value-type="float" office:value="1320" calcext:value-type="float">
            <text:p>1320</text:p>
          </table:table-cell>
          <table:table-cell office:value-type="float" office:value="0.000175302" calcext:value-type="float">
            <text:p>0.000175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6:19.754695</text:p>
          </table:table-cell>
          <table:table-cell table:formula="of:=[.C183]*1.0268128-0.00001201261" office:value-type="float" office:value="0.0001679897274656" calcext:value-type="float">
            <text:p>0.0001679897274656</text:p>
          </table:table-cell>
          <table:table-cell table:formula="of:=[.F183]-[.A183]" office:value-type="float" office:value="-0.00000171558653439997" calcext:value-type="float">
            <text:p>-1.71558653439997E-06</text:p>
          </table:table-cell>
          <table:table-cell table:formula="of:=[.G183]/[.A183]*100" office:value-type="float" office:value="-1.01092092755561" calcext:value-type="float">
            <text:p>-1.01092092755561</text:p>
          </table:table-cell>
        </table:table-row>
        <table:table-row table:style-name="ro1">
          <table:table-cell office:value-type="float" office:value="0.000170323125" calcext:value-type="float">
            <text:p>0.000170323125</text:p>
          </table:table-cell>
          <table:table-cell office:value-type="float" office:value="1325" calcext:value-type="float">
            <text:p>1325</text:p>
          </table:table-cell>
          <table:table-cell office:value-type="float" office:value="0.0001762196" calcext:value-type="float">
            <text:p>0.0001762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6:22.832341</text:p>
          </table:table-cell>
          <table:table-cell table:formula="of:=[.C184]*1.0268128-0.00001201261" office:value-type="float" office:value="0.00016893193089088" calcext:value-type="float">
            <text:p>0.00016893193089088</text:p>
          </table:table-cell>
          <table:table-cell table:formula="of:=[.F184]-[.A184]" office:value-type="float" office:value="-0.00000139119410911997" calcext:value-type="float">
            <text:p>-1.39119410911997E-06</text:p>
          </table:table-cell>
          <table:table-cell table:formula="of:=[.G184]/[.A184]*100" office:value-type="float" office:value="-0.816796961140757" calcext:value-type="float">
            <text:p>-0.816796961140757</text:p>
          </table:table-cell>
        </table:table-row>
        <table:table-row table:style-name="ro1">
          <table:table-cell office:value-type="float" office:value="0.000170975868" calcext:value-type="float">
            <text:p>0.000170975868</text:p>
          </table:table-cell>
          <table:table-cell office:value-type="float" office:value="1330" calcext:value-type="float">
            <text:p>1330</text:p>
          </table:table-cell>
          <table:table-cell office:value-type="float" office:value="0.0001768" calcext:value-type="float">
            <text:p>0.00017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6:25.904502</text:p>
          </table:table-cell>
          <table:table-cell table:formula="of:=[.C185]*1.0268128-0.00001201261" office:value-type="float" office:value="0.00016952789304" calcext:value-type="float">
            <text:p>0.00016952789304</text:p>
          </table:table-cell>
          <table:table-cell table:formula="of:=[.F185]-[.A185]" office:value-type="float" office:value="-0.00000144797495999998" calcext:value-type="float">
            <text:p>-1.44797495999998E-06</text:p>
          </table:table-cell>
          <table:table-cell table:formula="of:=[.G185]/[.A185]*100" office:value-type="float" office:value="-0.846888497738162" calcext:value-type="float">
            <text:p>-0.846888497738162</text:p>
          </table:table-cell>
        </table:table-row>
        <table:table-row table:style-name="ro1">
          <table:table-cell office:value-type="float" office:value="0.000171601741" calcext:value-type="float">
            <text:p>0.000171601741</text:p>
          </table:table-cell>
          <table:table-cell office:value-type="float" office:value="1335" calcext:value-type="float">
            <text:p>1335</text:p>
          </table:table-cell>
          <table:table-cell office:value-type="float" office:value="0.0001773647" calcext:value-type="float">
            <text:p>0.0001773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6:28.976000</text:p>
          </table:table-cell>
          <table:table-cell table:formula="of:=[.C186]*1.0268128-0.00001201261" office:value-type="float" office:value="0.00017010773422816" calcext:value-type="float">
            <text:p>0.00017010773422816</text:p>
          </table:table-cell>
          <table:table-cell table:formula="of:=[.F186]-[.A186]" office:value-type="float" office:value="-0.00000149400677183998" calcext:value-type="float">
            <text:p>-1.49400677183998E-06</text:p>
          </table:table-cell>
          <table:table-cell table:formula="of:=[.G186]/[.A186]*100" office:value-type="float" office:value="-0.870624483838993" calcext:value-type="float">
            <text:p>-0.870624483838993</text:p>
          </table:table-cell>
        </table:table-row>
        <table:table-row table:style-name="ro1">
          <table:table-cell office:value-type="float" office:value="0.000172321587" calcext:value-type="float">
            <text:p>0.000172321587</text:p>
          </table:table-cell>
          <table:table-cell office:value-type="float" office:value="1340" calcext:value-type="float">
            <text:p>1340</text:p>
          </table:table-cell>
          <table:table-cell office:value-type="float" office:value="0.0001779529" calcext:value-type="float">
            <text:p>0.0001779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6:32.047905</text:p>
          </table:table-cell>
          <table:table-cell table:formula="of:=[.C187]*1.0268128-0.00001201261" office:value-type="float" office:value="0.00017071170551712" calcext:value-type="float">
            <text:p>0.00017071170551712</text:p>
          </table:table-cell>
          <table:table-cell table:formula="of:=[.F187]-[.A187]" office:value-type="float" office:value="-0.00000160988148287998" calcext:value-type="float">
            <text:p>-1.60988148287998E-06</text:p>
          </table:table-cell>
          <table:table-cell table:formula="of:=[.G187]/[.A187]*100" office:value-type="float" office:value="-0.934230882448859" calcext:value-type="float">
            <text:p>-0.934230882448859</text:p>
          </table:table-cell>
        </table:table-row>
        <table:table-row table:style-name="ro1">
          <table:table-cell office:value-type="float" office:value="0.000172929769" calcext:value-type="float">
            <text:p>0.000172929769</text:p>
          </table:table-cell>
          <table:table-cell office:value-type="float" office:value="1345" calcext:value-type="float">
            <text:p>1345</text:p>
          </table:table-cell>
          <table:table-cell office:value-type="float" office:value="0.0001786275" calcext:value-type="float">
            <text:p>0.0001786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6:35.119514</text:p>
          </table:table-cell>
          <table:table-cell table:formula="of:=[.C188]*1.0268128-0.00001201261" office:value-type="float" office:value="0.000171404393432" calcext:value-type="float">
            <text:p>0.000171404393432</text:p>
          </table:table-cell>
          <table:table-cell table:formula="of:=[.F188]-[.A188]" office:value-type="float" office:value="-0.00000152537556799995" calcext:value-type="float">
            <text:p>-1.52537556799995E-06</text:p>
          </table:table-cell>
          <table:table-cell table:formula="of:=[.G188]/[.A188]*100" office:value-type="float" office:value="-0.882078069508064" calcext:value-type="float">
            <text:p>-0.882078069508064</text:p>
          </table:table-cell>
        </table:table-row>
        <table:table-row table:style-name="ro1">
          <table:table-cell office:value-type="float" office:value="0.000173540042" calcext:value-type="float">
            <text:p>0.000173540042</text:p>
          </table:table-cell>
          <table:table-cell office:value-type="float" office:value="1350" calcext:value-type="float">
            <text:p>1350</text:p>
          </table:table-cell>
          <table:table-cell office:value-type="float" office:value="0.0001790902" calcext:value-type="float">
            <text:p>0.0001790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6:38.191761</text:p>
          </table:table-cell>
          <table:table-cell table:formula="of:=[.C189]*1.0268128-0.00001201261" office:value-type="float" office:value="0.00017187949971456" calcext:value-type="float">
            <text:p>0.00017187949971456</text:p>
          </table:table-cell>
          <table:table-cell table:formula="of:=[.F189]-[.A189]" office:value-type="float" office:value="-0.00000166054228543995" calcext:value-type="float">
            <text:p>-1.66054228543995E-06</text:p>
          </table:table-cell>
          <table:table-cell table:formula="of:=[.G189]/[.A189]*100" office:value-type="float" office:value="-0.956864056446379" calcext:value-type="float">
            <text:p>-0.956864056446379</text:p>
          </table:table-cell>
        </table:table-row>
        <table:table-row table:style-name="ro1">
          <table:table-cell office:value-type="float" office:value="0.000174146731" calcext:value-type="float">
            <text:p>0.000174146731</text:p>
          </table:table-cell>
          <table:table-cell office:value-type="float" office:value="1355" calcext:value-type="float">
            <text:p>1355</text:p>
          </table:table-cell>
          <table:table-cell office:value-type="float" office:value="0.0001796314" calcext:value-type="float">
            <text:p>0.00017963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6:41.263511</text:p>
          </table:table-cell>
          <table:table-cell table:formula="of:=[.C190]*1.0268128-0.00001201261" office:value-type="float" office:value="0.00017243521080192" calcext:value-type="float">
            <text:p>0.00017243521080192</text:p>
          </table:table-cell>
          <table:table-cell table:formula="of:=[.F190]-[.A190]" office:value-type="float" office:value="-0.00000171152019807998" calcext:value-type="float">
            <text:p>-1.71152019807998E-06</text:p>
          </table:table-cell>
          <table:table-cell table:formula="of:=[.G190]/[.A190]*100" office:value-type="float" office:value="-0.982803517615255" calcext:value-type="float">
            <text:p>-0.982803517615255</text:p>
          </table:table-cell>
        </table:table-row>
        <table:table-row table:style-name="ro1">
          <table:table-cell office:value-type="float" office:value="0.000174849858" calcext:value-type="float">
            <text:p>0.000174849858</text:p>
          </table:table-cell>
          <table:table-cell office:value-type="float" office:value="1360" calcext:value-type="float">
            <text:p>1360</text:p>
          </table:table-cell>
          <table:table-cell office:value-type="float" office:value="0.0001802824" calcext:value-type="float">
            <text:p>0.00018028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6:44.335445</text:p>
          </table:table-cell>
          <table:table-cell table:formula="of:=[.C191]*1.0268128-0.00001201261" office:value-type="float" office:value="0.00017310366593472" calcext:value-type="float">
            <text:p>0.00017310366593472</text:p>
          </table:table-cell>
          <table:table-cell table:formula="of:=[.F191]-[.A191]" office:value-type="float" office:value="-0.00000174619206527997" calcext:value-type="float">
            <text:p>-1.74619206527997E-06</text:p>
          </table:table-cell>
          <table:table-cell table:formula="of:=[.G191]/[.A191]*100" office:value-type="float" office:value="-0.998680859826591" calcext:value-type="float">
            <text:p>-0.998680859826591</text:p>
          </table:table-cell>
        </table:table-row>
        <table:table-row table:style-name="ro1">
          <table:table-cell office:value-type="float" office:value="0.000175461847" calcext:value-type="float">
            <text:p>0.000175461847</text:p>
          </table:table-cell>
          <table:table-cell office:value-type="float" office:value="1365" calcext:value-type="float">
            <text:p>1365</text:p>
          </table:table-cell>
          <table:table-cell office:value-type="float" office:value="0.0001808471" calcext:value-type="float">
            <text:p>0.00018084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6:47.407001</text:p>
          </table:table-cell>
          <table:table-cell table:formula="of:=[.C192]*1.0268128-0.00001201261" office:value-type="float" office:value="0.00017368350712288" calcext:value-type="float">
            <text:p>0.00017368350712288</text:p>
          </table:table-cell>
          <table:table-cell table:formula="of:=[.F192]-[.A192]" office:value-type="float" office:value="-0.00000177833987711999" calcext:value-type="float">
            <text:p>-1.77833987711999E-06</text:p>
          </table:table-cell>
          <table:table-cell table:formula="of:=[.G192]/[.A192]*100" office:value-type="float" office:value="-1.01351941035933" calcext:value-type="float">
            <text:p>-1.01351941035933</text:p>
          </table:table-cell>
        </table:table-row>
        <table:table-row table:style-name="ro1">
          <table:table-cell office:value-type="float" office:value="0.000176069506" calcext:value-type="float">
            <text:p>0.000176069506</text:p>
          </table:table-cell>
          <table:table-cell office:value-type="float" office:value="1370" calcext:value-type="float">
            <text:p>1370</text:p>
          </table:table-cell>
          <table:table-cell office:value-type="float" office:value="0.0001814274" calcext:value-type="float">
            <text:p>0.0001814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6:50.478793</text:p>
          </table:table-cell>
          <table:table-cell table:formula="of:=[.C193]*1.0268128-0.00001201261" office:value-type="float" office:value="0.00017427936659072" calcext:value-type="float">
            <text:p>0.00017427936659072</text:p>
          </table:table-cell>
          <table:table-cell table:formula="of:=[.F193]-[.A193]" office:value-type="float" office:value="-0.00000179013940927999" calcext:value-type="float">
            <text:p>-1.79013940927999E-06</text:p>
          </table:table-cell>
          <table:table-cell table:formula="of:=[.G193]/[.A193]*100" office:value-type="float" office:value="-1.01672313959919" calcext:value-type="float">
            <text:p>-1.01672313959919</text:p>
          </table:table-cell>
        </table:table-row>
        <table:table-row table:style-name="ro1">
          <table:table-cell office:value-type="float" office:value="0.000176678883" calcext:value-type="float">
            <text:p>0.000176678883</text:p>
          </table:table-cell>
          <table:table-cell office:value-type="float" office:value="1375" calcext:value-type="float">
            <text:p>1375</text:p>
          </table:table-cell>
          <table:table-cell office:value-type="float" office:value="0.0001819294" calcext:value-type="float">
            <text:p>0.00018192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6:53.553860</text:p>
          </table:table-cell>
          <table:table-cell table:formula="of:=[.C194]*1.0268128-0.00001201261" office:value-type="float" office:value="0.00017479482661632" calcext:value-type="float">
            <text:p>0.00017479482661632</text:p>
          </table:table-cell>
          <table:table-cell table:formula="of:=[.F194]-[.A194]" office:value-type="float" office:value="-0.00000188405638367996" calcext:value-type="float">
            <text:p>-1.88405638367996E-06</text:p>
          </table:table-cell>
          <table:table-cell table:formula="of:=[.G194]/[.A194]*100" office:value-type="float" office:value="-1.0663732709245" calcext:value-type="float">
            <text:p>-1.0663732709245</text:p>
          </table:table-cell>
        </table:table-row>
        <table:table-row table:style-name="ro1">
          <table:table-cell office:value-type="float" office:value="0.00017738619" calcext:value-type="float">
            <text:p>0.00017738619</text:p>
          </table:table-cell>
          <table:table-cell office:value-type="float" office:value="1380" calcext:value-type="float">
            <text:p>1380</text:p>
          </table:table-cell>
          <table:table-cell office:value-type="float" office:value="0.0001825725" calcext:value-type="float">
            <text:p>0.00018257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6:56.624062</text:p>
          </table:table-cell>
          <table:table-cell table:formula="of:=[.C195]*1.0268128-0.00001201261" office:value-type="float" office:value="0.000175455169928" calcext:value-type="float">
            <text:p>0.000175455169928</text:p>
          </table:table-cell>
          <table:table-cell table:formula="of:=[.F195]-[.A195]" office:value-type="float" office:value="-0.00000193102007199999" calcext:value-type="float">
            <text:p>-1.93102007199999E-06</text:p>
          </table:table-cell>
          <table:table-cell table:formula="of:=[.G195]/[.A195]*100" office:value-type="float" office:value="-1.0885966218678" calcext:value-type="float">
            <text:p>-1.0885966218678</text:p>
          </table:table-cell>
        </table:table-row>
        <table:table-row table:style-name="ro1">
          <table:table-cell office:value-type="float" office:value="0.000178026841" calcext:value-type="float">
            <text:p>0.000178026841</text:p>
          </table:table-cell>
          <table:table-cell office:value-type="float" office:value="1385" calcext:value-type="float">
            <text:p>1385</text:p>
          </table:table-cell>
          <table:table-cell office:value-type="float" office:value="0.0001831294" calcext:value-type="float">
            <text:p>0.00018312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6:59.691857</text:p>
          </table:table-cell>
          <table:table-cell table:formula="of:=[.C196]*1.0268128-0.00001201261" office:value-type="float" office:value="0.00017602700197632" calcext:value-type="float">
            <text:p>0.00017602700197632</text:p>
          </table:table-cell>
          <table:table-cell table:formula="of:=[.F196]-[.A196]" office:value-type="float" office:value="-0.00000199983902367997" calcext:value-type="float">
            <text:p>-1.99983902367997E-06</text:p>
          </table:table-cell>
          <table:table-cell table:formula="of:=[.G196]/[.A196]*100" office:value-type="float" office:value="-1.12333567929791" calcext:value-type="float">
            <text:p>-1.12333567929791</text:p>
          </table:table-cell>
        </table:table-row>
        <table:table-row table:style-name="ro1">
          <table:table-cell office:value-type="float" office:value="0.000178673986" calcext:value-type="float">
            <text:p>0.000178673986</text:p>
          </table:table-cell>
          <table:table-cell office:value-type="float" office:value="1390" calcext:value-type="float">
            <text:p>1390</text:p>
          </table:table-cell>
          <table:table-cell office:value-type="float" office:value="0.0001836941" calcext:value-type="float">
            <text:p>0.00018369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7:02.766635</text:p>
          </table:table-cell>
          <table:table-cell table:formula="of:=[.C197]*1.0268128-0.00001201261" office:value-type="float" office:value="0.00017660684316448" calcext:value-type="float">
            <text:p>0.00017660684316448</text:p>
          </table:table-cell>
          <table:table-cell table:formula="of:=[.F197]-[.A197]" office:value-type="float" office:value="-0.00000206714283551999" calcext:value-type="float">
            <text:p>-2.06714283551999E-06</text:p>
          </table:table-cell>
          <table:table-cell table:formula="of:=[.G197]/[.A197]*100" office:value-type="float" office:value="-1.15693553482374" calcext:value-type="float">
            <text:p>-1.15693553482374</text:p>
          </table:table-cell>
        </table:table-row>
        <table:table-row table:style-name="ro1">
          <table:table-cell office:value-type="float" office:value="0.000179305158" calcext:value-type="float">
            <text:p>0.000179305158</text:p>
          </table:table-cell>
          <table:table-cell office:value-type="float" office:value="1395" calcext:value-type="float">
            <text:p>1395</text:p>
          </table:table-cell>
          <table:table-cell office:value-type="float" office:value="0.0001840784" calcext:value-type="float">
            <text:p>0.0001840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7:05.838510</text:p>
          </table:table-cell>
          <table:table-cell table:formula="of:=[.C198]*1.0268128-0.00001201261" office:value-type="float" office:value="0.00017700144732352" calcext:value-type="float">
            <text:p>0.00017700144732352</text:p>
          </table:table-cell>
          <table:table-cell table:formula="of:=[.F198]-[.A198]" office:value-type="float" office:value="-0.00000230371067647998" calcext:value-type="float">
            <text:p>-2.30371067647998E-06</text:p>
          </table:table-cell>
          <table:table-cell table:formula="of:=[.G198]/[.A198]*100" office:value-type="float" office:value="-1.28479888820598" calcext:value-type="float">
            <text:p>-1.28479888820598</text:p>
          </table:table-cell>
        </table:table-row>
        <table:table-row table:style-name="ro1">
          <table:table-cell office:value-type="float" office:value="0.00018005419" calcext:value-type="float">
            <text:p>0.00018005419</text:p>
          </table:table-cell>
          <table:table-cell office:value-type="float" office:value="1400" calcext:value-type="float">
            <text:p>1400</text:p>
          </table:table-cell>
          <table:table-cell office:value-type="float" office:value="0.0001848627" calcext:value-type="float">
            <text:p>0.00018486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7:08.910548</text:p>
          </table:table-cell>
          <table:table-cell table:formula="of:=[.C199]*1.0268128-0.00001201261" office:value-type="float" office:value="0.00017780677660256" calcext:value-type="float">
            <text:p>0.00017780677660256</text:p>
          </table:table-cell>
          <table:table-cell table:formula="of:=[.F199]-[.A199]" office:value-type="float" office:value="-0.00000224741339743999" calcext:value-type="float">
            <text:p>-2.24741339743999E-06</text:p>
          </table:table-cell>
          <table:table-cell table:formula="of:=[.G199]/[.A199]*100" office:value-type="float" office:value="-1.24818722487935" calcext:value-type="float">
            <text:p>-1.24818722487935</text:p>
          </table:table-cell>
        </table:table-row>
        <table:table-row table:style-name="ro1">
          <table:table-cell office:value-type="float" office:value="0.000180703948" calcext:value-type="float">
            <text:p>0.000180703948</text:p>
          </table:table-cell>
          <table:table-cell office:value-type="float" office:value="1405" calcext:value-type="float">
            <text:p>1405</text:p>
          </table:table-cell>
          <table:table-cell office:value-type="float" office:value="0.0001854667" calcext:value-type="float">
            <text:p>0.0001854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7:11.982272</text:p>
          </table:table-cell>
          <table:table-cell table:formula="of:=[.C200]*1.0268128-0.00001201261" office:value-type="float" office:value="0.00017842697153376" calcext:value-type="float">
            <text:p>0.00017842697153376</text:p>
          </table:table-cell>
          <table:table-cell table:formula="of:=[.F200]-[.A200]" office:value-type="float" office:value="-0.00000227697646623998" calcext:value-type="float">
            <text:p>-2.27697646623998E-06</text:p>
          </table:table-cell>
          <table:table-cell table:formula="of:=[.G200]/[.A200]*100" office:value-type="float" office:value="-1.26005905872072" calcext:value-type="float">
            <text:p>-1.26005905872072</text:p>
          </table:table-cell>
        </table:table-row>
        <table:table-row table:style-name="ro1">
          <table:table-cell office:value-type="float" office:value="0.000181333478" calcext:value-type="float">
            <text:p>0.000181333478</text:p>
          </table:table-cell>
          <table:table-cell office:value-type="float" office:value="1410" calcext:value-type="float">
            <text:p>1410</text:p>
          </table:table-cell>
          <table:table-cell office:value-type="float" office:value="0.0001862039" calcext:value-type="float">
            <text:p>0.0001862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7:15.054630</text:p>
          </table:table-cell>
          <table:table-cell table:formula="of:=[.C201]*1.0268128-0.00001201261" office:value-type="float" office:value="0.00017918393792992" calcext:value-type="float">
            <text:p>0.00017918393792992</text:p>
          </table:table-cell>
          <table:table-cell table:formula="of:=[.F201]-[.A201]" office:value-type="float" office:value="-0.00000214954007007998" calcext:value-type="float">
            <text:p>-2.14954007007998E-06</text:p>
          </table:table-cell>
          <table:table-cell table:formula="of:=[.G201]/[.A201]*100" office:value-type="float" office:value="-1.18540718117146" calcext:value-type="float">
            <text:p>-1.18540718117146</text:p>
          </table:table-cell>
        </table:table-row>
        <table:table-row table:style-name="ro1">
          <table:table-cell office:value-type="float" office:value="0.000181975771" calcext:value-type="float">
            <text:p>0.000181975771</text:p>
          </table:table-cell>
          <table:table-cell office:value-type="float" office:value="1415" calcext:value-type="float">
            <text:p>1415</text:p>
          </table:table-cell>
          <table:table-cell office:value-type="float" office:value="0.0001866353" calcext:value-type="float">
            <text:p>0.00018663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7:18.126220</text:p>
          </table:table-cell>
          <table:table-cell table:formula="of:=[.C202]*1.0268128-0.00001201261" office:value-type="float" office:value="0.00017962690497184" calcext:value-type="float">
            <text:p>0.00017962690497184</text:p>
          </table:table-cell>
          <table:table-cell table:formula="of:=[.F202]-[.A202]" office:value-type="float" office:value="-0.00000234886602815996" calcext:value-type="float">
            <text:p>-2.34886602815996E-06</text:p>
          </table:table-cell>
          <table:table-cell table:formula="of:=[.G202]/[.A202]*100" office:value-type="float" office:value="-1.2907575636319" calcext:value-type="float">
            <text:p>-1.2907575636319</text:p>
          </table:table-cell>
        </table:table-row>
        <table:table-row table:style-name="ro1">
          <table:table-cell office:value-type="float" office:value="0.000182727564" calcext:value-type="float">
            <text:p>0.000182727564</text:p>
          </table:table-cell>
          <table:table-cell office:value-type="float" office:value="1420" calcext:value-type="float">
            <text:p>1420</text:p>
          </table:table-cell>
          <table:table-cell office:value-type="float" office:value="0.0001871922" calcext:value-type="float">
            <text:p>0.00018719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7:21.198717</text:p>
          </table:table-cell>
          <table:table-cell table:formula="of:=[.C203]*1.0268128-0.00001201261" office:value-type="float" office:value="0.00018019873702016" calcext:value-type="float">
            <text:p>0.00018019873702016</text:p>
          </table:table-cell>
          <table:table-cell table:formula="of:=[.F203]-[.A203]" office:value-type="float" office:value="-0.00000252882697984001" calcext:value-type="float">
            <text:p>-2.52882697984001E-06</text:p>
          </table:table-cell>
          <table:table-cell table:formula="of:=[.G203]/[.A203]*100" office:value-type="float" office:value="-1.38393295706608" calcext:value-type="float">
            <text:p>-1.38393295706608</text:p>
          </table:table-cell>
        </table:table-row>
        <table:table-row table:style-name="ro1">
          <table:table-cell office:value-type="float" office:value="0.000183371799" calcext:value-type="float">
            <text:p>0.000183371799</text:p>
          </table:table-cell>
          <table:table-cell office:value-type="float" office:value="1425" calcext:value-type="float">
            <text:p>1425</text:p>
          </table:table-cell>
          <table:table-cell office:value-type="float" office:value="0.0001878196" calcext:value-type="float">
            <text:p>0.0001878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7:24.269967</text:p>
          </table:table-cell>
          <table:table-cell table:formula="of:=[.C204]*1.0268128-0.00001201261" office:value-type="float" office:value="0.00018084295937088" calcext:value-type="float">
            <text:p>0.00018084295937088</text:p>
          </table:table-cell>
          <table:table-cell table:formula="of:=[.F204]-[.A204]" office:value-type="float" office:value="-0.00000252883962911999" calcext:value-type="float">
            <text:p>-2.52883962911999E-06</text:p>
          </table:table-cell>
          <table:table-cell table:formula="of:=[.G204]/[.A204]*100" office:value-type="float" office:value="-1.37907772237103" calcext:value-type="float">
            <text:p>-1.37907772237103</text:p>
          </table:table-cell>
        </table:table-row>
        <table:table-row table:style-name="ro1">
          <table:table-cell office:value-type="float" office:value="0.000184010286" calcext:value-type="float">
            <text:p>0.000184010286</text:p>
          </table:table-cell>
          <table:table-cell office:value-type="float" office:value="1430" calcext:value-type="float">
            <text:p>1430</text:p>
          </table:table-cell>
          <table:table-cell office:value-type="float" office:value="0.0001884" calcext:value-type="float">
            <text:p>0.00018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7:27.341671</text:p>
          </table:table-cell>
          <table:table-cell table:formula="of:=[.C205]*1.0268128-0.00001201261" office:value-type="float" office:value="0.00018143892152" calcext:value-type="float">
            <text:p>0.00018143892152</text:p>
          </table:table-cell>
          <table:table-cell table:formula="of:=[.F205]-[.A205]" office:value-type="float" office:value="-0.00000257136447999996" calcext:value-type="float">
            <text:p>-2.57136447999996E-06</text:p>
          </table:table-cell>
          <table:table-cell table:formula="of:=[.G205]/[.A205]*100" office:value-type="float" office:value="-1.39740257781022" calcext:value-type="float">
            <text:p>-1.39740257781022</text:p>
          </table:table-cell>
        </table:table-row>
        <table:table-row table:style-name="ro1">
          <table:table-cell office:value-type="float" office:value="0.000184665642" calcext:value-type="float">
            <text:p>0.000184665642</text:p>
          </table:table-cell>
          <table:table-cell office:value-type="float" office:value="1435" calcext:value-type="float">
            <text:p>1435</text:p>
          </table:table-cell>
          <table:table-cell office:value-type="float" office:value="0.0001889804" calcext:value-type="float">
            <text:p>0.00018898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7:30.413451</text:p>
          </table:table-cell>
          <table:table-cell table:formula="of:=[.C206]*1.0268128-0.00001201261" office:value-type="float" office:value="0.00018203488366912" calcext:value-type="float">
            <text:p>0.00018203488366912</text:p>
          </table:table-cell>
          <table:table-cell table:formula="of:=[.F206]-[.A206]" office:value-type="float" office:value="-0.00000263075833087996" calcext:value-type="float">
            <text:p>-2.63075833087996E-06</text:p>
          </table:table-cell>
          <table:table-cell table:formula="of:=[.G206]/[.A206]*100" office:value-type="float" office:value="-1.42460627888753" calcext:value-type="float">
            <text:p>-1.42460627888753</text:p>
          </table:table-cell>
        </table:table-row>
        <table:table-row table:style-name="ro1">
          <table:table-cell office:value-type="float" office:value="0.0001853987" calcext:value-type="float">
            <text:p>0.0001853987</text:p>
          </table:table-cell>
          <table:table-cell office:value-type="float" office:value="1440" calcext:value-type="float">
            <text:p>1440</text:p>
          </table:table-cell>
          <table:table-cell office:value-type="float" office:value="0.0001896235" calcext:value-type="float">
            <text:p>0.0001896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7:33.485366</text:p>
          </table:table-cell>
          <table:table-cell table:formula="of:=[.C207]*1.0268128-0.00001201261" office:value-type="float" office:value="0.0001826952269808" calcext:value-type="float">
            <text:p>0.0001826952269808</text:p>
          </table:table-cell>
          <table:table-cell table:formula="of:=[.F207]-[.A207]" office:value-type="float" office:value="-0.00000270347301919999" calcext:value-type="float">
            <text:p>-2.70347301919999E-06</text:p>
          </table:table-cell>
          <table:table-cell table:formula="of:=[.G207]/[.A207]*100" office:value-type="float" office:value="-1.45819416166348" calcext:value-type="float">
            <text:p>-1.45819416166348</text:p>
          </table:table-cell>
        </table:table-row>
        <table:table-row table:style-name="ro1">
          <table:table-cell office:value-type="float" office:value="0.000186043531" calcext:value-type="float">
            <text:p>0.000186043531</text:p>
          </table:table-cell>
          <table:table-cell office:value-type="float" office:value="1445" calcext:value-type="float">
            <text:p>1445</text:p>
          </table:table-cell>
          <table:table-cell office:value-type="float" office:value="0.0001902039" calcext:value-type="float">
            <text:p>0.0001902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7:36.557182</text:p>
          </table:table-cell>
          <table:table-cell table:formula="of:=[.C208]*1.0268128-0.00001201261" office:value-type="float" office:value="0.00018329118912992" calcext:value-type="float">
            <text:p>0.00018329118912992</text:p>
          </table:table-cell>
          <table:table-cell table:formula="of:=[.F208]-[.A208]" office:value-type="float" office:value="-0.00000275234187008001" calcext:value-type="float">
            <text:p>-2.75234187008001E-06</text:p>
          </table:table-cell>
          <table:table-cell table:formula="of:=[.G208]/[.A208]*100" office:value-type="float" office:value="-1.47940745656994" calcext:value-type="float">
            <text:p>-1.47940745656994</text:p>
          </table:table-cell>
        </table:table-row>
        <table:table-row table:style-name="ro1">
          <table:table-cell office:value-type="float" office:value="0.000186668582" calcext:value-type="float">
            <text:p>0.000186668582</text:p>
          </table:table-cell>
          <table:table-cell office:value-type="float" office:value="1450" calcext:value-type="float">
            <text:p>1450</text:p>
          </table:table-cell>
          <table:table-cell office:value-type="float" office:value="0.0001906824" calcext:value-type="float">
            <text:p>0.00019068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7:39.633518</text:p>
          </table:table-cell>
          <table:table-cell table:formula="of:=[.C209]*1.0268128-0.00001201261" office:value-type="float" office:value="0.00018378251905472" calcext:value-type="float">
            <text:p>0.00018378251905472</text:p>
          </table:table-cell>
          <table:table-cell table:formula="of:=[.F209]-[.A209]" office:value-type="float" office:value="-0.00000288606294528" calcext:value-type="float">
            <text:p>-2.88606294528E-06</text:p>
          </table:table-cell>
          <table:table-cell table:formula="of:=[.G209]/[.A209]*100" office:value-type="float" office:value="-1.54608928527672" calcext:value-type="float">
            <text:p>-1.54608928527672</text:p>
          </table:table-cell>
        </table:table-row>
        <table:table-row table:style-name="ro1">
          <table:table-cell office:value-type="float" office:value="0.000187287513" calcext:value-type="float">
            <text:p>0.000187287513</text:p>
          </table:table-cell>
          <table:table-cell office:value-type="float" office:value="1455" calcext:value-type="float">
            <text:p>1455</text:p>
          </table:table-cell>
          <table:table-cell office:value-type="float" office:value="0.000191051" calcext:value-type="float">
            <text:p>0.000191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7:42.701492</text:p>
          </table:table-cell>
          <table:table-cell table:formula="of:=[.C210]*1.0268128-0.00001201261" office:value-type="float" office:value="0.0001841610022528" calcext:value-type="float">
            <text:p>0.0001841610022528</text:p>
          </table:table-cell>
          <table:table-cell table:formula="of:=[.F210]-[.A210]" office:value-type="float" office:value="-0.00000312651074719998" calcext:value-type="float">
            <text:p>-3.12651074719998E-06</text:p>
          </table:table-cell>
          <table:table-cell table:formula="of:=[.G210]/[.A210]*100" office:value-type="float" office:value="-1.66936422889015" calcext:value-type="float">
            <text:p>-1.66936422889015</text:p>
          </table:table-cell>
        </table:table-row>
        <table:table-row table:style-name="ro1">
          <table:table-cell office:value-type="float" office:value="0.000188029006" calcext:value-type="float">
            <text:p>0.000188029006</text:p>
          </table:table-cell>
          <table:table-cell office:value-type="float" office:value="1460" calcext:value-type="float">
            <text:p>1460</text:p>
          </table:table-cell>
          <table:table-cell office:value-type="float" office:value="0.0001916235" calcext:value-type="float">
            <text:p>0.0001916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7:45.773094</text:p>
          </table:table-cell>
          <table:table-cell table:formula="of:=[.C211]*1.0268128-0.00001201261" office:value-type="float" office:value="0.0001847488525808" calcext:value-type="float">
            <text:p>0.0001847488525808</text:p>
          </table:table-cell>
          <table:table-cell table:formula="of:=[.F211]-[.A211]" office:value-type="float" office:value="-0.00000328015341919996" calcext:value-type="float">
            <text:p>-3.28015341919996E-06</text:p>
          </table:table-cell>
          <table:table-cell table:formula="of:=[.G211]/[.A211]*100" office:value-type="float" office:value="-1.74449330397458" calcext:value-type="float">
            <text:p>-1.74449330397458</text:p>
          </table:table-cell>
        </table:table-row>
        <table:table-row table:style-name="ro1">
          <table:table-cell office:value-type="float" office:value="0.00018866182" calcext:value-type="float">
            <text:p>0.00018866182</text:p>
          </table:table-cell>
          <table:table-cell office:value-type="float" office:value="1465" calcext:value-type="float">
            <text:p>1465</text:p>
          </table:table-cell>
          <table:table-cell office:value-type="float" office:value="0.0001923843" calcext:value-type="float">
            <text:p>0.00019238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7:48.845409</text:p>
          </table:table-cell>
          <table:table-cell table:formula="of:=[.C212]*1.0268128-0.00001201261" office:value-type="float" office:value="0.00018553005175904" calcext:value-type="float">
            <text:p>0.00018553005175904</text:p>
          </table:table-cell>
          <table:table-cell table:formula="of:=[.F212]-[.A212]" office:value-type="float" office:value="-0.00000313176824095996" calcext:value-type="float">
            <text:p>-3.13176824095996E-06</text:p>
          </table:table-cell>
          <table:table-cell table:formula="of:=[.G212]/[.A212]*100" office:value-type="float" office:value="-1.65999047446906" calcext:value-type="float">
            <text:p>-1.65999047446906</text:p>
          </table:table-cell>
        </table:table-row>
        <table:table-row table:style-name="ro1">
          <table:table-cell office:value-type="float" office:value="0.000189298441" calcext:value-type="float">
            <text:p>0.000189298441</text:p>
          </table:table-cell>
          <table:table-cell office:value-type="float" office:value="1470" calcext:value-type="float">
            <text:p>1470</text:p>
          </table:table-cell>
          <table:table-cell office:value-type="float" office:value="0.0001929255" calcext:value-type="float">
            <text:p>0.0001929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7:51.915979</text:p>
          </table:table-cell>
          <table:table-cell table:formula="of:=[.C213]*1.0268128-0.00001201261" office:value-type="float" office:value="0.0001860857628464" calcext:value-type="float">
            <text:p>0.0001860857628464</text:p>
          </table:table-cell>
          <table:table-cell table:formula="of:=[.F213]-[.A213]" office:value-type="float" office:value="-0.00000321267815359998" calcext:value-type="float">
            <text:p>-3.21267815359998E-06</text:p>
          </table:table-cell>
          <table:table-cell table:formula="of:=[.G213]/[.A213]*100" office:value-type="float" office:value="-1.69714982153497" calcext:value-type="float">
            <text:p>-1.69714982153497</text:p>
          </table:table-cell>
        </table:table-row>
        <table:table-row table:style-name="ro1">
          <table:table-cell office:value-type="float" office:value="0.000189924612" calcext:value-type="float">
            <text:p>0.000189924612</text:p>
          </table:table-cell>
          <table:table-cell office:value-type="float" office:value="1475" calcext:value-type="float">
            <text:p>1475</text:p>
          </table:table-cell>
          <table:table-cell office:value-type="float" office:value="0.000193451" calcext:value-type="float">
            <text:p>0.000193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7:54.988923</text:p>
          </table:table-cell>
          <table:table-cell table:formula="of:=[.C214]*1.0268128-0.00001201261" office:value-type="float" office:value="0.0001866253529728" calcext:value-type="float">
            <text:p>0.0001866253529728</text:p>
          </table:table-cell>
          <table:table-cell table:formula="of:=[.F214]-[.A214]" office:value-type="float" office:value="-0.00000329925902719998" calcext:value-type="float">
            <text:p>-3.29925902719998E-06</text:p>
          </table:table-cell>
          <table:table-cell table:formula="of:=[.G214]/[.A214]*100" office:value-type="float" office:value="-1.73714138070741" calcext:value-type="float">
            <text:p>-1.73714138070741</text:p>
          </table:table-cell>
        </table:table-row>
        <table:table-row table:style-name="ro1">
          <table:table-cell office:value-type="float" office:value="0.000190646473" calcext:value-type="float">
            <text:p>0.000190646473</text:p>
          </table:table-cell>
          <table:table-cell office:value-type="float" office:value="1480" calcext:value-type="float">
            <text:p>1480</text:p>
          </table:table-cell>
          <table:table-cell office:value-type="float" office:value="0.0001940863" calcext:value-type="float">
            <text:p>0.00019408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7:58.060900</text:p>
          </table:table-cell>
          <table:table-cell table:formula="of:=[.C215]*1.0268128-0.00001201261" office:value-type="float" office:value="0.00018727768714464" calcext:value-type="float">
            <text:p>0.00018727768714464</text:p>
          </table:table-cell>
          <table:table-cell table:formula="of:=[.F215]-[.A215]" office:value-type="float" office:value="-0.00000336878585535999" calcext:value-type="float">
            <text:p>-3.36878585535999E-06</text:p>
          </table:table-cell>
          <table:table-cell table:formula="of:=[.G215]/[.A215]*100" office:value-type="float" office:value="-1.76703287627041" calcext:value-type="float">
            <text:p>-1.76703287627041</text:p>
          </table:table-cell>
        </table:table-row>
        <table:table-row table:style-name="ro1">
          <table:table-cell office:value-type="float" office:value="0.000191296903" calcext:value-type="float">
            <text:p>0.000191296903</text:p>
          </table:table-cell>
          <table:table-cell office:value-type="float" office:value="1485" calcext:value-type="float">
            <text:p>1485</text:p>
          </table:table-cell>
          <table:table-cell office:value-type="float" office:value="0.0001945804" calcext:value-type="float">
            <text:p>0.00019458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8:01.132619</text:p>
          </table:table-cell>
          <table:table-cell table:formula="of:=[.C216]*1.0268128-0.00001201261" office:value-type="float" office:value="0.00018778503534912" calcext:value-type="float">
            <text:p>0.00018778503534912</text:p>
          </table:table-cell>
          <table:table-cell table:formula="of:=[.F216]-[.A216]" office:value-type="float" office:value="-0.00000351186765087998" calcext:value-type="float">
            <text:p>-3.51186765087998E-06</text:p>
          </table:table-cell>
          <table:table-cell table:formula="of:=[.G216]/[.A216]*100" office:value-type="float" office:value="-1.8358204423623" calcext:value-type="float">
            <text:p>-1.8358204423623</text:p>
          </table:table-cell>
        </table:table-row>
        <table:table-row table:style-name="ro1">
          <table:table-cell office:value-type="float" office:value="0.000191934643" calcext:value-type="float">
            <text:p>0.000191934643</text:p>
          </table:table-cell>
          <table:table-cell office:value-type="float" office:value="1490" calcext:value-type="float">
            <text:p>1490</text:p>
          </table:table-cell>
          <table:table-cell office:value-type="float" office:value="0.0001951529" calcext:value-type="float">
            <text:p>0.0001951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8:04.204176</text:p>
          </table:table-cell>
          <table:table-cell table:formula="of:=[.C217]*1.0268128-0.00001201261" office:value-type="float" office:value="0.00018837288567712" calcext:value-type="float">
            <text:p>0.00018837288567712</text:p>
          </table:table-cell>
          <table:table-cell table:formula="of:=[.F217]-[.A217]" office:value-type="float" office:value="-0.00000356175732287996" calcext:value-type="float">
            <text:p>-3.56175732287996E-06</text:p>
          </table:table-cell>
          <table:table-cell table:formula="of:=[.G217]/[.A217]*100" office:value-type="float" office:value="-1.85571362585125" calcext:value-type="float">
            <text:p>-1.85571362585125</text:p>
          </table:table-cell>
        </table:table-row>
        <table:table-row table:style-name="ro1">
          <table:table-cell office:value-type="float" office:value="0.000192544169" calcext:value-type="float">
            <text:p>0.000192544169</text:p>
          </table:table-cell>
          <table:table-cell office:value-type="float" office:value="1495" calcext:value-type="float">
            <text:p>1495</text:p>
          </table:table-cell>
          <table:table-cell office:value-type="float" office:value="0.0001954902" calcext:value-type="float">
            <text:p>0.0001954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8:07.276091</text:p>
          </table:table-cell>
          <table:table-cell table:formula="of:=[.C218]*1.0268128-0.00001201261" office:value-type="float" office:value="0.00018871922963456" calcext:value-type="float">
            <text:p>0.00018871922963456</text:p>
          </table:table-cell>
          <table:table-cell table:formula="of:=[.F218]-[.A218]" office:value-type="float" office:value="-0.00000382493936543999" calcext:value-type="float">
            <text:p>-3.82493936543999E-06</text:p>
          </table:table-cell>
          <table:table-cell table:formula="of:=[.G218]/[.A218]*100" office:value-type="float" office:value="-1.98652568151258" calcext:value-type="float">
            <text:p>-1.98652568151258</text:p>
          </table:table-cell>
        </table:table-row>
        <table:table-row table:style-name="ro1">
          <table:table-cell office:value-type="float" office:value="0.000193266703" calcext:value-type="float">
            <text:p>0.000193266703</text:p>
          </table:table-cell>
          <table:table-cell office:value-type="float" office:value="1500" calcext:value-type="float">
            <text:p>1500</text:p>
          </table:table-cell>
          <table:table-cell office:value-type="float" office:value="0.0001965255" calcext:value-type="float">
            <text:p>0.0001965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8:10.348473</text:p>
          </table:table-cell>
          <table:table-cell table:formula="of:=[.C219]*1.0268128-0.00001201261" office:value-type="float" office:value="0.0001897822889264" calcext:value-type="float">
            <text:p>0.0001897822889264</text:p>
          </table:table-cell>
          <table:table-cell table:formula="of:=[.F219]-[.A219]" office:value-type="float" office:value="-0.00000348441407359998" calcext:value-type="float">
            <text:p>-3.48441407359998E-06</text:p>
          </table:table-cell>
          <table:table-cell table:formula="of:=[.G219]/[.A219]*100" office:value-type="float" office:value="-1.80290449390032" calcext:value-type="float">
            <text:p>-1.80290449390032</text:p>
          </table:table-cell>
        </table:table-row>
        <table:table-row table:style-name="ro1">
          <table:table-cell office:value-type="float" office:value="0.000193900562" calcext:value-type="float">
            <text:p>0.000193900562</text:p>
          </table:table-cell>
          <table:table-cell office:value-type="float" office:value="1505" calcext:value-type="float">
            <text:p>1505</text:p>
          </table:table-cell>
          <table:table-cell office:value-type="float" office:value="0.0001967922" calcext:value-type="float">
            <text:p>0.00019679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8:13.420113</text:p>
          </table:table-cell>
          <table:table-cell table:formula="of:=[.C220]*1.0268128-0.00001201261" office:value-type="float" office:value="0.00019005613990016" calcext:value-type="float">
            <text:p>0.00019005613990016</text:p>
          </table:table-cell>
          <table:table-cell table:formula="of:=[.F220]-[.A220]" office:value-type="float" office:value="-0.00000384442209983997" calcext:value-type="float">
            <text:p>-3.84442209983997E-06</text:p>
          </table:table-cell>
          <table:table-cell table:formula="of:=[.G220]/[.A220]*100" office:value-type="float" office:value="-1.98267713109566" calcext:value-type="float">
            <text:p>-1.98267713109566</text:p>
          </table:table-cell>
        </table:table-row>
        <table:table-row table:style-name="ro1">
          <table:table-cell office:value-type="float" office:value="0.000194518149" calcext:value-type="float">
            <text:p>0.000194518149</text:p>
          </table:table-cell>
          <table:table-cell office:value-type="float" office:value="1510" calcext:value-type="float">
            <text:p>1510</text:p>
          </table:table-cell>
          <table:table-cell office:value-type="float" office:value="0.0001974353" calcext:value-type="float">
            <text:p>0.00019743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8:16.491750</text:p>
          </table:table-cell>
          <table:table-cell table:formula="of:=[.C221]*1.0268128-0.00001201261" office:value-type="float" office:value="0.00019071648321184" calcext:value-type="float">
            <text:p>0.00019071648321184</text:p>
          </table:table-cell>
          <table:table-cell table:formula="of:=[.F221]-[.A221]" office:value-type="float" office:value="-0.00000380166578815998" calcext:value-type="float">
            <text:p>-3.80166578815998E-06</text:p>
          </table:table-cell>
          <table:table-cell table:formula="of:=[.G221]/[.A221]*100" office:value-type="float" office:value="-1.95440158550963" calcext:value-type="float">
            <text:p>-1.95440158550963</text:p>
          </table:table-cell>
        </table:table-row>
        <table:table-row table:style-name="ro1">
          <table:table-cell office:value-type="float" office:value="0.000195156039" calcext:value-type="float">
            <text:p>0.000195156039</text:p>
          </table:table-cell>
          <table:table-cell office:value-type="float" office:value="1515" calcext:value-type="float">
            <text:p>1515</text:p>
          </table:table-cell>
          <table:table-cell office:value-type="float" office:value="0.0001977647" calcext:value-type="float">
            <text:p>0.0001977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8:19.563623</text:p>
          </table:table-cell>
          <table:table-cell table:formula="of:=[.C222]*1.0268128-0.00001201261" office:value-type="float" office:value="0.00019105471534816" calcext:value-type="float">
            <text:p>0.00019105471534816</text:p>
          </table:table-cell>
          <table:table-cell table:formula="of:=[.F222]-[.A222]" office:value-type="float" office:value="-0.00000410132365183996" calcext:value-type="float">
            <text:p>-4.10132365183996E-06</text:p>
          </table:table-cell>
          <table:table-cell table:formula="of:=[.G222]/[.A222]*100" office:value-type="float" office:value="-2.10156122908395" calcext:value-type="float">
            <text:p>-2.10156122908395</text:p>
          </table:table-cell>
        </table:table-row>
        <table:table-row table:style-name="ro1">
          <table:table-cell office:value-type="float" office:value="0.000195886932" calcext:value-type="float">
            <text:p>0.000195886932</text:p>
          </table:table-cell>
          <table:table-cell office:value-type="float" office:value="1520" calcext:value-type="float">
            <text:p>1520</text:p>
          </table:table-cell>
          <table:table-cell office:value-type="float" office:value="0.0001984314" calcext:value-type="float">
            <text:p>0.00019843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8:22.635770</text:p>
          </table:table-cell>
          <table:table-cell table:formula="of:=[.C223]*1.0268128-0.00001201261" office:value-type="float" office:value="0.00019173929144192" calcext:value-type="float">
            <text:p>0.00019173929144192</text:p>
          </table:table-cell>
          <table:table-cell table:formula="of:=[.F223]-[.A223]" office:value-type="float" office:value="-0.00000414764055807999" calcext:value-type="float">
            <text:p>-4.14764055807999E-06</text:p>
          </table:table-cell>
          <table:table-cell table:formula="of:=[.G223]/[.A223]*100" office:value-type="float" office:value="-2.11736460198376" calcext:value-type="float">
            <text:p>-2.11736460198376</text:p>
          </table:table-cell>
        </table:table-row>
        <table:table-row table:style-name="ro1">
          <table:table-cell office:value-type="float" office:value="0.000196524374" calcext:value-type="float">
            <text:p>0.000196524374</text:p>
          </table:table-cell>
          <table:table-cell office:value-type="float" office:value="1525" calcext:value-type="float">
            <text:p>1525</text:p>
          </table:table-cell>
          <table:table-cell office:value-type="float" office:value="0.0001990824" calcext:value-type="float">
            <text:p>0.00019908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8:25.666396</text:p>
          </table:table-cell>
          <table:table-cell table:formula="of:=[.C224]*1.0268128-0.00001201261" office:value-type="float" office:value="0.00019240774657472" calcext:value-type="float">
            <text:p>0.00019240774657472</text:p>
          </table:table-cell>
          <table:table-cell table:formula="of:=[.F224]-[.A224]" office:value-type="float" office:value="-0.00000411662742527997" calcext:value-type="float">
            <text:p>-4.11662742527997E-06</text:p>
          </table:table-cell>
          <table:table-cell table:formula="of:=[.G224]/[.A224]*100" office:value-type="float" office:value="-2.09471595888659" calcext:value-type="float">
            <text:p>-2.09471595888659</text:p>
          </table:table-cell>
        </table:table-row>
        <table:table-row table:style-name="ro1">
          <table:table-cell office:value-type="float" office:value="0.000197158607" calcext:value-type="float">
            <text:p>0.000197158607</text:p>
          </table:table-cell>
          <table:table-cell office:value-type="float" office:value="1530" calcext:value-type="float">
            <text:p>1530</text:p>
          </table:table-cell>
          <table:table-cell office:value-type="float" office:value="0.0001996157" calcext:value-type="float">
            <text:p>0.0001996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8:28.779268</text:p>
          </table:table-cell>
          <table:table-cell table:formula="of:=[.C225]*1.0268128-0.00001201261" office:value-type="float" office:value="0.00019295534584096" calcext:value-type="float">
            <text:p>0.00019295534584096</text:p>
          </table:table-cell>
          <table:table-cell table:formula="of:=[.F225]-[.A225]" office:value-type="float" office:value="-0.00000420326115903999" calcext:value-type="float">
            <text:p>-4.20326115903999E-06</text:p>
          </table:table-cell>
          <table:table-cell table:formula="of:=[.G225]/[.A225]*100" office:value-type="float" office:value="-2.13191867349722" calcext:value-type="float">
            <text:p>-2.13191867349722</text:p>
          </table:table-cell>
        </table:table-row>
        <table:table-row table:style-name="ro1">
          <table:table-cell office:value-type="float" office:value="0.000197794556" calcext:value-type="float">
            <text:p>0.000197794556</text:p>
          </table:table-cell>
          <table:table-cell office:value-type="float" office:value="1535" calcext:value-type="float">
            <text:p>1535</text:p>
          </table:table-cell>
          <table:table-cell office:value-type="float" office:value="0.0002003294" calcext:value-type="float">
            <text:p>0.00020032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8:31.851324</text:p>
          </table:table-cell>
          <table:table-cell table:formula="of:=[.C226]*1.0268128-0.00001201261" office:value-type="float" office:value="0.00019368818213632" calcext:value-type="float">
            <text:p>0.00019368818213632</text:p>
          </table:table-cell>
          <table:table-cell table:formula="of:=[.F226]-[.A226]" office:value-type="float" office:value="-0.00000410637386367998" calcext:value-type="float">
            <text:p>-4.10637386367998E-06</text:p>
          </table:table-cell>
          <table:table-cell table:formula="of:=[.G226]/[.A226]*100" office:value-type="float" office:value="-2.07608032633617" calcext:value-type="float">
            <text:p>-2.07608032633617</text:p>
          </table:table-cell>
        </table:table-row>
        <table:table-row table:style-name="ro1">
          <table:table-cell office:value-type="float" office:value="0.000198534555" calcext:value-type="float">
            <text:p>0.000198534555</text:p>
          </table:table-cell>
          <table:table-cell office:value-type="float" office:value="1540" calcext:value-type="float">
            <text:p>1540</text:p>
          </table:table-cell>
          <table:table-cell office:value-type="float" office:value="0.0002007686" calcext:value-type="float">
            <text:p>0.00020076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8:34.926243</text:p>
          </table:table-cell>
          <table:table-cell table:formula="of:=[.C227]*1.0268128-0.00001201261" office:value-type="float" office:value="0.00019413915831808" calcext:value-type="float">
            <text:p>0.00019413915831808</text:p>
          </table:table-cell>
          <table:table-cell table:formula="of:=[.F227]-[.A227]" office:value-type="float" office:value="-0.00000439539668191998" calcext:value-type="float">
            <text:p>-4.39539668191998E-06</text:p>
          </table:table-cell>
          <table:table-cell table:formula="of:=[.G227]/[.A227]*100" office:value-type="float" office:value="-2.21392023263657" calcext:value-type="float">
            <text:p>-2.21392023263657</text:p>
          </table:table-cell>
        </table:table-row>
        <table:table-row table:style-name="ro1">
          <table:table-cell office:value-type="float" office:value="0.000199151545" calcext:value-type="float">
            <text:p>0.000199151545</text:p>
          </table:table-cell>
          <table:table-cell office:value-type="float" office:value="1545" calcext:value-type="float">
            <text:p>1545</text:p>
          </table:table-cell>
          <table:table-cell office:value-type="float" office:value="0.000201349" calcext:value-type="float">
            <text:p>0.0002013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8:37.996379</text:p>
          </table:table-cell>
          <table:table-cell table:formula="of:=[.C228]*1.0268128-0.00001201261" office:value-type="float" office:value="0.0001947351204672" calcext:value-type="float">
            <text:p>0.0001947351204672</text:p>
          </table:table-cell>
          <table:table-cell table:formula="of:=[.F228]-[.A228]" office:value-type="float" office:value="-0.00000441642453279998" calcext:value-type="float">
            <text:p>-4.41642453279998E-06</text:p>
          </table:table-cell>
          <table:table-cell table:formula="of:=[.G228]/[.A228]*100" office:value-type="float" office:value="-2.21762002037191" calcext:value-type="float">
            <text:p>-2.21762002037191</text:p>
          </table:table-cell>
        </table:table-row>
        <table:table-row table:style-name="ro1">
          <table:table-cell office:value-type="float" office:value="0.000199756145" calcext:value-type="float">
            <text:p>0.000199756145</text:p>
          </table:table-cell>
          <table:table-cell office:value-type="float" office:value="1550" calcext:value-type="float">
            <text:p>1550</text:p>
          </table:table-cell>
          <table:table-cell office:value-type="float" office:value="0.0002015451" calcext:value-type="float">
            <text:p>0.0002015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8:41.067174</text:p>
          </table:table-cell>
          <table:table-cell table:formula="of:=[.C229]*1.0268128-0.00001201261" office:value-type="float" office:value="0.00019493647845728" calcext:value-type="float">
            <text:p>0.00019493647845728</text:p>
          </table:table-cell>
          <table:table-cell table:formula="of:=[.F229]-[.A229]" office:value-type="float" office:value="-0.00000481966654271998" calcext:value-type="float">
            <text:p>-4.81966654271998E-06</text:p>
          </table:table-cell>
          <table:table-cell table:formula="of:=[.G229]/[.A229]*100" office:value-type="float" office:value="-2.41277510772947" calcext:value-type="float">
            <text:p>-2.41277510772947</text:p>
          </table:table-cell>
        </table:table-row>
        <table:table-row table:style-name="ro1">
          <table:table-cell office:value-type="float" office:value="0.000200377464" calcext:value-type="float">
            <text:p>0.000200377464</text:p>
          </table:table-cell>
          <table:table-cell office:value-type="float" office:value="1555" calcext:value-type="float">
            <text:p>1555</text:p>
          </table:table-cell>
          <table:table-cell office:value-type="float" office:value="0.0002022196" calcext:value-type="float">
            <text:p>0.0002022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8:44.139147</text:p>
          </table:table-cell>
          <table:table-cell table:formula="of:=[.C230]*1.0268128-0.00001201261" office:value-type="float" office:value="0.00019562906369088" calcext:value-type="float">
            <text:p>0.00019562906369088</text:p>
          </table:table-cell>
          <table:table-cell table:formula="of:=[.F230]-[.A230]" office:value-type="float" office:value="-0.00000474840030911998" calcext:value-type="float">
            <text:p>-4.74840030911998E-06</text:p>
          </table:table-cell>
          <table:table-cell table:formula="of:=[.G230]/[.A230]*100" office:value-type="float" office:value="-2.3697277200394" calcext:value-type="float">
            <text:p>-2.3697277200394</text:p>
          </table:table-cell>
        </table:table-row>
        <table:table-row table:style-name="ro1">
          <table:table-cell office:value-type="float" office:value="0.0002010944" calcext:value-type="float">
            <text:p>0.0002010944</text:p>
          </table:table-cell>
          <table:table-cell office:value-type="float" office:value="1560" calcext:value-type="float">
            <text:p>1560</text:p>
          </table:table-cell>
          <table:table-cell office:value-type="float" office:value="0.0002028157" calcext:value-type="float">
            <text:p>0.0002028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8:47.210462</text:p>
          </table:table-cell>
          <table:table-cell table:formula="of:=[.C231]*1.0268128-0.00001201261" office:value-type="float" office:value="0.00019624114680096" calcext:value-type="float">
            <text:p>0.00019624114680096</text:p>
          </table:table-cell>
          <table:table-cell table:formula="of:=[.F231]-[.A231]" office:value-type="float" office:value="-0.00000485325319903997" calcext:value-type="float">
            <text:p>-4.85325319903997E-06</text:p>
          </table:table-cell>
          <table:table-cell table:formula="of:=[.G231]/[.A231]*100" office:value-type="float" office:value="-2.41342036329205" calcext:value-type="float">
            <text:p>-2.41342036329205</text:p>
          </table:table-cell>
        </table:table-row>
        <table:table-row table:style-name="ro1">
          <table:table-cell office:value-type="float" office:value="0.00020170497" calcext:value-type="float">
            <text:p>0.00020170497</text:p>
          </table:table-cell>
          <table:table-cell office:value-type="float" office:value="1565" calcext:value-type="float">
            <text:p>1565</text:p>
          </table:table-cell>
          <table:table-cell office:value-type="float" office:value="0.0002033412" calcext:value-type="float">
            <text:p>0.00020334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8:50.282546</text:p>
          </table:table-cell>
          <table:table-cell table:formula="of:=[.C232]*1.0268128-0.00001201261" office:value-type="float" office:value="0.00019678073692736" calcext:value-type="float">
            <text:p>0.00019678073692736</text:p>
          </table:table-cell>
          <table:table-cell table:formula="of:=[.F232]-[.A232]" office:value-type="float" office:value="-0.00000492423307264" calcext:value-type="float">
            <text:p>-4.92423307264E-06</text:p>
          </table:table-cell>
          <table:table-cell table:formula="of:=[.G232]/[.A232]*100" office:value-type="float" office:value="-2.44130477927242" calcext:value-type="float">
            <text:p>-2.44130477927242</text:p>
          </table:table-cell>
        </table:table-row>
        <table:table-row table:style-name="ro1">
          <table:table-cell office:value-type="float" office:value="0.000202313003" calcext:value-type="float">
            <text:p>0.000202313003</text:p>
          </table:table-cell>
          <table:table-cell office:value-type="float" office:value="1570" calcext:value-type="float">
            <text:p>1570</text:p>
          </table:table-cell>
          <table:table-cell office:value-type="float" office:value="0.0002038588" calcext:value-type="float">
            <text:p>0.00020385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8:53.354519</text:p>
          </table:table-cell>
          <table:table-cell table:formula="of:=[.C233]*1.0268128-0.00001201261" office:value-type="float" office:value="0.00019731221523264" calcext:value-type="float">
            <text:p>0.00019731221523264</text:p>
          </table:table-cell>
          <table:table-cell table:formula="of:=[.F233]-[.A233]" office:value-type="float" office:value="-0.00000500078776735998" calcext:value-type="float">
            <text:p>-5.00078776735998E-06</text:p>
          </table:table-cell>
          <table:table-cell table:formula="of:=[.G233]/[.A233]*100" office:value-type="float" office:value="-2.47180739409023" calcext:value-type="float">
            <text:p>-2.47180739409023</text:p>
          </table:table-cell>
        </table:table-row>
        <table:table-row table:style-name="ro1">
          <table:table-cell office:value-type="float" office:value="0.000202909989" calcext:value-type="float">
            <text:p>0.000202909989</text:p>
          </table:table-cell>
          <table:table-cell office:value-type="float" office:value="1575" calcext:value-type="float">
            <text:p>1575</text:p>
          </table:table-cell>
          <table:table-cell office:value-type="float" office:value="0.0002042431" calcext:value-type="float">
            <text:p>0.00020424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8:56.389778</text:p>
          </table:table-cell>
          <table:table-cell table:formula="of:=[.C234]*1.0268128-0.00001201261" office:value-type="float" office:value="0.00019770681939168" calcext:value-type="float">
            <text:p>0.00019770681939168</text:p>
          </table:table-cell>
          <table:table-cell table:formula="of:=[.F234]-[.A234]" office:value-type="float" office:value="-0.00000520316960831997" calcext:value-type="float">
            <text:p>-5.20316960831997E-06</text:p>
          </table:table-cell>
          <table:table-cell table:formula="of:=[.G234]/[.A234]*100" office:value-type="float" office:value="-2.56427474761726" calcext:value-type="float">
            <text:p>-2.56427474761726</text:p>
          </table:table-cell>
        </table:table-row>
        <table:table-row table:style-name="ro1">
          <table:table-cell office:value-type="float" office:value="0.000203625507" calcext:value-type="float">
            <text:p>0.000203625507</text:p>
          </table:table-cell>
          <table:table-cell office:value-type="float" office:value="1580" calcext:value-type="float">
            <text:p>1580</text:p>
          </table:table-cell>
          <table:table-cell office:value-type="float" office:value="0.0002047608" calcext:value-type="float">
            <text:p>0.00020476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8:59.498444</text:p>
          </table:table-cell>
          <table:table-cell table:formula="of:=[.C235]*1.0268128-0.00001201261" office:value-type="float" office:value="0.00019823840037824" calcext:value-type="float">
            <text:p>0.00019823840037824</text:p>
          </table:table-cell>
          <table:table-cell table:formula="of:=[.F235]-[.A235]" office:value-type="float" office:value="-0.00000538710662175999" calcext:value-type="float">
            <text:p>-5.38710662175999E-06</text:p>
          </table:table-cell>
          <table:table-cell table:formula="of:=[.G235]/[.A235]*100" office:value-type="float" office:value="-2.64559519145113" calcext:value-type="float">
            <text:p>-2.64559519145113</text:p>
          </table:table-cell>
        </table:table-row>
        <table:table-row table:style-name="ro1">
          <table:table-cell office:value-type="float" office:value="0.000204241004" calcext:value-type="float">
            <text:p>0.000204241004</text:p>
          </table:table-cell>
          <table:table-cell office:value-type="float" office:value="1585" calcext:value-type="float">
            <text:p>1585</text:p>
          </table:table-cell>
          <table:table-cell office:value-type="float" office:value="0.0002053804" calcext:value-type="float">
            <text:p>0.00020538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9:02.570448</text:p>
          </table:table-cell>
          <table:table-cell table:formula="of:=[.C236]*1.0268128-0.00001201261" office:value-type="float" office:value="0.00019887461358912" calcext:value-type="float">
            <text:p>0.00019887461358912</text:p>
          </table:table-cell>
          <table:table-cell table:formula="of:=[.F236]-[.A236]" office:value-type="float" office:value="-0.00000536639041088001" calcext:value-type="float">
            <text:p>-5.36639041088001E-06</text:p>
          </table:table-cell>
          <table:table-cell table:formula="of:=[.G236]/[.A236]*100" office:value-type="float" office:value="-2.62747945112922" calcext:value-type="float">
            <text:p>-2.62747945112922</text:p>
          </table:table-cell>
        </table:table-row>
        <table:table-row table:style-name="ro1">
          <table:table-cell office:value-type="float" office:value="0.000204865159" calcext:value-type="float">
            <text:p>0.000204865159</text:p>
          </table:table-cell>
          <table:table-cell office:value-type="float" office:value="1590" calcext:value-type="float">
            <text:p>1590</text:p>
          </table:table-cell>
          <table:table-cell office:value-type="float" office:value="0.000205851" calcext:value-type="float">
            <text:p>0.0002058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9:05.641987</text:p>
          </table:table-cell>
          <table:table-cell table:formula="of:=[.C237]*1.0268128-0.00001201261" office:value-type="float" office:value="0.0001993578316928" calcext:value-type="float">
            <text:p>0.0001993578316928</text:p>
          </table:table-cell>
          <table:table-cell table:formula="of:=[.F237]-[.A237]" office:value-type="float" office:value="-0.00000550732730719998" calcext:value-type="float">
            <text:p>-5.50732730719998E-06</text:p>
          </table:table-cell>
          <table:table-cell table:formula="of:=[.G237]/[.A237]*100" office:value-type="float" office:value="-2.68826936414307" calcext:value-type="float">
            <text:p>-2.68826936414307</text:p>
          </table:table-cell>
        </table:table-row>
        <table:table-row table:style-name="ro1">
          <table:table-cell office:value-type="float" office:value="0.000205517604" calcext:value-type="float">
            <text:p>0.000205517604</text:p>
          </table:table-cell>
          <table:table-cell office:value-type="float" office:value="1595" calcext:value-type="float">
            <text:p>1595</text:p>
          </table:table-cell>
          <table:table-cell office:value-type="float" office:value="0.0002064235" calcext:value-type="float">
            <text:p>0.0002064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9:08.713811</text:p>
          </table:table-cell>
          <table:table-cell table:formula="of:=[.C238]*1.0268128-0.00001201261" office:value-type="float" office:value="0.0001999456820208" calcext:value-type="float">
            <text:p>0.0001999456820208</text:p>
          </table:table-cell>
          <table:table-cell table:formula="of:=[.F238]-[.A238]" office:value-type="float" office:value="-0.0000055719219792" calcext:value-type="float">
            <text:p>-0.0000055719219792</text:p>
          </table:table-cell>
          <table:table-cell table:formula="of:=[.G238]/[.A238]*100" office:value-type="float" office:value="-2.7111653068902" calcext:value-type="float">
            <text:p>-2.7111653068902</text:p>
          </table:table-cell>
        </table:table-row>
        <table:table-row table:style-name="ro1">
          <table:table-cell office:value-type="float" office:value="0.000206255439" calcext:value-type="float">
            <text:p>0.000206255439</text:p>
          </table:table-cell>
          <table:table-cell office:value-type="float" office:value="1600" calcext:value-type="float">
            <text:p>1600</text:p>
          </table:table-cell>
          <table:table-cell office:value-type="float" office:value="0.0002071529" calcext:value-type="float">
            <text:p>0.0002071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9:11.746191</text:p>
          </table:table-cell>
          <table:table-cell table:formula="of:=[.C239]*1.0268128-0.00001201261" office:value-type="float" office:value="0.00020069463927712" calcext:value-type="float">
            <text:p>0.00020069463927712</text:p>
          </table:table-cell>
          <table:table-cell table:formula="of:=[.F239]-[.A239]" office:value-type="float" office:value="-0.00000556079972287998" calcext:value-type="float">
            <text:p>-5.56079972287998E-06</text:p>
          </table:table-cell>
          <table:table-cell table:formula="of:=[.G239]/[.A239]*100" office:value-type="float" office:value="-2.69607422225602" calcext:value-type="float">
            <text:p>-2.69607422225602</text:p>
          </table:table-cell>
        </table:table-row>
        <table:table-row table:style-name="ro1">
          <table:table-cell office:value-type="float" office:value="0.000206926993" calcext:value-type="float">
            <text:p>0.000206926993</text:p>
          </table:table-cell>
          <table:table-cell office:value-type="float" office:value="1605" calcext:value-type="float">
            <text:p>1605</text:p>
          </table:table-cell>
          <table:table-cell office:value-type="float" office:value="0.0002075059" calcext:value-type="float">
            <text:p>0.0002075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9:14.857442</text:p>
          </table:table-cell>
          <table:table-cell table:formula="of:=[.C240]*1.0268128-0.00001201261" office:value-type="float" office:value="0.00020105710419552" calcext:value-type="float">
            <text:p>0.00020105710419552</text:p>
          </table:table-cell>
          <table:table-cell table:formula="of:=[.F240]-[.A240]" office:value-type="float" office:value="-0.00000586988880447997" calcext:value-type="float">
            <text:p>-5.86988880447997E-06</text:p>
          </table:table-cell>
          <table:table-cell table:formula="of:=[.G240]/[.A240]*100" office:value-type="float" office:value="-2.83669555111158" calcext:value-type="float">
            <text:p>-2.83669555111158</text:p>
          </table:table-cell>
        </table:table-row>
        <table:table-row table:style-name="ro1">
          <table:table-cell office:value-type="float" office:value="0.000207559881" calcext:value-type="float">
            <text:p>0.000207559881</text:p>
          </table:table-cell>
          <table:table-cell office:value-type="float" office:value="1610" calcext:value-type="float">
            <text:p>1610</text:p>
          </table:table-cell>
          <table:table-cell office:value-type="float" office:value="0.0002082118" calcext:value-type="float">
            <text:p>0.0002082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9:17.929515</text:p>
          </table:table-cell>
          <table:table-cell table:formula="of:=[.C241]*1.0268128-0.00001201261" office:value-type="float" office:value="0.00020178193135104" calcext:value-type="float">
            <text:p>0.00020178193135104</text:p>
          </table:table-cell>
          <table:table-cell table:formula="of:=[.F241]-[.A241]" office:value-type="float" office:value="-0.00000577794964896" calcext:value-type="float">
            <text:p>-5.77794964896E-06</text:p>
          </table:table-cell>
          <table:table-cell table:formula="of:=[.G241]/[.A241]*100" office:value-type="float" office:value="-2.78375070419317" calcext:value-type="float">
            <text:p>-2.78375070419317</text:p>
          </table:table-cell>
        </table:table-row>
        <table:table-row table:style-name="ro1">
          <table:table-cell office:value-type="float" office:value="0.000208180753" calcext:value-type="float">
            <text:p>0.000208180753</text:p>
          </table:table-cell>
          <table:table-cell office:value-type="float" office:value="1615" calcext:value-type="float">
            <text:p>1615</text:p>
          </table:table-cell>
          <table:table-cell office:value-type="float" office:value="0.0002085333" calcext:value-type="float">
            <text:p>0.0002085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9:21.001669</text:p>
          </table:table-cell>
          <table:table-cell table:formula="of:=[.C242]*1.0268128-0.00001201261" office:value-type="float" office:value="0.00020211205166624" calcext:value-type="float">
            <text:p>0.00020211205166624</text:p>
          </table:table-cell>
          <table:table-cell table:formula="of:=[.F242]-[.A242]" office:value-type="float" office:value="-0.00000606870133375997" calcext:value-type="float">
            <text:p>-6.06870133375997E-06</text:p>
          </table:table-cell>
          <table:table-cell table:formula="of:=[.G242]/[.A242]*100" office:value-type="float" office:value="-2.91511162598205" calcext:value-type="float">
            <text:p>-2.91511162598205</text:p>
          </table:table-cell>
        </table:table-row>
        <table:table-row table:style-name="ro1">
          <table:table-cell office:value-type="float" office:value="0.000208954491" calcext:value-type="float">
            <text:p>0.000208954491</text:p>
          </table:table-cell>
          <table:table-cell office:value-type="float" office:value="1620" calcext:value-type="float">
            <text:p>1620</text:p>
          </table:table-cell>
          <table:table-cell office:value-type="float" office:value="0.0002091059" calcext:value-type="float">
            <text:p>0.0002091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9:24.072845</text:p>
          </table:table-cell>
          <table:table-cell table:formula="of:=[.C243]*1.0268128-0.00001201261" office:value-type="float" office:value="0.00020270000467552" calcext:value-type="float">
            <text:p>0.00020270000467552</text:p>
          </table:table-cell>
          <table:table-cell table:formula="of:=[.F243]-[.A243]" office:value-type="float" office:value="-0.00000625448632448001" calcext:value-type="float">
            <text:p>-6.25448632448001E-06</text:p>
          </table:table-cell>
          <table:table-cell table:formula="of:=[.G243]/[.A243]*100" office:value-type="float" office:value="-2.99322895360981" calcext:value-type="float">
            <text:p>-2.99322895360981</text:p>
          </table:table-cell>
        </table:table-row>
        <table:table-row table:style-name="ro1">
          <table:table-cell office:value-type="float" office:value="0.000209584245" calcext:value-type="float">
            <text:p>0.000209584245</text:p>
          </table:table-cell>
          <table:table-cell office:value-type="float" office:value="1625" calcext:value-type="float">
            <text:p>1625</text:p>
          </table:table-cell>
          <table:table-cell office:value-type="float" office:value="0.0002096549" calcext:value-type="float">
            <text:p>0.00020965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9:27.146044</text:p>
          </table:table-cell>
          <table:table-cell table:formula="of:=[.C244]*1.0268128-0.00001201261" office:value-type="float" office:value="0.00020326372490272" calcext:value-type="float">
            <text:p>0.00020326372490272</text:p>
          </table:table-cell>
          <table:table-cell table:formula="of:=[.F244]-[.A244]" office:value-type="float" office:value="-0.00000632052009727998" calcext:value-type="float">
            <text:p>-6.32052009727998E-06</text:p>
          </table:table-cell>
          <table:table-cell table:formula="of:=[.G244]/[.A244]*100" office:value-type="float" office:value="-3.01574199782048" calcext:value-type="float">
            <text:p>-3.01574199782048</text:p>
          </table:table-cell>
        </table:table-row>
        <table:table-row table:style-name="ro1">
          <table:table-cell office:value-type="float" office:value="0.000210255648" calcext:value-type="float">
            <text:p>0.000210255648</text:p>
          </table:table-cell>
          <table:table-cell office:value-type="float" office:value="1630" calcext:value-type="float">
            <text:p>1630</text:p>
          </table:table-cell>
          <table:table-cell office:value-type="float" office:value="0.000210149" calcext:value-type="float">
            <text:p>0.000210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9:30.216185</text:p>
          </table:table-cell>
          <table:table-cell table:formula="of:=[.C245]*1.0268128-0.00001201261" office:value-type="float" office:value="0.0002037710731072" calcext:value-type="float">
            <text:p>0.0002037710731072</text:p>
          </table:table-cell>
          <table:table-cell table:formula="of:=[.F245]-[.A245]" office:value-type="float" office:value="-0.00000648457489279999" calcext:value-type="float">
            <text:p>-0.00000648457489279999</text:p>
          </table:table-cell>
          <table:table-cell table:formula="of:=[.G245]/[.A245]*100" office:value-type="float" office:value="-3.08413826429052" calcext:value-type="float">
            <text:p>-3.08413826429052</text:p>
          </table:table-cell>
        </table:table-row>
        <table:table-row table:style-name="ro1">
          <table:table-cell office:value-type="float" office:value="0.000210921081" calcext:value-type="float">
            <text:p>0.000210921081</text:p>
          </table:table-cell>
          <table:table-cell office:value-type="float" office:value="1635" calcext:value-type="float">
            <text:p>1635</text:p>
          </table:table-cell>
          <table:table-cell office:value-type="float" office:value="0.0002106039" calcext:value-type="float">
            <text:p>0.0002106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9:33.289094</text:p>
          </table:table-cell>
          <table:table-cell table:formula="of:=[.C246]*1.0268128-0.00001201261" office:value-type="float" office:value="0.00020423817024992" calcext:value-type="float">
            <text:p>0.00020423817024992</text:p>
          </table:table-cell>
          <table:table-cell table:formula="of:=[.F246]-[.A246]" office:value-type="float" office:value="-0.00000668291075008" calcext:value-type="float">
            <text:p>-6.68291075008E-06</text:p>
          </table:table-cell>
          <table:table-cell table:formula="of:=[.G246]/[.A246]*100" office:value-type="float" office:value="-3.16844135180589" calcext:value-type="float">
            <text:p>-3.16844135180589</text:p>
          </table:table-cell>
        </table:table-row>
        <table:table-row table:style-name="ro1">
          <table:table-cell office:value-type="float" office:value="0.000211670337" calcext:value-type="float">
            <text:p>0.000211670337</text:p>
          </table:table-cell>
          <table:table-cell office:value-type="float" office:value="1640" calcext:value-type="float">
            <text:p>1640</text:p>
          </table:table-cell>
          <table:table-cell office:value-type="float" office:value="0.0002111608" calcext:value-type="float">
            <text:p>0.00021116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9:36.361560</text:p>
          </table:table-cell>
          <table:table-cell table:formula="of:=[.C247]*1.0268128-0.00001201261" office:value-type="float" office:value="0.00020481000229824" calcext:value-type="float">
            <text:p>0.00020481000229824</text:p>
          </table:table-cell>
          <table:table-cell table:formula="of:=[.F247]-[.A247]" office:value-type="float" office:value="-0.00000686033470175996" calcext:value-type="float">
            <text:p>-6.86033470175996E-06</text:p>
          </table:table-cell>
          <table:table-cell table:formula="of:=[.G247]/[.A247]*100" office:value-type="float" office:value="-3.24104680844343" calcext:value-type="float">
            <text:p>-3.24104680844343</text:p>
          </table:table-cell>
        </table:table-row>
        <table:table-row table:style-name="ro1">
          <table:table-cell office:value-type="float" office:value="0.000212273592" calcext:value-type="float">
            <text:p>0.000212273592</text:p>
          </table:table-cell>
          <table:table-cell office:value-type="float" office:value="1645" calcext:value-type="float">
            <text:p>1645</text:p>
          </table:table-cell>
          <table:table-cell office:value-type="float" office:value="0.0002116471" calcext:value-type="float">
            <text:p>0.00021164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9:39.432938</text:p>
          </table:table-cell>
          <table:table-cell table:formula="of:=[.C248]*1.0268128-0.00001201261" office:value-type="float" office:value="0.00020530934136288" calcext:value-type="float">
            <text:p>0.00020530934136288</text:p>
          </table:table-cell>
          <table:table-cell table:formula="of:=[.F248]-[.A248]" office:value-type="float" office:value="-0.00000696425063711998" calcext:value-type="float">
            <text:p>-6.96425063711998E-06</text:p>
          </table:table-cell>
          <table:table-cell table:formula="of:=[.G248]/[.A248]*100" office:value-type="float" office:value="-3.28078993317265" calcext:value-type="float">
            <text:p>-3.28078993317265</text:p>
          </table:table-cell>
        </table:table-row>
        <table:table-row table:style-name="ro1">
          <table:table-cell office:value-type="float" office:value="0.00021287431" calcext:value-type="float">
            <text:p>0.00021287431</text:p>
          </table:table-cell>
          <table:table-cell office:value-type="float" office:value="1650" calcext:value-type="float">
            <text:p>1650</text:p>
          </table:table-cell>
          <table:table-cell office:value-type="float" office:value="0.0002121412" calcext:value-type="float">
            <text:p>0.00021214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9:42.504973</text:p>
          </table:table-cell>
          <table:table-cell table:formula="of:=[.C249]*1.0268128-0.00001201261" office:value-type="float" office:value="0.00020581668956736" calcext:value-type="float">
            <text:p>0.00020581668956736</text:p>
          </table:table-cell>
          <table:table-cell table:formula="of:=[.F249]-[.A249]" office:value-type="float" office:value="-0.00000705762043263998" calcext:value-type="float">
            <text:p>-7.05762043263998E-06</text:p>
          </table:table-cell>
          <table:table-cell table:formula="of:=[.G249]/[.A249]*100" office:value-type="float" office:value="-3.31539321613772" calcext:value-type="float">
            <text:p>-3.31539321613772</text:p>
          </table:table-cell>
        </table:table-row>
        <table:table-row table:style-name="ro1">
          <table:table-cell office:value-type="float" office:value="0.000213411658" calcext:value-type="float">
            <text:p>0.000213411658</text:p>
          </table:table-cell>
          <table:table-cell office:value-type="float" office:value="1655" calcext:value-type="float">
            <text:p>1655</text:p>
          </table:table-cell>
          <table:table-cell office:value-type="float" office:value="0.0002124863" calcext:value-type="float">
            <text:p>0.00021248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9:45.576767</text:p>
          </table:table-cell>
          <table:table-cell table:formula="of:=[.C250]*1.0268128-0.00001201261" office:value-type="float" office:value="0.00020617104266464" calcext:value-type="float">
            <text:p>0.00020617104266464</text:p>
          </table:table-cell>
          <table:table-cell table:formula="of:=[.F250]-[.A250]" office:value-type="float" office:value="-0.00000724061533535997" calcext:value-type="float">
            <text:p>-7.24061533535997E-06</text:p>
          </table:table-cell>
          <table:table-cell table:formula="of:=[.G250]/[.A250]*100" office:value-type="float" office:value="-3.39279278518138" calcext:value-type="float">
            <text:p>-3.39279278518138</text:p>
          </table:table-cell>
        </table:table-row>
        <table:table-row table:style-name="ro1">
          <table:table-cell office:value-type="float" office:value="0.000214150836" calcext:value-type="float">
            <text:p>0.000214150836</text:p>
          </table:table-cell>
          <table:table-cell office:value-type="float" office:value="1660" calcext:value-type="float">
            <text:p>1660</text:p>
          </table:table-cell>
          <table:table-cell office:value-type="float" office:value="0.0002131059" calcext:value-type="float">
            <text:p>0.0002131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9:48.748732</text:p>
          </table:table-cell>
          <table:table-cell table:formula="of:=[.C251]*1.0268128-0.00001201261" office:value-type="float" office:value="0.00020680725587552" calcext:value-type="float">
            <text:p>0.00020680725587552</text:p>
          </table:table-cell>
          <table:table-cell table:formula="of:=[.F251]-[.A251]" office:value-type="float" office:value="-0.00000734358012447996" calcext:value-type="float">
            <text:p>-7.34358012447996E-06</text:p>
          </table:table-cell>
          <table:table-cell table:formula="of:=[.G251]/[.A251]*100" office:value-type="float" office:value="-3.42916248269045" calcext:value-type="float">
            <text:p>-3.42916248269045</text:p>
          </table:table-cell>
        </table:table-row>
        <table:table-row table:style-name="ro1">
          <table:table-cell office:value-type="float" office:value="0.000214719757" calcext:value-type="float">
            <text:p>0.000214719757</text:p>
          </table:table-cell>
          <table:table-cell office:value-type="float" office:value="1665" calcext:value-type="float">
            <text:p>1665</text:p>
          </table:table-cell>
          <table:table-cell office:value-type="float" office:value="0.0002135843" calcext:value-type="float">
            <text:p>0.00021358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9:51.781979</text:p>
          </table:table-cell>
          <table:table-cell table:formula="of:=[.C252]*1.0268128-0.00001201261" office:value-type="float" office:value="0.00020729848311904" calcext:value-type="float">
            <text:p>0.00020729848311904</text:p>
          </table:table-cell>
          <table:table-cell table:formula="of:=[.F252]-[.A252]" office:value-type="float" office:value="-0.00000742127388095998" calcext:value-type="float">
            <text:p>-7.42127388095998E-06</text:p>
          </table:table-cell>
          <table:table-cell table:formula="of:=[.G252]/[.A252]*100" office:value-type="float" office:value="-3.45626037615159" calcext:value-type="float">
            <text:p>-3.45626037615159</text:p>
          </table:table-cell>
        </table:table-row>
        <table:table-row table:style-name="ro1">
          <table:table-cell office:value-type="float" office:value="0.000215309577" calcext:value-type="float">
            <text:p>0.000215309577</text:p>
          </table:table-cell>
          <table:table-cell office:value-type="float" office:value="1670" calcext:value-type="float">
            <text:p>1670</text:p>
          </table:table-cell>
          <table:table-cell office:value-type="float" office:value="0.0002140235" calcext:value-type="float">
            <text:p>0.0002140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9:54.814363</text:p>
          </table:table-cell>
          <table:table-cell table:formula="of:=[.C253]*1.0268128-0.00001201261" office:value-type="float" office:value="0.0002077494593008" calcext:value-type="float">
            <text:p>0.0002077494593008</text:p>
          </table:table-cell>
          <table:table-cell table:formula="of:=[.F253]-[.A253]" office:value-type="float" office:value="-0.00000756011769919998" calcext:value-type="float">
            <text:p>-0.00000756011769919998</text:p>
          </table:table-cell>
          <table:table-cell table:formula="of:=[.G253]/[.A253]*100" office:value-type="float" office:value="-3.51127794895997" calcext:value-type="float">
            <text:p>-3.51127794895997</text:p>
          </table:table-cell>
        </table:table-row>
        <table:table-row table:style-name="ro1">
          <table:table-cell office:value-type="float" office:value="0.000215932389" calcext:value-type="float">
            <text:p>0.000215932389</text:p>
          </table:table-cell>
          <table:table-cell office:value-type="float" office:value="1675" calcext:value-type="float">
            <text:p>1675</text:p>
          </table:table-cell>
          <table:table-cell office:value-type="float" office:value="0.0002143451" calcext:value-type="float">
            <text:p>0.0002143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49:57.870167</text:p>
          </table:table-cell>
          <table:table-cell table:formula="of:=[.C254]*1.0268128-0.00001201261" office:value-type="float" office:value="0.00020807968229728" calcext:value-type="float">
            <text:p>0.00020807968229728</text:p>
          </table:table-cell>
          <table:table-cell table:formula="of:=[.F254]-[.A254]" office:value-type="float" office:value="-0.00000785270670271998" calcext:value-type="float">
            <text:p>-7.85270670271998E-06</text:p>
          </table:table-cell>
          <table:table-cell table:formula="of:=[.G254]/[.A254]*100" office:value-type="float" office:value="-3.63665068454366" calcext:value-type="float">
            <text:p>-3.63665068454366</text:p>
          </table:table-cell>
        </table:table-row>
        <table:table-row table:style-name="ro1">
          <table:table-cell office:value-type="float" office:value="0.00021663365" calcext:value-type="float">
            <text:p>0.00021663365</text:p>
          </table:table-cell>
          <table:table-cell office:value-type="float" office:value="1680" calcext:value-type="float">
            <text:p>1680</text:p>
          </table:table-cell>
          <table:table-cell office:value-type="float" office:value="0.0002149647" calcext:value-type="float">
            <text:p>0.0002149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0:00.901557</text:p>
          </table:table-cell>
          <table:table-cell table:formula="of:=[.C255]*1.0268128-0.00001201261" office:value-type="float" office:value="0.00020871589550816" calcext:value-type="float">
            <text:p>0.00020871589550816</text:p>
          </table:table-cell>
          <table:table-cell table:formula="of:=[.F255]-[.A255]" office:value-type="float" office:value="-0.00000791775449183996" calcext:value-type="float">
            <text:p>-7.91775449183996E-06</text:p>
          </table:table-cell>
          <table:table-cell table:formula="of:=[.G255]/[.A255]*100" office:value-type="float" office:value="-3.65490517832293" calcext:value-type="float">
            <text:p>-3.65490517832293</text:p>
          </table:table-cell>
        </table:table-row>
        <table:table-row table:style-name="ro1">
          <table:table-cell office:value-type="float" office:value="0.00021723922" calcext:value-type="float">
            <text:p>0.00021723922</text:p>
          </table:table-cell>
          <table:table-cell office:value-type="float" office:value="1685" calcext:value-type="float">
            <text:p>1685</text:p>
          </table:table-cell>
          <table:table-cell office:value-type="float" office:value="0.0002154824" calcext:value-type="float">
            <text:p>0.00021548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0:04.008313</text:p>
          </table:table-cell>
          <table:table-cell table:formula="of:=[.C256]*1.0268128-0.00001201261" office:value-type="float" office:value="0.00020924747649472" calcext:value-type="float">
            <text:p>0.00020924747649472</text:p>
          </table:table-cell>
          <table:table-cell table:formula="of:=[.F256]-[.A256]" office:value-type="float" office:value="-0.00000799174350527999" calcext:value-type="float">
            <text:p>-7.99174350527999E-06</text:p>
          </table:table-cell>
          <table:table-cell table:formula="of:=[.G256]/[.A256]*100" office:value-type="float" office:value="-3.67877563972104" calcext:value-type="float">
            <text:p>-3.67877563972104</text:p>
          </table:table-cell>
        </table:table-row>
        <table:table-row table:style-name="ro1">
          <table:table-cell office:value-type="float" office:value="0.000217846208" calcext:value-type="float">
            <text:p>0.000217846208</text:p>
          </table:table-cell>
          <table:table-cell office:value-type="float" office:value="1690" calcext:value-type="float">
            <text:p>1690</text:p>
          </table:table-cell>
          <table:table-cell office:value-type="float" office:value="0.0002158902" calcext:value-type="float">
            <text:p>0.0002158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0:07.039105</text:p>
          </table:table-cell>
          <table:table-cell table:formula="of:=[.C257]*1.0268128-0.00001201261" office:value-type="float" office:value="0.00020966621075456" calcext:value-type="float">
            <text:p>0.00020966621075456</text:p>
          </table:table-cell>
          <table:table-cell table:formula="of:=[.F257]-[.A257]" office:value-type="float" office:value="-0.00000817999724543999" calcext:value-type="float">
            <text:p>-8.17999724543999E-06</text:p>
          </table:table-cell>
          <table:table-cell table:formula="of:=[.G257]/[.A257]*100" office:value-type="float" office:value="-3.75494130494114" calcext:value-type="float">
            <text:p>-3.75494130494114</text:p>
          </table:table-cell>
        </table:table-row>
        <table:table-row table:style-name="ro1">
          <table:table-cell office:value-type="float" office:value="0.000218443044" calcext:value-type="float">
            <text:p>0.000218443044</text:p>
          </table:table-cell>
          <table:table-cell office:value-type="float" office:value="1695" calcext:value-type="float">
            <text:p>1695</text:p>
          </table:table-cell>
          <table:table-cell office:value-type="float" office:value="0.0002166039" calcext:value-type="float">
            <text:p>0.0002166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0:10.071060</text:p>
          </table:table-cell>
          <table:table-cell table:formula="of:=[.C258]*1.0268128-0.00001201261" office:value-type="float" office:value="0.00021039904704992" calcext:value-type="float">
            <text:p>0.00021039904704992</text:p>
          </table:table-cell>
          <table:table-cell table:formula="of:=[.F258]-[.A258]" office:value-type="float" office:value="-0.00000804399695007998" calcext:value-type="float">
            <text:p>-8.04399695007998E-06</text:p>
          </table:table-cell>
          <table:table-cell table:formula="of:=[.G258]/[.A258]*100" office:value-type="float" office:value="-3.68242302560112" calcext:value-type="float">
            <text:p>-3.68242302560112</text:p>
          </table:table-cell>
        </table:table-row>
        <table:table-row table:style-name="ro1">
          <table:table-cell office:value-type="float" office:value="0.000219181551" calcext:value-type="float">
            <text:p>0.000219181551</text:p>
          </table:table-cell>
          <table:table-cell office:value-type="float" office:value="1700" calcext:value-type="float">
            <text:p>1700</text:p>
          </table:table-cell>
          <table:table-cell office:value-type="float" office:value="0.0002169725" calcext:value-type="float">
            <text:p>0.00021697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0:13.102282</text:p>
          </table:table-cell>
          <table:table-cell table:formula="of:=[.C259]*1.0268128-0.00001201261" office:value-type="float" office:value="0.000210777530248" calcext:value-type="float">
            <text:p>0.000210777530248</text:p>
          </table:table-cell>
          <table:table-cell table:formula="of:=[.F259]-[.A259]" office:value-type="float" office:value="-0.000008404020752" calcext:value-type="float">
            <text:p>-0.000008404020752</text:p>
          </table:table-cell>
          <table:table-cell table:formula="of:=[.G259]/[.A259]*100" office:value-type="float" office:value="-3.83427378520558" calcext:value-type="float">
            <text:p>-3.83427378520558</text:p>
          </table:table-cell>
        </table:table-row>
        <table:table-row table:style-name="ro1">
          <table:table-cell office:value-type="float" office:value="0.000219765326" calcext:value-type="float">
            <text:p>0.000219765326</text:p>
          </table:table-cell>
          <table:table-cell office:value-type="float" office:value="1705" calcext:value-type="float">
            <text:p>1705</text:p>
          </table:table-cell>
          <table:table-cell office:value-type="float" office:value="0.0002173569" calcext:value-type="float">
            <text:p>0.00021735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0:16.192341</text:p>
          </table:table-cell>
          <table:table-cell table:formula="of:=[.C260]*1.0268128-0.00001201261" office:value-type="float" office:value="0.00021117223708832" calcext:value-type="float">
            <text:p>0.00021117223708832</text:p>
          </table:table-cell>
          <table:table-cell table:formula="of:=[.F260]-[.A260]" office:value-type="float" office:value="-0.00000859308891167998" calcext:value-type="float">
            <text:p>-8.59308891167998E-06</text:p>
          </table:table-cell>
          <table:table-cell table:formula="of:=[.G260]/[.A260]*100" office:value-type="float" office:value="-3.91012043077259" calcext:value-type="float">
            <text:p>-3.91012043077259</text:p>
          </table:table-cell>
        </table:table-row>
        <table:table-row table:style-name="ro1">
          <table:table-cell office:value-type="float" office:value="0.000220310552" calcext:value-type="float">
            <text:p>0.000220310552</text:p>
          </table:table-cell>
          <table:table-cell office:value-type="float" office:value="1710" calcext:value-type="float">
            <text:p>1710</text:p>
          </table:table-cell>
          <table:table-cell office:value-type="float" office:value="0.0002177647" calcext:value-type="float">
            <text:p>0.0002177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0:20.287402</text:p>
          </table:table-cell>
          <table:table-cell table:formula="of:=[.C261]*1.0268128-0.00001201261" office:value-type="float" office:value="0.00021159097134816" calcext:value-type="float">
            <text:p>0.00021159097134816</text:p>
          </table:table-cell>
          <table:table-cell table:formula="of:=[.F261]-[.A261]" office:value-type="float" office:value="-0.00000871958065183997" calcext:value-type="float">
            <text:p>-8.71958065183997E-06</text:p>
          </table:table-cell>
          <table:table-cell table:formula="of:=[.G261]/[.A261]*100" office:value-type="float" office:value="-3.95785883730162" calcext:value-type="float">
            <text:p>-3.95785883730162</text:p>
          </table:table-cell>
        </table:table-row>
        <table:table-row table:style-name="ro1">
          <table:table-cell office:value-type="float" office:value="0.00022086451" calcext:value-type="float">
            <text:p>0.00022086451</text:p>
          </table:table-cell>
          <table:table-cell office:value-type="float" office:value="1715" calcext:value-type="float">
            <text:p>1715</text:p>
          </table:table-cell>
          <table:table-cell office:value-type="float" office:value="0.000218251" calcext:value-type="float">
            <text:p>0.000218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0:23.360118</text:p>
          </table:table-cell>
          <table:table-cell table:formula="of:=[.C262]*1.0268128-0.00001201261" office:value-type="float" office:value="0.0002120903104128" calcext:value-type="float">
            <text:p>0.0002120903104128</text:p>
          </table:table-cell>
          <table:table-cell table:formula="of:=[.F262]-[.A262]" office:value-type="float" office:value="-0.00000877419958719998" calcext:value-type="float">
            <text:p>-0.00000877419958719998</text:p>
          </table:table-cell>
          <table:table-cell table:formula="of:=[.G262]/[.A262]*100" office:value-type="float" office:value="-3.97266160470959" calcext:value-type="float">
            <text:p>-3.97266160470959</text:p>
          </table:table-cell>
        </table:table-row>
        <table:table-row table:style-name="ro1">
          <table:table-cell office:value-type="float" office:value="0.000221583158" calcext:value-type="float">
            <text:p>0.000221583158</text:p>
          </table:table-cell>
          <table:table-cell office:value-type="float" office:value="1720" calcext:value-type="float">
            <text:p>1720</text:p>
          </table:table-cell>
          <table:table-cell office:value-type="float" office:value="0.0002185961" calcext:value-type="float">
            <text:p>0.0002185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0:26.432535</text:p>
          </table:table-cell>
          <table:table-cell table:formula="of:=[.C263]*1.0268128-0.00001201261" office:value-type="float" office:value="0.00021244466351008" calcext:value-type="float">
            <text:p>0.00021244466351008</text:p>
          </table:table-cell>
          <table:table-cell table:formula="of:=[.F263]-[.A263]" office:value-type="float" office:value="-0.00000913849448991997" calcext:value-type="float">
            <text:p>-9.13849448991997E-06</text:p>
          </table:table-cell>
          <table:table-cell table:formula="of:=[.G263]/[.A263]*100" office:value-type="float" office:value="-4.1241827999942" calcext:value-type="float">
            <text:p>-4.1241827999942</text:p>
          </table:table-cell>
        </table:table-row>
        <table:table-row table:style-name="ro1">
          <table:table-cell office:value-type="float" office:value="0.00022218263" calcext:value-type="float">
            <text:p>0.00022218263</text:p>
          </table:table-cell>
          <table:table-cell office:value-type="float" office:value="1725" calcext:value-type="float">
            <text:p>1725</text:p>
          </table:table-cell>
          <table:table-cell office:value-type="float" office:value="0.0002192314" calcext:value-type="float">
            <text:p>0.00021923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0:29.504507</text:p>
          </table:table-cell>
          <table:table-cell table:formula="of:=[.C264]*1.0268128-0.00001201261" office:value-type="float" office:value="0.00021309699768192" calcext:value-type="float">
            <text:p>0.00021309699768192</text:p>
          </table:table-cell>
          <table:table-cell table:formula="of:=[.F264]-[.A264]" office:value-type="float" office:value="-0.00000908563231807999" calcext:value-type="float">
            <text:p>-9.08563231807999E-06</text:p>
          </table:table-cell>
          <table:table-cell table:formula="of:=[.G264]/[.A264]*100" office:value-type="float" office:value="-4.0892631066974" calcext:value-type="float">
            <text:p>-4.0892631066974</text:p>
          </table:table-cell>
        </table:table-row>
        <table:table-row table:style-name="ro1">
          <table:table-cell office:value-type="float" office:value="0.000222783899" calcext:value-type="float">
            <text:p>0.000222783899</text:p>
          </table:table-cell>
          <table:table-cell office:value-type="float" office:value="1730" calcext:value-type="float">
            <text:p>1730</text:p>
          </table:table-cell>
          <table:table-cell office:value-type="float" office:value="0.0002196314" calcext:value-type="float">
            <text:p>0.00021963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0:32.576226</text:p>
          </table:table-cell>
          <table:table-cell table:formula="of:=[.C265]*1.0268128-0.00001201261" office:value-type="float" office:value="0.00021350772280192" calcext:value-type="float">
            <text:p>0.00021350772280192</text:p>
          </table:table-cell>
          <table:table-cell table:formula="of:=[.F265]-[.A265]" office:value-type="float" office:value="-0.00000927617619807998" calcext:value-type="float">
            <text:p>-9.27617619807998E-06</text:p>
          </table:table-cell>
          <table:table-cell table:formula="of:=[.G265]/[.A265]*100" office:value-type="float" office:value="-4.16375520839591" calcext:value-type="float">
            <text:p>-4.16375520839591</text:p>
          </table:table-cell>
        </table:table-row>
        <table:table-row table:style-name="ro1">
          <table:table-cell office:value-type="float" office:value="0.00022335762" calcext:value-type="float">
            <text:p>0.00022335762</text:p>
          </table:table-cell>
          <table:table-cell office:value-type="float" office:value="1735" calcext:value-type="float">
            <text:p>1735</text:p>
          </table:table-cell>
          <table:table-cell office:value-type="float" office:value="0.0002199922" calcext:value-type="float">
            <text:p>0.00021999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0:35.647941</text:p>
          </table:table-cell>
          <table:table-cell table:formula="of:=[.C266]*1.0268128-0.00001201261" office:value-type="float" office:value="0.00021387819686016" calcext:value-type="float">
            <text:p>0.00021387819686016</text:p>
          </table:table-cell>
          <table:table-cell table:formula="of:=[.F266]-[.A266]" office:value-type="float" office:value="-0.00000947942313983996" calcext:value-type="float">
            <text:p>-9.47942313983996E-06</text:p>
          </table:table-cell>
          <table:table-cell table:formula="of:=[.G266]/[.A266]*100" office:value-type="float" office:value="-4.24405629852251" calcext:value-type="float">
            <text:p>-4.24405629852251</text:p>
          </table:table-cell>
        </table:table-row>
        <table:table-row table:style-name="ro1">
          <table:table-cell office:value-type="float" office:value="0.000224072076" calcext:value-type="float">
            <text:p>0.000224072076</text:p>
          </table:table-cell>
          <table:table-cell office:value-type="float" office:value="1740" calcext:value-type="float">
            <text:p>1740</text:p>
          </table:table-cell>
          <table:table-cell office:value-type="float" office:value="0.0002205412" calcext:value-type="float">
            <text:p>0.00022054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0:38.722237</text:p>
          </table:table-cell>
          <table:table-cell table:formula="of:=[.C267]*1.0268128-0.00001201261" office:value-type="float" office:value="0.00021444191708736" calcext:value-type="float">
            <text:p>0.00021444191708736</text:p>
          </table:table-cell>
          <table:table-cell table:formula="of:=[.F267]-[.A267]" office:value-type="float" office:value="-0.00000963015891263999" calcext:value-type="float">
            <text:p>-9.63015891263999E-06</text:p>
          </table:table-cell>
          <table:table-cell table:formula="of:=[.G267]/[.A267]*100" office:value-type="float" office:value="-4.2977951936501" calcext:value-type="float">
            <text:p>-4.2977951936501</text:p>
          </table:table-cell>
        </table:table-row>
        <table:table-row table:style-name="ro1">
          <table:table-cell office:value-type="float" office:value="0.000224656576" calcext:value-type="float">
            <text:p>0.000224656576</text:p>
          </table:table-cell>
          <table:table-cell office:value-type="float" office:value="1745" calcext:value-type="float">
            <text:p>1745</text:p>
          </table:table-cell>
          <table:table-cell office:value-type="float" office:value="0.0002210039" calcext:value-type="float">
            <text:p>0.0002210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0:41.792301</text:p>
          </table:table-cell>
          <table:table-cell table:formula="of:=[.C268]*1.0268128-0.00001201261" office:value-type="float" office:value="0.00021491702336992" calcext:value-type="float">
            <text:p>0.00021491702336992</text:p>
          </table:table-cell>
          <table:table-cell table:formula="of:=[.F268]-[.A268]" office:value-type="float" office:value="-0.00000973955263007997" calcext:value-type="float">
            <text:p>-9.73955263007997E-06</text:p>
          </table:table-cell>
          <table:table-cell table:formula="of:=[.G268]/[.A268]*100" office:value-type="float" office:value="-4.33530716237747" calcext:value-type="float">
            <text:p>-4.33530716237747</text:p>
          </table:table-cell>
        </table:table-row>
        <table:table-row table:style-name="ro1">
          <table:table-cell office:value-type="float" office:value="0.000225249461" calcext:value-type="float">
            <text:p>0.000225249461</text:p>
          </table:table-cell>
          <table:table-cell office:value-type="float" office:value="1750" calcext:value-type="float">
            <text:p>1750</text:p>
          </table:table-cell>
          <table:table-cell office:value-type="float" office:value="0.0002216392" calcext:value-type="float">
            <text:p>0.0002216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0:44.863756</text:p>
          </table:table-cell>
          <table:table-cell table:formula="of:=[.C269]*1.0268128-0.00001201261" office:value-type="float" office:value="0.00021556935754176" calcext:value-type="float">
            <text:p>0.00021556935754176</text:p>
          </table:table-cell>
          <table:table-cell table:formula="of:=[.F269]-[.A269]" office:value-type="float" office:value="-0.00000968010345824" calcext:value-type="float">
            <text:p>-9.68010345824E-06</text:p>
          </table:table-cell>
          <table:table-cell table:formula="of:=[.G269]/[.A269]*100" office:value-type="float" office:value="-4.29750349468761" calcext:value-type="float">
            <text:p>-4.29750349468761</text:p>
          </table:table-cell>
        </table:table-row>
        <table:table-row table:style-name="ro1">
          <table:table-cell office:value-type="float" office:value="0.000225799227" calcext:value-type="float">
            <text:p>0.000225799227</text:p>
          </table:table-cell>
          <table:table-cell office:value-type="float" office:value="1755" calcext:value-type="float">
            <text:p>1755</text:p>
          </table:table-cell>
          <table:table-cell office:value-type="float" office:value="0.0002217804" calcext:value-type="float">
            <text:p>0.00022178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0:47.894372</text:p>
          </table:table-cell>
          <table:table-cell table:formula="of:=[.C270]*1.0268128-0.00001201261" office:value-type="float" office:value="0.00021571434350912" calcext:value-type="float">
            <text:p>0.00021571434350912</text:p>
          </table:table-cell>
          <table:table-cell table:formula="of:=[.F270]-[.A270]" office:value-type="float" office:value="-0.00001008488349088" calcext:value-type="float">
            <text:p>-1.008488349088E-05</text:p>
          </table:table-cell>
          <table:table-cell table:formula="of:=[.G270]/[.A270]*100" office:value-type="float" office:value="-4.46630558698944" calcext:value-type="float">
            <text:p>-4.46630558698944</text:p>
          </table:table-cell>
        </table:table-row>
        <table:table-row table:style-name="ro1">
          <table:table-cell office:value-type="float" office:value="0.000226350789" calcext:value-type="float">
            <text:p>0.000226350789</text:p>
          </table:table-cell>
          <table:table-cell office:value-type="float" office:value="1760" calcext:value-type="float">
            <text:p>1760</text:p>
          </table:table-cell>
          <table:table-cell office:value-type="float" office:value="0.0002221255" calcext:value-type="float">
            <text:p>0.0002221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0:51.009878</text:p>
          </table:table-cell>
          <table:table-cell table:formula="of:=[.C271]*1.0268128-0.00001201261" office:value-type="float" office:value="0.0002160686966064" calcext:value-type="float">
            <text:p>0.0002160686966064</text:p>
          </table:table-cell>
          <table:table-cell table:formula="of:=[.F271]-[.A271]" office:value-type="float" office:value="-0.0000102820923936" calcext:value-type="float">
            <text:p>-0.0000102820923936</text:p>
          </table:table-cell>
          <table:table-cell table:formula="of:=[.G271]/[.A271]*100" office:value-type="float" office:value="-4.54254762663981" calcext:value-type="float">
            <text:p>-4.54254762663981</text:p>
          </table:table-cell>
        </table:table-row>
        <table:table-row table:style-name="ro1">
          <table:table-cell office:value-type="float" office:value="0.000226961041" calcext:value-type="float">
            <text:p>0.000226961041</text:p>
          </table:table-cell>
          <table:table-cell office:value-type="float" office:value="1765" calcext:value-type="float">
            <text:p>1765</text:p>
          </table:table-cell>
          <table:table-cell office:value-type="float" office:value="0.0002226431" calcext:value-type="float">
            <text:p>0.00022264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0:54.079619</text:p>
          </table:table-cell>
          <table:table-cell table:formula="of:=[.C272]*1.0268128-0.00001201261" office:value-type="float" office:value="0.00021660017491168" calcext:value-type="float">
            <text:p>0.00021660017491168</text:p>
          </table:table-cell>
          <table:table-cell table:formula="of:=[.F272]-[.A272]" office:value-type="float" office:value="-0.00001036086608832" calcext:value-type="float">
            <text:p>-1.036086608832E-05</text:p>
          </table:table-cell>
          <table:table-cell table:formula="of:=[.G272]/[.A272]*100" office:value-type="float" office:value="-4.56504166647702" calcext:value-type="float">
            <text:p>-4.56504166647702</text:p>
          </table:table-cell>
        </table:table-row>
        <table:table-row table:style-name="ro1">
          <table:table-cell office:value-type="float" office:value="0.000227514999" calcext:value-type="float">
            <text:p>0.000227514999</text:p>
          </table:table-cell>
          <table:table-cell office:value-type="float" office:value="1770" calcext:value-type="float">
            <text:p>1770</text:p>
          </table:table-cell>
          <table:table-cell office:value-type="float" office:value="0.0002232784" calcext:value-type="float">
            <text:p>0.0002232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0:57.151978</text:p>
          </table:table-cell>
          <table:table-cell table:formula="of:=[.C273]*1.0268128-0.00001201261" office:value-type="float" office:value="0.00021725250908352" calcext:value-type="float">
            <text:p>0.00021725250908352</text:p>
          </table:table-cell>
          <table:table-cell table:formula="of:=[.F273]-[.A273]" office:value-type="float" office:value="-0.00001026248991648" calcext:value-type="float">
            <text:p>-1.026248991648E-05</text:p>
          </table:table-cell>
          <table:table-cell table:formula="of:=[.G273]/[.A273]*100" office:value-type="float" office:value="-4.51068719055308" calcext:value-type="float">
            <text:p>-4.51068719055308</text:p>
          </table:table-cell>
        </table:table-row>
        <table:table-row table:style-name="ro1">
          <table:table-cell office:value-type="float" office:value="0.000228112076" calcext:value-type="float">
            <text:p>0.000228112076</text:p>
          </table:table-cell>
          <table:table-cell office:value-type="float" office:value="1775" calcext:value-type="float">
            <text:p>1775</text:p>
          </table:table-cell>
          <table:table-cell office:value-type="float" office:value="0.0002233961" calcext:value-type="float">
            <text:p>0.0002233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1:00.222757</text:p>
          </table:table-cell>
          <table:table-cell table:formula="of:=[.C274]*1.0268128-0.00001201261" office:value-type="float" office:value="0.00021737336495008" calcext:value-type="float">
            <text:p>0.00021737336495008</text:p>
          </table:table-cell>
          <table:table-cell table:formula="of:=[.F274]-[.A274]" office:value-type="float" office:value="-0.00001073871104992" calcext:value-type="float">
            <text:p>-1.073871104992E-05</text:p>
          </table:table-cell>
          <table:table-cell table:formula="of:=[.G274]/[.A274]*100" office:value-type="float" office:value="-4.70764688929488" calcext:value-type="float">
            <text:p>-4.70764688929488</text:p>
          </table:table-cell>
        </table:table-row>
        <table:table-row table:style-name="ro1">
          <table:table-cell office:value-type="float" office:value="0.000228787605" calcext:value-type="float">
            <text:p>0.000228787605</text:p>
          </table:table-cell>
          <table:table-cell office:value-type="float" office:value="1780" calcext:value-type="float">
            <text:p>1780</text:p>
          </table:table-cell>
          <table:table-cell office:value-type="float" office:value="0.0002238902" calcext:value-type="float">
            <text:p>0.0002238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1:03.294435</text:p>
          </table:table-cell>
          <table:table-cell table:formula="of:=[.C275]*1.0268128-0.00001201261" office:value-type="float" office:value="0.00021788071315456" calcext:value-type="float">
            <text:p>0.00021788071315456</text:p>
          </table:table-cell>
          <table:table-cell table:formula="of:=[.F275]-[.A275]" office:value-type="float" office:value="-0.00001090689184544" calcext:value-type="float">
            <text:p>-1.090689184544E-05</text:p>
          </table:table-cell>
          <table:table-cell table:formula="of:=[.G275]/[.A275]*100" office:value-type="float" office:value="-4.7672564453131" calcext:value-type="float">
            <text:p>-4.7672564453131</text:p>
          </table:table-cell>
        </table:table-row>
        <table:table-row table:style-name="ro1">
          <table:table-cell office:value-type="float" office:value="0.000229487688" calcext:value-type="float">
            <text:p>0.000229487688</text:p>
          </table:table-cell>
          <table:table-cell office:value-type="float" office:value="1785" calcext:value-type="float">
            <text:p>1785</text:p>
          </table:table-cell>
          <table:table-cell office:value-type="float" office:value="0.0002244157" calcext:value-type="float">
            <text:p>0.0002244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1:06.366863</text:p>
          </table:table-cell>
          <table:table-cell table:formula="of:=[.C276]*1.0268128-0.00001201261" office:value-type="float" office:value="0.00021842030328096" calcext:value-type="float">
            <text:p>0.00021842030328096</text:p>
          </table:table-cell>
          <table:table-cell table:formula="of:=[.F276]-[.A276]" office:value-type="float" office:value="-0.00001106738471904" calcext:value-type="float">
            <text:p>-1.106738471904E-05</text:p>
          </table:table-cell>
          <table:table-cell table:formula="of:=[.G276]/[.A276]*100" office:value-type="float" office:value="-4.82264857670272" calcext:value-type="float">
            <text:p>-4.82264857670272</text:p>
          </table:table-cell>
        </table:table-row>
        <table:table-row table:style-name="ro1">
          <table:table-cell office:value-type="float" office:value="0.000230125488" calcext:value-type="float">
            <text:p>0.000230125488</text:p>
          </table:table-cell>
          <table:table-cell office:value-type="float" office:value="1790" calcext:value-type="float">
            <text:p>1790</text:p>
          </table:table-cell>
          <table:table-cell office:value-type="float" office:value="0.0002248549" calcext:value-type="float">
            <text:p>0.00022485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1:09.438622</text:p>
          </table:table-cell>
          <table:table-cell table:formula="of:=[.C277]*1.0268128-0.00001201261" office:value-type="float" office:value="0.00021887127946272" calcext:value-type="float">
            <text:p>0.00021887127946272</text:p>
          </table:table-cell>
          <table:table-cell table:formula="of:=[.F277]-[.A277]" office:value-type="float" office:value="-0.00001125420853728" calcext:value-type="float">
            <text:p>-1.125420853728E-05</text:p>
          </table:table-cell>
          <table:table-cell table:formula="of:=[.G277]/[.A277]*100" office:value-type="float" office:value="-4.89046590844381" calcext:value-type="float">
            <text:p>-4.89046590844381</text:p>
          </table:table-cell>
        </table:table-row>
        <table:table-row table:style-name="ro1">
          <table:table-cell office:value-type="float" office:value="0.000230715977" calcext:value-type="float">
            <text:p>0.000230715977</text:p>
          </table:table-cell>
          <table:table-cell office:value-type="float" office:value="1795" calcext:value-type="float">
            <text:p>1795</text:p>
          </table:table-cell>
          <table:table-cell office:value-type="float" office:value="0.0002253804" calcext:value-type="float">
            <text:p>0.00022538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1:12.510431</text:p>
          </table:table-cell>
          <table:table-cell table:formula="of:=[.C278]*1.0268128-0.00001201261" office:value-type="float" office:value="0.00021941086958912" calcext:value-type="float">
            <text:p>0.00021941086958912</text:p>
          </table:table-cell>
          <table:table-cell table:formula="of:=[.F278]-[.A278]" office:value-type="float" office:value="-0.00001130510741088" calcext:value-type="float">
            <text:p>-1.130510741088E-05</text:p>
          </table:table-cell>
          <table:table-cell table:formula="of:=[.G278]/[.A278]*100" office:value-type="float" office:value="-4.90001063553564" calcext:value-type="float">
            <text:p>-4.90001063553564</text:p>
          </table:table-cell>
        </table:table-row>
        <table:table-row table:style-name="ro1">
          <table:table-cell office:value-type="float" office:value="0.000231516072" calcext:value-type="float">
            <text:p>0.000231516072</text:p>
          </table:table-cell>
          <table:table-cell office:value-type="float" office:value="1800" calcext:value-type="float">
            <text:p>1800</text:p>
          </table:table-cell>
          <table:table-cell office:value-type="float" office:value="0.0002258431" calcext:value-type="float">
            <text:p>0.00022584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1:15.583281</text:p>
          </table:table-cell>
          <table:table-cell table:formula="of:=[.C279]*1.0268128-0.00001201261" office:value-type="float" office:value="0.00021988597587168" calcext:value-type="float">
            <text:p>0.00021988597587168</text:p>
          </table:table-cell>
          <table:table-cell table:formula="of:=[.F279]-[.A279]" office:value-type="float" office:value="-0.00001163009612832" calcext:value-type="float">
            <text:p>-1.163009612832E-05</text:p>
          </table:table-cell>
          <table:table-cell table:formula="of:=[.G279]/[.A279]*100" office:value-type="float" office:value="-5.02345086794665" calcext:value-type="float">
            <text:p>-5.02345086794665</text:p>
          </table:table-cell>
        </table:table-row>
        <table:table-row table:style-name="ro1">
          <table:table-cell office:value-type="float" office:value="0.000232023318" calcext:value-type="float">
            <text:p>0.000232023318</text:p>
          </table:table-cell>
          <table:table-cell office:value-type="float" office:value="1805" calcext:value-type="float">
            <text:p>1805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1:18.654111</text:p>
          </table:table-cell>
          <table:table-cell table:formula="of:=[.C280]*1.0268128-0.00001201261" office:value-type="float" office:value="0.0002200470828" calcext:value-type="float">
            <text:p>0.0002200470828</text:p>
          </table:table-cell>
          <table:table-cell table:formula="of:=[.F280]-[.A280]" office:value-type="float" office:value="-0.0000119762352" calcext:value-type="float">
            <text:p>-0.0000119762352</text:p>
          </table:table-cell>
          <table:table-cell table:formula="of:=[.G280]/[.A280]*100" office:value-type="float" office:value="-5.16165155434936" calcext:value-type="float">
            <text:p>-5.16165155434936</text:p>
          </table:table-cell>
        </table:table-row>
        <table:table-row table:style-name="ro1">
          <table:table-cell office:value-type="float" office:value="0.000232436541" calcext:value-type="float">
            <text:p>0.000232436541</text:p>
          </table:table-cell>
          <table:table-cell office:value-type="float" office:value="1810" calcext:value-type="float">
            <text:p>1810</text:p>
          </table:table-cell>
          <table:table-cell office:value-type="float" office:value="0.0002264" calcext:value-type="float">
            <text:p>0.00022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1:21.726183</text:p>
          </table:table-cell>
          <table:table-cell table:formula="of:=[.C281]*1.0268128-0.00001201261" office:value-type="float" office:value="0.00022045780792" calcext:value-type="float">
            <text:p>0.00022045780792</text:p>
          </table:table-cell>
          <table:table-cell table:formula="of:=[.F281]-[.A281]" office:value-type="float" office:value="-0.00001197873308" calcext:value-type="float">
            <text:p>-0.00001197873308</text:p>
          </table:table-cell>
          <table:table-cell table:formula="of:=[.G281]/[.A281]*100" office:value-type="float" office:value="-5.15354988009393" calcext:value-type="float">
            <text:p>-5.15354988009393</text:p>
          </table:table-cell>
        </table:table-row>
        <table:table-row table:style-name="ro1">
          <table:table-cell office:value-type="float" office:value="0.000232986306" calcext:value-type="float">
            <text:p>0.000232986306</text:p>
          </table:table-cell>
          <table:table-cell office:value-type="float" office:value="1815" calcext:value-type="float">
            <text:p>1815</text:p>
          </table:table-cell>
          <table:table-cell office:value-type="float" office:value="0.0002269883" calcext:value-type="float">
            <text:p>0.00022698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1:24.798270</text:p>
          </table:table-cell>
          <table:table-cell table:formula="of:=[.C282]*1.0268128-0.00001201261" office:value-type="float" office:value="0.00022106188189024" calcext:value-type="float">
            <text:p>0.00022106188189024</text:p>
          </table:table-cell>
          <table:table-cell table:formula="of:=[.F282]-[.A282]" office:value-type="float" office:value="-0.00001192442410976" calcext:value-type="float">
            <text:p>-1.192442410976E-05</text:p>
          </table:table-cell>
          <table:table-cell table:formula="of:=[.G282]/[.A282]*100" office:value-type="float" office:value="-5.11807939036553" calcext:value-type="float">
            <text:p>-5.11807939036553</text:p>
          </table:table-cell>
        </table:table-row>
        <table:table-row table:style-name="ro1">
          <table:table-cell office:value-type="float" office:value="0.000233625304" calcext:value-type="float">
            <text:p>0.000233625304</text:p>
          </table:table-cell>
          <table:table-cell office:value-type="float" office:value="1820" calcext:value-type="float">
            <text:p>1820</text:p>
          </table:table-cell>
          <table:table-cell office:value-type="float" office:value="0.0002272" calcext:value-type="float">
            <text:p>0.00022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1:27.869800</text:p>
          </table:table-cell>
          <table:table-cell table:formula="of:=[.C283]*1.0268128-0.00001201261" office:value-type="float" office:value="0.00022127925816" calcext:value-type="float">
            <text:p>0.00022127925816</text:p>
          </table:table-cell>
          <table:table-cell table:formula="of:=[.F283]-[.A283]" office:value-type="float" office:value="-0.00001234604584" calcext:value-type="float">
            <text:p>-0.00001234604584</text:p>
          </table:table-cell>
          <table:table-cell table:formula="of:=[.G283]/[.A283]*100" office:value-type="float" office:value="-5.28454993043048" calcext:value-type="float">
            <text:p>-5.28454993043048</text:p>
          </table:table-cell>
        </table:table-row>
        <table:table-row table:style-name="ro1">
          <table:table-cell office:value-type="float" office:value="0.000234225376" calcext:value-type="float">
            <text:p>0.000234225376</text:p>
          </table:table-cell>
          <table:table-cell office:value-type="float" office:value="1825" calcext:value-type="float">
            <text:p>1825</text:p>
          </table:table-cell>
          <table:table-cell office:value-type="float" office:value="0.0002276627" calcext:value-type="float">
            <text:p>0.00022766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1:30.941277</text:p>
          </table:table-cell>
          <table:table-cell table:formula="of:=[.C284]*1.0268128-0.00001201261" office:value-type="float" office:value="0.00022175436444256" calcext:value-type="float">
            <text:p>0.00022175436444256</text:p>
          </table:table-cell>
          <table:table-cell table:formula="of:=[.F284]-[.A284]" office:value-type="float" office:value="-0.00001247101155744" calcext:value-type="float">
            <text:p>-1.247101155744E-05</text:p>
          </table:table-cell>
          <table:table-cell table:formula="of:=[.G284]/[.A284]*100" office:value-type="float" office:value="-5.32436398242349" calcext:value-type="float">
            <text:p>-5.32436398242349</text:p>
          </table:table-cell>
        </table:table-row>
        <table:table-row table:style-name="ro1">
          <table:table-cell office:value-type="float" office:value="0.000234674531" calcext:value-type="float">
            <text:p>0.000234674531</text:p>
          </table:table-cell>
          <table:table-cell office:value-type="float" office:value="1830" calcext:value-type="float">
            <text:p>1830</text:p>
          </table:table-cell>
          <table:table-cell office:value-type="float" office:value="0.0002279451" calcext:value-type="float">
            <text:p>0.0002279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1:34.018010</text:p>
          </table:table-cell>
          <table:table-cell table:formula="of:=[.C285]*1.0268128-0.00001201261" office:value-type="float" office:value="0.00022204433637728" calcext:value-type="float">
            <text:p>0.00022204433637728</text:p>
          </table:table-cell>
          <table:table-cell table:formula="of:=[.F285]-[.A285]" office:value-type="float" office:value="-0.00001263019462272" calcext:value-type="float">
            <text:p>-1.263019462272E-05</text:p>
          </table:table-cell>
          <table:table-cell table:formula="of:=[.G285]/[.A285]*100" office:value-type="float" office:value="-5.38200484257918" calcext:value-type="float">
            <text:p>-5.38200484257918</text:p>
          </table:table-cell>
        </table:table-row>
        <table:table-row table:style-name="ro1">
          <table:table-cell office:value-type="float" office:value="0.000235153629" calcext:value-type="float">
            <text:p>0.000235153629</text:p>
          </table:table-cell>
          <table:table-cell office:value-type="float" office:value="1835" calcext:value-type="float">
            <text:p>1835</text:p>
          </table:table-cell>
          <table:table-cell office:value-type="float" office:value="0.0002287137" calcext:value-type="float">
            <text:p>0.0002287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1:37.085467</text:p>
          </table:table-cell>
          <table:table-cell table:formula="of:=[.C286]*1.0268128-0.00001201261" office:value-type="float" office:value="0.00022283354469536" calcext:value-type="float">
            <text:p>0.00022283354469536</text:p>
          </table:table-cell>
          <table:table-cell table:formula="of:=[.F286]-[.A286]" office:value-type="float" office:value="-0.00001232008430464" calcext:value-type="float">
            <text:p>-1.232008430464E-05</text:p>
          </table:table-cell>
          <table:table-cell table:formula="of:=[.G286]/[.A286]*100" office:value-type="float" office:value="-5.23916401249329" calcext:value-type="float">
            <text:p>-5.23916401249329</text:p>
          </table:table-cell>
        </table:table-row>
        <table:table-row table:style-name="ro1">
          <table:table-cell office:value-type="float" office:value="0.000235715373" calcext:value-type="float">
            <text:p>0.000235715373</text:p>
          </table:table-cell>
          <table:table-cell office:value-type="float" office:value="1840" calcext:value-type="float">
            <text:p>1840</text:p>
          </table:table-cell>
          <table:table-cell office:value-type="float" office:value="0.0002286274" calcext:value-type="float">
            <text:p>0.0002286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1:40.157392</text:p>
          </table:table-cell>
          <table:table-cell table:formula="of:=[.C287]*1.0268128-0.00001201261" office:value-type="float" office:value="0.00022274493075072" calcext:value-type="float">
            <text:p>0.00022274493075072</text:p>
          </table:table-cell>
          <table:table-cell table:formula="of:=[.F287]-[.A287]" office:value-type="float" office:value="-0.00001297044224928" calcext:value-type="float">
            <text:p>-1.297044224928E-05</text:p>
          </table:table-cell>
          <table:table-cell table:formula="of:=[.G287]/[.A287]*100" office:value-type="float" office:value="-5.50258648140017" calcext:value-type="float">
            <text:p>-5.50258648140017</text:p>
          </table:table-cell>
        </table:table-row>
        <table:table-row table:style-name="ro1">
          <table:table-cell office:value-type="float" office:value="0.000236298675" calcext:value-type="float">
            <text:p>0.000236298675</text:p>
          </table:table-cell>
          <table:table-cell office:value-type="float" office:value="1845" calcext:value-type="float">
            <text:p>1845</text:p>
          </table:table-cell>
          <table:table-cell office:value-type="float" office:value="0.0002291216" calcext:value-type="float">
            <text:p>0.0002291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1:43.228953</text:p>
          </table:table-cell>
          <table:table-cell table:formula="of:=[.C288]*1.0268128-0.00001201261" office:value-type="float" office:value="0.00022325238163648" calcext:value-type="float">
            <text:p>0.00022325238163648</text:p>
          </table:table-cell>
          <table:table-cell table:formula="of:=[.F288]-[.A288]" office:value-type="float" office:value="-0.00001304629336352" calcext:value-type="float">
            <text:p>-1.304629336352E-05</text:p>
          </table:table-cell>
          <table:table-cell table:formula="of:=[.G288]/[.A288]*100" office:value-type="float" office:value="-5.52110305464895" calcext:value-type="float">
            <text:p>-5.52110305464895</text:p>
          </table:table-cell>
        </table:table-row>
        <table:table-row table:style-name="ro1">
          <table:table-cell office:value-type="float" office:value="0.000236874193" calcext:value-type="float">
            <text:p>0.000236874193</text:p>
          </table:table-cell>
          <table:table-cell office:value-type="float" office:value="1850" calcext:value-type="float">
            <text:p>1850</text:p>
          </table:table-cell>
          <table:table-cell office:value-type="float" office:value="0.0002293804" calcext:value-type="float">
            <text:p>0.00022938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1:46.301381</text:p>
          </table:table-cell>
          <table:table-cell table:formula="of:=[.C289]*1.0268128-0.00001201261" office:value-type="float" office:value="0.00022351812078912" calcext:value-type="float">
            <text:p>0.00022351812078912</text:p>
          </table:table-cell>
          <table:table-cell table:formula="of:=[.F289]-[.A289]" office:value-type="float" office:value="-0.00001335607221088" calcext:value-type="float">
            <text:p>-1.335607221088E-05</text:p>
          </table:table-cell>
          <table:table-cell table:formula="of:=[.G289]/[.A289]*100" office:value-type="float" office:value="-5.63846658081489" calcext:value-type="float">
            <text:p>-5.63846658081489</text:p>
          </table:table-cell>
        </table:table-row>
        <table:table-row table:style-name="ro1">
          <table:table-cell office:value-type="float" office:value="0.000237419766" calcext:value-type="float">
            <text:p>0.000237419766</text:p>
          </table:table-cell>
          <table:table-cell office:value-type="float" office:value="1855" calcext:value-type="float">
            <text:p>1855</text:p>
          </table:table-cell>
          <table:table-cell office:value-type="float" office:value="0.0002298196" calcext:value-type="float">
            <text:p>0.0002298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1:49.372292</text:p>
          </table:table-cell>
          <table:table-cell table:formula="of:=[.C290]*1.0268128-0.00001201261" office:value-type="float" office:value="0.00022396909697088" calcext:value-type="float">
            <text:p>0.00022396909697088</text:p>
          </table:table-cell>
          <table:table-cell table:formula="of:=[.F290]-[.A290]" office:value-type="float" office:value="-0.00001345066902912" calcext:value-type="float">
            <text:p>-1.345066902912E-05</text:p>
          </table:table-cell>
          <table:table-cell table:formula="of:=[.G290]/[.A290]*100" office:value-type="float" office:value="-5.66535350267339" calcext:value-type="float">
            <text:p>-5.66535350267339</text:p>
          </table:table-cell>
        </table:table-row>
        <table:table-row table:style-name="ro1">
          <table:table-cell office:value-type="float" office:value="0.00023802403" calcext:value-type="float">
            <text:p>0.00023802403</text:p>
          </table:table-cell>
          <table:table-cell office:value-type="float" office:value="1860" calcext:value-type="float">
            <text:p>1860</text:p>
          </table:table-cell>
          <table:table-cell office:value-type="float" office:value="0.0002301961" calcext:value-type="float">
            <text:p>0.0002301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1:52.447204</text:p>
          </table:table-cell>
          <table:table-cell table:formula="of:=[.C291]*1.0268128-0.00001201261" office:value-type="float" office:value="0.00022435569199008" calcext:value-type="float">
            <text:p>0.00022435569199008</text:p>
          </table:table-cell>
          <table:table-cell table:formula="of:=[.F291]-[.A291]" office:value-type="float" office:value="-0.00001366833800992" calcext:value-type="float">
            <text:p>-1.366833800992E-05</text:p>
          </table:table-cell>
          <table:table-cell table:formula="of:=[.G291]/[.A291]*100" office:value-type="float" office:value="-5.74241937249779" calcext:value-type="float">
            <text:p>-5.74241937249779</text:p>
          </table:table-cell>
        </table:table-row>
        <table:table-row table:style-name="ro1">
          <table:table-cell office:value-type="float" office:value="0.000238479173" calcext:value-type="float">
            <text:p>0.000238479173</text:p>
          </table:table-cell>
          <table:table-cell office:value-type="float" office:value="1865" calcext:value-type="float">
            <text:p>1865</text:p>
          </table:table-cell>
          <table:table-cell office:value-type="float" office:value="0.0002305961" calcext:value-type="float">
            <text:p>0.0002305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1:55.517229</text:p>
          </table:table-cell>
          <table:table-cell table:formula="of:=[.C292]*1.0268128-0.00001201261" office:value-type="float" office:value="0.00022476641711008" calcext:value-type="float">
            <text:p>0.00022476641711008</text:p>
          </table:table-cell>
          <table:table-cell table:formula="of:=[.F292]-[.A292]" office:value-type="float" office:value="-0.00001371275588992" calcext:value-type="float">
            <text:p>-1.371275588992E-05</text:p>
          </table:table-cell>
          <table:table-cell table:formula="of:=[.G292]/[.A292]*100" office:value-type="float" office:value="-5.75008530825457" calcext:value-type="float">
            <text:p>-5.75008530825457</text:p>
          </table:table-cell>
        </table:table-row>
        <table:table-row table:style-name="ro1">
          <table:table-cell office:value-type="float" office:value="0.00023895408" calcext:value-type="float">
            <text:p>0.00023895408</text:p>
          </table:table-cell>
          <table:table-cell office:value-type="float" office:value="1870" calcext:value-type="float">
            <text:p>1870</text:p>
          </table:table-cell>
          <table:table-cell office:value-type="float" office:value="0.000230698" calcext:value-type="float">
            <text:p>0.0002306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1:58.588961</text:p>
          </table:table-cell>
          <table:table-cell table:formula="of:=[.C293]*1.0268128-0.00001201261" office:value-type="float" office:value="0.0002248710493344" calcext:value-type="float">
            <text:p>0.0002248710493344</text:p>
          </table:table-cell>
          <table:table-cell table:formula="of:=[.F293]-[.A293]" office:value-type="float" office:value="-0.0000140830306656" calcext:value-type="float">
            <text:p>-0.0000140830306656</text:p>
          </table:table-cell>
          <table:table-cell table:formula="of:=[.G293]/[.A293]*100" office:value-type="float" office:value="-5.89361381299704" calcext:value-type="float">
            <text:p>-5.89361381299704</text:p>
          </table:table-cell>
        </table:table-row>
        <table:table-row table:style-name="ro1">
          <table:table-cell office:value-type="float" office:value="0.000239413416" calcext:value-type="float">
            <text:p>0.000239413416</text:p>
          </table:table-cell>
          <table:table-cell office:value-type="float" office:value="1875" calcext:value-type="float">
            <text:p>1875</text:p>
          </table:table-cell>
          <table:table-cell office:value-type="float" office:value="0.0002310902" calcext:value-type="float">
            <text:p>0.0002310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2:01.660384</text:p>
          </table:table-cell>
          <table:table-cell table:formula="of:=[.C294]*1.0268128-0.00001201261" office:value-type="float" office:value="0.00022527376531456" calcext:value-type="float">
            <text:p>0.00022527376531456</text:p>
          </table:table-cell>
          <table:table-cell table:formula="of:=[.F294]-[.A294]" office:value-type="float" office:value="-0.00001413965068544" calcext:value-type="float">
            <text:p>-1.413965068544E-05</text:p>
          </table:table-cell>
          <table:table-cell table:formula="of:=[.G294]/[.A294]*100" office:value-type="float" office:value="-5.90595586566459" calcext:value-type="float">
            <text:p>-5.90595586566459</text:p>
          </table:table-cell>
        </table:table-row>
        <table:table-row table:style-name="ro1">
          <table:table-cell office:value-type="float" office:value="0.00023987874" calcext:value-type="float">
            <text:p>0.00023987874</text:p>
          </table:table-cell>
          <table:table-cell office:value-type="float" office:value="1880" calcext:value-type="float">
            <text:p>1880</text:p>
          </table:table-cell>
          <table:table-cell office:value-type="float" office:value="0.0002314666" calcext:value-type="float">
            <text:p>0.0002314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2:04.732526</text:p>
          </table:table-cell>
          <table:table-cell table:formula="of:=[.C295]*1.0268128-0.00001201261" office:value-type="float" office:value="0.00022566025765248" calcext:value-type="float">
            <text:p>0.00022566025765248</text:p>
          </table:table-cell>
          <table:table-cell table:formula="of:=[.F295]-[.A295]" office:value-type="float" office:value="-0.00001421848234752" calcext:value-type="float">
            <text:p>-1.421848234752E-05</text:p>
          </table:table-cell>
          <table:table-cell table:formula="of:=[.G295]/[.A295]*100" office:value-type="float" office:value="-5.92736244467516" calcext:value-type="float">
            <text:p>-5.92736244467516</text:p>
          </table:table-cell>
        </table:table-row>
        <table:table-row table:style-name="ro1">
          <table:table-cell office:value-type="float" office:value="0.000240236867" calcext:value-type="float">
            <text:p>0.000240236867</text:p>
          </table:table-cell>
          <table:table-cell office:value-type="float" office:value="1885" calcext:value-type="float">
            <text:p>1885</text:p>
          </table:table-cell>
          <table:table-cell office:value-type="float" office:value="0.0002315059" calcext:value-type="float">
            <text:p>0.0002315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2:07.804247</text:p>
          </table:table-cell>
          <table:table-cell table:formula="of:=[.C296]*1.0268128-0.00001201261" office:value-type="float" office:value="0.00022570061139552" calcext:value-type="float">
            <text:p>0.00022570061139552</text:p>
          </table:table-cell>
          <table:table-cell table:formula="of:=[.F296]-[.A296]" office:value-type="float" office:value="-0.00001453625560448" calcext:value-type="float">
            <text:p>-1.453625560448E-05</text:p>
          </table:table-cell>
          <table:table-cell table:formula="of:=[.G296]/[.A296]*100" office:value-type="float" office:value="-6.05080135534733" calcext:value-type="float">
            <text:p>-6.05080135534733</text:p>
          </table:table-cell>
        </table:table-row>
        <table:table-row table:style-name="ro1">
          <table:table-cell office:value-type="float" office:value="0.000240629728" calcext:value-type="float">
            <text:p>0.000240629728</text:p>
          </table:table-cell>
          <table:table-cell office:value-type="float" office:value="1890" calcext:value-type="float">
            <text:p>1890</text:p>
          </table:table-cell>
          <table:table-cell office:value-type="float" office:value="0.0002319686" calcext:value-type="float">
            <text:p>0.00023196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2:10.876268</text:p>
          </table:table-cell>
          <table:table-cell table:formula="of:=[.C297]*1.0268128-0.00001201261" office:value-type="float" office:value="0.00022617571767808" calcext:value-type="float">
            <text:p>0.00022617571767808</text:p>
          </table:table-cell>
          <table:table-cell table:formula="of:=[.F297]-[.A297]" office:value-type="float" office:value="-0.00001445401032192" calcext:value-type="float">
            <text:p>-1.445401032192E-05</text:p>
          </table:table-cell>
          <table:table-cell table:formula="of:=[.G297]/[.A297]*100" office:value-type="float" office:value="-6.00674340699915" calcext:value-type="float">
            <text:p>-6.00674340699915</text:p>
          </table:table-cell>
        </table:table-row>
        <table:table-row table:style-name="ro1">
          <table:table-cell office:value-type="float" office:value="0.000241050736" calcext:value-type="float">
            <text:p>0.000241050736</text:p>
          </table:table-cell>
          <table:table-cell office:value-type="float" office:value="1895" calcext:value-type="float">
            <text:p>1895</text:p>
          </table:table-cell>
          <table:table-cell office:value-type="float" office:value="0.0002321804" calcext:value-type="float">
            <text:p>0.00023218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2:13.948370</text:p>
          </table:table-cell>
          <table:table-cell table:formula="of:=[.C298]*1.0268128-0.00001201261" office:value-type="float" office:value="0.00022639319662912" calcext:value-type="float">
            <text:p>0.00022639319662912</text:p>
          </table:table-cell>
          <table:table-cell table:formula="of:=[.F298]-[.A298]" office:value-type="float" office:value="-0.00001465753937088" calcext:value-type="float">
            <text:p>-1.465753937088E-05</text:p>
          </table:table-cell>
          <table:table-cell table:formula="of:=[.G298]/[.A298]*100" office:value-type="float" office:value="-6.08068642067119" calcext:value-type="float">
            <text:p>-6.08068642067119</text:p>
          </table:table-cell>
        </table:table-row>
        <table:table-row table:style-name="ro1">
          <table:table-cell office:value-type="float" office:value="0.000241650807" calcext:value-type="float">
            <text:p>0.000241650807</text:p>
          </table:table-cell>
          <table:table-cell office:value-type="float" office:value="1900" calcext:value-type="float">
            <text:p>1900</text:p>
          </table:table-cell>
          <table:table-cell office:value-type="float" office:value="0.0002324235" calcext:value-type="float">
            <text:p>0.0002324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2:17.019577</text:p>
          </table:table-cell>
          <table:table-cell table:formula="of:=[.C299]*1.0268128-0.00001201261" office:value-type="float" office:value="0.0002266428148208" calcext:value-type="float">
            <text:p>0.0002266428148208</text:p>
          </table:table-cell>
          <table:table-cell table:formula="of:=[.F299]-[.A299]" office:value-type="float" office:value="-0.0000150079921792" calcext:value-type="float">
            <text:p>-0.0000150079921792</text:p>
          </table:table-cell>
          <table:table-cell table:formula="of:=[.G299]/[.A299]*100" office:value-type="float" office:value="-6.21061123921675" calcext:value-type="float">
            <text:p>-6.21061123921675</text:p>
          </table:table-cell>
        </table:table-row>
        <table:table-row table:style-name="ro1">
          <table:table-cell office:value-type="float" office:value="0.000241896944" calcext:value-type="float">
            <text:p>0.000241896944</text:p>
          </table:table-cell>
          <table:table-cell office:value-type="float" office:value="1905" calcext:value-type="float">
            <text:p>1905</text:p>
          </table:table-cell>
          <table:table-cell office:value-type="float" office:value="0.0002328471" calcext:value-type="float">
            <text:p>0.00023284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2:20.094298</text:p>
          </table:table-cell>
          <table:table-cell table:formula="of:=[.C300]*1.0268128-0.00001201261" office:value-type="float" office:value="0.00022707777272288" calcext:value-type="float">
            <text:p>0.00022707777272288</text:p>
          </table:table-cell>
          <table:table-cell table:formula="of:=[.F300]-[.A300]" office:value-type="float" office:value="-0.00001481917127712" calcext:value-type="float">
            <text:p>-1.481917127712E-05</text:p>
          </table:table-cell>
          <table:table-cell table:formula="of:=[.G300]/[.A300]*100" office:value-type="float" office:value="-6.12623335874801" calcext:value-type="float">
            <text:p>-6.12623335874801</text:p>
          </table:table-cell>
        </table:table-row>
        <table:table-row table:style-name="ro1">
          <table:table-cell office:value-type="float" office:value="0.000242339511" calcext:value-type="float">
            <text:p>0.000242339511</text:p>
          </table:table-cell>
          <table:table-cell office:value-type="float" office:value="1910" calcext:value-type="float">
            <text:p>1910</text:p>
          </table:table-cell>
          <table:table-cell office:value-type="float" office:value="0.0002329098" calcext:value-type="float">
            <text:p>0.00023290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2:23.164288</text:p>
          </table:table-cell>
          <table:table-cell table:formula="of:=[.C301]*1.0268128-0.00001201261" office:value-type="float" office:value="0.00022714215388544" calcext:value-type="float">
            <text:p>0.00022714215388544</text:p>
          </table:table-cell>
          <table:table-cell table:formula="of:=[.F301]-[.A301]" office:value-type="float" office:value="-0.00001519735711456" calcext:value-type="float">
            <text:p>-1.519735711456E-05</text:p>
          </table:table-cell>
          <table:table-cell table:formula="of:=[.G301]/[.A301]*100" office:value-type="float" office:value="-6.27110166718128" calcext:value-type="float">
            <text:p>-6.27110166718128</text:p>
          </table:table-cell>
        </table:table-row>
        <table:table-row table:style-name="ro1">
          <table:table-cell office:value-type="float" office:value="0.000242715005" calcext:value-type="float">
            <text:p>0.000242715005</text:p>
          </table:table-cell>
          <table:table-cell office:value-type="float" office:value="1915" calcext:value-type="float">
            <text:p>1915</text:p>
          </table:table-cell>
          <table:table-cell office:value-type="float" office:value="0.0002332628" calcext:value-type="float">
            <text:p>0.0002332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2:26.236727</text:p>
          </table:table-cell>
          <table:table-cell table:formula="of:=[.C302]*1.0268128-0.00001201261" office:value-type="float" office:value="0.00022750461880384" calcext:value-type="float">
            <text:p>0.00022750461880384</text:p>
          </table:table-cell>
          <table:table-cell table:formula="of:=[.F302]-[.A302]" office:value-type="float" office:value="-0.00001521038619616" calcext:value-type="float">
            <text:p>-1.521038619616E-05</text:p>
          </table:table-cell>
          <table:table-cell table:formula="of:=[.G302]/[.A302]*100" office:value-type="float" office:value="-6.26676797182769" calcext:value-type="float">
            <text:p>-6.26676797182769</text:p>
          </table:table-cell>
        </table:table-row>
        <table:table-row table:style-name="ro1">
          <table:table-cell office:value-type="float" office:value="0.000243306093" calcext:value-type="float">
            <text:p>0.000243306093</text:p>
          </table:table-cell>
          <table:table-cell office:value-type="float" office:value="1920" calcext:value-type="float">
            <text:p>1920</text:p>
          </table:table-cell>
          <table:table-cell office:value-type="float" office:value="0.0002336392" calcext:value-type="float">
            <text:p>0.0002336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2:29.308067</text:p>
          </table:table-cell>
          <table:table-cell table:formula="of:=[.C303]*1.0268128-0.00001201261" office:value-type="float" office:value="0.00022789111114176" calcext:value-type="float">
            <text:p>0.00022789111114176</text:p>
          </table:table-cell>
          <table:table-cell table:formula="of:=[.F303]-[.A303]" office:value-type="float" office:value="-0.00001541498185824" calcext:value-type="float">
            <text:p>-1.541498185824E-05</text:p>
          </table:table-cell>
          <table:table-cell table:formula="of:=[.G303]/[.A303]*100" office:value-type="float" office:value="-6.33563330378248" calcext:value-type="float">
            <text:p>-6.33563330378248</text:p>
          </table:table-cell>
        </table:table-row>
        <table:table-row table:style-name="ro1">
          <table:table-cell office:value-type="float" office:value="0.000243705541" calcext:value-type="float">
            <text:p>0.000243705541</text:p>
          </table:table-cell>
          <table:table-cell office:value-type="float" office:value="1925" calcext:value-type="float">
            <text:p>1925</text:p>
          </table:table-cell>
          <table:table-cell office:value-type="float" office:value="0.0002339294" calcext:value-type="float">
            <text:p>0.00023392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2:32.381414</text:p>
          </table:table-cell>
          <table:table-cell table:formula="of:=[.C304]*1.0268128-0.00001201261" office:value-type="float" office:value="0.00022818909221632" calcext:value-type="float">
            <text:p>0.00022818909221632</text:p>
          </table:table-cell>
          <table:table-cell table:formula="of:=[.F304]-[.A304]" office:value-type="float" office:value="-0.00001551644878368" calcext:value-type="float">
            <text:p>-1.551644878368E-05</text:p>
          </table:table-cell>
          <table:table-cell table:formula="of:=[.G304]/[.A304]*100" office:value-type="float" office:value="-6.36688387141759" calcext:value-type="float">
            <text:p>-6.36688387141759</text:p>
          </table:table-cell>
        </table:table-row>
        <table:table-row table:style-name="ro1">
          <table:table-cell office:value-type="float" office:value="0.000244261895" calcext:value-type="float">
            <text:p>0.000244261895</text:p>
          </table:table-cell>
          <table:table-cell office:value-type="float" office:value="1930" calcext:value-type="float">
            <text:p>1930</text:p>
          </table:table-cell>
          <table:table-cell office:value-type="float" office:value="0.0002342745" calcext:value-type="float">
            <text:p>0.00023427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2:35.451543</text:p>
          </table:table-cell>
          <table:table-cell table:formula="of:=[.C305]*1.0268128-0.00001201261" office:value-type="float" office:value="0.0002285434453136" calcext:value-type="float">
            <text:p>0.0002285434453136</text:p>
          </table:table-cell>
          <table:table-cell table:formula="of:=[.F305]-[.A305]" office:value-type="float" office:value="-0.0000157184496864" calcext:value-type="float">
            <text:p>-0.0000157184496864</text:p>
          </table:table-cell>
          <table:table-cell table:formula="of:=[.G305]/[.A305]*100" office:value-type="float" office:value="-6.43508054598527" calcext:value-type="float">
            <text:p>-6.43508054598527</text:p>
          </table:table-cell>
        </table:table-row>
        <table:table-row table:style-name="ro1">
          <table:table-cell office:value-type="float" office:value="0.000244613434" calcext:value-type="float">
            <text:p>0.000244613434</text:p>
          </table:table-cell>
          <table:table-cell office:value-type="float" office:value="1935" calcext:value-type="float">
            <text:p>1935</text:p>
          </table:table-cell>
          <table:table-cell office:value-type="float" office:value="0.0002344314" calcext:value-type="float">
            <text:p>0.00023443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2:38.524723</text:p>
          </table:table-cell>
          <table:table-cell table:formula="of:=[.C306]*1.0268128-0.00001201261" office:value-type="float" office:value="0.00022870455224192" calcext:value-type="float">
            <text:p>0.00022870455224192</text:p>
          </table:table-cell>
          <table:table-cell table:formula="of:=[.F306]-[.A306]" office:value-type="float" office:value="-0.00001590888175808" calcext:value-type="float">
            <text:p>-1.590888175808E-05</text:p>
          </table:table-cell>
          <table:table-cell table:formula="of:=[.G306]/[.A306]*100" office:value-type="float" office:value="-6.50368276914832" calcext:value-type="float">
            <text:p>-6.50368276914832</text:p>
          </table:table-cell>
        </table:table-row>
        <table:table-row table:style-name="ro1">
          <table:table-cell office:value-type="float" office:value="0.000244975752" calcext:value-type="float">
            <text:p>0.000244975752</text:p>
          </table:table-cell>
          <table:table-cell office:value-type="float" office:value="1940" calcext:value-type="float">
            <text:p>1940</text:p>
          </table:table-cell>
          <table:table-cell office:value-type="float" office:value="0.0002347922" calcext:value-type="float">
            <text:p>0.00023479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2:41.556240</text:p>
          </table:table-cell>
          <table:table-cell table:formula="of:=[.C307]*1.0268128-0.00001201261" office:value-type="float" office:value="0.00022907502630016" calcext:value-type="float">
            <text:p>0.00022907502630016</text:p>
          </table:table-cell>
          <table:table-cell table:formula="of:=[.F307]-[.A307]" office:value-type="float" office:value="-0.00001590072569984" calcext:value-type="float">
            <text:p>-1.590072569984E-05</text:p>
          </table:table-cell>
          <table:table-cell table:formula="of:=[.G307]/[.A307]*100" office:value-type="float" office:value="-6.49073451965155" calcext:value-type="float">
            <text:p>-6.49073451965155</text:p>
          </table:table-cell>
        </table:table-row>
        <table:table-row table:style-name="ro1">
          <table:table-cell office:value-type="float" office:value="0.000245438082" calcext:value-type="float">
            <text:p>0.000245438082</text:p>
          </table:table-cell>
          <table:table-cell office:value-type="float" office:value="1945" calcext:value-type="float">
            <text:p>1945</text:p>
          </table:table-cell>
          <table:table-cell office:value-type="float" office:value="0.0002348706" calcext:value-type="float">
            <text:p>0.00023487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2:44.587922</text:p>
          </table:table-cell>
          <table:table-cell table:formula="of:=[.C308]*1.0268128-0.00001201261" office:value-type="float" office:value="0.00022915552842368" calcext:value-type="float">
            <text:p>0.00022915552842368</text:p>
          </table:table-cell>
          <table:table-cell table:formula="of:=[.F308]-[.A308]" office:value-type="float" office:value="-0.00001628255357632" calcext:value-type="float">
            <text:p>-1.628255357632E-05</text:p>
          </table:table-cell>
          <table:table-cell table:formula="of:=[.G308]/[.A308]*100" office:value-type="float" office:value="-6.63407790821963" calcext:value-type="float">
            <text:p>-6.63407790821963</text:p>
          </table:table-cell>
        </table:table-row>
        <table:table-row table:style-name="ro1">
          <table:table-cell office:value-type="float" office:value="0.000245627925" calcext:value-type="float">
            <text:p>0.000245627925</text:p>
          </table:table-cell>
          <table:table-cell office:value-type="float" office:value="1950" calcext:value-type="float">
            <text:p>1950</text:p>
          </table:table-cell>
          <table:table-cell office:value-type="float" office:value="0.0002352863" calcext:value-type="float">
            <text:p>0.00023528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2:47.638089</text:p>
          </table:table-cell>
          <table:table-cell table:formula="of:=[.C309]*1.0268128-0.00001201261" office:value-type="float" office:value="0.00022958237450464" calcext:value-type="float">
            <text:p>0.00022958237450464</text:p>
          </table:table-cell>
          <table:table-cell table:formula="of:=[.F309]-[.A309]" office:value-type="float" office:value="-0.00001604555049536" calcext:value-type="float">
            <text:p>-1.604555049536E-05</text:p>
          </table:table-cell>
          <table:table-cell table:formula="of:=[.G309]/[.A309]*100" office:value-type="float" office:value="-6.53246185072808" calcext:value-type="float">
            <text:p>-6.53246185072808</text:p>
          </table:table-cell>
        </table:table-row>
        <table:table-row table:style-name="ro1">
          <table:table-cell office:value-type="float" office:value="0.000246068696" calcext:value-type="float">
            <text:p>0.000246068696</text:p>
          </table:table-cell>
          <table:table-cell office:value-type="float" office:value="1955" calcext:value-type="float">
            <text:p>1955</text:p>
          </table:table-cell>
          <table:table-cell office:value-type="float" office:value="0.0002353961" calcext:value-type="float">
            <text:p>0.0002353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2:50.708937</text:p>
          </table:table-cell>
          <table:table-cell table:formula="of:=[.C310]*1.0268128-0.00001201261" office:value-type="float" office:value="0.00022969511855008" calcext:value-type="float">
            <text:p>0.00022969511855008</text:p>
          </table:table-cell>
          <table:table-cell table:formula="of:=[.F310]-[.A310]" office:value-type="float" office:value="-0.00001637357744992" calcext:value-type="float">
            <text:p>-1.637357744992E-05</text:p>
          </table:table-cell>
          <table:table-cell table:formula="of:=[.G310]/[.A310]*100" office:value-type="float" office:value="-6.65406763073998" calcext:value-type="float">
            <text:p>-6.65406763073998</text:p>
          </table:table-cell>
        </table:table-row>
        <table:table-row table:style-name="ro1">
          <table:table-cell office:value-type="float" office:value="0.000246454969" calcext:value-type="float">
            <text:p>0.000246454969</text:p>
          </table:table-cell>
          <table:table-cell office:value-type="float" office:value="1960" calcext:value-type="float">
            <text:p>1960</text:p>
          </table:table-cell>
          <table:table-cell office:value-type="float" office:value="0.0002353804" calcext:value-type="float">
            <text:p>0.00023538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2:53.781101</text:p>
          </table:table-cell>
          <table:table-cell table:formula="of:=[.C311]*1.0268128-0.00001201261" office:value-type="float" office:value="0.00022967899758912" calcext:value-type="float">
            <text:p>0.00022967899758912</text:p>
          </table:table-cell>
          <table:table-cell table:formula="of:=[.F311]-[.A311]" office:value-type="float" office:value="-0.00001677597141088" calcext:value-type="float">
            <text:p>-1.677597141088E-05</text:p>
          </table:table-cell>
          <table:table-cell table:formula="of:=[.G311]/[.A311]*100" office:value-type="float" office:value="-6.80691141223449" calcext:value-type="float">
            <text:p>-6.80691141223449</text:p>
          </table:table-cell>
        </table:table-row>
        <table:table-row table:style-name="ro1">
          <table:table-cell office:value-type="float" office:value="0.00024651306" calcext:value-type="float">
            <text:p>0.00024651306</text:p>
          </table:table-cell>
          <table:table-cell office:value-type="float" office:value="1965" calcext:value-type="float">
            <text:p>1965</text:p>
          </table:table-cell>
          <table:table-cell office:value-type="float" office:value="0.0002357176" calcext:value-type="float">
            <text:p>0.0002357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2:56.852166</text:p>
          </table:table-cell>
          <table:table-cell table:formula="of:=[.C312]*1.0268128-0.00001201261" office:value-type="float" office:value="0.00023002523886528" calcext:value-type="float">
            <text:p>0.00023002523886528</text:p>
          </table:table-cell>
          <table:table-cell table:formula="of:=[.F312]-[.A312]" office:value-type="float" office:value="-0.00001648782113472" calcext:value-type="float">
            <text:p>-1.648782113472E-05</text:p>
          </table:table-cell>
          <table:table-cell table:formula="of:=[.G312]/[.A312]*100" office:value-type="float" office:value="-6.68841688741359" calcext:value-type="float">
            <text:p>-6.68841688741359</text:p>
          </table:table-cell>
        </table:table-row>
        <table:table-row table:style-name="ro1">
          <table:table-cell office:value-type="float" office:value="0.000246989164" calcext:value-type="float">
            <text:p>0.000246989164</text:p>
          </table:table-cell>
          <table:table-cell office:value-type="float" office:value="1970" calcext:value-type="float">
            <text:p>1970</text:p>
          </table:table-cell>
          <table:table-cell office:value-type="float" office:value="0.0002360157" calcext:value-type="float">
            <text:p>0.0002360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2:59.924187</text:p>
          </table:table-cell>
          <table:table-cell table:formula="of:=[.C313]*1.0268128-0.00001201261" office:value-type="float" office:value="0.00023033133176096" calcext:value-type="float">
            <text:p>0.00023033133176096</text:p>
          </table:table-cell>
          <table:table-cell table:formula="of:=[.F313]-[.A313]" office:value-type="float" office:value="-0.00001665783223904" calcext:value-type="float">
            <text:p>-1.665783223904E-05</text:p>
          </table:table-cell>
          <table:table-cell table:formula="of:=[.G313]/[.A313]*100" office:value-type="float" office:value="-6.74435751320653" calcext:value-type="float">
            <text:p>-6.74435751320653</text:p>
          </table:table-cell>
        </table:table-row>
        <table:table-row table:style-name="ro1">
          <table:table-cell office:value-type="float" office:value="0.000247229313" calcext:value-type="float">
            <text:p>0.000247229313</text:p>
          </table:table-cell>
          <table:table-cell office:value-type="float" office:value="1975" calcext:value-type="float">
            <text:p>1975</text:p>
          </table:table-cell>
          <table:table-cell office:value-type="float" office:value="0.0002361333" calcext:value-type="float">
            <text:p>0.0002361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3:02.996674</text:p>
          </table:table-cell>
          <table:table-cell table:formula="of:=[.C314]*1.0268128-0.00001201261" office:value-type="float" office:value="0.00023045208494624" calcext:value-type="float">
            <text:p>0.00023045208494624</text:p>
          </table:table-cell>
          <table:table-cell table:formula="of:=[.F314]-[.A314]" office:value-type="float" office:value="-0.00001677722805376" calcext:value-type="float">
            <text:p>-1.677722805376E-05</text:p>
          </table:table-cell>
          <table:table-cell table:formula="of:=[.G314]/[.A314]*100" office:value-type="float" office:value="-6.78609985611213" calcext:value-type="float">
            <text:p>-6.78609985611213</text:p>
          </table:table-cell>
        </table:table-row>
        <table:table-row table:style-name="ro1">
          <table:table-cell office:value-type="float" office:value="0.000247608399" calcext:value-type="float">
            <text:p>0.000247608399</text:p>
          </table:table-cell>
          <table:table-cell office:value-type="float" office:value="1980" calcext:value-type="float">
            <text:p>1980</text:p>
          </table:table-cell>
          <table:table-cell office:value-type="float" office:value="0.0002363529" calcext:value-type="float">
            <text:p>0.0002363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3:06.067015</text:p>
          </table:table-cell>
          <table:table-cell table:formula="of:=[.C315]*1.0268128-0.00001201261" office:value-type="float" office:value="0.00023067757303712" calcext:value-type="float">
            <text:p>0.00023067757303712</text:p>
          </table:table-cell>
          <table:table-cell table:formula="of:=[.F315]-[.A315]" office:value-type="float" office:value="-0.00001693082596288" calcext:value-type="float">
            <text:p>-1.693082596288E-05</text:p>
          </table:table-cell>
          <table:table-cell table:formula="of:=[.G315]/[.A315]*100" office:value-type="float" office:value="-6.83774299711051" calcext:value-type="float">
            <text:p>-6.83774299711051</text:p>
          </table:table-cell>
        </table:table-row>
        <table:table-row table:style-name="ro1">
          <table:table-cell office:value-type="float" office:value="0.00024812882" calcext:value-type="float">
            <text:p>0.00024812882</text:p>
          </table:table-cell>
          <table:table-cell office:value-type="float" office:value="1985" calcext:value-type="float">
            <text:p>1985</text:p>
          </table:table-cell>
          <table:table-cell office:value-type="float" office:value="0.0002367373" calcext:value-type="float">
            <text:p>0.0002367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3:09.139586</text:p>
          </table:table-cell>
          <table:table-cell table:formula="of:=[.C316]*1.0268128-0.00001201261" office:value-type="float" office:value="0.00023107227987744" calcext:value-type="float">
            <text:p>0.00023107227987744</text:p>
          </table:table-cell>
          <table:table-cell table:formula="of:=[.F316]-[.A316]" office:value-type="float" office:value="-0.00001705654012256" calcext:value-type="float">
            <text:p>-1.705654012256E-05</text:p>
          </table:table-cell>
          <table:table-cell table:formula="of:=[.G316]/[.A316]*100" office:value-type="float" office:value="-6.87406651212865" calcext:value-type="float">
            <text:p>-6.87406651212865</text:p>
          </table:table-cell>
        </table:table-row>
        <table:table-row table:style-name="ro1">
          <table:table-cell office:value-type="float" office:value="0.000248122832" calcext:value-type="float">
            <text:p>0.000248122832</text:p>
          </table:table-cell>
          <table:table-cell office:value-type="float" office:value="1990" calcext:value-type="float">
            <text:p>1990</text:p>
          </table:table-cell>
          <table:table-cell office:value-type="float" office:value="0.000236651" calcext:value-type="float">
            <text:p>0.0002366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3:12.212199</text:p>
          </table:table-cell>
          <table:table-cell table:formula="of:=[.C317]*1.0268128-0.00001201261" office:value-type="float" office:value="0.0002309836659328" calcext:value-type="float">
            <text:p>0.0002309836659328</text:p>
          </table:table-cell>
          <table:table-cell table:formula="of:=[.F317]-[.A317]" office:value-type="float" office:value="-0.0000171391660672" calcext:value-type="float">
            <text:p>-0.0000171391660672</text:p>
          </table:table-cell>
          <table:table-cell table:formula="of:=[.G317]/[.A317]*100" office:value-type="float" office:value="-6.90753282519361" calcext:value-type="float">
            <text:p>-6.90753282519361</text:p>
          </table:table-cell>
        </table:table-row>
        <table:table-row table:style-name="ro1">
          <table:table-cell office:value-type="float" office:value="0.000248007848" calcext:value-type="float">
            <text:p>0.000248007848</text:p>
          </table:table-cell>
          <table:table-cell office:value-type="float" office:value="1995" calcext:value-type="float">
            <text:p>1995</text:p>
          </table:table-cell>
          <table:table-cell office:value-type="float" office:value="0.0002366275" calcext:value-type="float">
            <text:p>0.0002366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3:15.282999</text:p>
          </table:table-cell>
          <table:table-cell table:formula="of:=[.C318]*1.0268128-0.00001201261" office:value-type="float" office:value="0.000230959535832" calcext:value-type="float">
            <text:p>0.000230959535832</text:p>
          </table:table-cell>
          <table:table-cell table:formula="of:=[.F318]-[.A318]" office:value-type="float" office:value="-0.000017048312168" calcext:value-type="float">
            <text:p>-0.000017048312168</text:p>
          </table:table-cell>
          <table:table-cell table:formula="of:=[.G318]/[.A318]*100" office:value-type="float" office:value="-6.87410189051757" calcext:value-type="float">
            <text:p>-6.87410189051757</text:p>
          </table:table-cell>
        </table:table-row>
        <table:table-row table:style-name="ro1">
          <table:table-cell office:value-type="float" office:value="0.000248255183" calcext:value-type="float">
            <text:p>0.00024825518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369098" calcext:value-type="float">
            <text:p>0.00023690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-12-23 15:53:18.355386</text:p>
          </table:table-cell>
          <table:table-cell table:formula="of:=[.C319]*1.0268128-0.00001201261" office:value-type="float" office:value="0.00023124940508544" calcext:value-type="float">
            <text:p>0.00023124940508544</text:p>
          </table:table-cell>
          <table:table-cell table:formula="of:=[.F319]-[.A319]" office:value-type="float" office:value="-0.00001700577791456" calcext:value-type="float">
            <text:p>-1.700577791456E-05</text:p>
          </table:table-cell>
          <table:table-cell table:formula="of:=[.G319]/[.A319]*100" office:value-type="float" office:value="-6.8501199890598" calcext:value-type="float">
            <text:p>-6.85011998905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5T16:07:08.172379943</dc:date>
    <meta:editing-duration>PT33M19S</meta:editing-duration>
    <meta:editing-cycles>2</meta:editing-cycles>
    <meta:generator>LibreOffice/7.5.8.2$Linux_X86_64 LibreOffice_project/50$Build-2</meta:generator>
    <meta:document-statistic meta:table-count="1" meta:cell-count="254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246cm" svg:height="18.621cm" xlink:href=".." xlink:type="simple" chart:class="chart:scatter" chart:style-name="ch1">
        <chart:legend chart:legend-position="end" svg:x="28.547cm" svg:y="8.762cm" style:legend-expansion="high" chart:style-name="ch2"/>
        <chart:plot-area chart:style-name="ch3" table:cell-range-address="'12-05-0-source cal-0-'.C3:'12-05-0-source cal-0-'.C119 '12-05-0-source cal-0-'.A1:'12-05-0-source cal-0-'.A119" chart:data-source-has-labels="row" svg:x="0.644cm" svg:y="0.372cm" svg:width="27.259cm" svg:height="17.877cm">
          <chart:coordinate-region svg:x="2.218cm" svg:y="0.571cm" svg:width="25.076cm" svg:height="17.4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2-05-0-source cal-0-'.A3:'12-05-0-source cal-0-'.A119" chart:label-cell-address="'12-05-0-source cal-0-'.A1:'12-05-0-source cal-0-'.A2" chart:class="chart:scatter">
            <chart:domain table:cell-range-address="'12-05-0-source cal-0-'.C3:'12-05-0-source cal-0-'.C119"/>
            <chart:regression-curve chart:style-name="ch8">
              <chart:equation chart:display-equation="true" chart:display-r-square="false" svg:x="8.151cm" svg:y="1.516cm"/>
            </chart:regression-curve>
            <chart:data-point chart:repeated="10"/>
            <chart:data-point chart:style-name="ch9" chart:repeated="2"/>
            <chart:data-point chart:repeated="81"/>
            <chart:data-point chart:style-name="ch9"/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#  DCA</text:p>
                <text:list>
                  <text:list-item>
                    <text:p># </text:p>
                  </text:list-item>
                  <text:list-item>
                    <text:p>DCA</text:p>
                  </text:list-item>
                </text:list>
                <draw:g>
                  <svg:desc>'12-05-0-source cal-0-'.A1:'12-05-0-source cal-0-'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159216">
                <text:p>0.00001159216</text:p>
                <draw:g>
                  <svg:desc>'12-05-0-source cal-0-'.C3:'12-05-0-source cal-0-'.C119</svg:desc>
                </draw:g>
              </table:table-cell>
              <table:table-cell office:value-type="float" office:value="-0.00000000365746841">
                <text:p>-0.00000000365746841</text:p>
                <draw:g>
                  <svg:desc>'12-05-0-source cal-0-'.A3:'12-05-0-source cal-0-'.A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159216">
                <text:p>0.00001159216</text:p>
              </table:table-cell>
              <table:table-cell office:value-type="float" office:value="-0.00000000320961698">
                <text:p>-0.00000000320961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214902">
                <text:p>0.00001214902</text:p>
              </table:table-cell>
              <table:table-cell office:value-type="float" office:value="0.00000061206361">
                <text:p>0.00000061206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284706">
                <text:p>0.00001284706</text:p>
              </table:table-cell>
              <table:table-cell office:value-type="float" office:value="0.00000122688898">
                <text:p>0.00000122688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351373">
                <text:p>0.00001351373</text:p>
              </table:table-cell>
              <table:table-cell office:value-type="float" office:value="0.00000194479483">
                <text:p>0.00000194479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409412">
                <text:p>0.00001409412</text:p>
              </table:table-cell>
              <table:table-cell office:value-type="float" office:value="0.00000255678381">
                <text:p>0.00000255678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69804">
                <text:p>0.00001469804</text:p>
              </table:table-cell>
              <table:table-cell office:value-type="float" office:value="0.00000317474415">
                <text:p>0.00000317474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531765">
                <text:p>0.00001531765</text:p>
              </table:table-cell>
              <table:table-cell office:value-type="float" office:value="0.00000379053987">
                <text:p>0.00000379053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602353">
                <text:p>0.00001602353</text:p>
              </table:table-cell>
              <table:table-cell office:value-type="float" office:value="0.00000451441707">
                <text:p>0.000004514417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661176">
                <text:p>0.00001661176</text:p>
              </table:table-cell>
              <table:table-cell office:value-type="float" office:value="0.00000512998886">
                <text:p>0.000005129988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1734118">
                <text:p>0.00001734118</text:p>
              </table:table-cell>
              <table:table-cell office:value-type="float" office:value="0.00000575190522">
                <text:p>0.00000575190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7032941">
                <text:p>0.00007032941</text:p>
              </table:table-cell>
              <table:table-cell office:value-type="float" office:value="0.0000601801109">
                <text:p>0.0000601801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7103529">
                <text:p>0.00007103529</text:p>
              </table:table-cell>
              <table:table-cell office:value-type="float" office:value="0.0000609025699">
                <text:p>0.00006090256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7160785">
                <text:p>0.00007160785</text:p>
              </table:table-cell>
              <table:table-cell office:value-type="float" office:value="0.0000615266509">
                <text:p>0.00006152665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7219608">
                <text:p>0.00007219608</text:p>
              </table:table-cell>
              <table:table-cell office:value-type="float" office:value="0.0000621504333">
                <text:p>0.0000621504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7287844">
                <text:p>0.00007287844</text:p>
              </table:table-cell>
              <table:table-cell office:value-type="float" office:value="0.0000627736932">
                <text:p>0.00006277369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735451">
                <text:p>0.0000735451</text:p>
              </table:table-cell>
              <table:table-cell office:value-type="float" office:value="0.0000634579355">
                <text:p>0.00006345793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7414902">
                <text:p>0.00007414902</text:p>
              </table:table-cell>
              <table:table-cell office:value-type="float" office:value="0.0000640969449">
                <text:p>0.00006409694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7473726">
                <text:p>0.00007473726</text:p>
              </table:table-cell>
              <table:table-cell office:value-type="float" office:value="0.0000647268479">
                <text:p>0.00006472684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7539608">
                <text:p>0.00007539608</text:p>
              </table:table-cell>
              <table:table-cell office:value-type="float" office:value="0.0000653655587">
                <text:p>0.00006536555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7606274">
                <text:p>0.00007606274</text:p>
              </table:table-cell>
              <table:table-cell office:value-type="float" office:value="0.0000660907048">
                <text:p>0.00006609070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766902">
                <text:p>0.0000766902</text:p>
              </table:table-cell>
              <table:table-cell office:value-type="float" office:value="0.0000667126212">
                <text:p>0.0000667126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7730981">
                <text:p>0.00007730981</text:p>
              </table:table-cell>
              <table:table-cell office:value-type="float" office:value="0.0000673264016">
                <text:p>0.0000673264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7791373">
                <text:p>0.00007791373</text:p>
              </table:table-cell>
              <table:table-cell office:value-type="float" office:value="0.0000679483179">
                <text:p>0.00006794831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7860392">
                <text:p>0.00007860392</text:p>
              </table:table-cell>
              <table:table-cell office:value-type="float" office:value="0.0000686659252">
                <text:p>0.00006866592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7924706">
                <text:p>0.00007924706</text:p>
              </table:table-cell>
              <table:table-cell office:value-type="float" office:value="0.0000692859755">
                <text:p>0.0000692859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797804">
                <text:p>0.0000797804</text:p>
              </table:table-cell>
              <table:table-cell office:value-type="float" office:value="0.0000699025923">
                <text:p>0.00006990259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8045491">
                <text:p>0.00008045491</text:p>
              </table:table-cell>
              <table:table-cell office:value-type="float" office:value="0.0000705171937">
                <text:p>0.00007051719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8110588">
                <text:p>0.00008110588</text:p>
              </table:table-cell>
              <table:table-cell office:value-type="float" office:value="0.0000712396527">
                <text:p>0.00007123965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8170196">
                <text:p>0.00008170196</text:p>
              </table:table-cell>
              <table:table-cell office:value-type="float" office:value="0.0000718601509">
                <text:p>0.0000718601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8233725">
                <text:p>0.00008233725</text:p>
              </table:table-cell>
              <table:table-cell office:value-type="float" office:value="0.0000724806491">
                <text:p>0.00007248064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8295685">
                <text:p>0.00008295685</text:p>
              </table:table-cell>
              <table:table-cell office:value-type="float" office:value="0.000073097639">
                <text:p>0.0000730976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8362353">
                <text:p>0.00008362353</text:p>
              </table:table-cell>
              <table:table-cell office:value-type="float" office:value="0.0000738330111">
                <text:p>0.0000738330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8426667">
                <text:p>0.00008426667</text:p>
              </table:table-cell>
              <table:table-cell office:value-type="float" office:value="0.0000744569428">
                <text:p>0.00007445694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8486275">
                <text:p>0.00008486275</text:p>
              </table:table-cell>
              <table:table-cell office:value-type="float" office:value="0.0000750780381">
                <text:p>0.00007507803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8549803">
                <text:p>0.00008549803</text:p>
              </table:table-cell>
              <table:table-cell office:value-type="float" office:value="0.0000756955506">
                <text:p>0.00007569555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861804">
                <text:p>0.0000861804</text:p>
              </table:table-cell>
              <table:table-cell office:value-type="float" office:value="0.0000764200995">
                <text:p>0.00007642009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868">
                <text:p>0.0000868</text:p>
              </table:table-cell>
              <table:table-cell office:value-type="float" office:value="0.0000770412695">
                <text:p>0.00007704126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8739608">
                <text:p>0.00008739608</text:p>
              </table:table-cell>
              <table:table-cell office:value-type="float" office:value="0.00007767065">
                <text:p>0.000077670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8802353">
                <text:p>0.00008802353</text:p>
              </table:table-cell>
              <table:table-cell office:value-type="float" office:value="0.0000783082412">
                <text:p>0.00007830824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8868235">
                <text:p>0.00008868235</text:p>
              </table:table-cell>
              <table:table-cell office:value-type="float" office:value="0.0000790305509">
                <text:p>0.00007903055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8931765">
                <text:p>0.00008931765</text:p>
              </table:table-cell>
              <table:table-cell office:value-type="float" office:value="0.0000796480634">
                <text:p>0.00007964806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8991373">
                <text:p>0.00008991373</text:p>
              </table:table-cell>
              <table:table-cell office:value-type="float" office:value="0.0000802634859">
                <text:p>0.00008026348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9052549">
                <text:p>0.00009052549</text:p>
              </table:table-cell>
              <table:table-cell office:value-type="float" office:value="0.0000808777141">
                <text:p>0.00008087771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912">
                <text:p>0.0000912</text:p>
              </table:table-cell>
              <table:table-cell office:value-type="float" office:value="0.0000815983071">
                <text:p>0.00008159830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9180391">
                <text:p>0.00009180391</text:p>
              </table:table-cell>
              <table:table-cell office:value-type="float" office:value="0.0000822067133">
                <text:p>0.00008220671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9240783">
                <text:p>0.00009240783</text:p>
              </table:table-cell>
              <table:table-cell office:value-type="float" office:value="0.0000828258679">
                <text:p>0.00008282586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9302745">
                <text:p>0.00009302745</text:p>
              </table:table-cell>
              <table:table-cell office:value-type="float" office:value="0.0000834417382">
                <text:p>0.00008344173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9367843">
                <text:p>0.00009367843</text:p>
              </table:table-cell>
              <table:table-cell office:value-type="float" office:value="0.0000841591216">
                <text:p>0.00008415912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9430588">
                <text:p>0.00009430588</text:p>
              </table:table-cell>
              <table:table-cell office:value-type="float" office:value="0.0000847702149">
                <text:p>0.00008477021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9493333">
                <text:p>0.00009493333</text:p>
              </table:table-cell>
              <table:table-cell office:value-type="float" office:value="0.0000853922059">
                <text:p>0.00008539220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9552941">
                <text:p>0.00009552941</text:p>
              </table:table-cell>
              <table:table-cell office:value-type="float" office:value="0.000086011659">
                <text:p>0.0000860116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9622746">
                <text:p>0.00009622746</text:p>
              </table:table-cell>
              <table:table-cell office:value-type="float" office:value="0.000086727251">
                <text:p>0.0000867272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9681569">
                <text:p>0.00009681569</text:p>
              </table:table-cell>
              <table:table-cell office:value-type="float" office:value="0.000087340061">
                <text:p>0.0000873400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9741961">
                <text:p>0.00009741961</text:p>
              </table:table-cell>
              <table:table-cell office:value-type="float" office:value="0.0000879609324">
                <text:p>0.00008796093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9803137">
                <text:p>0.00009803137</text:p>
              </table:table-cell>
              <table:table-cell office:value-type="float" office:value="0.000088576131">
                <text:p>0.0000885761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9872157">
                <text:p>0.00009872157</text:p>
              </table:table-cell>
              <table:table-cell office:value-type="float" office:value="0.000089295455">
                <text:p>0.000089295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9932549">
                <text:p>0.00009932549</text:p>
              </table:table-cell>
              <table:table-cell office:value-type="float" office:value="0.0000899169982">
                <text:p>0.00008991699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9992157">
                <text:p>0.00009992157</text:p>
              </table:table-cell>
              <table:table-cell office:value-type="float" office:value="0.0000905303307">
                <text:p>0.00009053033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1004706">
                <text:p>0.0001004706</text:p>
              </table:table-cell>
              <table:table-cell office:value-type="float" office:value="0.0000911460518">
                <text:p>0.00009114605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012">
                <text:p>0.0001012</text:p>
              </table:table-cell>
              <table:table-cell office:value-type="float" office:value="0.0000918853799">
                <text:p>0.00009188537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1018039">
                <text:p>0.0001018039</text:p>
              </table:table-cell>
              <table:table-cell office:value-type="float" office:value="0.0000925201346">
                <text:p>0.00009252013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024627">
                <text:p>0.0001024627</text:p>
              </table:table-cell>
              <table:table-cell office:value-type="float" office:value="0.0000931466041">
                <text:p>0.00009314660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030824">
                <text:p>0.0001030824</text:p>
              </table:table-cell>
              <table:table-cell office:value-type="float" office:value="0.0000937662812">
                <text:p>0.00009376628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037412">
                <text:p>0.0001037412</text:p>
              </table:table-cell>
              <table:table-cell office:value-type="float" office:value="0.0000944912034">
                <text:p>0.00009449120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043294">
                <text:p>0.0001043294</text:p>
              </table:table-cell>
              <table:table-cell office:value-type="float" office:value="0.0000951099848">
                <text:p>0.0000951099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1049647">
                <text:p>0.0001049647</text:p>
              </table:table-cell>
              <table:table-cell office:value-type="float" office:value="0.0000957324983">
                <text:p>0.00009573249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1055922">
                <text:p>0.0001055922</text:p>
              </table:table-cell>
              <table:table-cell office:value-type="float" office:value="0.0000963538175">
                <text:p>0.00009635381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1063059">
                <text:p>0.0001063059</text:p>
              </table:table-cell>
              <table:table-cell office:value-type="float" office:value="0.0000970802326">
                <text:p>0.00009708023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1068784">
                <text:p>0.0001068784</text:p>
              </table:table-cell>
              <table:table-cell office:value-type="float" office:value="0.0000977049853">
                <text:p>0.00009770498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1074902">
                <text:p>0.0001074902</text:p>
              </table:table-cell>
              <table:table-cell office:value-type="float" office:value="0.0000983358587">
                <text:p>0.00009833585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108149">
                <text:p>0.000108149</text:p>
              </table:table-cell>
              <table:table-cell office:value-type="float" office:value="0.0000989720316">
                <text:p>0.00009897203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1087843">
                <text:p>0.0001087843</text:p>
              </table:table-cell>
              <table:table-cell office:value-type="float" office:value="0.0000997110611">
                <text:p>0.00009971106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1094667">
                <text:p>0.0001094667</text:p>
              </table:table-cell>
              <table:table-cell office:value-type="float" office:value="0.000100359401">
                <text:p>0.000100359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1100784">
                <text:p>0.0001100784</text:p>
              </table:table-cell>
              <table:table-cell office:value-type="float" office:value="0.000100994529">
                <text:p>0.0001009945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107059">
                <text:p>0.0001107059</text:p>
              </table:table-cell>
              <table:table-cell office:value-type="float" office:value="0.000101636076">
                <text:p>0.0001016360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1113961">
                <text:p>0.0001113961</text:p>
              </table:table-cell>
              <table:table-cell office:value-type="float" office:value="0.000102377718">
                <text:p>0.0001023777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120863">
                <text:p>0.0001120863</text:p>
              </table:table-cell>
              <table:table-cell office:value-type="float" office:value="0.000103012995">
                <text:p>0.0001030129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1126824">
                <text:p>0.0001126824</text:p>
              </table:table-cell>
              <table:table-cell office:value-type="float" office:value="0.000103650437">
                <text:p>0.0001036504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1132">
                <text:p>0.0001132</text:p>
              </table:table-cell>
              <table:table-cell office:value-type="float" office:value="0.000104290118">
                <text:p>0.0001042901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1139686">
                <text:p>0.0001139686</text:p>
              </table:table-cell>
              <table:table-cell office:value-type="float" office:value="0.000105038179">
                <text:p>0.0001050381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1145882">
                <text:p>0.0001145882</text:p>
              </table:table-cell>
              <table:table-cell office:value-type="float" office:value="0.000105648526">
                <text:p>0.0001056485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1151373">
                <text:p>0.0001151373</text:p>
              </table:table-cell>
              <table:table-cell office:value-type="float" office:value="0.000106253424">
                <text:p>0.0001062534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1158667">
                <text:p>0.0001158667</text:p>
              </table:table-cell>
              <table:table-cell office:value-type="float" office:value="0.00010686504">
                <text:p>0.000106865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1165333">
                <text:p>0.0001165333</text:p>
              </table:table-cell>
              <table:table-cell office:value-type="float" office:value="0.000107568241">
                <text:p>0.0001075682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1170274">
                <text:p>0.0001170274</text:p>
              </table:table-cell>
              <table:table-cell office:value-type="float" office:value="0.000108168213">
                <text:p>0.0001081682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1175765">
                <text:p>0.0001175765</text:p>
              </table:table-cell>
              <table:table-cell office:value-type="float" office:value="0.000108769603">
                <text:p>0.0001087696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1181961">
                <text:p>0.0001181961</text:p>
              </table:table-cell>
              <table:table-cell office:value-type="float" office:value="0.000109371515">
                <text:p>0.0001093715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1188863">
                <text:p>0.0001188863</text:p>
              </table:table-cell>
              <table:table-cell office:value-type="float" office:value="0.000110074194">
                <text:p>0.0001100741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1194824">
                <text:p>0.0001194824</text:p>
              </table:table-cell>
              <table:table-cell office:value-type="float" office:value="0.000110681182">
                <text:p>0.0001106811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1200549">
                <text:p>0.0001200549</text:p>
              </table:table-cell>
              <table:table-cell office:value-type="float" office:value="0.000111280034">
                <text:p>0.0001112800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1206745">
                <text:p>0.0001206745</text:p>
              </table:table-cell>
              <table:table-cell office:value-type="float" office:value="0.00011190001">
                <text:p>0.0001119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1213177">
                <text:p>0.0001213177</text:p>
              </table:table-cell>
              <table:table-cell office:value-type="float" office:value="0.000112618363">
                <text:p>0.0001126183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1219294">
                <text:p>0.0001219294</text:p>
              </table:table-cell>
              <table:table-cell office:value-type="float" office:value="0.000113235503">
                <text:p>0.0001132355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1225647">
                <text:p>0.0001225647</text:p>
              </table:table-cell>
              <table:table-cell office:value-type="float" office:value="0.000113852343">
                <text:p>0.0001138523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1231686">
                <text:p>0.0001231686</text:p>
              </table:table-cell>
              <table:table-cell office:value-type="float" office:value="0.000114473439">
                <text:p>0.0001144734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1238353">
                <text:p>0.0001238353</text:p>
              </table:table-cell>
              <table:table-cell office:value-type="float" office:value="0.000115194703">
                <text:p>0.0001151947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1244314">
                <text:p>0.0001244314</text:p>
              </table:table-cell>
              <table:table-cell office:value-type="float" office:value="0.000115806916">
                <text:p>0.0001158069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1250353">
                <text:p>0.0001250353</text:p>
              </table:table-cell>
              <table:table-cell office:value-type="float" office:value="0.000116423011">
                <text:p>0.0001164230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1256471">
                <text:p>0.0001256471</text:p>
              </table:table-cell>
              <table:table-cell office:value-type="float" office:value="0.000117043957">
                <text:p>0.0001170439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1263059">
                <text:p>0.0001263059</text:p>
              </table:table-cell>
              <table:table-cell office:value-type="float" office:value="0.000117767461">
                <text:p>0.0001177674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1269804">
                <text:p>0.0001269804</text:p>
              </table:table-cell>
              <table:table-cell office:value-type="float" office:value="0.000118391168">
                <text:p>0.0001183911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127553">
                <text:p>0.000127553</text:p>
              </table:table-cell>
              <table:table-cell office:value-type="float" office:value="0.000119002709">
                <text:p>0.0001190027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1281882">
                <text:p>0.0001281882</text:p>
              </table:table-cell>
              <table:table-cell office:value-type="float" office:value="0.000119612086">
                <text:p>0.0001196120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1287451">
                <text:p>0.0001287451</text:p>
              </table:table-cell>
              <table:table-cell office:value-type="float" office:value="0.000120327603">
                <text:p>0.0001203276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1294118">
                <text:p>0.0001294118</text:p>
              </table:table-cell>
              <table:table-cell office:value-type="float" office:value="0.000120932651">
                <text:p>0.0001209326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1300235">
                <text:p>0.0001300235</text:p>
              </table:table-cell>
              <table:table-cell office:value-type="float" office:value="0.000121544565">
                <text:p>0.0001215445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1306274">
                <text:p>0.0001306274</text:p>
              </table:table-cell>
              <table:table-cell office:value-type="float" office:value="0.000122158719">
                <text:p>0.0001221587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1312784">
                <text:p>0.0001312784</text:p>
              </table:table-cell>
              <table:table-cell office:value-type="float" office:value="0.000122871175">
                <text:p>0.000122871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1317882">
                <text:p>0.0001317882</text:p>
              </table:table-cell>
              <table:table-cell office:value-type="float" office:value="0.000123476297">
                <text:p>0.0001234762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1324706">
                <text:p>0.0001324706</text:p>
              </table:table-cell>
              <table:table-cell office:value-type="float" office:value="0.000124091347">
                <text:p>0.0001240913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1332">
                <text:p>0.0001332</text:p>
              </table:table-cell>
              <table:table-cell office:value-type="float" office:value="0.000124706844">
                <text:p>0.0001247068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1337882">
                <text:p>0.0001337882</text:p>
              </table:table-cell>
              <table:table-cell office:value-type="float" office:value="0.000125428333">
                <text:p>0.000125428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1343608">
                <text:p>0.0001343608</text:p>
              </table:table-cell>
              <table:table-cell office:value-type="float" office:value="0.000126036365">
                <text:p>0.0001260363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134902">
                <text:p>0.000134902</text:p>
              </table:table-cell>
              <table:table-cell office:value-type="float" office:value="0.000126661865">
                <text:p>0.0001266618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1355922">
                <text:p>0.0001355922</text:p>
              </table:table-cell>
              <table:table-cell office:value-type="float" office:value="0.000127279676">
                <text:p>0.0001272796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1360549">
                <text:p>0.0001360549</text:p>
              </table:table-cell>
              <table:table-cell office:value-type="float" office:value="0.000127992581">
                <text:p>0.0001279925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528cm" svg:height="13.817cm" xlink:href=".." xlink:type="simple" chart:class="chart:scatter" chart:style-name="ch1">
        <chart:legend chart:legend-position="end" svg:x="22.265cm" svg:y="6.609cm" style:legend-expansion="high" chart:style-name="ch2"/>
        <chart:plot-area chart:style-name="ch3" table:cell-range-address="'12-05-0-source cal-0-'.A1:'12-05-0-source cal-0-'.A1 '12-05-0-source cal-0-'.A5:'12-05-0-source cal-0-'.A319 '12-05-0-source cal-0-'.H1:'12-05-0-source cal-0-'.H1 '12-05-0-source cal-0-'.H5:'12-05-0-source cal-0-'.H319" chart:data-source-has-labels="row" svg:x="0.49cm" svg:y="0.276cm" svg:width="21.285cm" svg:height="13.265cm">
          <chart:coordinate-region svg:x="1.217cm" svg:y="0.476cm" svg:width="20.04cm" svg:height="12.8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2-05-0-source cal-0-'.H5:'12-05-0-source cal-0-'.H319" chart:label-cell-address="'12-05-0-source cal-0-'.H1:'12-05-0-source cal-0-'.H1" chart:class="chart:scatter">
            <chart:domain table:cell-range-address="'12-05-0-source cal-0-'.A5:'12-05-0-source cal-0-'.A319"/>
            <chart:data-point chart:repeated="3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'12-05-0-source cal-0-'.H1:'12-05-0-source cal-0-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61206361">
                <text:p>0.00000061206361</text:p>
                <draw:g>
                  <svg:desc>'12-05-0-source cal-0-'.A5:'12-05-0-source cal-0-'.A319</svg:desc>
                </draw:g>
              </table:table-cell>
              <table:table-cell office:value-type="float" office:value="-24.4916319308707">
                <text:p>-24.4916319308707</text:p>
                <draw:g>
                  <svg:desc>'12-05-0-source cal-0-'.H5:'12-05-0-source cal-0-'.H3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22688898">
                <text:p>0.00000122688898</text:p>
              </table:table-cell>
              <table:table-cell office:value-type="float" office:value="-3.91016061062007">
                <text:p>-3.91016061062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194479483">
                <text:p>0.00000194479483</text:p>
              </table:table-cell>
              <table:table-cell office:value-type="float" office:value="-4.18213217154632">
                <text:p>-4.18213217154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255678381">
                <text:p>0.00000255678381</text:p>
              </table:table-cell>
              <table:table-cell office:value-type="float" office:value="-3.80833877636297">
                <text:p>-3.80833877636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317474415">
                <text:p>0.00000317474415</text:p>
              </table:table-cell>
              <table:table-cell office:value-type="float" office:value="-2.99925091878658">
                <text:p>-2.999250918786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379053987">
                <text:p>0.00000379053987</text:p>
              </table:table-cell>
              <table:table-cell office:value-type="float" office:value="-1.97309055292956">
                <text:p>-1.97309055292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451441707">
                <text:p>0.00000451441707</text:p>
              </table:table-cell>
              <table:table-cell office:value-type="float" office:value="-1.63612186625016">
                <text:p>-1.63612186625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512998886">
                <text:p>0.00000512998886</text:p>
              </table:table-cell>
              <table:table-cell office:value-type="float" office:value="-1.6653264520344">
                <text:p>-1.6653264520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575190522">
                <text:p>0.00000575190522</text:p>
              </table:table-cell>
              <table:table-cell office:value-type="float" office:value="0.72376663925635">
                <text:p>0.72376663925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601801109">
                <text:p>0.0000601801109</text:p>
              </table:table-cell>
              <table:table-cell office:value-type="float" office:value="0.0372506865021412">
                <text:p>0.0372506865021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609025699">
                <text:p>0.0000609025699</text:p>
              </table:table-cell>
              <table:table-cell office:value-type="float" office:value="0.0406635118233199">
                <text:p>0.0406635118233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615266509">
                <text:p>0.0000615266509</text:p>
              </table:table-cell>
              <table:table-cell office:value-type="float" office:value="-0.0185349590025976">
                <text:p>-0.0185349590025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621504333">
                <text:p>0.0000621504333</text:p>
              </table:table-cell>
              <table:table-cell office:value-type="float" office:value="-0.0501754284245475">
                <text:p>-0.0501754284245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627736932">
                <text:p>0.0000627736932</text:p>
              </table:table-cell>
              <table:table-cell office:value-type="float" office:value="0.0736165640036379">
                <text:p>0.07361656400363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634579355">
                <text:p>0.0000634579355</text:p>
              </table:table-cell>
              <table:table-cell office:value-type="float" office:value="0.0732840690665227">
                <text:p>0.07328406906652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640969449">
                <text:p>0.0000640969449</text:p>
              </table:table-cell>
              <table:table-cell office:value-type="float" office:value="0.0430721674786283">
                <text:p>0.0430721674786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647268479">
                <text:p>0.0000647268479</text:p>
              </table:table-cell>
              <table:table-cell office:value-type="float" office:value="0.00265315704956866">
                <text:p>0.002653157049568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653655587">
                <text:p>0.0000653655587</text:p>
              </table:table-cell>
              <table:table-cell office:value-type="float" office:value="0.060416088547898">
                <text:p>0.0604160885478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660907048">
                <text:p>0.0000660907048</text:p>
              </table:table-cell>
              <table:table-cell office:value-type="float" office:value="-0.00169428504564037">
                <text:p>-0.001694285045640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667126212">
                <text:p>0.0000667126212</text:p>
              </table:table-cell>
              <table:table-cell office:value-type="float" office:value="0.0318497372428372">
                <text:p>0.03184973724283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673264016">
                <text:p>0.0000673264016</text:p>
              </table:table-cell>
              <table:table-cell office:value-type="float" office:value="0.0648941166165287">
                <text:p>0.06489411661652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679483179">
                <text:p>0.0000679483179</text:p>
              </table:table-cell>
              <table:table-cell office:value-type="float" office:value="0.0616459112433768">
                <text:p>0.06164591124337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686659252">
                <text:p>0.0000686659252</text:p>
              </table:table-cell>
              <table:table-cell office:value-type="float" office:value="0.0480237994026495">
                <text:p>0.04802379940264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692859755">
                <text:p>0.0000692859755</text:p>
              </table:table-cell>
              <table:table-cell office:value-type="float" office:value="0.105807950077871">
                <text:p>0.1058079500778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699025923">
                <text:p>0.0000699025923</text:p>
              </table:table-cell>
              <table:table-cell office:value-type="float" office:value="0.00619949701065136">
                <text:p>0.006199497010651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705171937">
                <text:p>0.0000705171937</text:p>
              </table:table-cell>
              <table:table-cell office:value-type="float" office:value="0.116748421949758">
                <text:p>0.1167484219497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712396527">
                <text:p>0.0000712396527</text:p>
              </table:table-cell>
              <table:table-cell office:value-type="float" office:value="0.039715296455964">
                <text:p>0.0397152964559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718601509">
                <text:p>0.0000718601509</text:p>
              </table:table-cell>
              <table:table-cell office:value-type="float" office:value="0.0276334141235607">
                <text:p>0.02763341412356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724806491">
                <text:p>0.0000724806491</text:p>
              </table:table-cell>
              <table:table-cell office:value-type="float" office:value="0.0713060898898796">
                <text:p>0.07130608988987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73097639">
                <text:p>0.000073097639</text:p>
              </table:table-cell>
              <table:table-cell office:value-type="float" office:value="0.0970023500759252">
                <text:p>0.09700235007592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738330111">
                <text:p>0.0000738330111</text:p>
              </table:table-cell>
              <table:table-cell office:value-type="float" office:value="0.027209895526008">
                <text:p>0.027209895526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744569428">
                <text:p>0.0000744569428</text:p>
              </table:table-cell>
              <table:table-cell office:value-type="float" office:value="0.0759399556974712">
                <text:p>0.07593995569747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750780381">
                <text:p>0.0000750780381</text:p>
              </table:table-cell>
              <table:table-cell office:value-type="float" office:value="0.0632806136152905">
                <text:p>0.06328061361529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756955506">
                <text:p>0.0000756955506</text:p>
              </table:table-cell>
              <table:table-cell office:value-type="float" office:value="0.10873952052872">
                <text:p>0.108739520528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764200995">
                <text:p>0.0000764200995</text:p>
              </table:table-cell>
              <table:table-cell office:value-type="float" office:value="0.0764567561443977">
                <text:p>0.07645675614439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770412695">
                <text:p>0.0000770412695</text:p>
              </table:table-cell>
              <table:table-cell office:value-type="float" office:value="0.0953664710834108">
                <text:p>0.09536647108341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7767065">
                <text:p>0.00007767065</text:p>
              </table:table-cell>
              <table:table-cell office:value-type="float" office:value="0.0722970823908564">
                <text:p>0.07229708239085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783082412">
                <text:p>0.0000783082412</text:p>
              </table:table-cell>
              <table:table-cell office:value-type="float" office:value="0.0802420080199895">
                <text:p>0.0802420080199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790305509">
                <text:p>0.0000790305509</text:p>
              </table:table-cell>
              <table:table-cell office:value-type="float" office:value="0.0215248582811309">
                <text:p>0.02152485828113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796480634">
                <text:p>0.0000796480634</text:p>
              </table:table-cell>
              <table:table-cell office:value-type="float" office:value="0.0650773963702077">
                <text:p>0.06507739637020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802634859">
                <text:p>0.0000802634859</text:p>
              </table:table-cell>
              <table:table-cell office:value-type="float" office:value="0.0603922932084005">
                <text:p>0.0603922932084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808777141">
                <text:p>0.0000808777141</text:p>
              </table:table-cell>
              <table:table-cell office:value-type="float" office:value="0.0771631084860406">
                <text:p>0.07716310848604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815983071">
                <text:p>0.0000815983071</text:p>
              </table:table-cell>
              <table:table-cell office:value-type="float" office:value="0.0421703111534413">
                <text:p>0.04217031115344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822067133">
                <text:p>0.0000822067133</text:p>
              </table:table-cell>
              <table:table-cell office:value-type="float" office:value="0.0560861469789494">
                <text:p>0.05608614697894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828258679">
                <text:p>0.0000828258679</text:p>
              </table:table-cell>
              <table:table-cell office:value-type="float" office:value="0.0568237501366498">
                <text:p>0.05682375013664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834417382">
                <text:p>0.0000834417382</text:p>
              </table:table-cell>
              <table:table-cell office:value-type="float" office:value="0.0808087329130185">
                <text:p>0.08080873291301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841591216">
                <text:p>0.0000841591216</text:p>
              </table:table-cell>
              <table:table-cell office:value-type="float" office:value="0.0219577005471173">
                <text:p>0.02195770054711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847702149">
                <text:p>0.0000847702149</text:p>
              </table:table-cell>
              <table:table-cell office:value-type="float" office:value="0.0609409794760534">
                <text:p>0.06094097947605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853922059">
                <text:p>0.0000853922059</text:p>
              </table:table-cell>
              <table:table-cell office:value-type="float" office:value="0.0865916155282527">
                <text:p>0.08659161552825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86011659">
                <text:p>0.000086011659</text:p>
              </table:table-cell>
              <table:table-cell office:value-type="float" office:value="0.0773755153914895">
                <text:p>0.07737551539148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86727251">
                <text:p>0.000086727251</text:p>
              </table:table-cell>
              <table:table-cell office:value-type="float" office:value="0.0780915326003035">
                <text:p>0.07809153260030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87340061">
                <text:p>0.000087340061</text:p>
              </table:table-cell>
              <table:table-cell office:value-type="float" office:value="0.0674590012388521">
                <text:p>0.06745900123885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879609324">
                <text:p>0.0000879609324</text:p>
              </table:table-cell>
              <table:table-cell office:value-type="float" office:value="0.0661203984781884">
                <text:p>0.06612039847818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88576131">
                <text:p>0.000088576131</text:p>
              </table:table-cell>
              <table:table-cell office:value-type="float" office:value="0.0802976114818166">
                <text:p>0.08029761148181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89295455">
                <text:p>0.000089295455</text:p>
              </table:table-cell>
              <table:table-cell office:value-type="float" office:value="0.0677601251889153">
                <text:p>0.06776012518891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899169982">
                <text:p>0.0000899169982</text:p>
              </table:table-cell>
              <table:table-cell office:value-type="float" office:value="0.0657009235790992">
                <text:p>0.06570092357909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905303307">
                <text:p>0.0000905303307</text:p>
              </table:table-cell>
              <table:table-cell office:value-type="float" office:value="0.0638530442217836">
                <text:p>0.06385304422178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911460518">
                <text:p>0.0000911460518</text:p>
              </table:table-cell>
              <table:table-cell office:value-type="float" office:value="0.00640324354676927">
                <text:p>0.00640324354676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918853799">
                <text:p>0.0000918853799</text:p>
              </table:table-cell>
              <table:table-cell office:value-type="float" office:value="0.0168312521718193">
                <text:p>0.01683125217181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925201346">
                <text:p>0.0000925201346</text:p>
              </table:table-cell>
              <table:table-cell office:value-type="float" office:value="0.000867929908962718">
                <text:p>0.0008679299089627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931466041">
                <text:p>0.0000931466041</text:p>
              </table:table-cell>
              <table:table-cell office:value-type="float" office:value="0.0545353027636852">
                <text:p>0.05453530276368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937662812">
                <text:p>0.0000937662812</text:p>
              </table:table-cell>
              <table:table-cell office:value-type="float" office:value="0.0719198563246606">
                <text:p>0.07191985632466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944912034">
                <text:p>0.0000944912034</text:p>
              </table:table-cell>
              <table:table-cell office:value-type="float" office:value="0.0200850943549397">
                <text:p>0.02008509435493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951099848">
                <text:p>0.0000951099848</text:p>
              </table:table-cell>
              <table:table-cell office:value-type="float" office:value="0.0043828587805782">
                <text:p>0.00438285878057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957324983">
                <text:p>0.0000957324983</text:p>
              </table:table-cell>
              <table:table-cell office:value-type="float" office:value="0.0355043572074106">
                <text:p>0.03550435720741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963538175">
                <text:p>0.0000963538175</text:p>
              </table:table-cell>
              <table:table-cell office:value-type="float" office:value="0.0591518236005645">
                <text:p>0.05915182360056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970802326">
                <text:p>0.0000970802326</text:p>
              </table:table-cell>
              <table:table-cell office:value-type="float" office:value="0.0653235306731491">
                <text:p>0.06532353067314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977049853">
                <text:p>0.0000977049853</text:p>
              </table:table-cell>
              <table:table-cell office:value-type="float" office:value="0.0271366537118036">
                <text:p>0.02713665371180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983358587">
                <text:p>0.0000983358587</text:p>
              </table:table-cell>
              <table:table-cell office:value-type="float" office:value="0.0242480564823957">
                <text:p>0.02424805648239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989720316">
                <text:p>0.0000989720316</text:p>
              </table:table-cell>
              <table:table-cell office:value-type="float" office:value="0.064802051815221">
                <text:p>0.0648020518152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997110611">
                <text:p>0.0000997110611</text:p>
              </table:table-cell>
              <table:table-cell office:value-type="float" office:value="-0.0226247927873964">
                <text:p>-0.02262479278739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100359401">
                <text:p>0.000100359401</text:p>
              </table:table-cell>
              <table:table-cell office:value-type="float" office:value="0.0296910239231098">
                <text:p>0.02969102392310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100994529">
                <text:p>0.000100994529</text:p>
              </table:table-cell>
              <table:table-cell office:value-type="float" office:value="0.02254688817848">
                <text:p>0.022546888178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101636076">
                <text:p>0.000101636076</text:p>
              </table:table-cell>
              <table:table-cell office:value-type="float" office:value="0.0251378806871903">
                <text:p>0.02513788068719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102377718">
                <text:p>0.000102377718</text:p>
              </table:table-cell>
              <table:table-cell office:value-type="float" office:value="-0.00721509530032289">
                <text:p>-0.007215095300322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03012995">
                <text:p>0.000103012995</text:p>
              </table:table-cell>
              <table:table-cell office:value-type="float" office:value="0.0641108868255123">
                <text:p>0.0641108868255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103650437">
                <text:p>0.000103650437</text:p>
              </table:table-cell>
              <table:table-cell office:value-type="float" office:value="0.0392508279728847">
                <text:p>0.03925082797288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04290118">
                <text:p>0.000104290118</text:p>
              </table:table-cell>
              <table:table-cell office:value-type="float" office:value="-0.0647415510642948">
                <text:p>-0.06474155106429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105038179">
                <text:p>0.000105038179</text:p>
              </table:table-cell>
              <table:table-cell office:value-type="float" office:value="-0.0251067965677237">
                <text:p>-0.02510679656772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105648526">
                <text:p>0.000105648526</text:p>
              </table:table-cell>
              <table:table-cell office:value-type="float" office:value="-0.000478483760385346">
                <text:p>-0.0004784837603853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106253424">
                <text:p>0.000106253424</text:p>
              </table:table-cell>
              <table:table-cell office:value-type="float" office:value="-0.0391334236532359">
                <text:p>-0.03913342365323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10686504">
                <text:p>0.00010686504</text:p>
              </table:table-cell>
              <table:table-cell office:value-type="float" office:value="0.0896089626317541">
                <text:p>0.08960896263175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107568241">
                <text:p>0.000107568241</text:p>
              </table:table-cell>
              <table:table-cell office:value-type="float" office:value="0.0716132062064855">
                <text:p>0.07161320620648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108168213">
                <text:p>0.000108168213</text:p>
              </table:table-cell>
              <table:table-cell office:value-type="float" office:value="-0.0144134111561761">
                <text:p>-0.01441341115617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108769603">
                <text:p>0.000108769603</text:p>
              </table:table-cell>
              <table:table-cell office:value-type="float" office:value="-0.0488719452253479">
                <text:p>-0.04887194522534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109371515">
                <text:p>0.000109371515</text:p>
              </table:table-cell>
              <table:table-cell office:value-type="float" office:value="-0.0172408784133472">
                <text:p>-0.01724087841334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110074194">
                <text:p>0.000110074194</text:p>
              </table:table-cell>
              <table:table-cell office:value-type="float" office:value="-0.0116552435169201">
                <text:p>-0.01165524351692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110681182">
                <text:p>0.000110681182</text:p>
              </table:table-cell>
              <table:table-cell office:value-type="float" office:value="-0.00698791351901265">
                <text:p>-0.006987913519012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111280034">
                <text:p>0.000111280034</text:p>
              </table:table-cell>
              <table:table-cell office:value-type="float" office:value="-0.0168367824905591">
                <text:p>-0.01683678249055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11190001">
                <text:p>0.00011190001</text:p>
              </table:table-cell>
              <table:table-cell office:value-type="float" office:value="-0.00223303501043885">
                <text:p>-0.002233035010438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112618363">
                <text:p>0.000112618363</text:p>
              </table:table-cell>
              <table:table-cell office:value-type="float" office:value="-0.053637587894961">
                <text:p>-0.0536375878949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113235503">
                <text:p>0.000113235503</text:p>
              </table:table-cell>
              <table:table-cell office:value-type="float" office:value="-0.0436650894551793">
                <text:p>-0.04366508945517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113852343">
                <text:p>0.000113852343</text:p>
              </table:table-cell>
              <table:table-cell office:value-type="float" office:value="-0.0122528983351583">
                <text:p>-0.01225289833515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114473439">
                <text:p>0.000114473439</text:p>
              </table:table-cell>
              <table:table-cell office:value-type="float" office:value="-0.0130632590849075">
                <text:p>-0.01306325908490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115194703">
                <text:p>0.000115194703</text:p>
              </table:table-cell>
              <table:table-cell office:value-type="float" office:value="-0.0448300718827196">
                <text:p>-0.04483007188271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115806916">
                <text:p>0.000115806916</text:p>
              </table:table-cell>
              <table:table-cell office:value-type="float" office:value="-0.0447052385714159">
                <text:p>-0.04470523857141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116423011">
                <text:p>0.000116423011</text:p>
              </table:table-cell>
              <table:table-cell office:value-type="float" office:value="-0.0410352796664742">
                <text:p>-0.0410352796664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117043957">
                <text:p>0.000117043957</text:p>
              </table:table-cell>
              <table:table-cell office:value-type="float" office:value="-0.034616428014274">
                <text:p>-0.0346164280142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117767461">
                <text:p>0.000117767461</text:p>
              </table:table-cell>
              <table:table-cell office:value-type="float" office:value="-0.0743466520688399">
                <text:p>-0.07434665206883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118391168">
                <text:p>0.000118391168</text:p>
              </table:table-cell>
              <table:table-cell office:value-type="float" office:value="-0.0157764562978076">
                <text:p>-0.01577645629780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119002709">
                <text:p>0.000119002709</text:p>
              </table:table-cell>
              <table:table-cell office:value-type="float" office:value="-0.0355167726475681">
                <text:p>-0.03551677264756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119612086">
                <text:p>0.000119612086</text:p>
              </table:table-cell>
              <table:table-cell office:value-type="float" office:value="0.000492064790170629">
                <text:p>0.0004920647901706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120327603">
                <text:p>0.000120327603</text:p>
              </table:table-cell>
              <table:table-cell office:value-type="float" office:value="-0.118922324680556">
                <text:p>-0.1189223246805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120932651">
                <text:p>0.000120932651</text:p>
              </table:table-cell>
              <table:table-cell office:value-type="float" office:value="-0.0525650338715886">
                <text:p>-0.05256503387158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121544565">
                <text:p>0.000121544565</text:p>
              </table:table-cell>
              <table:table-cell office:value-type="float" office:value="-0.0389823265236031">
                <text:p>-0.03898232652360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122158719">
                <text:p>0.000122158719</text:p>
              </table:table-cell>
              <table:table-cell office:value-type="float" office:value="-0.0339252487413454">
                <text:p>-0.03392524874134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122871175">
                <text:p>0.000122871175</text:p>
              </table:table-cell>
              <table:table-cell office:value-type="float" office:value="-0.0695391058805951">
                <text:p>-0.06953910588059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123476297">
                <text:p>0.000123476297</text:p>
              </table:table-cell>
              <table:table-cell office:value-type="float" office:value="-0.135326661958444">
                <text:p>-0.1353266619584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124091347">
                <text:p>0.000124091347</text:p>
              </table:table-cell>
              <table:table-cell office:value-type="float" office:value="-0.065636563941872">
                <text:p>-0.0656365639418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124706844">
                <text:p>0.000124706844</text:p>
              </table:table-cell>
              <table:table-cell office:value-type="float" office:value="0.0417065802739985">
                <text:p>0.04170658027399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125428333">
                <text:p>0.000125428333</text:p>
              </table:table-cell>
              <table:table-cell office:value-type="float" office:value="-0.0522264383757658">
                <text:p>-0.05222643837576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126036365">
                <text:p>0.000126036365</text:p>
              </table:table-cell>
              <table:table-cell office:value-type="float" office:value="-0.0679055935641931">
                <text:p>-0.06790559356419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126661865">
                <text:p>0.000126661865</text:p>
              </table:table-cell>
              <table:table-cell office:value-type="float" office:value="-0.122668850959979">
                <text:p>-0.1226688509599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127279676">
                <text:p>0.000127279676</text:p>
              </table:table-cell>
              <table:table-cell office:value-type="float" office:value="-0.0506596668583382">
                <text:p>-0.05065966685833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127992581">
                <text:p>0.000127992581</text:p>
              </table:table-cell>
              <table:table-cell office:value-type="float" office:value="-0.236168514548508">
                <text:p>-0.2361685145485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128610317">
                <text:p>0.000128610317</text:p>
              </table:table-cell>
              <table:table-cell office:value-type="float" office:value="-0.0891723937201624">
                <text:p>-0.08917239372016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129225739">
                <text:p>0.000129225739</text:p>
              </table:table-cell>
              <table:table-cell office:value-type="float" office:value="0.0270621931130949">
                <text:p>0.02706219311309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129847507">
                <text:p>0.000129847507</text:p>
              </table:table-cell>
              <table:table-cell office:value-type="float" office:value="-0.0921847026604627">
                <text:p>-0.09218470266046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130576982">
                <text:p>0.000130576982</text:p>
              </table:table-cell>
              <table:table-cell office:value-type="float" office:value="-0.113708772592079">
                <text:p>-0.1137087725920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131210095">
                <text:p>0.000131210095</text:p>
              </table:table-cell>
              <table:table-cell office:value-type="float" office:value="-0.20901004533225">
                <text:p>-0.209010045332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131818799">
                <text:p>0.000131818799</text:p>
              </table:table-cell>
              <table:table-cell office:value-type="float" office:value="-0.150487022173501">
                <text:p>-0.1504870221735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132449747">
                <text:p>0.000132449747</text:p>
              </table:table-cell>
              <table:table-cell office:value-type="float" office:value="-0.176262109009534">
                <text:p>-0.1762621090095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133173774">
                <text:p>0.000133173774</text:p>
              </table:table-cell>
              <table:table-cell office:value-type="float" office:value="-0.156506625576261">
                <text:p>-0.1565066255762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13380099">
                <text:p>0.00013380099</text:p>
              </table:table-cell>
              <table:table-cell office:value-type="float" office:value="-0.155111251478757">
                <text:p>-0.1551112514787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13442634">
                <text:p>0.00013442634</text:p>
              </table:table-cell>
              <table:table-cell office:value-type="float" office:value="-0.152266526813101">
                <text:p>-0.1522665268131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135050197">
                <text:p>0.000135050197</text:p>
              </table:table-cell>
              <table:table-cell office:value-type="float" office:value="-0.172218312217634">
                <text:p>-0.1722183122176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13576661">
                <text:p>0.00013576661</text:p>
              </table:table-cell>
              <table:table-cell office:value-type="float" office:value="-0.165112036309944">
                <text:p>-0.1651120363099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136396065">
                <text:p>0.000136396065</text:p>
              </table:table-cell>
              <table:table-cell office:value-type="float" office:value="-0.218491353339272">
                <text:p>-0.2184913533392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13702231">
                <text:p>0.00013702231</text:p>
              </table:table-cell>
              <table:table-cell office:value-type="float" office:value="-0.169077119426738">
                <text:p>-0.1690771194267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137647063">
                <text:p>0.000137647063</text:p>
              </table:table-cell>
              <table:table-cell office:value-type="float" office:value="-0.206756555641145">
                <text:p>-0.2067565556411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138399304">
                <text:p>0.000138399304</text:p>
              </table:table-cell>
              <table:table-cell office:value-type="float" office:value="-0.1614128249084">
                <text:p>-0.16141282490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139037269">
                <text:p>0.000139037269</text:p>
              </table:table-cell>
              <table:table-cell office:value-type="float" office:value="-0.225666083818151">
                <text:p>-0.2256660838181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139672695">
                <text:p>0.000139672695</text:p>
              </table:table-cell>
              <table:table-cell office:value-type="float" office:value="-0.229810049100846">
                <text:p>-0.2298100491008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140306554">
                <text:p>0.000140306554</text:p>
              </table:table-cell>
              <table:table-cell office:value-type="float" office:value="-0.209895809485824">
                <text:p>-0.2098958094858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141056407">
                <text:p>0.000141056407</text:p>
              </table:table-cell>
              <table:table-cell office:value-type="float" office:value="-0.186557565612722">
                <text:p>-0.1865575656127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141701686">
                <text:p>0.000141701686</text:p>
              </table:table-cell>
              <table:table-cell office:value-type="float" office:value="-0.214859200814284">
                <text:p>-0.2148592008142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142344129">
                <text:p>0.000142344129</text:p>
              </table:table-cell>
              <table:table-cell office:value-type="float" office:value="-0.240844594187639">
                <text:p>-0.2408445941876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142978212">
                <text:p>0.000142978212</text:p>
              </table:table-cell>
              <table:table-cell office:value-type="float" office:value="-0.221409838416496">
                <text:p>-0.2214098384164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143721571">
                <text:p>0.000143721571</text:p>
              </table:table-cell>
              <table:table-cell office:value-type="float" office:value="-0.350828158425832">
                <text:p>-0.3508281584258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144368044">
                <text:p>0.000144368044</text:p>
              </table:table-cell>
              <table:table-cell office:value-type="float" office:value="-0.222507247490314">
                <text:p>-0.2225072474903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145000709">
                <text:p>0.000145000709</text:p>
              </table:table-cell>
              <table:table-cell office:value-type="float" office:value="-0.307961360713044">
                <text:p>-0.3079613607130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145620759">
                <text:p>0.000145620759</text:p>
              </table:table-cell>
              <table:table-cell office:value-type="float" office:value="-0.312121053015511">
                <text:p>-0.3121210530155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146345383">
                <text:p>0.000146345383</text:p>
              </table:table-cell>
              <table:table-cell office:value-type="float" office:value="-0.326925238003573">
                <text:p>-0.3269252380035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146946922">
                <text:p>0.000146946922</text:p>
              </table:table-cell>
              <table:table-cell office:value-type="float" office:value="-0.362293893736663">
                <text:p>-0.3622938937366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147564509">
                <text:p>0.000147564509</text:p>
              </table:table-cell>
              <table:table-cell office:value-type="float" office:value="-0.359079889270664">
                <text:p>-0.3590798892706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148170228">
                <text:p>0.000148170228</text:p>
              </table:table-cell>
              <table:table-cell office:value-type="float" office:value="-0.309866029820759">
                <text:p>-0.3098660298207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14887955">
                <text:p>0.00014887955</text:p>
              </table:table-cell>
              <table:table-cell office:value-type="float" office:value="-0.36287531218357">
                <text:p>-0.362875312183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149502288">
                <text:p>0.000149502288</text:p>
              </table:table-cell>
              <table:table-cell office:value-type="float" office:value="-0.336210118844448">
                <text:p>-0.3362101188444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150132265">
                <text:p>0.000150132265</text:p>
              </table:table-cell>
              <table:table-cell office:value-type="float" office:value="-0.545197119779674">
                <text:p>-0.5451971197796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150745897">
                <text:p>0.000150745897</text:p>
              </table:table-cell>
              <table:table-cell office:value-type="float" office:value="-0.383729596779665">
                <text:p>-0.3837295967796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151474103">
                <text:p>0.000151474103</text:p>
              </table:table-cell>
              <table:table-cell office:value-type="float" office:value="-0.368185290656574">
                <text:p>-0.3681852906565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152136251">
                <text:p>0.000152136251</text:p>
              </table:table-cell>
              <table:table-cell office:value-type="float" office:value="-0.415351602899682">
                <text:p>-0.4153516028996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152740104">
                <text:p>0.000152740104</text:p>
              </table:table-cell>
              <table:table-cell office:value-type="float" office:value="-0.471648240333776">
                <text:p>-0.4716482403337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153379711">
                <text:p>0.000153379711</text:p>
              </table:table-cell>
              <table:table-cell office:value-type="float" office:value="-0.408898095680979">
                <text:p>-0.4088980956809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154131429">
                <text:p>0.000154131429</text:p>
              </table:table-cell>
              <table:table-cell office:value-type="float" office:value="-0.35639886029992">
                <text:p>-0.356398860299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154767453">
                <text:p>0.000154767453</text:p>
              </table:table-cell>
              <table:table-cell office:value-type="float" office:value="-0.386060710270888">
                <text:p>-0.3860607102708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155404074">
                <text:p>0.000155404074</text:p>
              </table:table-cell>
              <table:table-cell office:value-type="float" office:value="-0.436543408096222">
                <text:p>-0.4365434080962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156040695">
                <text:p>0.000156040695</text:p>
              </table:table-cell>
              <table:table-cell office:value-type="float" office:value="-0.440156441189886">
                <text:p>-0.4401564411898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156797041">
                <text:p>0.000156797041</text:p>
              </table:table-cell>
              <table:table-cell office:value-type="float" office:value="-0.442745544923887">
                <text:p>-0.4427455449238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157433139">
                <text:p>0.000157433139</text:p>
              </table:table-cell>
              <table:table-cell office:value-type="float" office:value="-0.471603113751016">
                <text:p>-0.4716031137510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158087898">
                <text:p>0.000158087898</text:p>
              </table:table-cell>
              <table:table-cell office:value-type="float" office:value="-0.435525046351106">
                <text:p>-0.4355250463511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158714144">
                <text:p>0.000158714144</text:p>
              </table:table-cell>
              <table:table-cell office:value-type="float" office:value="-0.483294320334793">
                <text:p>-0.4832943203347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159435259">
                <text:p>0.000159435259</text:p>
              </table:table-cell>
              <table:table-cell office:value-type="float" office:value="-0.524248699392143">
                <text:p>-0.5242486993921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160039038">
                <text:p>0.000160039038</text:p>
              </table:table-cell>
              <table:table-cell office:value-type="float" office:value="-0.532223858831221">
                <text:p>-0.5322238588312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160657894">
                <text:p>0.000160657894</text:p>
              </table:table-cell>
              <table:table-cell office:value-type="float" office:value="-0.55944334447705">
                <text:p>-0.559443344477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161266748">
                <text:p>0.000161266748</text:p>
              </table:table-cell>
              <table:table-cell office:value-type="float" office:value="-0.58035183317516">
                <text:p>-0.580351833175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162007942">
                <text:p>0.000162007942</text:p>
              </table:table-cell>
              <table:table-cell office:value-type="float" office:value="-0.587799191227308">
                <text:p>-0.5877991912273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162625604">
                <text:p>0.000162625604</text:p>
              </table:table-cell>
              <table:table-cell office:value-type="float" office:value="-0.653399675195062">
                <text:p>-0.6533996751950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163244534">
                <text:p>0.000163244534</text:p>
              </table:table-cell>
              <table:table-cell office:value-type="float" office:value="-0.63536592062555">
                <text:p>-0.635365920625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163855702">
                <text:p>0.000163855702</text:p>
              </table:table-cell>
              <table:table-cell office:value-type="float" office:value="-0.657065183657743">
                <text:p>-0.6570651836577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164585476">
                <text:p>0.000164585476</text:p>
              </table:table-cell>
              <table:table-cell office:value-type="float" office:value="-0.66695227391753">
                <text:p>-0.666952273917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165200451">
                <text:p>0.000165200451</text:p>
              </table:table-cell>
              <table:table-cell office:value-type="float" office:value="-0.773438368300812">
                <text:p>-0.7734383683008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165807289">
                <text:p>0.000165807289</text:p>
              </table:table-cell>
              <table:table-cell office:value-type="float" office:value="-0.689724536874841">
                <text:p>-0.6897245368748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166422787">
                <text:p>0.000166422787</text:p>
              </table:table-cell>
              <table:table-cell office:value-type="float" office:value="-0.723160074275148">
                <text:p>-0.7231600742751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167132034">
                <text:p>0.000167132034</text:p>
              </table:table-cell>
              <table:table-cell office:value-type="float" office:value="-0.845685325315905">
                <text:p>-0.8456853253159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167757906">
                <text:p>0.000167757906</text:p>
              </table:table-cell>
              <table:table-cell office:value-type="float" office:value="-0.769159475035389">
                <text:p>-0.7691594750353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168361461">
                <text:p>0.000168361461</text:p>
              </table:table-cell>
              <table:table-cell office:value-type="float" office:value="-0.818727038440228">
                <text:p>-0.8187270384402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168975241">
                <text:p>0.000168975241</text:p>
              </table:table-cell>
              <table:table-cell office:value-type="float" office:value="-0.826297773648376">
                <text:p>-0.8262977736483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169705314">
                <text:p>0.000169705314</text:p>
              </table:table-cell>
              <table:table-cell office:value-type="float" office:value="-1.01092092755561">
                <text:p>-1.010920927555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170323125">
                <text:p>0.000170323125</text:p>
              </table:table-cell>
              <table:table-cell office:value-type="float" office:value="-0.816796961140757">
                <text:p>-0.8167969611407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170975868">
                <text:p>0.000170975868</text:p>
              </table:table-cell>
              <table:table-cell office:value-type="float" office:value="-0.846888497738162">
                <text:p>-0.8468884977381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171601741">
                <text:p>0.000171601741</text:p>
              </table:table-cell>
              <table:table-cell office:value-type="float" office:value="-0.870624483838993">
                <text:p>-0.8706244838389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172321587">
                <text:p>0.000172321587</text:p>
              </table:table-cell>
              <table:table-cell office:value-type="float" office:value="-0.934230882448859">
                <text:p>-0.9342308824488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172929769">
                <text:p>0.000172929769</text:p>
              </table:table-cell>
              <table:table-cell office:value-type="float" office:value="-0.882078069508064">
                <text:p>-0.8820780695080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173540042">
                <text:p>0.000173540042</text:p>
              </table:table-cell>
              <table:table-cell office:value-type="float" office:value="-0.956864056446379">
                <text:p>-0.9568640564463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174146731">
                <text:p>0.000174146731</text:p>
              </table:table-cell>
              <table:table-cell office:value-type="float" office:value="-0.982803517615255">
                <text:p>-0.9828035176152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174849858">
                <text:p>0.000174849858</text:p>
              </table:table-cell>
              <table:table-cell office:value-type="float" office:value="-0.998680859826591">
                <text:p>-0.9986808598265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175461847">
                <text:p>0.000175461847</text:p>
              </table:table-cell>
              <table:table-cell office:value-type="float" office:value="-1.01351941035933">
                <text:p>-1.013519410359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176069506">
                <text:p>0.000176069506</text:p>
              </table:table-cell>
              <table:table-cell office:value-type="float" office:value="-1.01672313959919">
                <text:p>-1.016723139599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176678883">
                <text:p>0.000176678883</text:p>
              </table:table-cell>
              <table:table-cell office:value-type="float" office:value="-1.0663732709245">
                <text:p>-1.06637327092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17738619">
                <text:p>0.00017738619</text:p>
              </table:table-cell>
              <table:table-cell office:value-type="float" office:value="-1.0885966218678">
                <text:p>-1.0885966218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178026841">
                <text:p>0.000178026841</text:p>
              </table:table-cell>
              <table:table-cell office:value-type="float" office:value="-1.12333567929791">
                <text:p>-1.123335679297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178673986">
                <text:p>0.000178673986</text:p>
              </table:table-cell>
              <table:table-cell office:value-type="float" office:value="-1.15693553482374">
                <text:p>-1.156935534823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179305158">
                <text:p>0.000179305158</text:p>
              </table:table-cell>
              <table:table-cell office:value-type="float" office:value="-1.28479888820598">
                <text:p>-1.284798888205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18005419">
                <text:p>0.00018005419</text:p>
              </table:table-cell>
              <table:table-cell office:value-type="float" office:value="-1.24818722487935">
                <text:p>-1.248187224879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180703948">
                <text:p>0.000180703948</text:p>
              </table:table-cell>
              <table:table-cell office:value-type="float" office:value="-1.26005905872072">
                <text:p>-1.260059058720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181333478">
                <text:p>0.000181333478</text:p>
              </table:table-cell>
              <table:table-cell office:value-type="float" office:value="-1.18540718117146">
                <text:p>-1.185407181171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181975771">
                <text:p>0.000181975771</text:p>
              </table:table-cell>
              <table:table-cell office:value-type="float" office:value="-1.2907575636319">
                <text:p>-1.29075756363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182727564">
                <text:p>0.000182727564</text:p>
              </table:table-cell>
              <table:table-cell office:value-type="float" office:value="-1.38393295706608">
                <text:p>-1.383932957066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183371799">
                <text:p>0.000183371799</text:p>
              </table:table-cell>
              <table:table-cell office:value-type="float" office:value="-1.37907772237103">
                <text:p>-1.379077722371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184010286">
                <text:p>0.000184010286</text:p>
              </table:table-cell>
              <table:table-cell office:value-type="float" office:value="-1.39740257781022">
                <text:p>-1.397402577810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184665642">
                <text:p>0.000184665642</text:p>
              </table:table-cell>
              <table:table-cell office:value-type="float" office:value="-1.42460627888753">
                <text:p>-1.424606278887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1853987">
                <text:p>0.0001853987</text:p>
              </table:table-cell>
              <table:table-cell office:value-type="float" office:value="-1.45819416166348">
                <text:p>-1.458194161663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186043531">
                <text:p>0.000186043531</text:p>
              </table:table-cell>
              <table:table-cell office:value-type="float" office:value="-1.47940745656994">
                <text:p>-1.479407456569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186668582">
                <text:p>0.000186668582</text:p>
              </table:table-cell>
              <table:table-cell office:value-type="float" office:value="-1.54608928527672">
                <text:p>-1.546089285276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187287513">
                <text:p>0.000187287513</text:p>
              </table:table-cell>
              <table:table-cell office:value-type="float" office:value="-1.66936422889015">
                <text:p>-1.669364228890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188029006">
                <text:p>0.000188029006</text:p>
              </table:table-cell>
              <table:table-cell office:value-type="float" office:value="-1.74449330397458">
                <text:p>-1.744493303974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18866182">
                <text:p>0.00018866182</text:p>
              </table:table-cell>
              <table:table-cell office:value-type="float" office:value="-1.65999047446906">
                <text:p>-1.659990474469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189298441">
                <text:p>0.000189298441</text:p>
              </table:table-cell>
              <table:table-cell office:value-type="float" office:value="-1.69714982153497">
                <text:p>-1.697149821534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189924612">
                <text:p>0.000189924612</text:p>
              </table:table-cell>
              <table:table-cell office:value-type="float" office:value="-1.73714138070741">
                <text:p>-1.737141380707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190646473">
                <text:p>0.000190646473</text:p>
              </table:table-cell>
              <table:table-cell office:value-type="float" office:value="-1.76703287627041">
                <text:p>-1.767032876270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191296903">
                <text:p>0.000191296903</text:p>
              </table:table-cell>
              <table:table-cell office:value-type="float" office:value="-1.8358204423623">
                <text:p>-1.83582044236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191934643">
                <text:p>0.000191934643</text:p>
              </table:table-cell>
              <table:table-cell office:value-type="float" office:value="-1.85571362585125">
                <text:p>-1.855713625851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192544169">
                <text:p>0.000192544169</text:p>
              </table:table-cell>
              <table:table-cell office:value-type="float" office:value="-1.98652568151258">
                <text:p>-1.986525681512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193266703">
                <text:p>0.000193266703</text:p>
              </table:table-cell>
              <table:table-cell office:value-type="float" office:value="-1.80290449390032">
                <text:p>-1.802904493900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193900562">
                <text:p>0.000193900562</text:p>
              </table:table-cell>
              <table:table-cell office:value-type="float" office:value="-1.98267713109566">
                <text:p>-1.982677131095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194518149">
                <text:p>0.000194518149</text:p>
              </table:table-cell>
              <table:table-cell office:value-type="float" office:value="-1.95440158550963">
                <text:p>-1.954401585509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195156039">
                <text:p>0.000195156039</text:p>
              </table:table-cell>
              <table:table-cell office:value-type="float" office:value="-2.10156122908395">
                <text:p>-2.101561229083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195886932">
                <text:p>0.000195886932</text:p>
              </table:table-cell>
              <table:table-cell office:value-type="float" office:value="-2.11736460198376">
                <text:p>-2.117364601983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196524374">
                <text:p>0.000196524374</text:p>
              </table:table-cell>
              <table:table-cell office:value-type="float" office:value="-2.09471595888659">
                <text:p>-2.094715958886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197158607">
                <text:p>0.000197158607</text:p>
              </table:table-cell>
              <table:table-cell office:value-type="float" office:value="-2.13191867349722">
                <text:p>-2.131918673497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197794556">
                <text:p>0.000197794556</text:p>
              </table:table-cell>
              <table:table-cell office:value-type="float" office:value="-2.07608032633617">
                <text:p>-2.076080326336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198534555">
                <text:p>0.000198534555</text:p>
              </table:table-cell>
              <table:table-cell office:value-type="float" office:value="-2.21392023263657">
                <text:p>-2.213920232636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199151545">
                <text:p>0.000199151545</text:p>
              </table:table-cell>
              <table:table-cell office:value-type="float" office:value="-2.21762002037191">
                <text:p>-2.217620020371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199756145">
                <text:p>0.000199756145</text:p>
              </table:table-cell>
              <table:table-cell office:value-type="float" office:value="-2.41277510772947">
                <text:p>-2.412775107729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200377464">
                <text:p>0.000200377464</text:p>
              </table:table-cell>
              <table:table-cell office:value-type="float" office:value="-2.3697277200394">
                <text:p>-2.36972772003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2010944">
                <text:p>0.0002010944</text:p>
              </table:table-cell>
              <table:table-cell office:value-type="float" office:value="-2.41342036329205">
                <text:p>-2.413420363292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20170497">
                <text:p>0.00020170497</text:p>
              </table:table-cell>
              <table:table-cell office:value-type="float" office:value="-2.44130477927242">
                <text:p>-2.441304779272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202313003">
                <text:p>0.000202313003</text:p>
              </table:table-cell>
              <table:table-cell office:value-type="float" office:value="-2.47180739409023">
                <text:p>-2.471807394090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202909989">
                <text:p>0.000202909989</text:p>
              </table:table-cell>
              <table:table-cell office:value-type="float" office:value="-2.56427474761726">
                <text:p>-2.564274747617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203625507">
                <text:p>0.000203625507</text:p>
              </table:table-cell>
              <table:table-cell office:value-type="float" office:value="-2.64559519145113">
                <text:p>-2.645595191451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204241004">
                <text:p>0.000204241004</text:p>
              </table:table-cell>
              <table:table-cell office:value-type="float" office:value="-2.62747945112922">
                <text:p>-2.627479451129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204865159">
                <text:p>0.000204865159</text:p>
              </table:table-cell>
              <table:table-cell office:value-type="float" office:value="-2.68826936414307">
                <text:p>-2.688269364143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205517604">
                <text:p>0.000205517604</text:p>
              </table:table-cell>
              <table:table-cell office:value-type="float" office:value="-2.7111653068902">
                <text:p>-2.71116530689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206255439">
                <text:p>0.000206255439</text:p>
              </table:table-cell>
              <table:table-cell office:value-type="float" office:value="-2.69607422225602">
                <text:p>-2.696074222256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206926993">
                <text:p>0.000206926993</text:p>
              </table:table-cell>
              <table:table-cell office:value-type="float" office:value="-2.83669555111158">
                <text:p>-2.836695551111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207559881">
                <text:p>0.000207559881</text:p>
              </table:table-cell>
              <table:table-cell office:value-type="float" office:value="-2.78375070419317">
                <text:p>-2.783750704193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208180753">
                <text:p>0.000208180753</text:p>
              </table:table-cell>
              <table:table-cell office:value-type="float" office:value="-2.91511162598205">
                <text:p>-2.915111625982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208954491">
                <text:p>0.000208954491</text:p>
              </table:table-cell>
              <table:table-cell office:value-type="float" office:value="-2.99322895360981">
                <text:p>-2.993228953609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209584245">
                <text:p>0.000209584245</text:p>
              </table:table-cell>
              <table:table-cell office:value-type="float" office:value="-3.01574199782048">
                <text:p>-3.015741997820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210255648">
                <text:p>0.000210255648</text:p>
              </table:table-cell>
              <table:table-cell office:value-type="float" office:value="-3.08413826429052">
                <text:p>-3.084138264290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210921081">
                <text:p>0.000210921081</text:p>
              </table:table-cell>
              <table:table-cell office:value-type="float" office:value="-3.16844135180589">
                <text:p>-3.168441351805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211670337">
                <text:p>0.000211670337</text:p>
              </table:table-cell>
              <table:table-cell office:value-type="float" office:value="-3.24104680844343">
                <text:p>-3.241046808443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212273592">
                <text:p>0.000212273592</text:p>
              </table:table-cell>
              <table:table-cell office:value-type="float" office:value="-3.28078993317265">
                <text:p>-3.280789933172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21287431">
                <text:p>0.00021287431</text:p>
              </table:table-cell>
              <table:table-cell office:value-type="float" office:value="-3.31539321613772">
                <text:p>-3.315393216137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213411658">
                <text:p>0.000213411658</text:p>
              </table:table-cell>
              <table:table-cell office:value-type="float" office:value="-3.39279278518138">
                <text:p>-3.392792785181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214150836">
                <text:p>0.000214150836</text:p>
              </table:table-cell>
              <table:table-cell office:value-type="float" office:value="-3.42916248269045">
                <text:p>-3.429162482690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214719757">
                <text:p>0.000214719757</text:p>
              </table:table-cell>
              <table:table-cell office:value-type="float" office:value="-3.45626037615159">
                <text:p>-3.456260376151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215309577">
                <text:p>0.000215309577</text:p>
              </table:table-cell>
              <table:table-cell office:value-type="float" office:value="-3.51127794895997">
                <text:p>-3.511277948959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215932389">
                <text:p>0.000215932389</text:p>
              </table:table-cell>
              <table:table-cell office:value-type="float" office:value="-3.63665068454366">
                <text:p>-3.636650684543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21663365">
                <text:p>0.00021663365</text:p>
              </table:table-cell>
              <table:table-cell office:value-type="float" office:value="-3.65490517832293">
                <text:p>-3.654905178322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21723922">
                <text:p>0.00021723922</text:p>
              </table:table-cell>
              <table:table-cell office:value-type="float" office:value="-3.67877563972104">
                <text:p>-3.678775639721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217846208">
                <text:p>0.000217846208</text:p>
              </table:table-cell>
              <table:table-cell office:value-type="float" office:value="-3.75494130494114">
                <text:p>-3.754941304941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218443044">
                <text:p>0.000218443044</text:p>
              </table:table-cell>
              <table:table-cell office:value-type="float" office:value="-3.68242302560112">
                <text:p>-3.682423025601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219181551">
                <text:p>0.000219181551</text:p>
              </table:table-cell>
              <table:table-cell office:value-type="float" office:value="-3.83427378520558">
                <text:p>-3.834273785205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219765326">
                <text:p>0.000219765326</text:p>
              </table:table-cell>
              <table:table-cell office:value-type="float" office:value="-3.91012043077259">
                <text:p>-3.910120430772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220310552">
                <text:p>0.000220310552</text:p>
              </table:table-cell>
              <table:table-cell office:value-type="float" office:value="-3.95785883730162">
                <text:p>-3.957858837301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22086451">
                <text:p>0.00022086451</text:p>
              </table:table-cell>
              <table:table-cell office:value-type="float" office:value="-3.97266160470959">
                <text:p>-3.972661604709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221583158">
                <text:p>0.000221583158</text:p>
              </table:table-cell>
              <table:table-cell office:value-type="float" office:value="-4.1241827999942">
                <text:p>-4.12418279999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22218263">
                <text:p>0.00022218263</text:p>
              </table:table-cell>
              <table:table-cell office:value-type="float" office:value="-4.0892631066974">
                <text:p>-4.08926310669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222783899">
                <text:p>0.000222783899</text:p>
              </table:table-cell>
              <table:table-cell office:value-type="float" office:value="-4.16375520839591">
                <text:p>-4.163755208395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22335762">
                <text:p>0.00022335762</text:p>
              </table:table-cell>
              <table:table-cell office:value-type="float" office:value="-4.24405629852251">
                <text:p>-4.244056298522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224072076">
                <text:p>0.000224072076</text:p>
              </table:table-cell>
              <table:table-cell office:value-type="float" office:value="-4.2977951936501">
                <text:p>-4.29779519365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224656576">
                <text:p>0.000224656576</text:p>
              </table:table-cell>
              <table:table-cell office:value-type="float" office:value="-4.33530716237747">
                <text:p>-4.335307162377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225249461">
                <text:p>0.000225249461</text:p>
              </table:table-cell>
              <table:table-cell office:value-type="float" office:value="-4.29750349468761">
                <text:p>-4.297503494687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225799227">
                <text:p>0.000225799227</text:p>
              </table:table-cell>
              <table:table-cell office:value-type="float" office:value="-4.46630558698944">
                <text:p>-4.466305586989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226350789">
                <text:p>0.000226350789</text:p>
              </table:table-cell>
              <table:table-cell office:value-type="float" office:value="-4.54254762663981">
                <text:p>-4.542547626639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226961041">
                <text:p>0.000226961041</text:p>
              </table:table-cell>
              <table:table-cell office:value-type="float" office:value="-4.56504166647702">
                <text:p>-4.565041666477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227514999">
                <text:p>0.000227514999</text:p>
              </table:table-cell>
              <table:table-cell office:value-type="float" office:value="-4.51068719055308">
                <text:p>-4.510687190553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228112076">
                <text:p>0.000228112076</text:p>
              </table:table-cell>
              <table:table-cell office:value-type="float" office:value="-4.70764688929488">
                <text:p>-4.707646889294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228787605">
                <text:p>0.000228787605</text:p>
              </table:table-cell>
              <table:table-cell office:value-type="float" office:value="-4.7672564453131">
                <text:p>-4.76725644531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229487688">
                <text:p>0.000229487688</text:p>
              </table:table-cell>
              <table:table-cell office:value-type="float" office:value="-4.82264857670272">
                <text:p>-4.822648576702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230125488">
                <text:p>0.000230125488</text:p>
              </table:table-cell>
              <table:table-cell office:value-type="float" office:value="-4.89046590844381">
                <text:p>-4.8904659084438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230715977">
                <text:p>0.000230715977</text:p>
              </table:table-cell>
              <table:table-cell office:value-type="float" office:value="-4.90001063553564">
                <text:p>-4.900010635535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231516072">
                <text:p>0.000231516072</text:p>
              </table:table-cell>
              <table:table-cell office:value-type="float" office:value="-5.02345086794665">
                <text:p>-5.023450867946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232023318">
                <text:p>0.000232023318</text:p>
              </table:table-cell>
              <table:table-cell office:value-type="float" office:value="-5.16165155434936">
                <text:p>-5.161651554349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232436541">
                <text:p>0.000232436541</text:p>
              </table:table-cell>
              <table:table-cell office:value-type="float" office:value="-5.15354988009393">
                <text:p>-5.153549880093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232986306">
                <text:p>0.000232986306</text:p>
              </table:table-cell>
              <table:table-cell office:value-type="float" office:value="-5.11807939036553">
                <text:p>-5.118079390365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233625304">
                <text:p>0.000233625304</text:p>
              </table:table-cell>
              <table:table-cell office:value-type="float" office:value="-5.28454993043048">
                <text:p>-5.284549930430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234225376">
                <text:p>0.000234225376</text:p>
              </table:table-cell>
              <table:table-cell office:value-type="float" office:value="-5.32436398242349">
                <text:p>-5.324363982423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234674531">
                <text:p>0.000234674531</text:p>
              </table:table-cell>
              <table:table-cell office:value-type="float" office:value="-5.38200484257918">
                <text:p>-5.382004842579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235153629">
                <text:p>0.000235153629</text:p>
              </table:table-cell>
              <table:table-cell office:value-type="float" office:value="-5.23916401249329">
                <text:p>-5.239164012493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235715373">
                <text:p>0.000235715373</text:p>
              </table:table-cell>
              <table:table-cell office:value-type="float" office:value="-5.50258648140017">
                <text:p>-5.502586481400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236298675">
                <text:p>0.000236298675</text:p>
              </table:table-cell>
              <table:table-cell office:value-type="float" office:value="-5.52110305464895">
                <text:p>-5.521103054648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236874193">
                <text:p>0.000236874193</text:p>
              </table:table-cell>
              <table:table-cell office:value-type="float" office:value="-5.63846658081489">
                <text:p>-5.6384665808148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237419766">
                <text:p>0.000237419766</text:p>
              </table:table-cell>
              <table:table-cell office:value-type="float" office:value="-5.66535350267339">
                <text:p>-5.665353502673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23802403">
                <text:p>0.00023802403</text:p>
              </table:table-cell>
              <table:table-cell office:value-type="float" office:value="-5.74241937249779">
                <text:p>-5.742419372497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238479173">
                <text:p>0.000238479173</text:p>
              </table:table-cell>
              <table:table-cell office:value-type="float" office:value="-5.75008530825457">
                <text:p>-5.750085308254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23895408">
                <text:p>0.00023895408</text:p>
              </table:table-cell>
              <table:table-cell office:value-type="float" office:value="-5.89361381299704">
                <text:p>-5.893613812997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239413416">
                <text:p>0.000239413416</text:p>
              </table:table-cell>
              <table:table-cell office:value-type="float" office:value="-5.90595586566459">
                <text:p>-5.905955865664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23987874">
                <text:p>0.00023987874</text:p>
              </table:table-cell>
              <table:table-cell office:value-type="float" office:value="-5.92736244467516">
                <text:p>-5.927362444675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240236867">
                <text:p>0.000240236867</text:p>
              </table:table-cell>
              <table:table-cell office:value-type="float" office:value="-6.05080135534733">
                <text:p>-6.050801355347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240629728">
                <text:p>0.000240629728</text:p>
              </table:table-cell>
              <table:table-cell office:value-type="float" office:value="-6.00674340699915">
                <text:p>-6.006743406999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241050736">
                <text:p>0.000241050736</text:p>
              </table:table-cell>
              <table:table-cell office:value-type="float" office:value="-6.08068642067119">
                <text:p>-6.080686420671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241650807">
                <text:p>0.000241650807</text:p>
              </table:table-cell>
              <table:table-cell office:value-type="float" office:value="-6.21061123921675">
                <text:p>-6.210611239216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241896944">
                <text:p>0.000241896944</text:p>
              </table:table-cell>
              <table:table-cell office:value-type="float" office:value="-6.12623335874801">
                <text:p>-6.126233358748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242339511">
                <text:p>0.000242339511</text:p>
              </table:table-cell>
              <table:table-cell office:value-type="float" office:value="-6.27110166718128">
                <text:p>-6.271101667181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242715005">
                <text:p>0.000242715005</text:p>
              </table:table-cell>
              <table:table-cell office:value-type="float" office:value="-6.26676797182769">
                <text:p>-6.266767971827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243306093">
                <text:p>0.000243306093</text:p>
              </table:table-cell>
              <table:table-cell office:value-type="float" office:value="-6.33563330378248">
                <text:p>-6.335633303782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243705541">
                <text:p>0.000243705541</text:p>
              </table:table-cell>
              <table:table-cell office:value-type="float" office:value="-6.36688387141759">
                <text:p>-6.366883871417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244261895">
                <text:p>0.000244261895</text:p>
              </table:table-cell>
              <table:table-cell office:value-type="float" office:value="-6.43508054598527">
                <text:p>-6.435080545985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244613434">
                <text:p>0.000244613434</text:p>
              </table:table-cell>
              <table:table-cell office:value-type="float" office:value="-6.50368276914832">
                <text:p>-6.503682769148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244975752">
                <text:p>0.000244975752</text:p>
              </table:table-cell>
              <table:table-cell office:value-type="float" office:value="-6.49073451965155">
                <text:p>-6.490734519651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245438082">
                <text:p>0.000245438082</text:p>
              </table:table-cell>
              <table:table-cell office:value-type="float" office:value="-6.63407790821963">
                <text:p>-6.634077908219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245627925">
                <text:p>0.000245627925</text:p>
              </table:table-cell>
              <table:table-cell office:value-type="float" office:value="-6.53246185072808">
                <text:p>-6.532461850728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246068696">
                <text:p>0.000246068696</text:p>
              </table:table-cell>
              <table:table-cell office:value-type="float" office:value="-6.65406763073998">
                <text:p>-6.654067630739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246454969">
                <text:p>0.000246454969</text:p>
              </table:table-cell>
              <table:table-cell office:value-type="float" office:value="-6.80691141223449">
                <text:p>-6.806911412234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24651306">
                <text:p>0.00024651306</text:p>
              </table:table-cell>
              <table:table-cell office:value-type="float" office:value="-6.68841688741359">
                <text:p>-6.688416887413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246989164">
                <text:p>0.000246989164</text:p>
              </table:table-cell>
              <table:table-cell office:value-type="float" office:value="-6.74435751320653">
                <text:p>-6.744357513206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247229313">
                <text:p>0.000247229313</text:p>
              </table:table-cell>
              <table:table-cell office:value-type="float" office:value="-6.78609985611213">
                <text:p>-6.786099856112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247608399">
                <text:p>0.000247608399</text:p>
              </table:table-cell>
              <table:table-cell office:value-type="float" office:value="-6.83774299711051">
                <text:p>-6.837742997110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24812882">
                <text:p>0.00024812882</text:p>
              </table:table-cell>
              <table:table-cell office:value-type="float" office:value="-6.87406651212865">
                <text:p>-6.874066512128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248122832">
                <text:p>0.000248122832</text:p>
              </table:table-cell>
              <table:table-cell office:value-type="float" office:value="-6.90753282519361">
                <text:p>-6.9075328251936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248007848">
                <text:p>0.000248007848</text:p>
              </table:table-cell>
              <table:table-cell office:value-type="float" office:value="-6.87410189051757">
                <text:p>-6.874101890517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248255183">
                <text:p>0.000248255183</text:p>
              </table:table-cell>
              <table:table-cell office:value-type="float" office:value="-6.8501199890598">
                <text:p>-6.85011998905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